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8" style:family="table">
      <style:table-properties style:width="2.8611in" fo:margin-top="0in" fo:margin-bottom="0in" table:align="center" style:writing-mode="lr-tb"/>
    </style:style>
    <style:style style:name="Table8.A" style:family="table-column">
      <style:table-column-properties style:column-width="1.0285in"/>
    </style:style>
    <style:style style:name="Table8.B" style:family="table-column">
      <style:table-column-properties style:column-width="0.7194in"/>
    </style:style>
    <style:style style:name="Table8.C" style:family="table-column">
      <style:table-column-properties style:column-width="1.1132in"/>
    </style:style>
    <style:style style:name="Table8.1" style:family="table-row">
      <style:table-row-properties fo:keep-together="auto"/>
    </style:style>
    <style:style style:name="Table8.A1" style:family="table-cell">
      <style:table-cell-properties fo:padding="0.0104in" fo:border="none"/>
    </style:style>
    <style:style style:name="Table8.B1" style:family="table-cell">
      <style:table-cell-properties style:vertical-align="middle" fo:padding="0.0104in" fo:border="none"/>
    </style:style>
    <style:style style:name="Table1" style:family="table">
      <style:table-properties style:width="0.9104in" fo:margin-left="0in" fo:margin-top="0in" fo:margin-bottom="0in" table:align="left" style:writing-mode="lr-tb"/>
    </style:style>
    <style:style style:name="Table1.A" style:family="table-column">
      <style:table-column-properties style:column-width="0.166in"/>
    </style:style>
    <style:style style:name="Table1.B" style:family="table-column">
      <style:table-column-properties style:column-width="0.7444in"/>
    </style:style>
    <style:style style:name="Table1.1" style:family="table-row">
      <style:table-row-properties fo:keep-together="auto"/>
    </style:style>
    <style:style style:name="Table1.A1" style:family="table-cell">
      <style:table-cell-properties style:vertical-align="middle" fo:padding-left="0.0104in" fo:padding-right="0.0104in" fo:padding-top="0in" fo:padding-bottom="0in" fo:border="none"/>
    </style:style>
    <style:style style:name="Table3" style:family="table">
      <style:table-properties style:width="0.9167in" fo:margin-left="0in" fo:margin-top="0in" fo:margin-bottom="0in" table:align="left" style:writing-mode="lr-tb"/>
    </style:style>
    <style:style style:name="Table3.A" style:family="table-column">
      <style:table-column-properties style:column-width="0.75in"/>
    </style:style>
    <style:style style:name="Table3.B" style:family="table-column">
      <style:table-column-properties style:column-width="0.1667in"/>
    </style:style>
    <style:style style:name="Table3.1" style:family="table-row">
      <style:table-row-properties fo:keep-together="auto"/>
    </style:style>
    <style:style style:name="Table3.A1" style:family="table-cell">
      <style:table-cell-properties style:vertical-align="middle" fo:padding-left="0.0104in" fo:padding-right="0.0104in" fo:padding-top="0in" fo:padding-bottom="0in" fo:border="none"/>
    </style:style>
    <style:style style:name="Table2" style:family="table">
      <style:table-properties style:width="0.7292in" fo:margin-left="0in" fo:margin-top="0in" fo:margin-bottom="0in" table:align="left" style:writing-mode="lr-tb"/>
    </style:style>
    <style:style style:name="Table2.A" style:family="table-column">
      <style:table-column-properties style:column-width="0.166in"/>
    </style:style>
    <style:style style:name="Table2.B" style:family="table-column">
      <style:table-column-properties style:column-width="0.5632in"/>
    </style:style>
    <style:style style:name="Table2.1" style:family="table-row">
      <style:table-row-properties fo:keep-together="auto"/>
    </style:style>
    <style:style style:name="Table2.A1" style:family="table-cell">
      <style:table-cell-properties style:vertical-align="middle" fo:padding-left="0.0104in" fo:padding-right="0.0104in" fo:padding-top="0in" fo:padding-bottom="0in" fo:border="none"/>
    </style:style>
    <style:style style:name="Table4" style:family="table">
      <style:table-properties style:width="0.6667in" fo:margin-left="0in" fo:margin-top="0in" fo:margin-bottom="0in" table:align="left" fo:background-color="#008000" style:writing-mode="lr-tb">
        <style:background-image/>
      </style:table-properties>
    </style:style>
    <style:style style:name="Table4.A" style:family="table-column">
      <style:table-column-properties style:column-width="0.3514in"/>
    </style:style>
    <style:style style:name="Table4.B" style:family="table-column">
      <style:table-column-properties style:column-width="0.0535in"/>
    </style:style>
    <style:style style:name="Table4.C" style:family="table-column">
      <style:table-column-properties style:column-width="0.2618in"/>
    </style:style>
    <style:style style:name="Table4.1" style:family="table-row">
      <style:table-row-properties fo:keep-together="auto"/>
    </style:style>
    <style:style style:name="Table4.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4.A2" style:family="table-cell">
      <style:table-cell-properties fo:background-color="#008000" fo:padding="0.0104in" fo:border-left="0.75pt solid #aaaaaa" fo:border-right="none" fo:border-top="none" fo:border-bottom="none">
        <style:background-image/>
      </style:table-cell-properties>
    </style:style>
    <style:style style:name="Table4.B2" style:family="table-cell">
      <style:table-cell-properties style:vertical-align="middle" fo:background-color="#008000" fo:padding="0.0104in" fo:border="none">
        <style:background-image/>
      </style:table-cell-properties>
    </style:style>
    <style:style style:name="Table4.C2" style:family="table-cell">
      <style:table-cell-properties fo:background-color="#008000" fo:padding="0.0104in" fo:border-left="none" fo:border-right="0.75pt solid #aaaaaa" fo:border-top="none" fo:border-bottom="none">
        <style:background-image/>
      </style:table-cell-properties>
    </style:style>
    <style:style style:name="Table4.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6" style:family="table">
      <style:table-properties style:width="1.0604in" fo:margin-left="0in" fo:margin-top="0in" fo:margin-bottom="0in" table:align="left" style:writing-mode="lr-tb"/>
    </style:style>
    <style:style style:name="Table6.A" style:family="table-column">
      <style:table-column-properties style:column-width="0.166in"/>
    </style:style>
    <style:style style:name="Table6.B" style:family="table-column">
      <style:table-column-properties style:column-width="0.8944in"/>
    </style:style>
    <style:style style:name="Table6.1" style:family="table-row">
      <style:table-row-properties fo:keep-together="auto"/>
    </style:style>
    <style:style style:name="Table6.A1" style:family="table-cell">
      <style:table-cell-properties style:vertical-align="middle" fo:padding-left="0.0104in" fo:padding-right="0.0104in" fo:padding-top="0in" fo:padding-bottom="0in" fo:border="none"/>
    </style:style>
    <style:style style:name="Table5" style:family="table">
      <style:table-properties style:width="0.8729in" fo:margin-left="0in" fo:margin-top="0in" fo:margin-bottom="0in" table:align="left" style:writing-mode="lr-tb"/>
    </style:style>
    <style:style style:name="Table5.A" style:family="table-column">
      <style:table-column-properties style:column-width="0.166in"/>
    </style:style>
    <style:style style:name="Table5.B" style:family="table-column">
      <style:table-column-properties style:column-width="0.7069in"/>
    </style:style>
    <style:style style:name="Table5.1" style:family="table-row">
      <style:table-row-properties fo:keep-together="auto"/>
    </style:style>
    <style:style style:name="Table5.A1" style:family="table-cell">
      <style:table-cell-properties style:vertical-align="middle" fo:padding-left="0.0104in" fo:padding-right="0.0104in" fo:padding-top="0in" fo:padding-bottom="0in" fo:border="none"/>
    </style:style>
    <style:style style:name="Table7" style:family="table">
      <style:table-properties style:width="0.6833in" fo:margin-left="0in" fo:margin-top="0in" fo:margin-bottom="0in" table:align="left" style:writing-mode="lr-tb"/>
    </style:style>
    <style:style style:name="Table7.A" style:family="table-column">
      <style:table-column-properties style:column-width="0.166in"/>
    </style:style>
    <style:style style:name="Table7.B" style:family="table-column">
      <style:table-column-properties style:column-width="0.5174in"/>
    </style:style>
    <style:style style:name="Table7.1" style:family="table-row">
      <style:table-row-properties fo:keep-together="auto"/>
    </style:style>
    <style:style style:name="Table7.A1" style:family="table-cell">
      <style:table-cell-properties style:vertical-align="middle" fo:padding-left="0.0104in" fo:padding-right="0.0104in" fo:padding-top="0in" fo:padding-bottom="0in" fo:border="none"/>
    </style:style>
    <style:style style:name="Table16" style:family="table">
      <style:table-properties style:width="2.7132in" fo:margin-top="0in" fo:margin-bottom="0in" table:align="center" style:writing-mode="lr-tb"/>
    </style:style>
    <style:style style:name="Table16.A" style:family="table-column">
      <style:table-column-properties style:column-width="0.9271in"/>
    </style:style>
    <style:style style:name="Table16.B" style:family="table-column">
      <style:table-column-properties style:column-width="0.7194in"/>
    </style:style>
    <style:style style:name="Table16.C" style:family="table-column">
      <style:table-column-properties style:column-width="1.0667in"/>
    </style:style>
    <style:style style:name="Table16.1" style:family="table-row">
      <style:table-row-properties fo:keep-together="auto"/>
    </style:style>
    <style:style style:name="Table16.A1" style:family="table-cell">
      <style:table-cell-properties fo:padding="0.0104in" fo:border="none"/>
    </style:style>
    <style:style style:name="Table16.B1" style:family="table-cell">
      <style:table-cell-properties style:vertical-align="middle" fo:padding="0.0104in" fo:border="none"/>
    </style:style>
    <style:style style:name="Table9" style:family="table">
      <style:table-properties style:width="1.0535in" fo:margin-left="0in" fo:margin-top="0in" fo:margin-bottom="0in" table:align="left" style:writing-mode="lr-tb"/>
    </style:style>
    <style:style style:name="Table9.A" style:family="table-column">
      <style:table-column-properties style:column-width="0.166in"/>
    </style:style>
    <style:style style:name="Table9.B" style:family="table-column">
      <style:table-column-properties style:column-width="0.8875in"/>
    </style:style>
    <style:style style:name="Table9.1" style:family="table-row">
      <style:table-row-properties fo:keep-together="auto"/>
    </style:style>
    <style:style style:name="Table9.A1" style:family="table-cell">
      <style:table-cell-properties style:vertical-align="middle" fo:padding-left="0.0104in" fo:padding-right="0.0104in" fo:padding-top="0in" fo:padding-bottom="0in" fo:border="none"/>
    </style:style>
    <style:style style:name="Table11" style:family="table">
      <style:table-properties style:width="0.8708in" fo:margin-left="0in" fo:margin-top="0in" fo:margin-bottom="0in" table:align="left" style:writing-mode="lr-tb"/>
    </style:style>
    <style:style style:name="Table11.A" style:family="table-column">
      <style:table-column-properties style:column-width="0.7042in"/>
    </style:style>
    <style:style style:name="Table11.B" style:family="table-column">
      <style:table-column-properties style:column-width="0.1667in"/>
    </style:style>
    <style:style style:name="Table11.1" style:family="table-row">
      <style:table-row-properties fo:keep-together="auto"/>
    </style:style>
    <style:style style:name="Table11.A1" style:family="table-cell">
      <style:table-cell-properties style:vertical-align="middle" fo:padding-left="0.0104in" fo:padding-right="0.0104in" fo:padding-top="0in" fo:padding-bottom="0in" fo:border="none"/>
    </style:style>
    <style:style style:name="Table10" style:family="table">
      <style:table-properties style:width="0.6833in" fo:margin-left="0in" fo:margin-top="0in" fo:margin-bottom="0in" table:align="left" style:writing-mode="lr-tb"/>
    </style:style>
    <style:style style:name="Table10.A" style:family="table-column">
      <style:table-column-properties style:column-width="0.166in"/>
    </style:style>
    <style:style style:name="Table10.B" style:family="table-column">
      <style:table-column-properties style:column-width="0.5174in"/>
    </style:style>
    <style:style style:name="Table10.1" style:family="table-row">
      <style:table-row-properties fo:keep-together="auto"/>
    </style:style>
    <style:style style:name="Table10.A1" style:family="table-cell">
      <style:table-cell-properties style:vertical-align="middle" fo:padding-left="0.0104in" fo:padding-right="0.0104in" fo:padding-top="0in" fo:padding-bottom="0in" fo:border="none"/>
    </style:style>
    <style:style style:name="Table12" style:family="table">
      <style:table-properties style:width="0.6667in" fo:margin-left="0in" fo:margin-top="0in" fo:margin-bottom="0in" table:align="left" fo:background-color="#008000" style:writing-mode="lr-tb">
        <style:background-image/>
      </style:table-properties>
    </style:style>
    <style:style style:name="Table12.A" style:family="table-column">
      <style:table-column-properties style:column-width="0.3514in"/>
    </style:style>
    <style:style style:name="Table12.B" style:family="table-column">
      <style:table-column-properties style:column-width="0.0535in"/>
    </style:style>
    <style:style style:name="Table12.C" style:family="table-column">
      <style:table-column-properties style:column-width="0.2618in"/>
    </style:style>
    <style:style style:name="Table12.1" style:family="table-row">
      <style:table-row-properties fo:keep-together="auto"/>
    </style:style>
    <style:style style:name="Table12.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12.A2" style:family="table-cell">
      <style:table-cell-properties fo:background-color="#008000" fo:padding="0.0104in" fo:border-left="0.75pt solid #aaaaaa" fo:border-right="none" fo:border-top="none" fo:border-bottom="none">
        <style:background-image/>
      </style:table-cell-properties>
    </style:style>
    <style:style style:name="Table12.B2" style:family="table-cell">
      <style:table-cell-properties style:vertical-align="middle" fo:background-color="#008000" fo:padding="0.0104in" fo:border="none">
        <style:background-image/>
      </style:table-cell-properties>
    </style:style>
    <style:style style:name="Table12.C2" style:family="table-cell">
      <style:table-cell-properties fo:background-color="#008000" fo:padding="0.0104in" fo:border-left="none" fo:border-right="0.75pt solid #aaaaaa" fo:border-top="none" fo:border-bottom="none">
        <style:background-image/>
      </style:table-cell-properties>
    </style:style>
    <style:style style:name="Table12.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14" style:family="table">
      <style:table-properties style:width="1.0146in" fo:margin-left="0in" fo:margin-top="0in" fo:margin-bottom="0in" table:align="left" style:writing-mode="lr-tb"/>
    </style:style>
    <style:style style:name="Table14.A" style:family="table-column">
      <style:table-column-properties style:column-width="0.166in"/>
    </style:style>
    <style:style style:name="Table14.B" style:family="table-column">
      <style:table-column-properties style:column-width="0.8486in"/>
    </style:style>
    <style:style style:name="Table14.1" style:family="table-row">
      <style:table-row-properties fo:keep-together="auto"/>
    </style:style>
    <style:style style:name="Table14.A1" style:family="table-cell">
      <style:table-cell-properties style:vertical-align="middle" fo:padding-left="0.0104in" fo:padding-right="0.0104in" fo:padding-top="0in" fo:padding-bottom="0in" fo:border="none"/>
    </style:style>
    <style:style style:name="Table13" style:family="table">
      <style:table-properties style:width="0.8271in" fo:margin-left="0in" fo:margin-top="0in" fo:margin-bottom="0in" table:align="left" style:writing-mode="lr-tb"/>
    </style:style>
    <style:style style:name="Table13.A" style:family="table-column">
      <style:table-column-properties style:column-width="0.166in"/>
    </style:style>
    <style:style style:name="Table13.B" style:family="table-column">
      <style:table-column-properties style:column-width="0.6611in"/>
    </style:style>
    <style:style style:name="Table13.1" style:family="table-row">
      <style:table-row-properties fo:keep-together="auto"/>
    </style:style>
    <style:style style:name="Table13.A1" style:family="table-cell">
      <style:table-cell-properties style:vertical-align="middle" fo:padding-left="0.0104in" fo:padding-right="0.0104in" fo:padding-top="0in" fo:padding-bottom="0in" fo:border="none"/>
    </style:style>
    <style:style style:name="Table15" style:family="table">
      <style:table-properties style:width="0.8083in" fo:margin-left="0in" fo:margin-top="0in" fo:margin-bottom="0in" table:align="left" style:writing-mode="lr-tb"/>
    </style:style>
    <style:style style:name="Table15.A" style:family="table-column">
      <style:table-column-properties style:column-width="0.166in"/>
    </style:style>
    <style:style style:name="Table15.B" style:family="table-column">
      <style:table-column-properties style:column-width="0.6424in"/>
    </style:style>
    <style:style style:name="Table15.1" style:family="table-row">
      <style:table-row-properties fo:keep-together="auto"/>
    </style:style>
    <style:style style:name="Table15.A1" style:family="table-cell">
      <style:table-cell-properties style:vertical-align="middle" fo:padding-left="0.0104in" fo:padding-right="0.0104in" fo:padding-top="0in" fo:padding-bottom="0in" fo:border="none"/>
    </style:style>
    <style:style style:name="Table24" style:family="table">
      <style:table-properties style:width="2.8014in" fo:margin-top="0in" fo:margin-bottom="0in" fo:break-before="page" table:align="center" style:writing-mode="lr-tb"/>
    </style:style>
    <style:style style:name="Table24.A" style:family="table-column">
      <style:table-column-properties style:column-width="1.0514in"/>
    </style:style>
    <style:style style:name="Table24.B" style:family="table-column">
      <style:table-column-properties style:column-width="0.7188in"/>
    </style:style>
    <style:style style:name="Table24.C" style:family="table-column">
      <style:table-column-properties style:column-width="1.0313in"/>
    </style:style>
    <style:style style:name="Table24.1" style:family="table-row">
      <style:table-row-properties fo:keep-together="auto"/>
    </style:style>
    <style:style style:name="Table24.A1" style:family="table-cell">
      <style:table-cell-properties fo:padding="0.0104in" fo:border="none"/>
    </style:style>
    <style:style style:name="Table24.B1" style:family="table-cell">
      <style:table-cell-properties style:vertical-align="middle" fo:padding="0.0104in" fo:border="none"/>
    </style:style>
    <style:style style:name="Table17" style:family="table">
      <style:table-properties style:width="1.0965in" fo:margin-left="0in" fo:margin-top="0in" fo:margin-bottom="0in" table:align="left" style:writing-mode="lr-tb"/>
    </style:style>
    <style:style style:name="Table17.A" style:family="table-column">
      <style:table-column-properties style:column-width="0.166in"/>
    </style:style>
    <style:style style:name="Table17.B" style:family="table-column">
      <style:table-column-properties style:column-width="0.9306in"/>
    </style:style>
    <style:style style:name="Table17.1" style:family="table-row">
      <style:table-row-properties fo:keep-together="auto"/>
    </style:style>
    <style:style style:name="Table17.A1" style:family="table-cell">
      <style:table-cell-properties style:vertical-align="middle" fo:padding-left="0.0104in" fo:padding-right="0.0104in" fo:padding-top="0in" fo:padding-bottom="0in" fo:border="none"/>
    </style:style>
    <style:style style:name="Table19" style:family="table">
      <style:table-properties style:width="0.8424in" fo:margin-left="0in" fo:margin-top="0in" fo:margin-bottom="0in" table:align="left" style:writing-mode="lr-tb"/>
    </style:style>
    <style:style style:name="Table19.A" style:family="table-column">
      <style:table-column-properties style:column-width="0.6757in"/>
    </style:style>
    <style:style style:name="Table19.B" style:family="table-column">
      <style:table-column-properties style:column-width="0.1667in"/>
    </style:style>
    <style:style style:name="Table19.1" style:family="table-row">
      <style:table-row-properties fo:keep-together="auto"/>
    </style:style>
    <style:style style:name="Table19.A1" style:family="table-cell">
      <style:table-cell-properties style:vertical-align="middle" fo:padding-left="0.0104in" fo:padding-right="0.0104in" fo:padding-top="0in" fo:padding-bottom="0in" fo:border="none"/>
    </style:style>
    <style:style style:name="Table18" style:family="table">
      <style:table-properties style:width="0.6549in" fo:margin-left="0in" fo:margin-top="0in" fo:margin-bottom="0in" table:align="left" style:writing-mode="lr-tb"/>
    </style:style>
    <style:style style:name="Table18.A" style:family="table-column">
      <style:table-column-properties style:column-width="0.166in"/>
    </style:style>
    <style:style style:name="Table18.B" style:family="table-column">
      <style:table-column-properties style:column-width="0.4889in"/>
    </style:style>
    <style:style style:name="Table18.1" style:family="table-row">
      <style:table-row-properties fo:keep-together="auto"/>
    </style:style>
    <style:style style:name="Table18.A1" style:family="table-cell">
      <style:table-cell-properties style:vertical-align="middle" fo:padding-left="0.0104in" fo:padding-right="0.0104in" fo:padding-top="0in" fo:padding-bottom="0in" fo:border="none"/>
    </style:style>
    <style:style style:name="Table20" style:family="table">
      <style:table-properties style:width="0.6667in" fo:margin-left="0in" fo:margin-top="0in" fo:margin-bottom="0in" table:align="left" fo:background-color="#008000" style:writing-mode="lr-tb">
        <style:background-image/>
      </style:table-properties>
    </style:style>
    <style:style style:name="Table20.A" style:family="table-column">
      <style:table-column-properties style:column-width="0.3514in"/>
    </style:style>
    <style:style style:name="Table20.B" style:family="table-column">
      <style:table-column-properties style:column-width="0.0535in"/>
    </style:style>
    <style:style style:name="Table20.C" style:family="table-column">
      <style:table-column-properties style:column-width="0.2618in"/>
    </style:style>
    <style:style style:name="Table20.1" style:family="table-row">
      <style:table-row-properties fo:keep-together="auto"/>
    </style:style>
    <style:style style:name="Table20.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20.A2" style:family="table-cell">
      <style:table-cell-properties fo:background-color="#008000" fo:padding="0.0104in" fo:border-left="0.75pt solid #aaaaaa" fo:border-right="none" fo:border-top="none" fo:border-bottom="none">
        <style:background-image/>
      </style:table-cell-properties>
    </style:style>
    <style:style style:name="Table20.B2" style:family="table-cell">
      <style:table-cell-properties style:vertical-align="middle" fo:background-color="#008000" fo:padding="0.0104in" fo:border="none">
        <style:background-image/>
      </style:table-cell-properties>
    </style:style>
    <style:style style:name="Table20.C2" style:family="table-cell">
      <style:table-cell-properties fo:background-color="#008000" fo:padding="0.0104in" fo:border-left="none" fo:border-right="0.75pt solid #aaaaaa" fo:border-top="none" fo:border-bottom="none">
        <style:background-image/>
      </style:table-cell-properties>
    </style:style>
    <style:style style:name="Table20.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22" style:family="table">
      <style:table-properties style:width="0.9785in" fo:margin-left="0in" fo:margin-top="0in" fo:margin-bottom="0in" table:align="left" style:writing-mode="lr-tb"/>
    </style:style>
    <style:style style:name="Table22.A" style:family="table-column">
      <style:table-column-properties style:column-width="0.166in"/>
    </style:style>
    <style:style style:name="Table22.B" style:family="table-column">
      <style:table-column-properties style:column-width="0.8125in"/>
    </style:style>
    <style:style style:name="Table22.1" style:family="table-row">
      <style:table-row-properties fo:keep-together="auto"/>
    </style:style>
    <style:style style:name="Table22.A1" style:family="table-cell">
      <style:table-cell-properties style:vertical-align="middle" fo:padding-left="0.0104in" fo:padding-right="0.0104in" fo:padding-top="0in" fo:padding-bottom="0in" fo:border="none"/>
    </style:style>
    <style:style style:name="Table21" style:family="table">
      <style:table-properties style:width="0.791in" fo:margin-left="0in" fo:margin-top="0in" fo:margin-bottom="0in" table:align="left" style:writing-mode="lr-tb"/>
    </style:style>
    <style:style style:name="Table21.A" style:family="table-column">
      <style:table-column-properties style:column-width="0.166in"/>
    </style:style>
    <style:style style:name="Table21.B" style:family="table-column">
      <style:table-column-properties style:column-width="0.625in"/>
    </style:style>
    <style:style style:name="Table21.1" style:family="table-row">
      <style:table-row-properties fo:keep-together="auto"/>
    </style:style>
    <style:style style:name="Table21.A1" style:family="table-cell">
      <style:table-cell-properties style:vertical-align="middle" fo:padding-left="0.0104in" fo:padding-right="0.0104in" fo:padding-top="0in" fo:padding-bottom="0in" fo:border="none"/>
    </style:style>
    <style:style style:name="Table23" style:family="table">
      <style:table-properties style:width="0.8757in" fo:margin-left="0in" fo:margin-top="0in" fo:margin-bottom="0in" table:align="left" style:writing-mode="lr-tb"/>
    </style:style>
    <style:style style:name="Table23.A" style:family="table-column">
      <style:table-column-properties style:column-width="0.166in"/>
    </style:style>
    <style:style style:name="Table23.B" style:family="table-column">
      <style:table-column-properties style:column-width="0.7097in"/>
    </style:style>
    <style:style style:name="Table23.1" style:family="table-row">
      <style:table-row-properties fo:keep-together="auto"/>
    </style:style>
    <style:style style:name="Table23.A1" style:family="table-cell">
      <style:table-cell-properties style:vertical-align="middle" fo:padding-left="0.0104in" fo:padding-right="0.0104in" fo:padding-top="0in" fo:padding-bottom="0in" fo:border="none"/>
    </style:style>
    <style:style style:name="Table25" style:family="table">
      <style:table-properties style:width="2.7708in" fo:margin-top="0in" fo:margin-bottom="0in" table:align="center" style:writing-mode="lr-tb"/>
    </style:style>
    <style:style style:name="Table25.A" style:family="table-column">
      <style:table-column-properties style:column-width="0.6979in"/>
    </style:style>
    <style:style style:name="Table25.B" style:family="table-column">
      <style:table-column-properties style:column-width="0.6875in"/>
    </style:style>
    <style:style style:name="Table25.C" style:family="table-column">
      <style:table-column-properties style:column-width="0.6868in"/>
    </style:style>
    <style:style style:name="Table25.D" style:family="table-column">
      <style:table-column-properties style:column-width="0.6986in"/>
    </style:style>
    <style:style style:name="Table25.1" style:family="table-row">
      <style:table-row-properties fo:keep-together="auto"/>
    </style:style>
    <style:style style:name="Table25.A1" style:family="table-cell">
      <style:table-cell-properties style:vertical-align="middle" fo:padding="0.0104in" fo:border="none"/>
    </style:style>
    <style:style style:name="Table33" style:family="table">
      <style:table-properties style:width="2.8938in" fo:margin-top="0in" fo:margin-bottom="0in" table:align="center" style:writing-mode="lr-tb"/>
    </style:style>
    <style:style style:name="Table33.A" style:family="table-column">
      <style:table-column-properties style:column-width="0.9826in"/>
    </style:style>
    <style:style style:name="Table33.B" style:family="table-column">
      <style:table-column-properties style:column-width="0.7194in"/>
    </style:style>
    <style:style style:name="Table33.C" style:family="table-column">
      <style:table-column-properties style:column-width="1.1917in"/>
    </style:style>
    <style:style style:name="Table33.1" style:family="table-row">
      <style:table-row-properties fo:keep-together="auto"/>
    </style:style>
    <style:style style:name="Table33.A1" style:family="table-cell">
      <style:table-cell-properties fo:padding="0.0104in" fo:border="none"/>
    </style:style>
    <style:style style:name="Table33.B1" style:family="table-cell">
      <style:table-cell-properties style:vertical-align="middle" fo:padding="0.0104in" fo:border="none"/>
    </style:style>
    <style:style style:name="Table26" style:family="table">
      <style:table-properties style:width="0.7292in" fo:margin-left="0in" fo:margin-top="0in" fo:margin-bottom="0in" table:align="left" style:writing-mode="lr-tb"/>
    </style:style>
    <style:style style:name="Table26.A" style:family="table-column">
      <style:table-column-properties style:column-width="0.166in"/>
    </style:style>
    <style:style style:name="Table26.B" style:family="table-column">
      <style:table-column-properties style:column-width="0.5632in"/>
    </style:style>
    <style:style style:name="Table26.1" style:family="table-row">
      <style:table-row-properties fo:keep-together="auto"/>
    </style:style>
    <style:style style:name="Table26.A1" style:family="table-cell">
      <style:table-cell-properties style:vertical-align="middle" fo:padding-left="0.0104in" fo:padding-right="0.0104in" fo:padding-top="0in" fo:padding-bottom="0in" fo:border="none"/>
    </style:style>
    <style:style style:name="Table28" style:family="table">
      <style:table-properties style:width="0.9076in" fo:margin-left="0in" fo:margin-top="0in" fo:margin-bottom="0in" table:align="left" style:writing-mode="lr-tb"/>
    </style:style>
    <style:style style:name="Table28.A" style:family="table-column">
      <style:table-column-properties style:column-width="0.741in"/>
    </style:style>
    <style:style style:name="Table28.B" style:family="table-column">
      <style:table-column-properties style:column-width="0.1667in"/>
    </style:style>
    <style:style style:name="Table28.1" style:family="table-row">
      <style:table-row-properties fo:keep-together="auto"/>
    </style:style>
    <style:style style:name="Table28.A1" style:family="table-cell">
      <style:table-cell-properties style:vertical-align="middle" fo:padding-left="0.0104in" fo:padding-right="0.0104in" fo:padding-top="0in" fo:padding-bottom="0in" fo:border="none"/>
    </style:style>
    <style:style style:name="Table27" style:family="table">
      <style:table-properties style:width="0.7201in" fo:margin-left="0in" fo:margin-top="0in" fo:margin-bottom="0in" table:align="left" style:writing-mode="lr-tb"/>
    </style:style>
    <style:style style:name="Table27.A" style:family="table-column">
      <style:table-column-properties style:column-width="0.166in"/>
    </style:style>
    <style:style style:name="Table27.B" style:family="table-column">
      <style:table-column-properties style:column-width="0.5542in"/>
    </style:style>
    <style:style style:name="Table27.1" style:family="table-row">
      <style:table-row-properties fo:keep-together="auto"/>
    </style:style>
    <style:style style:name="Table27.A1" style:family="table-cell">
      <style:table-cell-properties style:vertical-align="middle" fo:padding-left="0.0104in" fo:padding-right="0.0104in" fo:padding-top="0in" fo:padding-bottom="0in" fo:border="none"/>
    </style:style>
    <style:style style:name="Table29" style:family="table">
      <style:table-properties style:width="0.6667in" fo:margin-left="0in" fo:margin-top="0in" fo:margin-bottom="0in" table:align="left" fo:background-color="#008000" style:writing-mode="lr-tb">
        <style:background-image/>
      </style:table-properties>
    </style:style>
    <style:style style:name="Table29.A" style:family="table-column">
      <style:table-column-properties style:column-width="0.3514in"/>
    </style:style>
    <style:style style:name="Table29.B" style:family="table-column">
      <style:table-column-properties style:column-width="0.0535in"/>
    </style:style>
    <style:style style:name="Table29.C" style:family="table-column">
      <style:table-column-properties style:column-width="0.2618in"/>
    </style:style>
    <style:style style:name="Table29.1" style:family="table-row">
      <style:table-row-properties fo:keep-together="auto"/>
    </style:style>
    <style:style style:name="Table29.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29.A2" style:family="table-cell">
      <style:table-cell-properties fo:background-color="#008000" fo:padding="0.0104in" fo:border-left="0.75pt solid #aaaaaa" fo:border-right="none" fo:border-top="none" fo:border-bottom="none">
        <style:background-image/>
      </style:table-cell-properties>
    </style:style>
    <style:style style:name="Table29.B2" style:family="table-cell">
      <style:table-cell-properties style:vertical-align="middle" fo:background-color="#008000" fo:padding="0.0104in" fo:border="none">
        <style:background-image/>
      </style:table-cell-properties>
    </style:style>
    <style:style style:name="Table29.C2" style:family="table-cell">
      <style:table-cell-properties fo:background-color="#008000" fo:padding="0.0104in" fo:border-left="none" fo:border-right="0.75pt solid #aaaaaa" fo:border-top="none" fo:border-bottom="none">
        <style:background-image/>
      </style:table-cell-properties>
    </style:style>
    <style:style style:name="Table29.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31" style:family="table">
      <style:table-properties style:width="1.1396in" fo:margin-left="0in" fo:margin-top="0in" fo:margin-bottom="0in" table:align="left" style:writing-mode="lr-tb"/>
    </style:style>
    <style:style style:name="Table31.A" style:family="table-column">
      <style:table-column-properties style:column-width="0.166in"/>
    </style:style>
    <style:style style:name="Table31.B" style:family="table-column">
      <style:table-column-properties style:column-width="0.9736in"/>
    </style:style>
    <style:style style:name="Table31.1" style:family="table-row">
      <style:table-row-properties fo:keep-together="auto"/>
    </style:style>
    <style:style style:name="Table31.A1" style:family="table-cell">
      <style:table-cell-properties style:vertical-align="middle" fo:padding-left="0.0104in" fo:padding-right="0.0104in" fo:padding-top="0in" fo:padding-bottom="0in" fo:border="none"/>
    </style:style>
    <style:style style:name="Table30" style:family="table">
      <style:table-properties style:width="0.9521in" fo:margin-left="0in" fo:margin-top="0in" fo:margin-bottom="0in" table:align="left" style:writing-mode="lr-tb"/>
    </style:style>
    <style:style style:name="Table30.A" style:family="table-column">
      <style:table-column-properties style:column-width="0.166in"/>
    </style:style>
    <style:style style:name="Table30.B" style:family="table-column">
      <style:table-column-properties style:column-width="0.7861in"/>
    </style:style>
    <style:style style:name="Table30.1" style:family="table-row">
      <style:table-row-properties fo:keep-together="auto"/>
    </style:style>
    <style:style style:name="Table30.A1" style:family="table-cell">
      <style:table-cell-properties style:vertical-align="middle" fo:padding-left="0.0104in" fo:padding-right="0.0104in" fo:padding-top="0in" fo:padding-bottom="0in" fo:border="none"/>
    </style:style>
    <style:style style:name="Table32" style:family="table">
      <style:table-properties style:width="0.7479in" fo:margin-left="0in" fo:margin-top="0in" fo:margin-bottom="0in" table:align="left" style:writing-mode="lr-tb"/>
    </style:style>
    <style:style style:name="Table32.A" style:family="table-column">
      <style:table-column-properties style:column-width="0.166in"/>
    </style:style>
    <style:style style:name="Table32.B" style:family="table-column">
      <style:table-column-properties style:column-width="0.5819in"/>
    </style:style>
    <style:style style:name="Table32.1" style:family="table-row">
      <style:table-row-properties fo:keep-together="auto"/>
    </style:style>
    <style:style style:name="Table32.A1" style:family="table-cell">
      <style:table-cell-properties style:vertical-align="middle" fo:padding-left="0.0104in" fo:padding-right="0.0104in" fo:padding-top="0in" fo:padding-bottom="0in" fo:border="none"/>
    </style:style>
    <style:style style:name="Table41" style:family="table">
      <style:table-properties style:width="2.8472in" fo:margin-top="0in" fo:margin-bottom="0in" fo:break-before="page" table:align="center" style:writing-mode="lr-tb"/>
    </style:style>
    <style:style style:name="Table41.A" style:family="table-column">
      <style:table-column-properties style:column-width="1.1681in"/>
    </style:style>
    <style:style style:name="Table41.B" style:family="table-column">
      <style:table-column-properties style:column-width="0.7188in"/>
    </style:style>
    <style:style style:name="Table41.C" style:family="table-column">
      <style:table-column-properties style:column-width="0.9604in"/>
    </style:style>
    <style:style style:name="Table41.1" style:family="table-row">
      <style:table-row-properties fo:keep-together="auto"/>
    </style:style>
    <style:style style:name="Table41.A1" style:family="table-cell">
      <style:table-cell-properties fo:padding="0.0104in" fo:border="none"/>
    </style:style>
    <style:style style:name="Table41.B1" style:family="table-cell">
      <style:table-cell-properties style:vertical-align="middle" fo:padding="0.0104in" fo:border="none"/>
    </style:style>
    <style:style style:name="Table34" style:family="table">
      <style:table-properties style:width="0.7708in" fo:margin-left="0in" fo:margin-top="0in" fo:margin-bottom="0in" table:align="left" style:writing-mode="lr-tb"/>
    </style:style>
    <style:style style:name="Table34.A" style:family="table-column">
      <style:table-column-properties style:column-width="0.166in"/>
    </style:style>
    <style:style style:name="Table34.B" style:family="table-column">
      <style:table-column-properties style:column-width="0.6049in"/>
    </style:style>
    <style:style style:name="Table34.1" style:family="table-row">
      <style:table-row-properties fo:keep-together="auto"/>
    </style:style>
    <style:style style:name="Table34.A1" style:family="table-cell">
      <style:table-cell-properties style:vertical-align="middle" fo:padding-left="0.0104in" fo:padding-right="0.0104in" fo:padding-top="0in" fo:padding-bottom="0in" fo:border="none"/>
    </style:style>
    <style:style style:name="Table36" style:family="table">
      <style:table-properties style:width="1.116in" fo:margin-left="0in" fo:margin-top="0in" fo:margin-bottom="0in" table:align="left" style:writing-mode="lr-tb"/>
    </style:style>
    <style:style style:name="Table36.A" style:family="table-column">
      <style:table-column-properties style:column-width="0.9493in"/>
    </style:style>
    <style:style style:name="Table36.B" style:family="table-column">
      <style:table-column-properties style:column-width="0.1667in"/>
    </style:style>
    <style:style style:name="Table36.1" style:family="table-row">
      <style:table-row-properties fo:keep-together="auto"/>
    </style:style>
    <style:style style:name="Table36.A1" style:family="table-cell">
      <style:table-cell-properties style:vertical-align="middle" fo:padding-left="0.0104in" fo:padding-right="0.0104in" fo:padding-top="0in" fo:padding-bottom="0in" fo:border="none"/>
    </style:style>
    <style:style style:name="Table35" style:family="table">
      <style:table-properties style:width="0.9285in" fo:margin-left="0in" fo:margin-top="0in" fo:margin-bottom="0in" table:align="left" style:writing-mode="lr-tb"/>
    </style:style>
    <style:style style:name="Table35.A" style:family="table-column">
      <style:table-column-properties style:column-width="0.166in"/>
    </style:style>
    <style:style style:name="Table35.B" style:family="table-column">
      <style:table-column-properties style:column-width="0.7625in"/>
    </style:style>
    <style:style style:name="Table35.1" style:family="table-row">
      <style:table-row-properties fo:keep-together="auto"/>
    </style:style>
    <style:style style:name="Table35.A1" style:family="table-cell">
      <style:table-cell-properties style:vertical-align="middle" fo:padding-left="0.0104in" fo:padding-right="0.0104in" fo:padding-top="0in" fo:padding-bottom="0in" fo:border="none"/>
    </style:style>
    <style:style style:name="Table37" style:family="table">
      <style:table-properties style:width="0.6667in" fo:margin-left="0in" fo:margin-top="0in" fo:margin-bottom="0in" table:align="left" fo:background-color="#008000" style:writing-mode="lr-tb">
        <style:background-image/>
      </style:table-properties>
    </style:style>
    <style:style style:name="Table37.A" style:family="table-column">
      <style:table-column-properties style:column-width="0.3514in"/>
    </style:style>
    <style:style style:name="Table37.B" style:family="table-column">
      <style:table-column-properties style:column-width="0.0535in"/>
    </style:style>
    <style:style style:name="Table37.C" style:family="table-column">
      <style:table-column-properties style:column-width="0.2618in"/>
    </style:style>
    <style:style style:name="Table37.1" style:family="table-row">
      <style:table-row-properties fo:keep-together="auto"/>
    </style:style>
    <style:style style:name="Table37.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37.A2" style:family="table-cell">
      <style:table-cell-properties fo:background-color="#008000" fo:padding="0.0104in" fo:border-left="0.75pt solid #aaaaaa" fo:border-right="none" fo:border-top="none" fo:border-bottom="none">
        <style:background-image/>
      </style:table-cell-properties>
    </style:style>
    <style:style style:name="Table37.B2" style:family="table-cell">
      <style:table-cell-properties style:vertical-align="middle" fo:background-color="#008000" fo:padding="0.0104in" fo:border="none">
        <style:background-image/>
      </style:table-cell-properties>
    </style:style>
    <style:style style:name="Table37.C2" style:family="table-cell">
      <style:table-cell-properties fo:background-color="#008000" fo:padding="0.0104in" fo:border-left="none" fo:border-right="0.75pt solid #aaaaaa" fo:border-top="none" fo:border-bottom="none">
        <style:background-image/>
      </style:table-cell-properties>
    </style:style>
    <style:style style:name="Table37.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39" style:family="table">
      <style:table-properties style:width="0.9076in" fo:margin-left="0in" fo:margin-top="0in" fo:margin-bottom="0in" table:align="left" style:writing-mode="lr-tb"/>
    </style:style>
    <style:style style:name="Table39.A" style:family="table-column">
      <style:table-column-properties style:column-width="0.166in"/>
    </style:style>
    <style:style style:name="Table39.B" style:family="table-column">
      <style:table-column-properties style:column-width="0.7417in"/>
    </style:style>
    <style:style style:name="Table39.1" style:family="table-row">
      <style:table-row-properties fo:keep-together="auto"/>
    </style:style>
    <style:style style:name="Table39.A1" style:family="table-cell">
      <style:table-cell-properties style:vertical-align="middle" fo:padding-left="0.0104in" fo:padding-right="0.0104in" fo:padding-top="0in" fo:padding-bottom="0in" fo:border="none"/>
    </style:style>
    <style:style style:name="Table38" style:family="table">
      <style:table-properties style:width="0.7201in" fo:margin-left="0in" fo:margin-top="0in" fo:margin-bottom="0in" table:align="left" style:writing-mode="lr-tb"/>
    </style:style>
    <style:style style:name="Table38.A" style:family="table-column">
      <style:table-column-properties style:column-width="0.166in"/>
    </style:style>
    <style:style style:name="Table38.B" style:family="table-column">
      <style:table-column-properties style:column-width="0.5542in"/>
    </style:style>
    <style:style style:name="Table38.1" style:family="table-row">
      <style:table-row-properties fo:keep-together="auto"/>
    </style:style>
    <style:style style:name="Table38.A1" style:family="table-cell">
      <style:table-cell-properties style:vertical-align="middle" fo:padding-left="0.0104in" fo:padding-right="0.0104in" fo:padding-top="0in" fo:padding-bottom="0in" fo:border="none"/>
    </style:style>
    <style:style style:name="Table40" style:family="table">
      <style:table-properties style:width="0.8729in" fo:margin-left="0in" fo:margin-top="0in" fo:margin-bottom="0in" table:align="left" style:writing-mode="lr-tb"/>
    </style:style>
    <style:style style:name="Table40.A" style:family="table-column">
      <style:table-column-properties style:column-width="0.166in"/>
    </style:style>
    <style:style style:name="Table40.B" style:family="table-column">
      <style:table-column-properties style:column-width="0.7069in"/>
    </style:style>
    <style:style style:name="Table40.1" style:family="table-row">
      <style:table-row-properties fo:keep-together="auto"/>
    </style:style>
    <style:style style:name="Table40.A1" style:family="table-cell">
      <style:table-cell-properties style:vertical-align="middle" fo:padding-left="0.0104in" fo:padding-right="0.0104in" fo:padding-top="0in" fo:padding-bottom="0in" fo:border="none"/>
    </style:style>
    <style:style style:name="Table42" style:family="table">
      <style:table-properties style:width="2.8194in" fo:margin-top="0in" fo:margin-bottom="0in" table:align="center" style:writing-mode="lr-tb"/>
    </style:style>
    <style:style style:name="Table42.A" style:family="table-column">
      <style:table-column-properties style:column-width="0.6979in"/>
    </style:style>
    <style:style style:name="Table42.B" style:family="table-column">
      <style:table-column-properties style:column-width="0.6875in"/>
    </style:style>
    <style:style style:name="Table42.C" style:family="table-column">
      <style:table-column-properties style:column-width="0.6868in"/>
    </style:style>
    <style:style style:name="Table42.D" style:family="table-column">
      <style:table-column-properties style:column-width="0.7472in"/>
    </style:style>
    <style:style style:name="Table42.1" style:family="table-row">
      <style:table-row-properties fo:keep-together="auto"/>
    </style:style>
    <style:style style:name="Table42.A1" style:family="table-cell">
      <style:table-cell-properties style:vertical-align="middle" fo:padding="0.0104in" fo:border="none"/>
    </style:style>
    <style:style style:name="Table50" style:family="table">
      <style:table-properties style:width="3.1486in" fo:margin-top="0in" fo:margin-bottom="0in" fo:break-before="page" table:align="center" style:writing-mode="lr-tb"/>
    </style:style>
    <style:style style:name="Table50.A" style:family="table-column">
      <style:table-column-properties style:column-width="1.2368in"/>
    </style:style>
    <style:style style:name="Table50.B" style:family="table-column">
      <style:table-column-properties style:column-width="0.7194in"/>
    </style:style>
    <style:style style:name="Table50.C" style:family="table-column">
      <style:table-column-properties style:column-width="1.1924in"/>
    </style:style>
    <style:style style:name="Table50.1" style:family="table-row">
      <style:table-row-properties fo:keep-together="auto"/>
    </style:style>
    <style:style style:name="Table50.A1" style:family="table-cell">
      <style:table-cell-properties fo:padding="0.0104in" fo:border="none"/>
    </style:style>
    <style:style style:name="Table50.B1" style:family="table-cell">
      <style:table-cell-properties style:vertical-align="middle" fo:padding="0.0104in" fo:border="none"/>
    </style:style>
    <style:style style:name="Table43" style:family="table">
      <style:table-properties style:width="0.7667in" fo:margin-left="0in" fo:margin-top="0in" fo:margin-bottom="0in" table:align="left" style:writing-mode="lr-tb"/>
    </style:style>
    <style:style style:name="Table43.A" style:family="table-column">
      <style:table-column-properties style:column-width="0.166in"/>
    </style:style>
    <style:style style:name="Table43.B" style:family="table-column">
      <style:table-column-properties style:column-width="0.6007in"/>
    </style:style>
    <style:style style:name="Table43.1" style:family="table-row">
      <style:table-row-properties fo:keep-together="auto"/>
    </style:style>
    <style:style style:name="Table43.A1" style:family="table-cell">
      <style:table-cell-properties style:vertical-align="middle" fo:padding-left="0.0104in" fo:padding-right="0.0104in" fo:padding-top="0in" fo:padding-bottom="0in" fo:border="none"/>
    </style:style>
    <style:style style:name="Table45" style:family="table">
      <style:table-properties style:width="1.1854in" fo:margin-left="0in" fo:margin-top="0in" fo:margin-bottom="0in" table:align="left" style:writing-mode="lr-tb"/>
    </style:style>
    <style:style style:name="Table45.A" style:family="table-column">
      <style:table-column-properties style:column-width="1.0188in"/>
    </style:style>
    <style:style style:name="Table45.B" style:family="table-column">
      <style:table-column-properties style:column-width="0.1667in"/>
    </style:style>
    <style:style style:name="Table45.1" style:family="table-row">
      <style:table-row-properties fo:keep-together="auto"/>
    </style:style>
    <style:style style:name="Table45.A1" style:family="table-cell">
      <style:table-cell-properties style:vertical-align="middle" fo:padding-left="0.0104in" fo:padding-right="0.0104in" fo:padding-top="0in" fo:padding-bottom="0in" fo:border="none"/>
    </style:style>
    <style:style style:name="Table44" style:family="table">
      <style:table-properties style:width="0.9979in" fo:margin-left="0in" fo:margin-top="0in" fo:margin-bottom="0in" table:align="left" style:writing-mode="lr-tb"/>
    </style:style>
    <style:style style:name="Table44.A" style:family="table-column">
      <style:table-column-properties style:column-width="0.166in"/>
    </style:style>
    <style:style style:name="Table44.B" style:family="table-column">
      <style:table-column-properties style:column-width="0.8319in"/>
    </style:style>
    <style:style style:name="Table44.1" style:family="table-row">
      <style:table-row-properties fo:keep-together="auto"/>
    </style:style>
    <style:style style:name="Table44.A1" style:family="table-cell">
      <style:table-cell-properties style:vertical-align="middle" fo:padding-left="0.0104in" fo:padding-right="0.0104in" fo:padding-top="0in" fo:padding-bottom="0in" fo:border="none"/>
    </style:style>
    <style:style style:name="Table46" style:family="table">
      <style:table-properties style:width="0.6667in" fo:margin-left="0in" fo:margin-top="0in" fo:margin-bottom="0in" table:align="left" fo:background-color="#008000" style:writing-mode="lr-tb">
        <style:background-image/>
      </style:table-properties>
    </style:style>
    <style:style style:name="Table46.A" style:family="table-column">
      <style:table-column-properties style:column-width="0.3514in"/>
    </style:style>
    <style:style style:name="Table46.B" style:family="table-column">
      <style:table-column-properties style:column-width="0.0535in"/>
    </style:style>
    <style:style style:name="Table46.C" style:family="table-column">
      <style:table-column-properties style:column-width="0.2618in"/>
    </style:style>
    <style:style style:name="Table46.1" style:family="table-row">
      <style:table-row-properties fo:keep-together="auto"/>
    </style:style>
    <style:style style:name="Table46.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46.A2" style:family="table-cell">
      <style:table-cell-properties fo:background-color="#008000" fo:padding="0.0104in" fo:border-left="0.75pt solid #aaaaaa" fo:border-right="none" fo:border-top="none" fo:border-bottom="none">
        <style:background-image/>
      </style:table-cell-properties>
    </style:style>
    <style:style style:name="Table46.B2" style:family="table-cell">
      <style:table-cell-properties style:vertical-align="middle" fo:background-color="#008000" fo:padding="0.0104in" fo:border="none">
        <style:background-image/>
      </style:table-cell-properties>
    </style:style>
    <style:style style:name="Table46.C2" style:family="table-cell">
      <style:table-cell-properties fo:background-color="#008000" fo:padding="0.0104in" fo:border-left="none" fo:border-right="0.75pt solid #aaaaaa" fo:border-top="none" fo:border-bottom="none">
        <style:background-image/>
      </style:table-cell-properties>
    </style:style>
    <style:style style:name="Table46.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48" style:family="table">
      <style:table-properties style:width="1.1396in" fo:margin-left="0in" fo:margin-top="0in" fo:margin-bottom="0in" table:align="left" style:writing-mode="lr-tb"/>
    </style:style>
    <style:style style:name="Table48.A" style:family="table-column">
      <style:table-column-properties style:column-width="0.166in"/>
    </style:style>
    <style:style style:name="Table48.B" style:family="table-column">
      <style:table-column-properties style:column-width="0.9736in"/>
    </style:style>
    <style:style style:name="Table48.1" style:family="table-row">
      <style:table-row-properties fo:keep-together="auto"/>
    </style:style>
    <style:style style:name="Table48.A1" style:family="table-cell">
      <style:table-cell-properties style:vertical-align="middle" fo:padding-left="0.0104in" fo:padding-right="0.0104in" fo:padding-top="0in" fo:padding-bottom="0in" fo:border="none"/>
    </style:style>
    <style:style style:name="Table47" style:family="table">
      <style:table-properties style:width="0.9521in" fo:margin-left="0in" fo:margin-top="0in" fo:margin-bottom="0in" table:align="left" style:writing-mode="lr-tb"/>
    </style:style>
    <style:style style:name="Table47.A" style:family="table-column">
      <style:table-column-properties style:column-width="0.166in"/>
    </style:style>
    <style:style style:name="Table47.B" style:family="table-column">
      <style:table-column-properties style:column-width="0.7861in"/>
    </style:style>
    <style:style style:name="Table47.1" style:family="table-row">
      <style:table-row-properties fo:keep-together="auto"/>
    </style:style>
    <style:style style:name="Table47.A1" style:family="table-cell">
      <style:table-cell-properties style:vertical-align="middle" fo:padding-left="0.0104in" fo:padding-right="0.0104in" fo:padding-top="0in" fo:padding-bottom="0in" fo:border="none"/>
    </style:style>
    <style:style style:name="Table49" style:family="table">
      <style:table-properties style:width="0.7201in" fo:margin-left="0in" fo:margin-top="0in" fo:margin-bottom="0in" table:align="left" style:writing-mode="lr-tb"/>
    </style:style>
    <style:style style:name="Table49.A" style:family="table-column">
      <style:table-column-properties style:column-width="0.166in"/>
    </style:style>
    <style:style style:name="Table49.B" style:family="table-column">
      <style:table-column-properties style:column-width="0.5542in"/>
    </style:style>
    <style:style style:name="Table49.1" style:family="table-row">
      <style:table-row-properties fo:keep-together="auto"/>
    </style:style>
    <style:style style:name="Table49.A1" style:family="table-cell">
      <style:table-cell-properties style:vertical-align="middle" fo:padding-left="0.0104in" fo:padding-right="0.0104in" fo:padding-top="0in" fo:padding-bottom="0in" fo:border="none"/>
    </style:style>
    <style:style style:name="Table58" style:family="table">
      <style:table-properties style:width="2.7965in" fo:margin-top="0in" fo:margin-bottom="0in" table:align="center" style:writing-mode="lr-tb"/>
    </style:style>
    <style:style style:name="Table58.A" style:family="table-column">
      <style:table-column-properties style:column-width="1.0285in"/>
    </style:style>
    <style:style style:name="Table58.B" style:family="table-column">
      <style:table-column-properties style:column-width="0.7194in"/>
    </style:style>
    <style:style style:name="Table58.C" style:family="table-column">
      <style:table-column-properties style:column-width="1.0486in"/>
    </style:style>
    <style:style style:name="Table58.1" style:family="table-row">
      <style:table-row-properties fo:keep-together="auto"/>
    </style:style>
    <style:style style:name="Table58.A1" style:family="table-cell">
      <style:table-cell-properties fo:padding="0.0104in" fo:border="none"/>
    </style:style>
    <style:style style:name="Table58.B1" style:family="table-cell">
      <style:table-cell-properties style:vertical-align="middle" fo:padding="0.0104in" fo:border="none"/>
    </style:style>
    <style:style style:name="Table51" style:family="table">
      <style:table-properties style:width="0.7667in" fo:margin-left="0in" fo:margin-top="0in" fo:margin-bottom="0in" table:align="left" style:writing-mode="lr-tb"/>
    </style:style>
    <style:style style:name="Table51.A" style:family="table-column">
      <style:table-column-properties style:column-width="0.166in"/>
    </style:style>
    <style:style style:name="Table51.B" style:family="table-column">
      <style:table-column-properties style:column-width="0.6007in"/>
    </style:style>
    <style:style style:name="Table51.1" style:family="table-row">
      <style:table-row-properties fo:keep-together="auto"/>
    </style:style>
    <style:style style:name="Table51.A1" style:family="table-cell">
      <style:table-cell-properties style:vertical-align="middle" fo:padding-left="0.0104in" fo:padding-right="0.0104in" fo:padding-top="0in" fo:padding-bottom="0in" fo:border="none"/>
    </style:style>
    <style:style style:name="Table53" style:family="table">
      <style:table-properties style:width="0.9444in" fo:margin-left="0in" fo:margin-top="0in" fo:margin-bottom="0in" table:align="left" style:writing-mode="lr-tb"/>
    </style:style>
    <style:style style:name="Table53.A" style:family="table-column">
      <style:table-column-properties style:column-width="0.7778in"/>
    </style:style>
    <style:style style:name="Table53.B" style:family="table-column">
      <style:table-column-properties style:column-width="0.1667in"/>
    </style:style>
    <style:style style:name="Table53.1" style:family="table-row">
      <style:table-row-properties fo:keep-together="auto"/>
    </style:style>
    <style:style style:name="Table53.A1" style:family="table-cell">
      <style:table-cell-properties style:vertical-align="middle" fo:padding-left="0.0104in" fo:padding-right="0.0104in" fo:padding-top="0in" fo:padding-bottom="0in" fo:border="none"/>
    </style:style>
    <style:style style:name="Table52" style:family="table">
      <style:table-properties style:width="0.7569in" fo:margin-left="0in" fo:margin-top="0in" fo:margin-bottom="0in" table:align="left" style:writing-mode="lr-tb"/>
    </style:style>
    <style:style style:name="Table52.A" style:family="table-column">
      <style:table-column-properties style:column-width="0.166in"/>
    </style:style>
    <style:style style:name="Table52.B" style:family="table-column">
      <style:table-column-properties style:column-width="0.591in"/>
    </style:style>
    <style:style style:name="Table52.1" style:family="table-row">
      <style:table-row-properties fo:keep-together="auto"/>
    </style:style>
    <style:style style:name="Table52.A1" style:family="table-cell">
      <style:table-cell-properties style:vertical-align="middle" fo:padding-left="0.0104in" fo:padding-right="0.0104in" fo:padding-top="0in" fo:padding-bottom="0in" fo:border="none"/>
    </style:style>
    <style:style style:name="Table54" style:family="table">
      <style:table-properties style:width="0.6667in" fo:margin-left="0in" fo:margin-top="0in" fo:margin-bottom="0in" table:align="left" fo:background-color="#008000" style:writing-mode="lr-tb">
        <style:background-image/>
      </style:table-properties>
    </style:style>
    <style:style style:name="Table54.A" style:family="table-column">
      <style:table-column-properties style:column-width="0.3514in"/>
    </style:style>
    <style:style style:name="Table54.B" style:family="table-column">
      <style:table-column-properties style:column-width="0.0535in"/>
    </style:style>
    <style:style style:name="Table54.C" style:family="table-column">
      <style:table-column-properties style:column-width="0.2618in"/>
    </style:style>
    <style:style style:name="Table54.1" style:family="table-row">
      <style:table-row-properties fo:keep-together="auto"/>
    </style:style>
    <style:style style:name="Table54.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54.A2" style:family="table-cell">
      <style:table-cell-properties fo:background-color="#008000" fo:padding="0.0104in" fo:border-left="0.75pt solid #aaaaaa" fo:border-right="none" fo:border-top="none" fo:border-bottom="none">
        <style:background-image/>
      </style:table-cell-properties>
    </style:style>
    <style:style style:name="Table54.B2" style:family="table-cell">
      <style:table-cell-properties style:vertical-align="middle" fo:background-color="#008000" fo:padding="0.0104in" fo:border="none">
        <style:background-image/>
      </style:table-cell-properties>
    </style:style>
    <style:style style:name="Table54.C2" style:family="table-cell">
      <style:table-cell-properties fo:background-color="#008000" fo:padding="0.0104in" fo:border-left="none" fo:border-right="0.75pt solid #aaaaaa" fo:border-top="none" fo:border-bottom="none">
        <style:background-image/>
      </style:table-cell-properties>
    </style:style>
    <style:style style:name="Table54.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56" style:family="table">
      <style:table-properties style:width="0.9958in" fo:margin-left="0in" fo:margin-top="0in" fo:margin-bottom="0in" table:align="left" style:writing-mode="lr-tb"/>
    </style:style>
    <style:style style:name="Table56.A" style:family="table-column">
      <style:table-column-properties style:column-width="0.166in"/>
    </style:style>
    <style:style style:name="Table56.B" style:family="table-column">
      <style:table-column-properties style:column-width="0.8299in"/>
    </style:style>
    <style:style style:name="Table56.1" style:family="table-row">
      <style:table-row-properties fo:keep-together="auto"/>
    </style:style>
    <style:style style:name="Table56.A1" style:family="table-cell">
      <style:table-cell-properties style:vertical-align="middle" fo:padding-left="0.0104in" fo:padding-right="0.0104in" fo:padding-top="0in" fo:padding-bottom="0in" fo:border="none"/>
    </style:style>
    <style:style style:name="Table55" style:family="table">
      <style:table-properties style:width="0.8083in" fo:margin-left="0in" fo:margin-top="0in" fo:margin-bottom="0in" table:align="left" style:writing-mode="lr-tb"/>
    </style:style>
    <style:style style:name="Table55.A" style:family="table-column">
      <style:table-column-properties style:column-width="0.166in"/>
    </style:style>
    <style:style style:name="Table55.B" style:family="table-column">
      <style:table-column-properties style:column-width="0.6424in"/>
    </style:style>
    <style:style style:name="Table55.1" style:family="table-row">
      <style:table-row-properties fo:keep-together="auto"/>
    </style:style>
    <style:style style:name="Table55.A1" style:family="table-cell">
      <style:table-cell-properties style:vertical-align="middle" fo:padding-left="0.0104in" fo:padding-right="0.0104in" fo:padding-top="0in" fo:padding-bottom="0in" fo:border="none"/>
    </style:style>
    <style:style style:name="Table57" style:family="table">
      <style:table-properties style:width="0.8542in" fo:margin-left="0in" fo:margin-top="0in" fo:margin-bottom="0in" table:align="left" style:writing-mode="lr-tb"/>
    </style:style>
    <style:style style:name="Table57.A" style:family="table-column">
      <style:table-column-properties style:column-width="0.166in"/>
    </style:style>
    <style:style style:name="Table57.B" style:family="table-column">
      <style:table-column-properties style:column-width="0.6882in"/>
    </style:style>
    <style:style style:name="Table57.1" style:family="table-row">
      <style:table-row-properties fo:keep-together="auto"/>
    </style:style>
    <style:style style:name="Table57.A1" style:family="table-cell">
      <style:table-cell-properties style:vertical-align="middle" fo:padding-left="0.0104in" fo:padding-right="0.0104in" fo:padding-top="0in" fo:padding-bottom="0in" fo:border="none"/>
    </style:style>
    <style:style style:name="Table66" style:family="table">
      <style:table-properties style:width="2.8701in" fo:margin-top="0in" fo:margin-bottom="0in" table:align="center" style:writing-mode="lr-tb"/>
    </style:style>
    <style:style style:name="Table66.A" style:family="table-column">
      <style:table-column-properties style:column-width="0.9826in"/>
    </style:style>
    <style:style style:name="Table66.B" style:family="table-column">
      <style:table-column-properties style:column-width="0.7188in"/>
    </style:style>
    <style:style style:name="Table66.C" style:family="table-column">
      <style:table-column-properties style:column-width="1.1688in"/>
    </style:style>
    <style:style style:name="Table66.1" style:family="table-row">
      <style:table-row-properties fo:keep-together="auto"/>
    </style:style>
    <style:style style:name="Table66.A1" style:family="table-cell">
      <style:table-cell-properties fo:padding="0.0104in" fo:border="none"/>
    </style:style>
    <style:style style:name="Table66.B1" style:family="table-cell">
      <style:table-cell-properties style:vertical-align="middle" fo:padding="0.0104in" fo:border="none"/>
    </style:style>
    <style:style style:name="Table59" style:family="table">
      <style:table-properties style:width="0.9521in" fo:margin-left="0in" fo:margin-top="0in" fo:margin-bottom="0in" table:align="left" style:writing-mode="lr-tb"/>
    </style:style>
    <style:style style:name="Table59.A" style:family="table-column">
      <style:table-column-properties style:column-width="0.166in"/>
    </style:style>
    <style:style style:name="Table59.B" style:family="table-column">
      <style:table-column-properties style:column-width="0.7861in"/>
    </style:style>
    <style:style style:name="Table59.1" style:family="table-row">
      <style:table-row-properties fo:keep-together="auto"/>
    </style:style>
    <style:style style:name="Table59.A1" style:family="table-cell">
      <style:table-cell-properties style:vertical-align="middle" fo:padding-left="0.0104in" fo:padding-right="0.0104in" fo:padding-top="0in" fo:padding-bottom="0in" fo:border="none"/>
    </style:style>
    <style:style style:name="Table61" style:family="table">
      <style:table-properties style:width="0.9076in" fo:margin-left="0in" fo:margin-top="0in" fo:margin-bottom="0in" table:align="left" style:writing-mode="lr-tb"/>
    </style:style>
    <style:style style:name="Table61.A" style:family="table-column">
      <style:table-column-properties style:column-width="0.741in"/>
    </style:style>
    <style:style style:name="Table61.B" style:family="table-column">
      <style:table-column-properties style:column-width="0.1667in"/>
    </style:style>
    <style:style style:name="Table61.1" style:family="table-row">
      <style:table-row-properties fo:keep-together="auto"/>
    </style:style>
    <style:style style:name="Table61.A1" style:family="table-cell">
      <style:table-cell-properties style:vertical-align="middle" fo:padding-left="0.0104in" fo:padding-right="0.0104in" fo:padding-top="0in" fo:padding-bottom="0in" fo:border="none"/>
    </style:style>
    <style:style style:name="Table60" style:family="table">
      <style:table-properties style:width="0.7201in" fo:margin-left="0in" fo:margin-top="0in" fo:margin-bottom="0in" table:align="left" style:writing-mode="lr-tb"/>
    </style:style>
    <style:style style:name="Table60.A" style:family="table-column">
      <style:table-column-properties style:column-width="0.166in"/>
    </style:style>
    <style:style style:name="Table60.B" style:family="table-column">
      <style:table-column-properties style:column-width="0.5542in"/>
    </style:style>
    <style:style style:name="Table60.1" style:family="table-row">
      <style:table-row-properties fo:keep-together="auto"/>
    </style:style>
    <style:style style:name="Table60.A1" style:family="table-cell">
      <style:table-cell-properties style:vertical-align="middle" fo:padding-left="0.0104in" fo:padding-right="0.0104in" fo:padding-top="0in" fo:padding-bottom="0in" fo:border="none"/>
    </style:style>
    <style:style style:name="Table62" style:family="table">
      <style:table-properties style:width="0.6667in" fo:margin-left="0in" fo:margin-top="0in" fo:margin-bottom="0in" table:align="left" fo:background-color="#008000" style:writing-mode="lr-tb">
        <style:background-image/>
      </style:table-properties>
    </style:style>
    <style:style style:name="Table62.A" style:family="table-column">
      <style:table-column-properties style:column-width="0.3514in"/>
    </style:style>
    <style:style style:name="Table62.B" style:family="table-column">
      <style:table-column-properties style:column-width="0.0535in"/>
    </style:style>
    <style:style style:name="Table62.C" style:family="table-column">
      <style:table-column-properties style:column-width="0.2618in"/>
    </style:style>
    <style:style style:name="Table62.1" style:family="table-row">
      <style:table-row-properties fo:keep-together="auto"/>
    </style:style>
    <style:style style:name="Table62.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62.A2" style:family="table-cell">
      <style:table-cell-properties fo:background-color="#008000" fo:padding="0.0104in" fo:border-left="0.75pt solid #aaaaaa" fo:border-right="none" fo:border-top="none" fo:border-bottom="none">
        <style:background-image/>
      </style:table-cell-properties>
    </style:style>
    <style:style style:name="Table62.B2" style:family="table-cell">
      <style:table-cell-properties style:vertical-align="middle" fo:background-color="#008000" fo:padding="0.0104in" fo:border="none">
        <style:background-image/>
      </style:table-cell-properties>
    </style:style>
    <style:style style:name="Table62.C2" style:family="table-cell">
      <style:table-cell-properties fo:background-color="#008000" fo:padding="0.0104in" fo:border-left="none" fo:border-right="0.75pt solid #aaaaaa" fo:border-top="none" fo:border-bottom="none">
        <style:background-image/>
      </style:table-cell-properties>
    </style:style>
    <style:style style:name="Table62.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64" style:family="table">
      <style:table-properties style:width="1.116in" fo:margin-left="0in" fo:margin-top="0in" fo:margin-bottom="0in" table:align="left" style:writing-mode="lr-tb"/>
    </style:style>
    <style:style style:name="Table64.A" style:family="table-column">
      <style:table-column-properties style:column-width="0.166in"/>
    </style:style>
    <style:style style:name="Table64.B" style:family="table-column">
      <style:table-column-properties style:column-width="0.95in"/>
    </style:style>
    <style:style style:name="Table64.1" style:family="table-row">
      <style:table-row-properties fo:keep-together="auto"/>
    </style:style>
    <style:style style:name="Table64.A1" style:family="table-cell">
      <style:table-cell-properties style:vertical-align="middle" fo:padding-left="0.0104in" fo:padding-right="0.0104in" fo:padding-top="0in" fo:padding-bottom="0in" fo:border="none"/>
    </style:style>
    <style:style style:name="Table63" style:family="table">
      <style:table-properties style:width="0.9285in" fo:margin-left="0in" fo:margin-top="0in" fo:margin-bottom="0in" table:align="left" style:writing-mode="lr-tb"/>
    </style:style>
    <style:style style:name="Table63.A" style:family="table-column">
      <style:table-column-properties style:column-width="0.166in"/>
    </style:style>
    <style:style style:name="Table63.B" style:family="table-column">
      <style:table-column-properties style:column-width="0.7625in"/>
    </style:style>
    <style:style style:name="Table63.1" style:family="table-row">
      <style:table-row-properties fo:keep-together="auto"/>
    </style:style>
    <style:style style:name="Table63.A1" style:family="table-cell">
      <style:table-cell-properties style:vertical-align="middle" fo:padding-left="0.0104in" fo:padding-right="0.0104in" fo:padding-top="0in" fo:padding-bottom="0in" fo:border="none"/>
    </style:style>
    <style:style style:name="Table65" style:family="table">
      <style:table-properties style:width="0.8361in" fo:margin-left="0in" fo:margin-top="0in" fo:margin-bottom="0in" table:align="left" style:writing-mode="lr-tb"/>
    </style:style>
    <style:style style:name="Table65.A" style:family="table-column">
      <style:table-column-properties style:column-width="0.166in"/>
    </style:style>
    <style:style style:name="Table65.B" style:family="table-column">
      <style:table-column-properties style:column-width="0.6701in"/>
    </style:style>
    <style:style style:name="Table65.1" style:family="table-row">
      <style:table-row-properties fo:keep-together="auto"/>
    </style:style>
    <style:style style:name="Table65.A1" style:family="table-cell">
      <style:table-cell-properties style:vertical-align="middle" fo:padding-left="0.0104in" fo:padding-right="0.0104in" fo:padding-top="0in" fo:padding-bottom="0in" fo:border="none"/>
    </style:style>
    <style:style style:name="Table74" style:family="table">
      <style:table-properties style:width="2.8104in" fo:margin-top="0in" fo:margin-bottom="0in" table:align="center" style:writing-mode="lr-tb"/>
    </style:style>
    <style:style style:name="Table74.A" style:family="table-column">
      <style:table-column-properties style:column-width="1.0847in"/>
    </style:style>
    <style:style style:name="Table74.B" style:family="table-column">
      <style:table-column-properties style:column-width="0.7194in"/>
    </style:style>
    <style:style style:name="Table74.C" style:family="table-column">
      <style:table-column-properties style:column-width="1.0063in"/>
    </style:style>
    <style:style style:name="Table74.1" style:family="table-row">
      <style:table-row-properties fo:keep-together="auto"/>
    </style:style>
    <style:style style:name="Table74.A1" style:family="table-cell">
      <style:table-cell-properties fo:padding="0.0104in" fo:border="none"/>
    </style:style>
    <style:style style:name="Table74.B1" style:family="table-cell">
      <style:table-cell-properties style:vertical-align="middle" fo:padding="0.0104in" fo:border="none"/>
    </style:style>
    <style:style style:name="Table67" style:family="table">
      <style:table-properties style:width="0.6646in" fo:margin-left="0in" fo:margin-top="0in" fo:margin-bottom="0in" table:align="left" style:writing-mode="lr-tb"/>
    </style:style>
    <style:style style:name="Table67.A" style:family="table-column">
      <style:table-column-properties style:column-width="0.166in"/>
    </style:style>
    <style:style style:name="Table67.B" style:family="table-column">
      <style:table-column-properties style:column-width="0.4986in"/>
    </style:style>
    <style:style style:name="Table67.1" style:family="table-row">
      <style:table-row-properties fo:keep-together="auto"/>
    </style:style>
    <style:style style:name="Table67.A1" style:family="table-cell">
      <style:table-cell-properties style:vertical-align="middle" fo:padding-left="0.0104in" fo:padding-right="0.0104in" fo:padding-top="0in" fo:padding-bottom="0in" fo:border="none"/>
    </style:style>
    <style:style style:name="Table69" style:family="table">
      <style:table-properties style:width="1.0326in" fo:margin-left="0in" fo:margin-top="0in" fo:margin-bottom="0in" table:align="left" style:writing-mode="lr-tb"/>
    </style:style>
    <style:style style:name="Table69.A" style:family="table-column">
      <style:table-column-properties style:column-width="0.866in"/>
    </style:style>
    <style:style style:name="Table69.B" style:family="table-column">
      <style:table-column-properties style:column-width="0.1667in"/>
    </style:style>
    <style:style style:name="Table69.1" style:family="table-row">
      <style:table-row-properties fo:keep-together="auto"/>
    </style:style>
    <style:style style:name="Table69.A1" style:family="table-cell">
      <style:table-cell-properties style:vertical-align="middle" fo:padding-left="0.0104in" fo:padding-right="0.0104in" fo:padding-top="0in" fo:padding-bottom="0in" fo:border="none"/>
    </style:style>
    <style:style style:name="Table68" style:family="table">
      <style:table-properties style:width="0.8451in" fo:margin-left="0in" fo:margin-top="0in" fo:margin-bottom="0in" table:align="left" style:writing-mode="lr-tb"/>
    </style:style>
    <style:style style:name="Table68.A" style:family="table-column">
      <style:table-column-properties style:column-width="0.166in"/>
    </style:style>
    <style:style style:name="Table68.B" style:family="table-column">
      <style:table-column-properties style:column-width="0.6792in"/>
    </style:style>
    <style:style style:name="Table68.1" style:family="table-row">
      <style:table-row-properties fo:keep-together="auto"/>
    </style:style>
    <style:style style:name="Table68.A1" style:family="table-cell">
      <style:table-cell-properties style:vertical-align="middle" fo:padding-left="0.0104in" fo:padding-right="0.0104in" fo:padding-top="0in" fo:padding-bottom="0in" fo:border="none"/>
    </style:style>
    <style:style style:name="Table70" style:family="table">
      <style:table-properties style:width="0.6667in" fo:margin-left="0in" fo:margin-top="0in" fo:margin-bottom="0in" table:align="left" fo:background-color="#008000" style:writing-mode="lr-tb">
        <style:background-image/>
      </style:table-properties>
    </style:style>
    <style:style style:name="Table70.A" style:family="table-column">
      <style:table-column-properties style:column-width="0.3514in"/>
    </style:style>
    <style:style style:name="Table70.B" style:family="table-column">
      <style:table-column-properties style:column-width="0.0535in"/>
    </style:style>
    <style:style style:name="Table70.C" style:family="table-column">
      <style:table-column-properties style:column-width="0.2618in"/>
    </style:style>
    <style:style style:name="Table70.1" style:family="table-row">
      <style:table-row-properties fo:keep-together="auto"/>
    </style:style>
    <style:style style:name="Table70.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70.A2" style:family="table-cell">
      <style:table-cell-properties fo:background-color="#008000" fo:padding="0.0104in" fo:border-left="0.75pt solid #aaaaaa" fo:border-right="none" fo:border-top="none" fo:border-bottom="none">
        <style:background-image/>
      </style:table-cell-properties>
    </style:style>
    <style:style style:name="Table70.B2" style:family="table-cell">
      <style:table-cell-properties style:vertical-align="middle" fo:background-color="#008000" fo:padding="0.0104in" fo:border="none">
        <style:background-image/>
      </style:table-cell-properties>
    </style:style>
    <style:style style:name="Table70.C2" style:family="table-cell">
      <style:table-cell-properties fo:background-color="#008000" fo:padding="0.0104in" fo:border-left="none" fo:border-right="0.75pt solid #aaaaaa" fo:border-top="none" fo:border-bottom="none">
        <style:background-image/>
      </style:table-cell-properties>
    </style:style>
    <style:style style:name="Table70.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72" style:family="table">
      <style:table-properties style:width="0.9542in" fo:margin-left="0in" fo:margin-top="0in" fo:margin-bottom="0in" table:align="left" style:writing-mode="lr-tb"/>
    </style:style>
    <style:style style:name="Table72.A" style:family="table-column">
      <style:table-column-properties style:column-width="0.166in"/>
    </style:style>
    <style:style style:name="Table72.B" style:family="table-column">
      <style:table-column-properties style:column-width="0.7882in"/>
    </style:style>
    <style:style style:name="Table72.1" style:family="table-row">
      <style:table-row-properties fo:keep-together="auto"/>
    </style:style>
    <style:style style:name="Table72.A1" style:family="table-cell">
      <style:table-cell-properties style:vertical-align="middle" fo:padding-left="0.0104in" fo:padding-right="0.0104in" fo:padding-top="0in" fo:padding-bottom="0in" fo:border="none"/>
    </style:style>
    <style:style style:name="Table71" style:family="table">
      <style:table-properties style:width="0.7667in" fo:margin-left="0in" fo:margin-top="0in" fo:margin-bottom="0in" table:align="left" style:writing-mode="lr-tb"/>
    </style:style>
    <style:style style:name="Table71.A" style:family="table-column">
      <style:table-column-properties style:column-width="0.166in"/>
    </style:style>
    <style:style style:name="Table71.B" style:family="table-column">
      <style:table-column-properties style:column-width="0.6007in"/>
    </style:style>
    <style:style style:name="Table71.1" style:family="table-row">
      <style:table-row-properties fo:keep-together="auto"/>
    </style:style>
    <style:style style:name="Table71.A1" style:family="table-cell">
      <style:table-cell-properties style:vertical-align="middle" fo:padding-left="0.0104in" fo:padding-right="0.0104in" fo:padding-top="0in" fo:padding-bottom="0in" fo:border="none"/>
    </style:style>
    <style:style style:name="Table73" style:family="table">
      <style:table-properties style:width="0.8542in" fo:margin-left="0in" fo:margin-top="0in" fo:margin-bottom="0in" table:align="left" style:writing-mode="lr-tb"/>
    </style:style>
    <style:style style:name="Table73.A" style:family="table-column">
      <style:table-column-properties style:column-width="0.166in"/>
    </style:style>
    <style:style style:name="Table73.B" style:family="table-column">
      <style:table-column-properties style:column-width="0.6882in"/>
    </style:style>
    <style:style style:name="Table73.1" style:family="table-row">
      <style:table-row-properties fo:keep-together="auto"/>
    </style:style>
    <style:style style:name="Table73.A1" style:family="table-cell">
      <style:table-cell-properties style:vertical-align="middle" fo:padding-left="0.0104in" fo:padding-right="0.0104in" fo:padding-top="0in" fo:padding-bottom="0in" fo:border="none"/>
    </style:style>
    <style:style style:name="Table82" style:family="table">
      <style:table-properties style:width="2.5604in" fo:margin-top="0in" fo:margin-bottom="0in" table:align="center" style:writing-mode="lr-tb"/>
    </style:style>
    <style:style style:name="Table82.A" style:family="table-column">
      <style:table-column-properties style:column-width="1.0847in"/>
    </style:style>
    <style:style style:name="Table82.B" style:family="table-column">
      <style:table-column-properties style:column-width="0.7188in"/>
    </style:style>
    <style:style style:name="Table82.C" style:family="table-column">
      <style:table-column-properties style:column-width="0.7569in"/>
    </style:style>
    <style:style style:name="Table82.1" style:family="table-row">
      <style:table-row-properties fo:keep-together="auto"/>
    </style:style>
    <style:style style:name="Table82.A1" style:family="table-cell">
      <style:table-cell-properties fo:padding="0.0104in" fo:border="none"/>
    </style:style>
    <style:style style:name="Table82.B1" style:family="table-cell">
      <style:table-cell-properties style:vertical-align="middle" fo:padding="0.0104in" fo:border="none"/>
    </style:style>
    <style:style style:name="Table75" style:family="table">
      <style:table-properties style:width="0.6646in" fo:margin-left="0in" fo:margin-top="0in" fo:margin-bottom="0in" table:align="left" style:writing-mode="lr-tb"/>
    </style:style>
    <style:style style:name="Table75.A" style:family="table-column">
      <style:table-column-properties style:column-width="0.166in"/>
    </style:style>
    <style:style style:name="Table75.B" style:family="table-column">
      <style:table-column-properties style:column-width="0.4986in"/>
    </style:style>
    <style:style style:name="Table75.1" style:family="table-row">
      <style:table-row-properties fo:keep-together="auto"/>
    </style:style>
    <style:style style:name="Table75.A1" style:family="table-cell">
      <style:table-cell-properties style:vertical-align="middle" fo:padding-left="0.0104in" fo:padding-right="0.0104in" fo:padding-top="0in" fo:padding-bottom="0in" fo:border="none"/>
    </style:style>
    <style:style style:name="Table77" style:family="table">
      <style:table-properties style:width="1.0326in" fo:margin-left="0in" fo:margin-top="0in" fo:margin-bottom="0in" table:align="left" style:writing-mode="lr-tb"/>
    </style:style>
    <style:style style:name="Table77.A" style:family="table-column">
      <style:table-column-properties style:column-width="0.866in"/>
    </style:style>
    <style:style style:name="Table77.B" style:family="table-column">
      <style:table-column-properties style:column-width="0.1667in"/>
    </style:style>
    <style:style style:name="Table77.1" style:family="table-row">
      <style:table-row-properties fo:keep-together="auto"/>
    </style:style>
    <style:style style:name="Table77.A1" style:family="table-cell">
      <style:table-cell-properties style:vertical-align="middle" fo:padding-left="0.0104in" fo:padding-right="0.0104in" fo:padding-top="0in" fo:padding-bottom="0in" fo:border="none"/>
    </style:style>
    <style:style style:name="Table76" style:family="table">
      <style:table-properties style:width="0.8451in" fo:margin-left="0in" fo:margin-top="0in" fo:margin-bottom="0in" table:align="left" style:writing-mode="lr-tb"/>
    </style:style>
    <style:style style:name="Table76.A" style:family="table-column">
      <style:table-column-properties style:column-width="0.166in"/>
    </style:style>
    <style:style style:name="Table76.B" style:family="table-column">
      <style:table-column-properties style:column-width="0.6792in"/>
    </style:style>
    <style:style style:name="Table76.1" style:family="table-row">
      <style:table-row-properties fo:keep-together="auto"/>
    </style:style>
    <style:style style:name="Table76.A1" style:family="table-cell">
      <style:table-cell-properties style:vertical-align="middle" fo:padding-left="0.0104in" fo:padding-right="0.0104in" fo:padding-top="0in" fo:padding-bottom="0in" fo:border="none"/>
    </style:style>
    <style:style style:name="Table78" style:family="table">
      <style:table-properties style:width="0.6667in" fo:margin-left="0in" fo:margin-top="0in" fo:margin-bottom="0in" table:align="left" fo:background-color="#008000" style:writing-mode="lr-tb">
        <style:background-image/>
      </style:table-properties>
    </style:style>
    <style:style style:name="Table78.A" style:family="table-column">
      <style:table-column-properties style:column-width="0.3514in"/>
    </style:style>
    <style:style style:name="Table78.B" style:family="table-column">
      <style:table-column-properties style:column-width="0.0535in"/>
    </style:style>
    <style:style style:name="Table78.C" style:family="table-column">
      <style:table-column-properties style:column-width="0.2618in"/>
    </style:style>
    <style:style style:name="Table78.1" style:family="table-row">
      <style:table-row-properties fo:keep-together="auto"/>
    </style:style>
    <style:style style:name="Table78.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78.A2" style:family="table-cell">
      <style:table-cell-properties fo:background-color="#008000" fo:padding="0.0104in" fo:border-left="0.75pt solid #aaaaaa" fo:border-right="none" fo:border-top="none" fo:border-bottom="none">
        <style:background-image/>
      </style:table-cell-properties>
    </style:style>
    <style:style style:name="Table78.B2" style:family="table-cell">
      <style:table-cell-properties style:vertical-align="middle" fo:background-color="#008000" fo:padding="0.0104in" fo:border="none">
        <style:background-image/>
      </style:table-cell-properties>
    </style:style>
    <style:style style:name="Table78.C2" style:family="table-cell">
      <style:table-cell-properties fo:background-color="#008000" fo:padding="0.0104in" fo:border-left="none" fo:border-right="0.75pt solid #aaaaaa" fo:border-top="none" fo:border-bottom="none">
        <style:background-image/>
      </style:table-cell-properties>
    </style:style>
    <style:style style:name="Table78.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80" style:family="table">
      <style:table-properties style:width="0.7042in" fo:margin-left="0in" fo:margin-top="0in" fo:margin-bottom="0in" table:align="left" style:writing-mode="lr-tb"/>
    </style:style>
    <style:style style:name="Table80.A" style:family="table-column">
      <style:table-column-properties style:column-width="0.166in"/>
    </style:style>
    <style:style style:name="Table80.B" style:family="table-column">
      <style:table-column-properties style:column-width="0.5382in"/>
    </style:style>
    <style:style style:name="Table80.1" style:family="table-row">
      <style:table-row-properties fo:keep-together="auto"/>
    </style:style>
    <style:style style:name="Table80.A1" style:family="table-cell">
      <style:table-cell-properties style:vertical-align="middle" fo:padding-left="0.0104in" fo:padding-right="0.0104in" fo:padding-top="0in" fo:padding-bottom="0in" fo:border="none"/>
    </style:style>
    <style:style style:name="Table79" style:family="table">
      <style:table-properties style:width="0.5167in" fo:margin-left="0in" fo:margin-top="0in" fo:margin-bottom="0in" table:align="left" style:writing-mode="lr-tb"/>
    </style:style>
    <style:style style:name="Table79.A" style:family="table-column">
      <style:table-column-properties style:column-width="0.166in"/>
    </style:style>
    <style:style style:name="Table79.B" style:family="table-column">
      <style:table-column-properties style:column-width="0.3507in"/>
    </style:style>
    <style:style style:name="Table79.1" style:family="table-row">
      <style:table-row-properties fo:keep-together="auto"/>
    </style:style>
    <style:style style:name="Table79.A1" style:family="table-cell">
      <style:table-cell-properties style:vertical-align="middle" fo:padding-left="0.0104in" fo:padding-right="0.0104in" fo:padding-top="0in" fo:padding-bottom="0in" fo:border="none"/>
    </style:style>
    <style:style style:name="Table81" style:family="table">
      <style:table-properties style:width="0.6042in" fo:margin-left="0in" fo:margin-top="0in" fo:margin-bottom="0in" table:align="left" style:writing-mode="lr-tb"/>
    </style:style>
    <style:style style:name="Table81.A" style:family="table-column">
      <style:table-column-properties style:column-width="0.166in"/>
    </style:style>
    <style:style style:name="Table81.B" style:family="table-column">
      <style:table-column-properties style:column-width="0.4382in"/>
    </style:style>
    <style:style style:name="Table81.1" style:family="table-row">
      <style:table-row-properties fo:keep-together="auto"/>
    </style:style>
    <style:style style:name="Table81.A1" style:family="table-cell">
      <style:table-cell-properties style:vertical-align="middle" fo:padding-left="0.0104in" fo:padding-right="0.0104in" fo:padding-top="0in" fo:padding-bottom="0in" fo:border="none"/>
    </style:style>
    <style:style style:name="Table90" style:family="table">
      <style:table-properties style:width="2.8104in" fo:margin-top="0in" fo:margin-bottom="0in" table:align="center" style:writing-mode="lr-tb"/>
    </style:style>
    <style:style style:name="Table90.A" style:family="table-column">
      <style:table-column-properties style:column-width="1.0479in"/>
    </style:style>
    <style:style style:name="Table90.B" style:family="table-column">
      <style:table-column-properties style:column-width="0.7194in"/>
    </style:style>
    <style:style style:name="Table90.C" style:family="table-column">
      <style:table-column-properties style:column-width="1.0431in"/>
    </style:style>
    <style:style style:name="Table90.1" style:family="table-row">
      <style:table-row-properties fo:keep-together="auto"/>
    </style:style>
    <style:style style:name="Table90.A1" style:family="table-cell">
      <style:table-cell-properties fo:padding="0.0104in" fo:border="none"/>
    </style:style>
    <style:style style:name="Table90.B1" style:family="table-cell">
      <style:table-cell-properties style:vertical-align="middle" fo:padding="0.0104in" fo:border="none"/>
    </style:style>
    <style:style style:name="Table83" style:family="table">
      <style:table-properties style:width="0.7896in" fo:margin-left="0in" fo:margin-top="0in" fo:margin-bottom="0in" table:align="left" style:writing-mode="lr-tb"/>
    </style:style>
    <style:style style:name="Table83.A" style:family="table-column">
      <style:table-column-properties style:column-width="0.166in"/>
    </style:style>
    <style:style style:name="Table83.B" style:family="table-column">
      <style:table-column-properties style:column-width="0.6236in"/>
    </style:style>
    <style:style style:name="Table83.1" style:family="table-row">
      <style:table-row-properties fo:keep-together="auto"/>
    </style:style>
    <style:style style:name="Table83.A1" style:family="table-cell">
      <style:table-cell-properties style:vertical-align="middle" fo:padding-left="0.0104in" fo:padding-right="0.0104in" fo:padding-top="0in" fo:padding-bottom="0in" fo:border="none"/>
    </style:style>
    <style:style style:name="Table85" style:family="table">
      <style:table-properties style:width="0.9958in" fo:margin-left="0in" fo:margin-top="0in" fo:margin-bottom="0in" table:align="left" style:writing-mode="lr-tb"/>
    </style:style>
    <style:style style:name="Table85.A" style:family="table-column">
      <style:table-column-properties style:column-width="0.8292in"/>
    </style:style>
    <style:style style:name="Table85.B" style:family="table-column">
      <style:table-column-properties style:column-width="0.1667in"/>
    </style:style>
    <style:style style:name="Table85.1" style:family="table-row">
      <style:table-row-properties fo:keep-together="auto"/>
    </style:style>
    <style:style style:name="Table85.A1" style:family="table-cell">
      <style:table-cell-properties style:vertical-align="middle" fo:padding-left="0.0104in" fo:padding-right="0.0104in" fo:padding-top="0in" fo:padding-bottom="0in" fo:border="none"/>
    </style:style>
    <style:style style:name="Table84" style:family="table">
      <style:table-properties style:width="0.8083in" fo:margin-left="0in" fo:margin-top="0in" fo:margin-bottom="0in" table:align="left" style:writing-mode="lr-tb"/>
    </style:style>
    <style:style style:name="Table84.A" style:family="table-column">
      <style:table-column-properties style:column-width="0.166in"/>
    </style:style>
    <style:style style:name="Table84.B" style:family="table-column">
      <style:table-column-properties style:column-width="0.6424in"/>
    </style:style>
    <style:style style:name="Table84.1" style:family="table-row">
      <style:table-row-properties fo:keep-together="auto"/>
    </style:style>
    <style:style style:name="Table84.A1" style:family="table-cell">
      <style:table-cell-properties style:vertical-align="middle" fo:padding-left="0.0104in" fo:padding-right="0.0104in" fo:padding-top="0in" fo:padding-bottom="0in" fo:border="none"/>
    </style:style>
    <style:style style:name="Table86" style:family="table">
      <style:table-properties style:width="0.6667in" fo:margin-left="0in" fo:margin-top="0in" fo:margin-bottom="0in" table:align="left" fo:background-color="#008000" style:writing-mode="lr-tb">
        <style:background-image/>
      </style:table-properties>
    </style:style>
    <style:style style:name="Table86.A" style:family="table-column">
      <style:table-column-properties style:column-width="0.3514in"/>
    </style:style>
    <style:style style:name="Table86.B" style:family="table-column">
      <style:table-column-properties style:column-width="0.0535in"/>
    </style:style>
    <style:style style:name="Table86.C" style:family="table-column">
      <style:table-column-properties style:column-width="0.2618in"/>
    </style:style>
    <style:style style:name="Table86.1" style:family="table-row">
      <style:table-row-properties fo:keep-together="auto"/>
    </style:style>
    <style:style style:name="Table86.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86.A2" style:family="table-cell">
      <style:table-cell-properties fo:background-color="#008000" fo:padding="0.0104in" fo:border-left="0.75pt solid #aaaaaa" fo:border-right="none" fo:border-top="none" fo:border-bottom="none">
        <style:background-image/>
      </style:table-cell-properties>
    </style:style>
    <style:style style:name="Table86.B2" style:family="table-cell">
      <style:table-cell-properties style:vertical-align="middle" fo:background-color="#008000" fo:padding="0.0104in" fo:border="none">
        <style:background-image/>
      </style:table-cell-properties>
    </style:style>
    <style:style style:name="Table86.C2" style:family="table-cell">
      <style:table-cell-properties fo:background-color="#008000" fo:padding="0.0104in" fo:border-left="none" fo:border-right="0.75pt solid #aaaaaa" fo:border-top="none" fo:border-bottom="none">
        <style:background-image/>
      </style:table-cell-properties>
    </style:style>
    <style:style style:name="Table86.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88" style:family="table">
      <style:table-properties style:width="0.991in" fo:margin-left="0in" fo:margin-top="0in" fo:margin-bottom="0in" table:align="left" style:writing-mode="lr-tb"/>
    </style:style>
    <style:style style:name="Table88.A" style:family="table-column">
      <style:table-column-properties style:column-width="0.166in"/>
    </style:style>
    <style:style style:name="Table88.B" style:family="table-column">
      <style:table-column-properties style:column-width="0.825in"/>
    </style:style>
    <style:style style:name="Table88.1" style:family="table-row">
      <style:table-row-properties fo:keep-together="auto"/>
    </style:style>
    <style:style style:name="Table88.A1" style:family="table-cell">
      <style:table-cell-properties style:vertical-align="middle" fo:padding-left="0.0104in" fo:padding-right="0.0104in" fo:padding-top="0in" fo:padding-bottom="0in" fo:border="none"/>
    </style:style>
    <style:style style:name="Table87" style:family="table">
      <style:table-properties style:width="0.8035in" fo:margin-left="0in" fo:margin-top="0in" fo:margin-bottom="0in" table:align="left" style:writing-mode="lr-tb"/>
    </style:style>
    <style:style style:name="Table87.A" style:family="table-column">
      <style:table-column-properties style:column-width="0.166in"/>
    </style:style>
    <style:style style:name="Table87.B" style:family="table-column">
      <style:table-column-properties style:column-width="0.6375in"/>
    </style:style>
    <style:style style:name="Table87.1" style:family="table-row">
      <style:table-row-properties fo:keep-together="auto"/>
    </style:style>
    <style:style style:name="Table87.A1" style:family="table-cell">
      <style:table-cell-properties style:vertical-align="middle" fo:padding-left="0.0104in" fo:padding-right="0.0104in" fo:padding-top="0in" fo:padding-bottom="0in" fo:border="none"/>
    </style:style>
    <style:style style:name="Table89" style:family="table">
      <style:table-properties style:width="0.6833in" fo:margin-left="0in" fo:margin-top="0in" fo:margin-bottom="0in" table:align="left" style:writing-mode="lr-tb"/>
    </style:style>
    <style:style style:name="Table89.A" style:family="table-column">
      <style:table-column-properties style:column-width="0.166in"/>
    </style:style>
    <style:style style:name="Table89.B" style:family="table-column">
      <style:table-column-properties style:column-width="0.5174in"/>
    </style:style>
    <style:style style:name="Table89.1" style:family="table-row">
      <style:table-row-properties fo:keep-together="auto"/>
    </style:style>
    <style:style style:name="Table89.A1" style:family="table-cell">
      <style:table-cell-properties style:vertical-align="middle" fo:padding-left="0.0104in" fo:padding-right="0.0104in" fo:padding-top="0in" fo:padding-bottom="0in" fo:border="none"/>
    </style:style>
    <style:style style:name="Table98" style:family="table">
      <style:table-properties style:width="3.3424in" fo:margin-top="0in" fo:margin-bottom="0in" table:align="center" style:writing-mode="lr-tb"/>
    </style:style>
    <style:style style:name="Table98.A" style:family="table-column">
      <style:table-column-properties style:column-width="1.2188in"/>
    </style:style>
    <style:style style:name="Table98.B" style:family="table-column">
      <style:table-column-properties style:column-width="0.7194in"/>
    </style:style>
    <style:style style:name="Table98.C" style:family="table-column">
      <style:table-column-properties style:column-width="1.4042in"/>
    </style:style>
    <style:style style:name="Table98.1" style:family="table-row">
      <style:table-row-properties fo:keep-together="auto"/>
    </style:style>
    <style:style style:name="Table98.A1" style:family="table-cell">
      <style:table-cell-properties fo:padding="0.0104in" fo:border="none"/>
    </style:style>
    <style:style style:name="Table98.B1" style:family="table-cell">
      <style:table-cell-properties style:vertical-align="middle" fo:padding="0.0104in" fo:border="none"/>
    </style:style>
    <style:style style:name="Table91" style:family="table">
      <style:table-properties style:width="0.6833in" fo:margin-left="0in" fo:margin-top="0in" fo:margin-bottom="0in" table:align="left" style:writing-mode="lr-tb"/>
    </style:style>
    <style:style style:name="Table91.A" style:family="table-column">
      <style:table-column-properties style:column-width="0.166in"/>
    </style:style>
    <style:style style:name="Table91.B" style:family="table-column">
      <style:table-column-properties style:column-width="0.5174in"/>
    </style:style>
    <style:style style:name="Table91.1" style:family="table-row">
      <style:table-row-properties fo:keep-together="auto"/>
    </style:style>
    <style:style style:name="Table91.A1" style:family="table-cell">
      <style:table-cell-properties style:vertical-align="middle" fo:padding-left="0.0104in" fo:padding-right="0.0104in" fo:padding-top="0in" fo:padding-bottom="0in" fo:border="none"/>
    </style:style>
    <style:style style:name="Table93" style:family="table">
      <style:table-properties style:width="1.1667in" fo:margin-left="0in" fo:margin-top="0in" fo:margin-bottom="0in" table:align="left" style:writing-mode="lr-tb"/>
    </style:style>
    <style:style style:name="Table93.A" style:family="table-column">
      <style:table-column-properties style:column-width="1in"/>
    </style:style>
    <style:style style:name="Table93.B" style:family="table-column">
      <style:table-column-properties style:column-width="0.1667in"/>
    </style:style>
    <style:style style:name="Table93.1" style:family="table-row">
      <style:table-row-properties fo:keep-together="auto"/>
    </style:style>
    <style:style style:name="Table93.A1" style:family="table-cell">
      <style:table-cell-properties style:vertical-align="middle" fo:padding-left="0.0104in" fo:padding-right="0.0104in" fo:padding-top="0in" fo:padding-bottom="0in" fo:border="none"/>
    </style:style>
    <style:style style:name="Table92" style:family="table">
      <style:table-properties style:width="0.9792in" fo:margin-left="0in" fo:margin-top="0in" fo:margin-bottom="0in" table:align="left" style:writing-mode="lr-tb"/>
    </style:style>
    <style:style style:name="Table92.A" style:family="table-column">
      <style:table-column-properties style:column-width="0.166in"/>
    </style:style>
    <style:style style:name="Table92.B" style:family="table-column">
      <style:table-column-properties style:column-width="0.8132in"/>
    </style:style>
    <style:style style:name="Table92.1" style:family="table-row">
      <style:table-row-properties fo:keep-together="auto"/>
    </style:style>
    <style:style style:name="Table92.A1" style:family="table-cell">
      <style:table-cell-properties style:vertical-align="middle" fo:padding-left="0.0104in" fo:padding-right="0.0104in" fo:padding-top="0in" fo:padding-bottom="0in" fo:border="none"/>
    </style:style>
    <style:style style:name="Table94" style:family="table">
      <style:table-properties style:width="0.6667in" fo:margin-left="0in" fo:margin-top="0in" fo:margin-bottom="0in" table:align="left" fo:background-color="#008000" style:writing-mode="lr-tb">
        <style:background-image/>
      </style:table-properties>
    </style:style>
    <style:style style:name="Table94.A" style:family="table-column">
      <style:table-column-properties style:column-width="0.3514in"/>
    </style:style>
    <style:style style:name="Table94.B" style:family="table-column">
      <style:table-column-properties style:column-width="0.0535in"/>
    </style:style>
    <style:style style:name="Table94.C" style:family="table-column">
      <style:table-column-properties style:column-width="0.2618in"/>
    </style:style>
    <style:style style:name="Table94.1" style:family="table-row">
      <style:table-row-properties fo:keep-together="auto"/>
    </style:style>
    <style:style style:name="Table94.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94.A2" style:family="table-cell">
      <style:table-cell-properties fo:background-color="#008000" fo:padding="0.0104in" fo:border-left="0.75pt solid #aaaaaa" fo:border-right="none" fo:border-top="none" fo:border-bottom="none">
        <style:background-image/>
      </style:table-cell-properties>
    </style:style>
    <style:style style:name="Table94.B2" style:family="table-cell">
      <style:table-cell-properties style:vertical-align="middle" fo:background-color="#008000" fo:padding="0.0104in" fo:border="none">
        <style:background-image/>
      </style:table-cell-properties>
    </style:style>
    <style:style style:name="Table94.C2" style:family="table-cell">
      <style:table-cell-properties fo:background-color="#008000" fo:padding="0.0104in" fo:border-left="none" fo:border-right="0.75pt solid #aaaaaa" fo:border-top="none" fo:border-bottom="none">
        <style:background-image/>
      </style:table-cell-properties>
    </style:style>
    <style:style style:name="Table94.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96" style:family="table">
      <style:table-properties style:width="1.3521in" fo:margin-left="0in" fo:margin-top="0in" fo:margin-bottom="0in" table:align="left" style:writing-mode="lr-tb"/>
    </style:style>
    <style:style style:name="Table96.A" style:family="table-column">
      <style:table-column-properties style:column-width="0.166in"/>
    </style:style>
    <style:style style:name="Table96.B" style:family="table-column">
      <style:table-column-properties style:column-width="1.1861in"/>
    </style:style>
    <style:style style:name="Table96.1" style:family="table-row">
      <style:table-row-properties fo:keep-together="auto"/>
    </style:style>
    <style:style style:name="Table96.A1" style:family="table-cell">
      <style:table-cell-properties style:vertical-align="middle" fo:padding-left="0.0104in" fo:padding-right="0.0104in" fo:padding-top="0in" fo:padding-bottom="0in" fo:border="none"/>
    </style:style>
    <style:style style:name="Table95" style:family="table">
      <style:table-properties style:width="1.1646in" fo:margin-left="0in" fo:margin-top="0in" fo:margin-bottom="0in" table:align="left" style:writing-mode="lr-tb"/>
    </style:style>
    <style:style style:name="Table95.A" style:family="table-column">
      <style:table-column-properties style:column-width="0.166in"/>
    </style:style>
    <style:style style:name="Table95.B" style:family="table-column">
      <style:table-column-properties style:column-width="0.9986in"/>
    </style:style>
    <style:style style:name="Table95.1" style:family="table-row">
      <style:table-row-properties fo:keep-together="auto"/>
    </style:style>
    <style:style style:name="Table95.A1" style:family="table-cell">
      <style:table-cell-properties style:vertical-align="middle" fo:padding-left="0.0104in" fo:padding-right="0.0104in" fo:padding-top="0in" fo:padding-bottom="0in" fo:border="none"/>
    </style:style>
    <style:style style:name="Table97" style:family="table">
      <style:table-properties style:width="1.0535in" fo:margin-left="0in" fo:margin-top="0in" fo:margin-bottom="0in" table:align="left" style:writing-mode="lr-tb"/>
    </style:style>
    <style:style style:name="Table97.A" style:family="table-column">
      <style:table-column-properties style:column-width="0.166in"/>
    </style:style>
    <style:style style:name="Table97.B" style:family="table-column">
      <style:table-column-properties style:column-width="0.8875in"/>
    </style:style>
    <style:style style:name="Table97.1" style:family="table-row">
      <style:table-row-properties fo:keep-together="auto"/>
    </style:style>
    <style:style style:name="Table97.A1" style:family="table-cell">
      <style:table-cell-properties style:vertical-align="middle" fo:padding-left="0.0104in" fo:padding-right="0.0104in" fo:padding-top="0in" fo:padding-bottom="0in" fo:border="none"/>
    </style:style>
    <style:style style:name="Table99" style:family="table">
      <style:table-properties style:width="2.7708in" fo:margin-top="0in" fo:margin-bottom="0in" table:align="center" style:writing-mode="lr-tb"/>
    </style:style>
    <style:style style:name="Table99.A" style:family="table-column">
      <style:table-column-properties style:column-width="0.6979in"/>
    </style:style>
    <style:style style:name="Table99.B" style:family="table-column">
      <style:table-column-properties style:column-width="0.6875in"/>
    </style:style>
    <style:style style:name="Table99.C" style:family="table-column">
      <style:table-column-properties style:column-width="0.6868in"/>
    </style:style>
    <style:style style:name="Table99.D" style:family="table-column">
      <style:table-column-properties style:column-width="0.6986in"/>
    </style:style>
    <style:style style:name="Table99.1" style:family="table-row">
      <style:table-row-properties fo:keep-together="auto"/>
    </style:style>
    <style:style style:name="Table99.A1" style:family="table-cell">
      <style:table-cell-properties style:vertical-align="middle" fo:padding="0.0104in" fo:border="none"/>
    </style:style>
    <style:style style:name="Table100" style:family="table">
      <style:table-properties style:width="3.3333in" fo:margin-top="0in" fo:margin-bottom="0in" table:align="center" style:writing-mode="lr-tb"/>
    </style:style>
    <style:style style:name="Table100.A" style:family="table-column">
      <style:table-column-properties style:column-width="3.3333in"/>
    </style:style>
    <style:style style:name="Table100.1" style:family="table-row">
      <style:table-row-properties fo:keep-together="auto"/>
    </style:style>
    <style:style style:name="Table100.A1" style:family="table-cell">
      <style:table-cell-properties style:vertical-align="middle" fo:padding="0.0104in" fo:border="none"/>
    </style:style>
    <style:style style:name="Table108" style:family="table">
      <style:table-properties style:width="2.6285in" fo:margin-top="0in" fo:margin-bottom="0in" fo:break-before="page" table:align="center" style:writing-mode="lr-tb"/>
    </style:style>
    <style:style style:name="Table108.A" style:family="table-column">
      <style:table-column-properties style:column-width="0.9542in"/>
    </style:style>
    <style:style style:name="Table108.B" style:family="table-column">
      <style:table-column-properties style:column-width="0.7194in"/>
    </style:style>
    <style:style style:name="Table108.C" style:family="table-column">
      <style:table-column-properties style:column-width="0.9549in"/>
    </style:style>
    <style:style style:name="Table108.1" style:family="table-row">
      <style:table-row-properties fo:keep-together="auto"/>
    </style:style>
    <style:style style:name="Table108.A1" style:family="table-cell">
      <style:table-cell-properties fo:padding="0.0104in" fo:border="none"/>
    </style:style>
    <style:style style:name="Table108.B1" style:family="table-cell">
      <style:table-cell-properties style:vertical-align="middle" fo:padding="0.0104in" fo:border="none"/>
    </style:style>
    <style:style style:name="Table101" style:family="table">
      <style:table-properties style:width="0.8736in" fo:margin-left="0in" fo:margin-top="0in" fo:margin-bottom="0in" table:align="left" style:writing-mode="lr-tb"/>
    </style:style>
    <style:style style:name="Table101.A" style:family="table-column">
      <style:table-column-properties style:column-width="0.166in"/>
    </style:style>
    <style:style style:name="Table101.B" style:family="table-column">
      <style:table-column-properties style:column-width="0.7076in"/>
    </style:style>
    <style:style style:name="Table101.1" style:family="table-row">
      <style:table-row-properties fo:keep-together="auto"/>
    </style:style>
    <style:style style:name="Table101.A1" style:family="table-cell">
      <style:table-cell-properties style:vertical-align="middle" fo:padding-left="0.0104in" fo:padding-right="0.0104in" fo:padding-top="0in" fo:padding-bottom="0in" fo:border="none"/>
    </style:style>
    <style:style style:name="Table103" style:family="table">
      <style:table-properties style:width="0.9028in" fo:margin-left="0in" fo:margin-top="0in" fo:margin-bottom="0in" table:align="left" style:writing-mode="lr-tb"/>
    </style:style>
    <style:style style:name="Table103.A" style:family="table-column">
      <style:table-column-properties style:column-width="0.7361in"/>
    </style:style>
    <style:style style:name="Table103.B" style:family="table-column">
      <style:table-column-properties style:column-width="0.1667in"/>
    </style:style>
    <style:style style:name="Table103.1" style:family="table-row">
      <style:table-row-properties fo:keep-together="auto"/>
    </style:style>
    <style:style style:name="Table103.A1" style:family="table-cell">
      <style:table-cell-properties style:vertical-align="middle" fo:padding-left="0.0104in" fo:padding-right="0.0104in" fo:padding-top="0in" fo:padding-bottom="0in" fo:border="none"/>
    </style:style>
    <style:style style:name="Table102" style:family="table">
      <style:table-properties style:width="0.7153in" fo:margin-left="0in" fo:margin-top="0in" fo:margin-bottom="0in" table:align="left" style:writing-mode="lr-tb"/>
    </style:style>
    <style:style style:name="Table102.A" style:family="table-column">
      <style:table-column-properties style:column-width="0.166in"/>
    </style:style>
    <style:style style:name="Table102.B" style:family="table-column">
      <style:table-column-properties style:column-width="0.5493in"/>
    </style:style>
    <style:style style:name="Table102.1" style:family="table-row">
      <style:table-row-properties fo:keep-together="auto"/>
    </style:style>
    <style:style style:name="Table102.A1" style:family="table-cell">
      <style:table-cell-properties style:vertical-align="middle" fo:padding-left="0.0104in" fo:padding-right="0.0104in" fo:padding-top="0in" fo:padding-bottom="0in" fo:border="none"/>
    </style:style>
    <style:style style:name="Table104" style:family="table">
      <style:table-properties style:width="0.6667in" fo:margin-left="0in" fo:margin-top="0in" fo:margin-bottom="0in" table:align="left" fo:background-color="#008000" style:writing-mode="lr-tb">
        <style:background-image/>
      </style:table-properties>
    </style:style>
    <style:style style:name="Table104.A" style:family="table-column">
      <style:table-column-properties style:column-width="0.3764in"/>
    </style:style>
    <style:style style:name="Table104.B" style:family="table-column">
      <style:table-column-properties style:column-width="0.0597in"/>
    </style:style>
    <style:style style:name="Table104.C" style:family="table-column">
      <style:table-column-properties style:column-width="0.2306in"/>
    </style:style>
    <style:style style:name="Table104.1" style:family="table-row">
      <style:table-row-properties fo:keep-together="auto"/>
    </style:style>
    <style:style style:name="Table104.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104.A2" style:family="table-cell">
      <style:table-cell-properties fo:background-color="#008000" fo:padding="0.0104in" fo:border-left="0.75pt solid #aaaaaa" fo:border-right="none" fo:border-top="none" fo:border-bottom="none">
        <style:background-image/>
      </style:table-cell-properties>
    </style:style>
    <style:style style:name="Table104.B2" style:family="table-cell">
      <style:table-cell-properties style:vertical-align="middle" fo:background-color="#008000" fo:padding="0.0104in" fo:border="none">
        <style:background-image/>
      </style:table-cell-properties>
    </style:style>
    <style:style style:name="Table104.C2" style:family="table-cell">
      <style:table-cell-properties fo:background-color="#008000" fo:padding="0.0104in" fo:border-left="none" fo:border-right="0.75pt solid #aaaaaa" fo:border-top="none" fo:border-bottom="none">
        <style:background-image/>
      </style:table-cell-properties>
    </style:style>
    <style:style style:name="Table104.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106" style:family="table">
      <style:table-properties style:width="0.9028in" fo:margin-left="0in" fo:margin-top="0in" fo:margin-bottom="0in" table:align="left" style:writing-mode="lr-tb"/>
    </style:style>
    <style:style style:name="Table106.A" style:family="table-column">
      <style:table-column-properties style:column-width="0.166in"/>
    </style:style>
    <style:style style:name="Table106.B" style:family="table-column">
      <style:table-column-properties style:column-width="0.7368in"/>
    </style:style>
    <style:style style:name="Table106.1" style:family="table-row">
      <style:table-row-properties fo:keep-together="auto"/>
    </style:style>
    <style:style style:name="Table106.A1" style:family="table-cell">
      <style:table-cell-properties style:vertical-align="middle" fo:padding-left="0.0104in" fo:padding-right="0.0104in" fo:padding-top="0in" fo:padding-bottom="0in" fo:border="none"/>
    </style:style>
    <style:style style:name="Table105" style:family="table">
      <style:table-properties style:width="0.7153in" fo:margin-left="0in" fo:margin-top="0in" fo:margin-bottom="0in" table:align="left" style:writing-mode="lr-tb"/>
    </style:style>
    <style:style style:name="Table105.A" style:family="table-column">
      <style:table-column-properties style:column-width="0.166in"/>
    </style:style>
    <style:style style:name="Table105.B" style:family="table-column">
      <style:table-column-properties style:column-width="0.5493in"/>
    </style:style>
    <style:style style:name="Table105.1" style:family="table-row">
      <style:table-row-properties fo:keep-together="auto"/>
    </style:style>
    <style:style style:name="Table105.A1" style:family="table-cell">
      <style:table-cell-properties style:vertical-align="middle" fo:padding-left="0.0104in" fo:padding-right="0.0104in" fo:padding-top="0in" fo:padding-bottom="0in" fo:border="none"/>
    </style:style>
    <style:style style:name="Table107" style:family="table">
      <style:table-properties style:width="0.8035in" fo:margin-left="0in" fo:margin-top="0in" fo:margin-bottom="0in" table:align="left" style:writing-mode="lr-tb"/>
    </style:style>
    <style:style style:name="Table107.A" style:family="table-column">
      <style:table-column-properties style:column-width="0.166in"/>
    </style:style>
    <style:style style:name="Table107.B" style:family="table-column">
      <style:table-column-properties style:column-width="0.6375in"/>
    </style:style>
    <style:style style:name="Table107.1" style:family="table-row">
      <style:table-row-properties fo:keep-together="auto"/>
    </style:style>
    <style:style style:name="Table107.A1" style:family="table-cell">
      <style:table-cell-properties style:vertical-align="middle" fo:padding-left="0.0104in" fo:padding-right="0.0104in" fo:padding-top="0in" fo:padding-bottom="0in" fo:border="none"/>
    </style:style>
    <style:style style:name="Table109" style:family="table">
      <style:table-properties style:width="2.7708in" fo:margin-top="0in" fo:margin-bottom="0in" table:align="center" style:writing-mode="lr-tb"/>
    </style:style>
    <style:style style:name="Table109.A" style:family="table-column">
      <style:table-column-properties style:column-width="0.6979in"/>
    </style:style>
    <style:style style:name="Table109.B" style:family="table-column">
      <style:table-column-properties style:column-width="0.6875in"/>
    </style:style>
    <style:style style:name="Table109.C" style:family="table-column">
      <style:table-column-properties style:column-width="0.6868in"/>
    </style:style>
    <style:style style:name="Table109.D" style:family="table-column">
      <style:table-column-properties style:column-width="0.6986in"/>
    </style:style>
    <style:style style:name="Table109.1" style:family="table-row">
      <style:table-row-properties fo:keep-together="auto"/>
    </style:style>
    <style:style style:name="Table109.A1" style:family="table-cell">
      <style:table-cell-properties style:vertical-align="middle" fo:padding="0.0104in" fo:border="none"/>
    </style:style>
    <style:style style:name="Table110" style:family="table">
      <style:table-properties style:width="3.3333in" fo:margin-top="0in" fo:margin-bottom="0in" table:align="center" style:writing-mode="lr-tb"/>
    </style:style>
    <style:style style:name="Table110.A" style:family="table-column">
      <style:table-column-properties style:column-width="3.3333in"/>
    </style:style>
    <style:style style:name="Table110.1" style:family="table-row">
      <style:table-row-properties fo:keep-together="auto"/>
    </style:style>
    <style:style style:name="Table110.A1" style:family="table-cell">
      <style:table-cell-properties style:vertical-align="middle" fo:padding="0.0104in" fo:border="none"/>
    </style:style>
    <style:style style:name="Table118" style:family="table">
      <style:table-properties style:width="3.3382in" fo:margin-top="0in" fo:margin-bottom="0in" table:align="center" style:writing-mode="lr-tb"/>
    </style:style>
    <style:style style:name="Table118.A" style:family="table-column">
      <style:table-column-properties style:column-width="1.3625in"/>
    </style:style>
    <style:style style:name="Table118.B" style:family="table-column">
      <style:table-column-properties style:column-width="0.7194in"/>
    </style:style>
    <style:style style:name="Table118.C" style:family="table-column">
      <style:table-column-properties style:column-width="1.2563in"/>
    </style:style>
    <style:style style:name="Table118.1" style:family="table-row">
      <style:table-row-properties fo:keep-together="auto"/>
    </style:style>
    <style:style style:name="Table118.A1" style:family="table-cell">
      <style:table-cell-properties fo:padding="0.0104in" fo:border="none"/>
    </style:style>
    <style:style style:name="Table118.B1" style:family="table-cell">
      <style:table-cell-properties style:vertical-align="middle" fo:padding="0.0104in" fo:border="none"/>
    </style:style>
    <style:style style:name="Table111" style:family="table">
      <style:table-properties style:width="0.9146in" fo:margin-left="0in" fo:margin-top="0in" fo:margin-bottom="0in" table:align="left" style:writing-mode="lr-tb"/>
    </style:style>
    <style:style style:name="Table111.A" style:family="table-column">
      <style:table-column-properties style:column-width="0.166in"/>
    </style:style>
    <style:style style:name="Table111.B" style:family="table-column">
      <style:table-column-properties style:column-width="0.7486in"/>
    </style:style>
    <style:style style:name="Table111.1" style:family="table-row">
      <style:table-row-properties fo:keep-together="auto"/>
    </style:style>
    <style:style style:name="Table111.A1" style:family="table-cell">
      <style:table-cell-properties style:vertical-align="middle" fo:padding-left="0.0104in" fo:padding-right="0.0104in" fo:padding-top="0in" fo:padding-bottom="0in" fo:border="none"/>
    </style:style>
    <style:style style:name="Table113" style:family="table">
      <style:table-properties style:width="1.3104in" fo:margin-left="0in" fo:margin-top="0in" fo:margin-bottom="0in" table:align="left" style:writing-mode="lr-tb"/>
    </style:style>
    <style:style style:name="Table113.A" style:family="table-column">
      <style:table-column-properties style:column-width="1.1438in"/>
    </style:style>
    <style:style style:name="Table113.B" style:family="table-column">
      <style:table-column-properties style:column-width="0.1667in"/>
    </style:style>
    <style:style style:name="Table113.1" style:family="table-row">
      <style:table-row-properties fo:keep-together="auto"/>
    </style:style>
    <style:style style:name="Table113.A1" style:family="table-cell">
      <style:table-cell-properties style:vertical-align="middle" fo:padding-left="0.0104in" fo:padding-right="0.0104in" fo:padding-top="0in" fo:padding-bottom="0in" fo:border="none"/>
    </style:style>
    <style:style style:name="Table112" style:family="table">
      <style:table-properties style:width="1.1229in" fo:margin-left="0in" fo:margin-top="0in" fo:margin-bottom="0in" table:align="left" style:writing-mode="lr-tb"/>
    </style:style>
    <style:style style:name="Table112.A" style:family="table-column">
      <style:table-column-properties style:column-width="0.166in"/>
    </style:style>
    <style:style style:name="Table112.B" style:family="table-column">
      <style:table-column-properties style:column-width="0.9569in"/>
    </style:style>
    <style:style style:name="Table112.1" style:family="table-row">
      <style:table-row-properties fo:keep-together="auto"/>
    </style:style>
    <style:style style:name="Table112.A1" style:family="table-cell">
      <style:table-cell-properties style:vertical-align="middle" fo:padding-left="0.0104in" fo:padding-right="0.0104in" fo:padding-top="0in" fo:padding-bottom="0in" fo:border="none"/>
    </style:style>
    <style:style style:name="Table114" style:family="table">
      <style:table-properties style:width="0.6667in" fo:margin-left="0in" fo:margin-top="0in" fo:margin-bottom="0in" table:align="left" fo:background-color="#008000" style:writing-mode="lr-tb">
        <style:background-image/>
      </style:table-properties>
    </style:style>
    <style:style style:name="Table114.A" style:family="table-column">
      <style:table-column-properties style:column-width="0.3514in"/>
    </style:style>
    <style:style style:name="Table114.B" style:family="table-column">
      <style:table-column-properties style:column-width="0.0535in"/>
    </style:style>
    <style:style style:name="Table114.C" style:family="table-column">
      <style:table-column-properties style:column-width="0.2618in"/>
    </style:style>
    <style:style style:name="Table114.1" style:family="table-row">
      <style:table-row-properties fo:keep-together="auto"/>
    </style:style>
    <style:style style:name="Table114.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114.A2" style:family="table-cell">
      <style:table-cell-properties fo:background-color="#008000" fo:padding="0.0104in" fo:border-left="0.75pt solid #aaaaaa" fo:border-right="none" fo:border-top="none" fo:border-bottom="none">
        <style:background-image/>
      </style:table-cell-properties>
    </style:style>
    <style:style style:name="Table114.B2" style:family="table-cell">
      <style:table-cell-properties style:vertical-align="middle" fo:background-color="#008000" fo:padding="0.0104in" fo:border="none">
        <style:background-image/>
      </style:table-cell-properties>
    </style:style>
    <style:style style:name="Table114.C2" style:family="table-cell">
      <style:table-cell-properties fo:background-color="#008000" fo:padding="0.0104in" fo:border-left="none" fo:border-right="0.75pt solid #aaaaaa" fo:border-top="none" fo:border-bottom="none">
        <style:background-image/>
      </style:table-cell-properties>
    </style:style>
    <style:style style:name="Table114.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116" style:family="table">
      <style:table-properties style:width="1.2042in" fo:margin-left="0in" fo:margin-top="0in" fo:margin-bottom="0in" table:align="left" style:writing-mode="lr-tb"/>
    </style:style>
    <style:style style:name="Table116.A" style:family="table-column">
      <style:table-column-properties style:column-width="0.166in"/>
    </style:style>
    <style:style style:name="Table116.B" style:family="table-column">
      <style:table-column-properties style:column-width="1.0382in"/>
    </style:style>
    <style:style style:name="Table116.1" style:family="table-row">
      <style:table-row-properties fo:keep-together="auto"/>
    </style:style>
    <style:style style:name="Table116.A1" style:family="table-cell">
      <style:table-cell-properties style:vertical-align="middle" fo:padding-left="0.0104in" fo:padding-right="0.0104in" fo:padding-top="0in" fo:padding-bottom="0in" fo:border="none"/>
    </style:style>
    <style:style style:name="Table115" style:family="table">
      <style:table-properties style:width="1.0167in" fo:margin-left="0in" fo:margin-top="0in" fo:margin-bottom="0in" table:align="left" style:writing-mode="lr-tb"/>
    </style:style>
    <style:style style:name="Table115.A" style:family="table-column">
      <style:table-column-properties style:column-width="0.166in"/>
    </style:style>
    <style:style style:name="Table115.B" style:family="table-column">
      <style:table-column-properties style:column-width="0.8507in"/>
    </style:style>
    <style:style style:name="Table115.1" style:family="table-row">
      <style:table-row-properties fo:keep-together="auto"/>
    </style:style>
    <style:style style:name="Table115.A1" style:family="table-cell">
      <style:table-cell-properties style:vertical-align="middle" fo:padding-left="0.0104in" fo:padding-right="0.0104in" fo:padding-top="0in" fo:padding-bottom="0in" fo:border="none"/>
    </style:style>
    <style:style style:name="Table117" style:family="table">
      <style:table-properties style:width="0.7896in" fo:margin-left="0in" fo:margin-top="0in" fo:margin-bottom="0in" table:align="left" style:writing-mode="lr-tb"/>
    </style:style>
    <style:style style:name="Table117.A" style:family="table-column">
      <style:table-column-properties style:column-width="0.166in"/>
    </style:style>
    <style:style style:name="Table117.B" style:family="table-column">
      <style:table-column-properties style:column-width="0.6236in"/>
    </style:style>
    <style:style style:name="Table117.1" style:family="table-row">
      <style:table-row-properties fo:keep-together="auto"/>
    </style:style>
    <style:style style:name="Table117.A1" style:family="table-cell">
      <style:table-cell-properties style:vertical-align="middle" fo:padding-left="0.0104in" fo:padding-right="0.0104in" fo:padding-top="0in" fo:padding-bottom="0in" fo:border="none"/>
    </style:style>
    <style:style style:name="Table126" style:family="table">
      <style:table-properties style:width="3.1611in" fo:margin-top="0in" fo:margin-bottom="0in" fo:break-before="page" table:align="center" style:writing-mode="lr-tb"/>
    </style:style>
    <style:style style:name="Table126.A" style:family="table-column">
      <style:table-column-properties style:column-width="0.9674in"/>
    </style:style>
    <style:style style:name="Table126.B" style:family="table-column">
      <style:table-column-properties style:column-width="1.234in"/>
    </style:style>
    <style:style style:name="Table126.C" style:family="table-column">
      <style:table-column-properties style:column-width="0.9597in"/>
    </style:style>
    <style:style style:name="Table126.1" style:family="table-row">
      <style:table-row-properties fo:keep-together="auto"/>
    </style:style>
    <style:style style:name="Table126.A1" style:family="table-cell">
      <style:table-cell-properties fo:padding="0.0104in" fo:border="none"/>
    </style:style>
    <style:style style:name="Table126.B1" style:family="table-cell">
      <style:table-cell-properties style:vertical-align="middle" fo:padding="0.0104in" fo:border="none"/>
    </style:style>
    <style:style style:name="Table119" style:family="table">
      <style:table-properties style:width="1.1917in" fo:margin-left="0in" fo:margin-top="0in" fo:margin-bottom="0in" table:align="left" style:writing-mode="lr-tb"/>
    </style:style>
    <style:style style:name="Table119.A" style:family="table-column">
      <style:table-column-properties style:column-width="0.166in"/>
    </style:style>
    <style:style style:name="Table119.B" style:family="table-column">
      <style:table-column-properties style:column-width="1.0257in"/>
    </style:style>
    <style:style style:name="Table119.1" style:family="table-row">
      <style:table-row-properties fo:keep-together="auto"/>
    </style:style>
    <style:style style:name="Table119.A1" style:family="table-cell">
      <style:table-cell-properties style:vertical-align="middle" fo:padding-left="0.0104in" fo:padding-right="0.0104in" fo:padding-top="0in" fo:padding-bottom="0in" fo:border="none"/>
    </style:style>
    <style:style style:name="Table121" style:family="table">
      <style:table-properties style:width="0.916in" fo:margin-left="0in" fo:margin-top="0in" fo:margin-bottom="0in" table:align="left" style:writing-mode="lr-tb"/>
    </style:style>
    <style:style style:name="Table121.A" style:family="table-column">
      <style:table-column-properties style:column-width="0.7493in"/>
    </style:style>
    <style:style style:name="Table121.B" style:family="table-column">
      <style:table-column-properties style:column-width="0.1667in"/>
    </style:style>
    <style:style style:name="Table121.1" style:family="table-row">
      <style:table-row-properties fo:keep-together="auto"/>
    </style:style>
    <style:style style:name="Table121.A1" style:family="table-cell">
      <style:table-cell-properties style:vertical-align="middle" fo:padding-left="0.0104in" fo:padding-right="0.0104in" fo:padding-top="0in" fo:padding-bottom="0in" fo:border="none"/>
    </style:style>
    <style:style style:name="Table120" style:family="table">
      <style:table-properties style:width="0.7285in" fo:margin-left="0in" fo:margin-top="0in" fo:margin-bottom="0in" table:align="left" style:writing-mode="lr-tb"/>
    </style:style>
    <style:style style:name="Table120.A" style:family="table-column">
      <style:table-column-properties style:column-width="0.166in"/>
    </style:style>
    <style:style style:name="Table120.B" style:family="table-column">
      <style:table-column-properties style:column-width="0.5625in"/>
    </style:style>
    <style:style style:name="Table120.1" style:family="table-row">
      <style:table-row-properties fo:keep-together="auto"/>
    </style:style>
    <style:style style:name="Table120.A1" style:family="table-cell">
      <style:table-cell-properties style:vertical-align="middle" fo:padding-left="0.0104in" fo:padding-right="0.0104in" fo:padding-top="0in" fo:padding-bottom="0in" fo:border="none"/>
    </style:style>
    <style:style style:name="Table122" style:family="table">
      <style:table-properties style:width="0.6667in" fo:margin-left="0in" fo:margin-top="0in" fo:margin-bottom="0in" table:align="left" fo:background-color="#008000" style:writing-mode="lr-tb">
        <style:background-image/>
      </style:table-properties>
    </style:style>
    <style:style style:name="Table122.A" style:family="table-column">
      <style:table-column-properties style:column-width="0.3514in"/>
    </style:style>
    <style:style style:name="Table122.B" style:family="table-column">
      <style:table-column-properties style:column-width="0.0535in"/>
    </style:style>
    <style:style style:name="Table122.C" style:family="table-column">
      <style:table-column-properties style:column-width="0.2618in"/>
    </style:style>
    <style:style style:name="Table122.1" style:family="table-row">
      <style:table-row-properties fo:keep-together="auto"/>
    </style:style>
    <style:style style:name="Table122.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122.A2" style:family="table-cell">
      <style:table-cell-properties fo:background-color="#008000" fo:padding="0.0104in" fo:border-left="0.75pt solid #aaaaaa" fo:border-right="none" fo:border-top="none" fo:border-bottom="none">
        <style:background-image/>
      </style:table-cell-properties>
    </style:style>
    <style:style style:name="Table122.B2" style:family="table-cell">
      <style:table-cell-properties style:vertical-align="middle" fo:background-color="#008000" fo:padding="0.0104in" fo:border="none">
        <style:background-image/>
      </style:table-cell-properties>
    </style:style>
    <style:style style:name="Table122.C2" style:family="table-cell">
      <style:table-cell-properties fo:background-color="#008000" fo:padding="0.0104in" fo:border-left="none" fo:border-right="0.75pt solid #aaaaaa" fo:border-top="none" fo:border-bottom="none">
        <style:background-image/>
      </style:table-cell-properties>
    </style:style>
    <style:style style:name="Table122.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124" style:family="table">
      <style:table-properties style:width="0.8931in" fo:margin-left="0in" fo:margin-top="0in" fo:margin-bottom="0in" table:align="left" style:writing-mode="lr-tb"/>
    </style:style>
    <style:style style:name="Table124.A" style:family="table-column">
      <style:table-column-properties style:column-width="0.166in"/>
    </style:style>
    <style:style style:name="Table124.B" style:family="table-column">
      <style:table-column-properties style:column-width="0.7271in"/>
    </style:style>
    <style:style style:name="Table124.1" style:family="table-row">
      <style:table-row-properties fo:keep-together="auto"/>
    </style:style>
    <style:style style:name="Table124.A1" style:family="table-cell">
      <style:table-cell-properties style:vertical-align="middle" fo:padding-left="0.0104in" fo:padding-right="0.0104in" fo:padding-top="0in" fo:padding-bottom="0in" fo:border="none"/>
    </style:style>
    <style:style style:name="Table123" style:family="table">
      <style:table-properties style:width="0.7056in" fo:margin-left="0in" fo:margin-top="0in" fo:margin-bottom="0in" table:align="left" style:writing-mode="lr-tb"/>
    </style:style>
    <style:style style:name="Table123.A" style:family="table-column">
      <style:table-column-properties style:column-width="0.166in"/>
    </style:style>
    <style:style style:name="Table123.B" style:family="table-column">
      <style:table-column-properties style:column-width="0.5396in"/>
    </style:style>
    <style:style style:name="Table123.1" style:family="table-row">
      <style:table-row-properties fo:keep-together="auto"/>
    </style:style>
    <style:style style:name="Table123.A1" style:family="table-cell">
      <style:table-cell-properties style:vertical-align="middle" fo:padding-left="0.0104in" fo:padding-right="0.0104in" fo:padding-top="0in" fo:padding-bottom="0in" fo:border="none"/>
    </style:style>
    <style:style style:name="Table125" style:family="table">
      <style:table-properties style:width="0.825in" fo:margin-left="0in" fo:margin-top="0in" fo:margin-bottom="0in" table:align="left" style:writing-mode="lr-tb"/>
    </style:style>
    <style:style style:name="Table125.A" style:family="table-column">
      <style:table-column-properties style:column-width="0.166in"/>
    </style:style>
    <style:style style:name="Table125.B" style:family="table-column">
      <style:table-column-properties style:column-width="0.659in"/>
    </style:style>
    <style:style style:name="Table125.1" style:family="table-row">
      <style:table-row-properties fo:keep-together="auto"/>
    </style:style>
    <style:style style:name="Table125.A1" style:family="table-cell">
      <style:table-cell-properties style:vertical-align="middle" fo:padding-left="0.0104in" fo:padding-right="0.0104in" fo:padding-top="0in" fo:padding-bottom="0in" fo:border="none"/>
    </style:style>
    <style:style style:name="Table134" style:family="table">
      <style:table-properties style:width="2.9451in" fo:margin-top="0in" fo:margin-bottom="0in" table:align="center" style:writing-mode="lr-tb"/>
    </style:style>
    <style:style style:name="Table134.A" style:family="table-column">
      <style:table-column-properties style:column-width="1.1306in"/>
    </style:style>
    <style:style style:name="Table134.B" style:family="table-column">
      <style:table-column-properties style:column-width="0.7201in"/>
    </style:style>
    <style:style style:name="Table134.C" style:family="table-column">
      <style:table-column-properties style:column-width="1.0944in"/>
    </style:style>
    <style:style style:name="Table134.1" style:family="table-row">
      <style:table-row-properties fo:keep-together="auto"/>
    </style:style>
    <style:style style:name="Table134.A1" style:family="table-cell">
      <style:table-cell-properties fo:padding="0.0104in" fo:border="none"/>
    </style:style>
    <style:style style:name="Table134.B1" style:family="table-cell">
      <style:table-cell-properties style:vertical-align="middle" fo:padding="0.0104in" fo:border="none"/>
    </style:style>
    <style:style style:name="Table127" style:family="table">
      <style:table-properties style:width="0.7347in" fo:margin-left="0in" fo:margin-top="0in" fo:margin-bottom="0in" table:align="left" style:writing-mode="lr-tb"/>
    </style:style>
    <style:style style:name="Table127.A" style:family="table-column">
      <style:table-column-properties style:column-width="0.166in"/>
    </style:style>
    <style:style style:name="Table127.B" style:family="table-column">
      <style:table-column-properties style:column-width="0.5688in"/>
    </style:style>
    <style:style style:name="Table127.1" style:family="table-row">
      <style:table-row-properties fo:keep-together="auto"/>
    </style:style>
    <style:style style:name="Table127.A1" style:family="table-cell">
      <style:table-cell-properties style:vertical-align="middle" fo:padding-left="0.0104in" fo:padding-right="0.0104in" fo:padding-top="0in" fo:padding-bottom="0in" fo:border="none"/>
    </style:style>
    <style:style style:name="Table129" style:family="table">
      <style:table-properties style:width="1.0792in" fo:margin-left="0in" fo:margin-top="0in" fo:margin-bottom="0in" table:align="left" style:writing-mode="lr-tb"/>
    </style:style>
    <style:style style:name="Table129.A" style:family="table-column">
      <style:table-column-properties style:column-width="0.9125in"/>
    </style:style>
    <style:style style:name="Table129.B" style:family="table-column">
      <style:table-column-properties style:column-width="0.1667in"/>
    </style:style>
    <style:style style:name="Table129.1" style:family="table-row">
      <style:table-row-properties fo:keep-together="auto"/>
    </style:style>
    <style:style style:name="Table129.A1" style:family="table-cell">
      <style:table-cell-properties style:vertical-align="middle" fo:padding-left="0.0104in" fo:padding-right="0.0104in" fo:padding-top="0in" fo:padding-bottom="0in" fo:border="none"/>
    </style:style>
    <style:style style:name="Table128" style:family="table">
      <style:table-properties style:width="0.8917in" fo:margin-left="0in" fo:margin-top="0in" fo:margin-bottom="0in" table:align="left" style:writing-mode="lr-tb"/>
    </style:style>
    <style:style style:name="Table128.A" style:family="table-column">
      <style:table-column-properties style:column-width="0.166in"/>
    </style:style>
    <style:style style:name="Table128.B" style:family="table-column">
      <style:table-column-properties style:column-width="0.7257in"/>
    </style:style>
    <style:style style:name="Table128.1" style:family="table-row">
      <style:table-row-properties fo:keep-together="auto"/>
    </style:style>
    <style:style style:name="Table128.A1" style:family="table-cell">
      <style:table-cell-properties style:vertical-align="middle" fo:padding-left="0.0104in" fo:padding-right="0.0104in" fo:padding-top="0in" fo:padding-bottom="0in" fo:border="none"/>
    </style:style>
    <style:style style:name="Table130" style:family="table">
      <style:table-properties style:width="0.6667in" fo:margin-left="0in" fo:margin-top="0in" fo:margin-bottom="0in" table:align="left" fo:background-color="#008000" style:writing-mode="lr-tb">
        <style:background-image/>
      </style:table-properties>
    </style:style>
    <style:style style:name="Table130.A" style:family="table-column">
      <style:table-column-properties style:column-width="0.3514in"/>
    </style:style>
    <style:style style:name="Table130.B" style:family="table-column">
      <style:table-column-properties style:column-width="0.0535in"/>
    </style:style>
    <style:style style:name="Table130.C" style:family="table-column">
      <style:table-column-properties style:column-width="0.2618in"/>
    </style:style>
    <style:style style:name="Table130.1" style:family="table-row">
      <style:table-row-properties fo:keep-together="auto"/>
    </style:style>
    <style:style style:name="Table130.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130.A2" style:family="table-cell">
      <style:table-cell-properties fo:background-color="#008000" fo:padding="0.0104in" fo:border-left="0.75pt solid #aaaaaa" fo:border-right="none" fo:border-top="none" fo:border-bottom="none">
        <style:background-image/>
      </style:table-cell-properties>
    </style:style>
    <style:style style:name="Table130.B2" style:family="table-cell">
      <style:table-cell-properties style:vertical-align="middle" fo:background-color="#008000" fo:padding="0.0104in" fo:border="none">
        <style:background-image/>
      </style:table-cell-properties>
    </style:style>
    <style:style style:name="Table130.C2" style:family="table-cell">
      <style:table-cell-properties fo:background-color="#008000" fo:padding="0.0104in" fo:border-left="none" fo:border-right="0.75pt solid #aaaaaa" fo:border-top="none" fo:border-bottom="none">
        <style:background-image/>
      </style:table-cell-properties>
    </style:style>
    <style:style style:name="Table130.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132" style:family="table">
      <style:table-properties style:width="1.0424in" fo:margin-left="0in" fo:margin-top="0in" fo:margin-bottom="0in" table:align="left" style:writing-mode="lr-tb"/>
    </style:style>
    <style:style style:name="Table132.A" style:family="table-column">
      <style:table-column-properties style:column-width="0.166in"/>
    </style:style>
    <style:style style:name="Table132.B" style:family="table-column">
      <style:table-column-properties style:column-width="0.8764in"/>
    </style:style>
    <style:style style:name="Table132.1" style:family="table-row">
      <style:table-row-properties fo:keep-together="auto"/>
    </style:style>
    <style:style style:name="Table132.A1" style:family="table-cell">
      <style:table-cell-properties style:vertical-align="middle" fo:padding-left="0.0104in" fo:padding-right="0.0104in" fo:padding-top="0in" fo:padding-bottom="0in" fo:border="none"/>
    </style:style>
    <style:style style:name="Table131" style:family="table">
      <style:table-properties style:width="0.8549in" fo:margin-left="0in" fo:margin-top="0in" fo:margin-bottom="0in" table:align="left" style:writing-mode="lr-tb"/>
    </style:style>
    <style:style style:name="Table131.A" style:family="table-column">
      <style:table-column-properties style:column-width="0.166in"/>
    </style:style>
    <style:style style:name="Table131.B" style:family="table-column">
      <style:table-column-properties style:column-width="0.6889in"/>
    </style:style>
    <style:style style:name="Table131.1" style:family="table-row">
      <style:table-row-properties fo:keep-together="auto"/>
    </style:style>
    <style:style style:name="Table131.A1" style:family="table-cell">
      <style:table-cell-properties style:vertical-align="middle" fo:padding-left="0.0104in" fo:padding-right="0.0104in" fo:padding-top="0in" fo:padding-bottom="0in" fo:border="none"/>
    </style:style>
    <style:style style:name="Table133" style:family="table">
      <style:table-properties style:width="1.0125in" fo:margin-left="0in" fo:margin-top="0in" fo:margin-bottom="0in" table:align="left" style:writing-mode="lr-tb"/>
    </style:style>
    <style:style style:name="Table133.A" style:family="table-column">
      <style:table-column-properties style:column-width="0.166in"/>
    </style:style>
    <style:style style:name="Table133.B" style:family="table-column">
      <style:table-column-properties style:column-width="0.8465in"/>
    </style:style>
    <style:style style:name="Table133.1" style:family="table-row">
      <style:table-row-properties fo:keep-together="auto"/>
    </style:style>
    <style:style style:name="Table133.A1" style:family="table-cell">
      <style:table-cell-properties style:vertical-align="middle" fo:padding-left="0.0104in" fo:padding-right="0.0104in" fo:padding-top="0in" fo:padding-bottom="0in" fo:border="none"/>
    </style:style>
    <style:style style:name="Table142" style:family="table">
      <style:table-properties style:width="2.9354in" fo:margin-top="0in" fo:margin-bottom="0in" table:align="center" style:writing-mode="lr-tb"/>
    </style:style>
    <style:style style:name="Table142.A" style:family="table-column">
      <style:table-column-properties style:column-width="1.2563in"/>
    </style:style>
    <style:style style:name="Table142.B" style:family="table-column">
      <style:table-column-properties style:column-width="0.7188in"/>
    </style:style>
    <style:style style:name="Table142.C" style:family="table-column">
      <style:table-column-properties style:column-width="0.9604in"/>
    </style:style>
    <style:style style:name="Table142.1" style:family="table-row">
      <style:table-row-properties fo:keep-together="auto"/>
    </style:style>
    <style:style style:name="Table142.A1" style:family="table-cell">
      <style:table-cell-properties fo:padding="0.0104in" fo:border="none"/>
    </style:style>
    <style:style style:name="Table142.B1" style:family="table-cell">
      <style:table-cell-properties style:vertical-align="middle" fo:padding="0.0104in" fo:border="none"/>
    </style:style>
    <style:style style:name="Table135" style:family="table">
      <style:table-properties style:width="0.7667in" fo:margin-left="0in" fo:margin-top="0in" fo:margin-bottom="0in" table:align="left" style:writing-mode="lr-tb"/>
    </style:style>
    <style:style style:name="Table135.A" style:family="table-column">
      <style:table-column-properties style:column-width="0.166in"/>
    </style:style>
    <style:style style:name="Table135.B" style:family="table-column">
      <style:table-column-properties style:column-width="0.6007in"/>
    </style:style>
    <style:style style:name="Table135.1" style:family="table-row">
      <style:table-row-properties fo:keep-together="auto"/>
    </style:style>
    <style:style style:name="Table135.A1" style:family="table-cell">
      <style:table-cell-properties style:vertical-align="middle" fo:padding-left="0.0104in" fo:padding-right="0.0104in" fo:padding-top="0in" fo:padding-bottom="0in" fo:border="none"/>
    </style:style>
    <style:style style:name="Table137" style:family="table">
      <style:table-properties style:width="1.2042in" fo:margin-left="0in" fo:margin-top="0in" fo:margin-bottom="0in" table:align="left" style:writing-mode="lr-tb"/>
    </style:style>
    <style:style style:name="Table137.A" style:family="table-column">
      <style:table-column-properties style:column-width="1.0375in"/>
    </style:style>
    <style:style style:name="Table137.B" style:family="table-column">
      <style:table-column-properties style:column-width="0.1667in"/>
    </style:style>
    <style:style style:name="Table137.1" style:family="table-row">
      <style:table-row-properties fo:keep-together="auto"/>
    </style:style>
    <style:style style:name="Table137.A1" style:family="table-cell">
      <style:table-cell-properties style:vertical-align="middle" fo:padding-left="0.0104in" fo:padding-right="0.0104in" fo:padding-top="0in" fo:padding-bottom="0in" fo:border="none"/>
    </style:style>
    <style:style style:name="Table136" style:family="table">
      <style:table-properties style:width="1.0167in" fo:margin-left="0in" fo:margin-top="0in" fo:margin-bottom="0in" table:align="left" style:writing-mode="lr-tb"/>
    </style:style>
    <style:style style:name="Table136.A" style:family="table-column">
      <style:table-column-properties style:column-width="0.166in"/>
    </style:style>
    <style:style style:name="Table136.B" style:family="table-column">
      <style:table-column-properties style:column-width="0.8507in"/>
    </style:style>
    <style:style style:name="Table136.1" style:family="table-row">
      <style:table-row-properties fo:keep-together="auto"/>
    </style:style>
    <style:style style:name="Table136.A1" style:family="table-cell">
      <style:table-cell-properties style:vertical-align="middle" fo:padding-left="0.0104in" fo:padding-right="0.0104in" fo:padding-top="0in" fo:padding-bottom="0in" fo:border="none"/>
    </style:style>
    <style:style style:name="Table138" style:family="table">
      <style:table-properties style:width="0.6667in" fo:margin-left="0in" fo:margin-top="0in" fo:margin-bottom="0in" table:align="left" fo:background-color="#008000" style:writing-mode="lr-tb">
        <style:background-image/>
      </style:table-properties>
    </style:style>
    <style:style style:name="Table138.A" style:family="table-column">
      <style:table-column-properties style:column-width="0.3514in"/>
    </style:style>
    <style:style style:name="Table138.B" style:family="table-column">
      <style:table-column-properties style:column-width="0.0535in"/>
    </style:style>
    <style:style style:name="Table138.C" style:family="table-column">
      <style:table-column-properties style:column-width="0.2618in"/>
    </style:style>
    <style:style style:name="Table138.1" style:family="table-row">
      <style:table-row-properties fo:keep-together="auto"/>
    </style:style>
    <style:style style:name="Table138.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138.A2" style:family="table-cell">
      <style:table-cell-properties fo:background-color="#008000" fo:padding="0.0104in" fo:border-left="0.75pt solid #aaaaaa" fo:border-right="none" fo:border-top="none" fo:border-bottom="none">
        <style:background-image/>
      </style:table-cell-properties>
    </style:style>
    <style:style style:name="Table138.B2" style:family="table-cell">
      <style:table-cell-properties style:vertical-align="middle" fo:background-color="#008000" fo:padding="0.0104in" fo:border="none">
        <style:background-image/>
      </style:table-cell-properties>
    </style:style>
    <style:style style:name="Table138.C2" style:family="table-cell">
      <style:table-cell-properties fo:background-color="#008000" fo:padding="0.0104in" fo:border-left="none" fo:border-right="0.75pt solid #aaaaaa" fo:border-top="none" fo:border-bottom="none">
        <style:background-image/>
      </style:table-cell-properties>
    </style:style>
    <style:style style:name="Table138.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140" style:family="table">
      <style:table-properties style:width="0.9076in" fo:margin-left="0in" fo:margin-top="0in" fo:margin-bottom="0in" table:align="left" style:writing-mode="lr-tb"/>
    </style:style>
    <style:style style:name="Table140.A" style:family="table-column">
      <style:table-column-properties style:column-width="0.166in"/>
    </style:style>
    <style:style style:name="Table140.B" style:family="table-column">
      <style:table-column-properties style:column-width="0.7417in"/>
    </style:style>
    <style:style style:name="Table140.1" style:family="table-row">
      <style:table-row-properties fo:keep-together="auto"/>
    </style:style>
    <style:style style:name="Table140.A1" style:family="table-cell">
      <style:table-cell-properties style:vertical-align="middle" fo:padding-left="0.0104in" fo:padding-right="0.0104in" fo:padding-top="0in" fo:padding-bottom="0in" fo:border="none"/>
    </style:style>
    <style:style style:name="Table139" style:family="table">
      <style:table-properties style:width="0.7201in" fo:margin-left="0in" fo:margin-top="0in" fo:margin-bottom="0in" table:align="left" style:writing-mode="lr-tb"/>
    </style:style>
    <style:style style:name="Table139.A" style:family="table-column">
      <style:table-column-properties style:column-width="0.166in"/>
    </style:style>
    <style:style style:name="Table139.B" style:family="table-column">
      <style:table-column-properties style:column-width="0.5542in"/>
    </style:style>
    <style:style style:name="Table139.1" style:family="table-row">
      <style:table-row-properties fo:keep-together="auto"/>
    </style:style>
    <style:style style:name="Table139.A1" style:family="table-cell">
      <style:table-cell-properties style:vertical-align="middle" fo:padding-left="0.0104in" fo:padding-right="0.0104in" fo:padding-top="0in" fo:padding-bottom="0in" fo:border="none"/>
    </style:style>
    <style:style style:name="Table141" style:family="table">
      <style:table-properties style:width="0.7896in" fo:margin-left="0in" fo:margin-top="0in" fo:margin-bottom="0in" table:align="left" style:writing-mode="lr-tb"/>
    </style:style>
    <style:style style:name="Table141.A" style:family="table-column">
      <style:table-column-properties style:column-width="0.166in"/>
    </style:style>
    <style:style style:name="Table141.B" style:family="table-column">
      <style:table-column-properties style:column-width="0.6236in"/>
    </style:style>
    <style:style style:name="Table141.1" style:family="table-row">
      <style:table-row-properties fo:keep-together="auto"/>
    </style:style>
    <style:style style:name="Table141.A1" style:family="table-cell">
      <style:table-cell-properties style:vertical-align="middle" fo:padding-left="0.0104in" fo:padding-right="0.0104in" fo:padding-top="0in" fo:padding-bottom="0in" fo:border="none"/>
    </style:style>
    <style:style style:name="Table150" style:family="table">
      <style:table-properties style:width="2.9583in" fo:margin-top="0in" fo:margin-bottom="0in" table:align="center" style:writing-mode="lr-tb"/>
    </style:style>
    <style:style style:name="Table150.A" style:family="table-column">
      <style:table-column-properties style:column-width="1.0292in"/>
    </style:style>
    <style:style style:name="Table150.B" style:family="table-column">
      <style:table-column-properties style:column-width="0.7188in"/>
    </style:style>
    <style:style style:name="Table150.C" style:family="table-column">
      <style:table-column-properties style:column-width="1.2104in"/>
    </style:style>
    <style:style style:name="Table150.1" style:family="table-row">
      <style:table-row-properties fo:keep-together="auto"/>
    </style:style>
    <style:style style:name="Table150.A1" style:family="table-cell">
      <style:table-cell-properties fo:padding="0.0104in" fo:border="none"/>
    </style:style>
    <style:style style:name="Table150.B1" style:family="table-cell">
      <style:table-cell-properties style:vertical-align="middle" fo:padding="0.0104in" fo:border="none"/>
    </style:style>
    <style:style style:name="Table143" style:family="table">
      <style:table-properties style:width="0.9146in" fo:margin-left="0in" fo:margin-top="0in" fo:margin-bottom="0in" table:align="left" style:writing-mode="lr-tb"/>
    </style:style>
    <style:style style:name="Table143.A" style:family="table-column">
      <style:table-column-properties style:column-width="0.166in"/>
    </style:style>
    <style:style style:name="Table143.B" style:family="table-column">
      <style:table-column-properties style:column-width="0.7486in"/>
    </style:style>
    <style:style style:name="Table143.1" style:family="table-row">
      <style:table-row-properties fo:keep-together="auto"/>
    </style:style>
    <style:style style:name="Table143.A1" style:family="table-cell">
      <style:table-cell-properties style:vertical-align="middle" fo:padding-left="0.0104in" fo:padding-right="0.0104in" fo:padding-top="0in" fo:padding-bottom="0in" fo:border="none"/>
    </style:style>
    <style:style style:name="Table143.B3" style:family="table-cell">
      <style:table-cell-properties fo:padding-left="0.0104in" fo:padding-right="0.0104in" fo:padding-top="0in" fo:padding-bottom="0in" fo:border="none"/>
    </style:style>
    <style:style style:name="Table145" style:family="table">
      <style:table-properties style:width="0.9542in" fo:margin-left="0in" fo:margin-top="0in" fo:margin-bottom="0in" table:align="left" style:writing-mode="lr-tb"/>
    </style:style>
    <style:style style:name="Table145.A" style:family="table-column">
      <style:table-column-properties style:column-width="0.7875in"/>
    </style:style>
    <style:style style:name="Table145.B" style:family="table-column">
      <style:table-column-properties style:column-width="0.1667in"/>
    </style:style>
    <style:style style:name="Table145.1" style:family="table-row">
      <style:table-row-properties fo:keep-together="auto"/>
    </style:style>
    <style:style style:name="Table145.A1" style:family="table-cell">
      <style:table-cell-properties style:vertical-align="middle" fo:padding-left="0.0104in" fo:padding-right="0.0104in" fo:padding-top="0in" fo:padding-bottom="0in" fo:border="none"/>
    </style:style>
    <style:style style:name="Table144" style:family="table">
      <style:table-properties style:width="0.7667in" fo:margin-left="0in" fo:margin-top="0in" fo:margin-bottom="0in" table:align="left" style:writing-mode="lr-tb"/>
    </style:style>
    <style:style style:name="Table144.A" style:family="table-column">
      <style:table-column-properties style:column-width="0.166in"/>
    </style:style>
    <style:style style:name="Table144.B" style:family="table-column">
      <style:table-column-properties style:column-width="0.6007in"/>
    </style:style>
    <style:style style:name="Table144.1" style:family="table-row">
      <style:table-row-properties fo:keep-together="auto"/>
    </style:style>
    <style:style style:name="Table144.A1" style:family="table-cell">
      <style:table-cell-properties style:vertical-align="middle" fo:padding-left="0.0104in" fo:padding-right="0.0104in" fo:padding-top="0in" fo:padding-bottom="0in" fo:border="none"/>
    </style:style>
    <style:style style:name="Table146" style:family="table">
      <style:table-properties style:width="0.6667in" fo:margin-left="0in" fo:margin-top="0in" fo:margin-bottom="0in" table:align="left" fo:background-color="#008000" style:writing-mode="lr-tb">
        <style:background-image/>
      </style:table-properties>
    </style:style>
    <style:style style:name="Table146.A" style:family="table-column">
      <style:table-column-properties style:column-width="0.3514in"/>
    </style:style>
    <style:style style:name="Table146.B" style:family="table-column">
      <style:table-column-properties style:column-width="0.0535in"/>
    </style:style>
    <style:style style:name="Table146.C" style:family="table-column">
      <style:table-column-properties style:column-width="0.2618in"/>
    </style:style>
    <style:style style:name="Table146.1" style:family="table-row">
      <style:table-row-properties fo:keep-together="auto"/>
    </style:style>
    <style:style style:name="Table146.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146.A2" style:family="table-cell">
      <style:table-cell-properties fo:background-color="#008000" fo:padding="0.0104in" fo:border-left="0.75pt solid #aaaaaa" fo:border-right="none" fo:border-top="none" fo:border-bottom="none">
        <style:background-image/>
      </style:table-cell-properties>
    </style:style>
    <style:style style:name="Table146.B2" style:family="table-cell">
      <style:table-cell-properties style:vertical-align="middle" fo:background-color="#008000" fo:padding="0.0104in" fo:border="none">
        <style:background-image/>
      </style:table-cell-properties>
    </style:style>
    <style:style style:name="Table146.C2" style:family="table-cell">
      <style:table-cell-properties fo:background-color="#008000" fo:padding="0.0104in" fo:border-left="none" fo:border-right="0.75pt solid #aaaaaa" fo:border-top="none" fo:border-bottom="none">
        <style:background-image/>
      </style:table-cell-properties>
    </style:style>
    <style:style style:name="Table146.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148" style:family="table">
      <style:table-properties style:width="1.1576in" fo:margin-left="0in" fo:margin-top="0in" fo:margin-bottom="0in" table:align="left" style:writing-mode="lr-tb"/>
    </style:style>
    <style:style style:name="Table148.A" style:family="table-column">
      <style:table-column-properties style:column-width="0.166in"/>
    </style:style>
    <style:style style:name="Table148.B" style:family="table-column">
      <style:table-column-properties style:column-width="0.9917in"/>
    </style:style>
    <style:style style:name="Table148.1" style:family="table-row">
      <style:table-row-properties fo:keep-together="auto"/>
    </style:style>
    <style:style style:name="Table148.A1" style:family="table-cell">
      <style:table-cell-properties style:vertical-align="middle" fo:padding-left="0.0104in" fo:padding-right="0.0104in" fo:padding-top="0in" fo:padding-bottom="0in" fo:border="none"/>
    </style:style>
    <style:style style:name="Table147" style:family="table">
      <style:table-properties style:width="0.9701in" fo:margin-left="0in" fo:margin-top="0in" fo:margin-bottom="0in" table:align="left" style:writing-mode="lr-tb"/>
    </style:style>
    <style:style style:name="Table147.A" style:family="table-column">
      <style:table-column-properties style:column-width="0.166in"/>
    </style:style>
    <style:style style:name="Table147.B" style:family="table-column">
      <style:table-column-properties style:column-width="0.8042in"/>
    </style:style>
    <style:style style:name="Table147.1" style:family="table-row">
      <style:table-row-properties fo:keep-together="auto"/>
    </style:style>
    <style:style style:name="Table147.A1" style:family="table-cell">
      <style:table-cell-properties style:vertical-align="middle" fo:padding-left="0.0104in" fo:padding-right="0.0104in" fo:padding-top="0in" fo:padding-bottom="0in" fo:border="none"/>
    </style:style>
    <style:style style:name="Table149" style:family="table">
      <style:table-properties style:width="0.8035in" fo:margin-left="0in" fo:margin-top="0in" fo:margin-bottom="0in" table:align="left" style:writing-mode="lr-tb"/>
    </style:style>
    <style:style style:name="Table149.A" style:family="table-column">
      <style:table-column-properties style:column-width="0.166in"/>
    </style:style>
    <style:style style:name="Table149.B" style:family="table-column">
      <style:table-column-properties style:column-width="0.6375in"/>
    </style:style>
    <style:style style:name="Table149.1" style:family="table-row">
      <style:table-row-properties fo:keep-together="auto"/>
    </style:style>
    <style:style style:name="Table149.A1" style:family="table-cell">
      <style:table-cell-properties style:vertical-align="middle" fo:padding-left="0.0104in" fo:padding-right="0.0104in" fo:padding-top="0in" fo:padding-bottom="0in" fo:border="none"/>
    </style:style>
    <style:style style:name="Table158" style:family="table">
      <style:table-properties style:width="2.8285in" fo:margin-top="0in" fo:margin-bottom="0in" table:align="center" style:writing-mode="lr-tb"/>
    </style:style>
    <style:style style:name="Table158.A" style:family="table-column">
      <style:table-column-properties style:column-width="1.066in"/>
    </style:style>
    <style:style style:name="Table158.B" style:family="table-column">
      <style:table-column-properties style:column-width="0.7194in"/>
    </style:style>
    <style:style style:name="Table158.C" style:family="table-column">
      <style:table-column-properties style:column-width="1.0431in"/>
    </style:style>
    <style:style style:name="Table158.1" style:family="table-row">
      <style:table-row-properties fo:keep-together="auto"/>
    </style:style>
    <style:style style:name="Table158.A1" style:family="table-cell">
      <style:table-cell-properties fo:padding="0.0104in" fo:border="none"/>
    </style:style>
    <style:style style:name="Table158.B1" style:family="table-cell">
      <style:table-cell-properties style:vertical-align="middle" fo:padding="0.0104in" fo:border="none"/>
    </style:style>
    <style:style style:name="Table151" style:family="table">
      <style:table-properties style:width="0.9701in" fo:margin-left="0in" fo:margin-top="0in" fo:margin-bottom="0in" table:align="left" style:writing-mode="lr-tb"/>
    </style:style>
    <style:style style:name="Table151.A" style:family="table-column">
      <style:table-column-properties style:column-width="0.166in"/>
    </style:style>
    <style:style style:name="Table151.B" style:family="table-column">
      <style:table-column-properties style:column-width="0.8042in"/>
    </style:style>
    <style:style style:name="Table151.1" style:family="table-row">
      <style:table-row-properties fo:keep-together="auto"/>
    </style:style>
    <style:style style:name="Table151.A1" style:family="table-cell">
      <style:table-cell-properties style:vertical-align="middle" fo:padding-left="0.0104in" fo:padding-right="0.0104in" fo:padding-top="0in" fo:padding-bottom="0in" fo:border="none"/>
    </style:style>
    <style:style style:name="Table153" style:family="table">
      <style:table-properties style:width="1.0146in" fo:margin-left="0in" fo:margin-top="0in" fo:margin-bottom="0in" table:align="left" style:writing-mode="lr-tb"/>
    </style:style>
    <style:style style:name="Table153.A" style:family="table-column">
      <style:table-column-properties style:column-width="0.8479in"/>
    </style:style>
    <style:style style:name="Table153.B" style:family="table-column">
      <style:table-column-properties style:column-width="0.1667in"/>
    </style:style>
    <style:style style:name="Table153.1" style:family="table-row">
      <style:table-row-properties fo:keep-together="auto"/>
    </style:style>
    <style:style style:name="Table153.A1" style:family="table-cell">
      <style:table-cell-properties style:vertical-align="middle" fo:padding-left="0.0104in" fo:padding-right="0.0104in" fo:padding-top="0in" fo:padding-bottom="0in" fo:border="none"/>
    </style:style>
    <style:style style:name="Table152" style:family="table">
      <style:table-properties style:width="0.8271in" fo:margin-left="0in" fo:margin-top="0in" fo:margin-bottom="0in" table:align="left" style:writing-mode="lr-tb"/>
    </style:style>
    <style:style style:name="Table152.A" style:family="table-column">
      <style:table-column-properties style:column-width="0.166in"/>
    </style:style>
    <style:style style:name="Table152.B" style:family="table-column">
      <style:table-column-properties style:column-width="0.6611in"/>
    </style:style>
    <style:style style:name="Table152.1" style:family="table-row">
      <style:table-row-properties fo:keep-together="auto"/>
    </style:style>
    <style:style style:name="Table152.A1" style:family="table-cell">
      <style:table-cell-properties style:vertical-align="middle" fo:padding-left="0.0104in" fo:padding-right="0.0104in" fo:padding-top="0in" fo:padding-bottom="0in" fo:border="none"/>
    </style:style>
    <style:style style:name="Table154" style:family="table">
      <style:table-properties style:width="0.6667in" fo:margin-top="0in" fo:margin-bottom="0in" table:align="center" fo:background-color="#008000" style:writing-mode="lr-tb">
        <style:background-image/>
      </style:table-properties>
    </style:style>
    <style:style style:name="Table154.A" style:family="table-column">
      <style:table-column-properties style:column-width="0.3514in"/>
    </style:style>
    <style:style style:name="Table154.B" style:family="table-column">
      <style:table-column-properties style:column-width="0.0535in"/>
    </style:style>
    <style:style style:name="Table154.C" style:family="table-column">
      <style:table-column-properties style:column-width="0.2618in"/>
    </style:style>
    <style:style style:name="Table154.1" style:family="table-row">
      <style:table-row-properties fo:keep-together="auto"/>
    </style:style>
    <style:style style:name="Table154.A1" style:family="table-cell">
      <style:table-cell-properties fo:background-color="#008000" fo:padding="0.0104in" fo:border-left="0.75pt solid #aaaaaa" fo:border-right="0.75pt solid #aaaaaa" fo:border-top="0.75pt solid #aaaaaa" fo:border-bottom="none">
        <style:background-image/>
      </style:table-cell-properties>
    </style:style>
    <style:style style:name="Table154.A2" style:family="table-cell">
      <style:table-cell-properties fo:background-color="#008000" fo:padding="0.0104in" fo:border-left="0.75pt solid #aaaaaa" fo:border-right="none" fo:border-top="none" fo:border-bottom="none">
        <style:background-image/>
      </style:table-cell-properties>
    </style:style>
    <style:style style:name="Table154.B2" style:family="table-cell">
      <style:table-cell-properties style:vertical-align="middle" fo:background-color="#008000" fo:padding="0.0104in" fo:border="none">
        <style:background-image/>
      </style:table-cell-properties>
    </style:style>
    <style:style style:name="Table154.C2" style:family="table-cell">
      <style:table-cell-properties fo:background-color="#008000" fo:padding="0.0104in" fo:border-left="none" fo:border-right="0.75pt solid #aaaaaa" fo:border-top="none" fo:border-bottom="none">
        <style:background-image/>
      </style:table-cell-properties>
    </style:style>
    <style:style style:name="Table154.A3" style:family="table-cell">
      <style:table-cell-properties fo:background-color="#008000" fo:padding="0.0104in" fo:border-left="0.75pt solid #aaaaaa" fo:border-right="0.75pt solid #aaaaaa" fo:border-top="none" fo:border-bottom="0.75pt solid #aaaaaa">
        <style:background-image/>
      </style:table-cell-properties>
    </style:style>
    <style:style style:name="Table156" style:family="table">
      <style:table-properties style:width="0.991in" fo:margin-left="0in" fo:margin-top="0in" fo:margin-bottom="0in" table:align="left" style:writing-mode="lr-tb"/>
    </style:style>
    <style:style style:name="Table156.A" style:family="table-column">
      <style:table-column-properties style:column-width="0.166in"/>
    </style:style>
    <style:style style:name="Table156.B" style:family="table-column">
      <style:table-column-properties style:column-width="0.825in"/>
    </style:style>
    <style:style style:name="Table156.1" style:family="table-row">
      <style:table-row-properties fo:keep-together="auto"/>
    </style:style>
    <style:style style:name="Table156.A1" style:family="table-cell">
      <style:table-cell-properties style:vertical-align="middle" fo:padding-left="0.0104in" fo:padding-right="0.0104in" fo:padding-top="0in" fo:padding-bottom="0in" fo:border="none"/>
    </style:style>
    <style:style style:name="Table155" style:family="table">
      <style:table-properties style:width="0.8035in" fo:margin-left="0in" fo:margin-top="0in" fo:margin-bottom="0in" table:align="left" style:writing-mode="lr-tb"/>
    </style:style>
    <style:style style:name="Table155.A" style:family="table-column">
      <style:table-column-properties style:column-width="0.166in"/>
    </style:style>
    <style:style style:name="Table155.B" style:family="table-column">
      <style:table-column-properties style:column-width="0.6375in"/>
    </style:style>
    <style:style style:name="Table155.1" style:family="table-row">
      <style:table-row-properties fo:keep-together="auto"/>
    </style:style>
    <style:style style:name="Table155.A1" style:family="table-cell">
      <style:table-cell-properties style:vertical-align="middle" fo:padding-left="0.0104in" fo:padding-right="0.0104in" fo:padding-top="0in" fo:padding-bottom="0in" fo:border="none"/>
    </style:style>
    <style:style style:name="Table157" style:family="table">
      <style:table-properties style:width="0.8in" fo:margin-left="0in" fo:margin-top="0in" fo:margin-bottom="0in" table:align="left" style:writing-mode="lr-tb"/>
    </style:style>
    <style:style style:name="Table157.A" style:family="table-column">
      <style:table-column-properties style:column-width="0.2389in"/>
    </style:style>
    <style:style style:name="Table157.B" style:family="table-column">
      <style:table-column-properties style:column-width="0.5611in"/>
    </style:style>
    <style:style style:name="Table157.1" style:family="table-row">
      <style:table-row-properties style:min-row-height="0.1896in" fo:keep-together="auto"/>
    </style:style>
    <style:style style:name="Table157.A1" style:family="table-cell">
      <style:table-cell-properties style:vertical-align="middle" fo:padding-left="0.0104in" fo:padding-right="0.0104in" fo:padding-top="0in" fo:padding-bottom="0in" fo:border="none"/>
    </style:style>
    <style:style style:name="Table157.2" style:family="table-row">
      <style:table-row-properties style:min-row-height="0.2in" fo:keep-together="auto"/>
    </style:style>
    <style:style style:name="Table159" style:family="table">
      <style:table-properties style:width="2.7708in" fo:margin-top="0in" fo:margin-bottom="0in" table:align="center" style:writing-mode="lr-tb"/>
    </style:style>
    <style:style style:name="Table159.A" style:family="table-column">
      <style:table-column-properties style:column-width="0.6979in"/>
    </style:style>
    <style:style style:name="Table159.B" style:family="table-column">
      <style:table-column-properties style:column-width="0.6875in"/>
    </style:style>
    <style:style style:name="Table159.C" style:family="table-column">
      <style:table-column-properties style:column-width="0.6868in"/>
    </style:style>
    <style:style style:name="Table159.D" style:family="table-column">
      <style:table-column-properties style:column-width="0.6986in"/>
    </style:style>
    <style:style style:name="Table159.1" style:family="table-row">
      <style:table-row-properties fo:keep-together="auto"/>
    </style:style>
    <style:style style:name="Table159.A1" style:family="table-cell">
      <style:table-cell-properties style:vertical-align="middle" fo:padding="0.0104in" fo:border="none"/>
    </style:style>
    <style:style style:name="Table160" style:family="table">
      <style:table-properties style:width="3.3333in" fo:margin-top="0in" fo:margin-bottom="0in" table:align="center" style:writing-mode="lr-tb"/>
    </style:style>
    <style:style style:name="Table160.A" style:family="table-column">
      <style:table-column-properties style:column-width="3.3333in"/>
    </style:style>
    <style:style style:name="Table160.1" style:family="table-row">
      <style:table-row-properties fo:keep-together="auto"/>
    </style:style>
    <style:style style:name="Table160.A1" style:family="table-cell">
      <style:table-cell-properties style:vertical-align="middle" fo:padding="0.0104in" fo:border="none"/>
    </style:style>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pt" style:font-size-asian="1pt" style:language-asian="nl" style:country-asian="NL" style:font-size-complex="1pt"/>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5" style:family="paragraph" style:parent-style-name="Standard">
      <style:text-properties style:font-name="Times New Roman" fo:font-size="12pt" fo:language="en" fo:country="US" style:font-name-asian="Times New Roman1" style:font-size-asian="12pt" style:font-name-complex="Times New Roman1" style:font-size-complex="12pt"/>
    </style:style>
    <style:style style:name="P6" style:family="paragraph" style:parent-style-name="Standard">
      <style:paragraph-properties fo:text-align="center" style:justify-single-word="false"/>
      <style:text-properties style:font-name="Times New Roman" fo:font-size="12pt" fo:language="en" fo:country="US" style:font-name-asian="Times New Roman1" style:font-size-asian="12pt" style:font-name-complex="Times New Roman1" style:font-size-complex="12pt" text:display="none"/>
    </style:style>
    <style:style style:name="P7" style:family="paragraph" style:parent-style-name="Standard">
      <style:text-properties style:font-name="Times New Roman" fo:font-size="12pt" fo:language="en" fo:country="US" fo:font-weight="bold" style:letter-kerning="true" style:font-name-asian="Times New Roman1" style:font-size-asian="12pt" style:font-weight-asian="bold" style:font-name-complex="Times New Roman1" style:font-size-complex="12pt" style:font-weight-complex="bold"/>
    </style:style>
    <style:style style:name="P8" style:family="paragraph" style:parent-style-name="Standard">
      <style:text-properties style:font-name="Times New Roman" fo:font-size="12pt" fo:language="en" fo:country="US" style:font-size-asian="12pt" style:font-name-complex="Times New Roman1" style:font-size-complex="12pt"/>
    </style:style>
    <style:style style:name="P9" style:family="paragraph" style:parent-style-name="Standard">
      <style:text-properties style:font-name="Times New Roman" fo:font-size="12pt" fo:language="en" fo:country="US" style:font-size-asian="12pt" style:language-asian="ko" style:country-asian="KR" style:font-name-complex="Times New Roman1" style:font-size-complex="12pt"/>
    </style:style>
    <style:style style:name="P10" style:family="paragraph" style:parent-style-name="Standard">
      <style:text-properties style:font-name="Times New Roman" fo:font-size="12pt" style:font-name-asian="Times New Roman1" style:font-size-asian="12pt" style:language-asian="pt" style:country-asian="PT" style:font-name-complex="Times New Roman1" style:font-size-complex="12pt"/>
    </style:style>
    <style:style style:name="P11" style:family="paragraph" style:parent-style-name="Standard">
      <style:text-properties style:font-name="Times New Roman" fo:font-size="12pt" style:font-name-asian="Times New Roman1" style:font-size-asian="12pt" style:language-asian="pt" style:country-asian="PT" style:font-name-complex="Times New Roman1" style:font-size-complex="12pt" text:display="none"/>
    </style:style>
    <style:style style:name="P12" style:family="paragraph" style:parent-style-name="Standard">
      <style:text-properties style:font-name="Times New Roman" fo:font-size="10pt" style:font-name-asian="Times New Roman1" style:font-size-asian="10pt" style:language-asian="pt" style:country-asian="PT" style:font-name-complex="Times New Roman1" style:font-size-complex="10pt"/>
    </style:style>
    <style:style style:name="P13" style:family="paragraph" style:parent-style-name="Standard">
      <style:text-properties fo:language="en" fo:country="US"/>
    </style:style>
    <style:style style:name="P14" style:family="paragraph" style:parent-style-name="Standard">
      <style:paragraph-properties>
        <style:tab-stops>
          <style:tab-stop style:position="1in"/>
          <style:tab-stop style:position="2in"/>
          <style:tab-stop style:position="3in"/>
        </style:tab-stops>
      </style:paragraph-properties>
      <style:text-properties fo:language="en" fo:country="US"/>
    </style:style>
    <style:style style:name="P15" style:family="paragraph" style:parent-style-name="Standard">
      <style:text-properties fo:language="en" fo:country="US" style:font-name-asian="Times New Roman1" style:font-name-complex="Calibri1"/>
    </style:style>
    <style:style style:name="P16" style:family="paragraph" style:parent-style-name="Standard">
      <style:paragraph-properties fo:text-align="center" style:justify-single-word="false"/>
      <style:text-properties fo:language="en" fo:country="US" style:font-name-asian="Times New Roman1" style:font-name-complex="Calibri1" text:display="none"/>
    </style:style>
    <style:style style:name="P17" style:family="paragraph" style:parent-style-name="Standard">
      <style:text-properties fo:color="#ff0000" style:font-name="Arial" fo:language="en" fo:country="US"/>
    </style:style>
    <style:style style:name="P18" style:family="paragraph" style:parent-style-name="Standard">
      <style:text-properties fo:color="#ff0000" style:font-name="Arial" fo:language="en" fo:country="US" style:language-asian="ko" style:country-asian="KR" style:font-name-complex="Arial1"/>
    </style:style>
    <style:style style:name="P19" style:family="paragraph" style:parent-style-name="Standard">
      <style:paragraph-properties>
        <style:tab-stops>
          <style:tab-stop style:position="1in"/>
          <style:tab-stop style:position="2in"/>
          <style:tab-stop style:position="3in"/>
        </style:tab-stops>
      </style:paragraph-properties>
      <style:text-properties fo:color="#ff0000" style:font-name="Arial" fo:language="en" fo:country="US" style:language-asian="ko" style:country-asian="KR" style:font-name-complex="Arial1"/>
    </style:style>
    <style:style style:name="P20" style:family="paragraph" style:parent-style-name="Standard">
      <style:text-properties fo:color="#ffffff" style:font-name="Arial" fo:language="en" fo:country="US" style:font-name-asian="Times New Roman1"/>
    </style:style>
    <style:style style:name="P21" style:family="paragraph" style:parent-style-name="Standard">
      <style:text-properties fo:color="#ffffff" style:font-name="Arial" fo:language="en" fo:country="US" style:font-name-asian="Times New Roman1" style:font-name-complex="Arial1"/>
    </style:style>
    <style:style style:name="P22" style:family="paragraph" style:parent-style-name="Standard">
      <style:text-properties fo:color="#ffffff" style:font-name="Arial" style:font-name-asian="Times New Roman1" style:language-asian="pt" style:country-asian="PT" style:font-name-complex="Arial1"/>
    </style:style>
    <style:style style:name="P23" style:family="paragraph" style:parent-style-name="Standard">
      <style:paragraph-properties fo:text-align="center" style:justify-single-word="false"/>
      <style:text-properties fo:color="#ffffff" style:font-name="Arial" style:font-name-asian="Times New Roman1" style:language-asian="pt" style:country-asian="PT" style:font-name-complex="Arial1"/>
    </style:style>
    <style:style style:name="P24" style:family="paragraph" style:parent-style-name="Standard">
      <style:text-properties fo:color="#ffffff" fo:language="en" fo:country="US" style:font-name-asian="Times New Roman1" style:font-name-complex="Calibri1"/>
    </style:style>
    <style:style style:name="P25" style:family="paragraph" style:parent-style-name="Standard">
      <style:text-properties style:font-name="Arial" fo:language="en" fo:country="US"/>
    </style:style>
    <style:style style:name="P26" style:family="paragraph" style:parent-style-name="Standard">
      <style:text-properties style:font-name="Arial" fo:language="en" fo:country="US" style:language-asian="ko" style:country-asian="KR"/>
    </style:style>
    <style:style style:name="P27" style:family="paragraph" style:parent-style-name="Standard">
      <style:text-properties style:font-name="Arial" fo:language="en" fo:country="US" style:language-asian="ko" style:country-asian="KR" style:font-name-complex="Arial1"/>
    </style:style>
    <style:style style:name="P28" style:family="paragraph" style:parent-style-name="Standard">
      <style:paragraph-properties>
        <style:tab-stops>
          <style:tab-stop style:position="1in"/>
          <style:tab-stop style:position="2in"/>
          <style:tab-stop style:position="3in"/>
        </style:tab-stops>
      </style:paragraph-properties>
      <style:text-properties style:font-name="Arial" fo:language="en" fo:country="US" style:language-asian="ko" style:country-asian="KR" style:font-name-complex="Arial1"/>
    </style:style>
    <style:style style:name="P29" style:family="paragraph" style:parent-style-name="Standard">
      <style:text-properties style:font-name="Arial" fo:language="en" fo:country="US" fo:font-style="italic" style:font-name-asian="Times New Roman1" style:font-style-asian="italic" style:font-style-complex="italic"/>
    </style:style>
    <style:style style:name="P30" style:family="paragraph" style:parent-style-name="Standard">
      <style:text-properties style:font-name="Arial" fo:language="en" fo:country="US" style:font-name-asian="Times New Roman1"/>
    </style:style>
    <style:style style:name="P31" style:family="paragraph" style:parent-style-name="Standard">
      <style:paragraph-properties fo:text-align="center" style:justify-single-word="false"/>
      <style:text-properties style:font-name="Arial" fo:language="en" fo:country="US" style:font-name-asian="Times New Roman1"/>
    </style:style>
    <style:style style:name="P32" style:family="paragraph" style:parent-style-name="Standard">
      <style:paragraph-properties fo:text-align="center" style:justify-single-word="false"/>
      <style:text-properties style:font-name="Arial" fo:language="en" fo:country="US" style:font-name-asian="Times New Roman1" text:display="none"/>
    </style:style>
    <style:style style:name="P33" style:family="paragraph" style:parent-style-name="Standard">
      <style:paragraph-properties>
        <style:tab-stops>
          <style:tab-stop style:position="1in"/>
          <style:tab-stop style:position="2in"/>
          <style:tab-stop style:position="3in"/>
        </style:tab-stops>
      </style:paragraph-properties>
      <style:text-properties style:font-name="Arial" fo:language="en" fo:country="US"/>
    </style:style>
    <style:style style:name="P34" style:family="paragraph" style:parent-style-name="Standard">
      <style:text-properties style:font-name="Arial" fo:language="en" fo:country="US" fo:font-weight="bold" style:font-weight-asian="bold" style:font-weight-complex="bold"/>
    </style:style>
    <style:style style:name="P35" style:family="paragraph" style:parent-style-name="Standard">
      <style:text-properties style:font-name="Arial" fo:language="en" fo:country="US" style:font-name-complex="Arial1"/>
    </style:style>
    <style:style style:name="P36" style:family="paragraph" style:parent-style-name="Standard">
      <style:paragraph-properties>
        <style:tab-stops>
          <style:tab-stop style:position="1in"/>
          <style:tab-stop style:position="2in"/>
          <style:tab-stop style:position="3in"/>
        </style:tab-stops>
      </style:paragraph-properties>
      <style:text-properties style:font-name="Arial" fo:language="en" fo:country="US" style:font-name-complex="Arial1"/>
    </style:style>
    <style:style style:name="P37" style:family="paragraph" style:parent-style-name="Standard">
      <style:paragraph-properties>
        <style:tab-stops>
          <style:tab-stop style:position="1.5in"/>
        </style:tab-stops>
      </style:paragraph-properties>
      <style:text-properties style:font-name="Arial" style:language-asian="ko" style:country-asian="KR" style:font-name-complex="Arial1"/>
    </style:style>
    <style:style style:name="P38" style:family="paragraph" style:parent-style-name="Standard">
      <style:paragraph-properties>
        <style:tab-stops>
          <style:tab-stop style:position="1in"/>
          <style:tab-stop style:position="2.0626in"/>
          <style:tab-stop style:position="3in"/>
          <style:tab-stop style:position="4in"/>
        </style:tab-stops>
      </style:paragraph-properties>
      <style:text-properties style:font-name="Arial" style:language-asian="ko" style:country-asian="KR" style:font-name-complex="Arial1"/>
    </style:style>
    <style:style style:name="P39" style:family="paragraph" style:parent-style-name="Standard">
      <style:text-properties style:font-name="Arial" fo:font-size="12pt" fo:language="en" fo:country="US" style:font-name-asian="Times New Roman1" style:font-size-asian="12pt" style:font-size-complex="12pt"/>
    </style:style>
    <style:style style:name="P40" style:family="paragraph" style:parent-style-name="Standard">
      <style:text-properties style:font-name="Arial" fo:font-size="12pt" fo:language="en" fo:country="US" fo:font-weight="bold" style:font-size-asian="12pt" style:font-weight-asian="bold" style:font-size-complex="12pt" style:font-weight-complex="bold"/>
    </style:style>
    <style:style style:name="P41" style:family="paragraph" style:parent-style-name="Standard">
      <style:paragraph-properties>
        <style:tab-stops>
          <style:tab-stop style:position="1in"/>
          <style:tab-stop style:position="2in"/>
          <style:tab-stop style:position="3in"/>
        </style:tab-stops>
      </style:paragraph-properties>
    </style:style>
    <style:style style:name="P42" style:family="paragraph" style:parent-style-name="Standard">
      <style:paragraph-properties>
        <style:tab-stops>
          <style:tab-stop style:position="1.5in"/>
        </style:tab-stops>
      </style:paragraph-properties>
    </style:style>
    <style:style style:name="P43" style:family="paragraph" style:parent-style-name="Standard">
      <style:paragraph-properties>
        <style:tab-stops>
          <style:tab-stop style:position="1in"/>
          <style:tab-stop style:position="2.0626in"/>
          <style:tab-stop style:position="3in"/>
          <style:tab-stop style:position="4in"/>
        </style:tab-stops>
      </style:paragraph-properties>
    </style:style>
    <style:style style:name="P44" style:family="paragraph" style:parent-style-name="Standard">
      <style:paragraph-properties fo:margin-top="0in" fo:margin-bottom="0.0417in" loext:contextual-spacing="false" fo:text-align="center" style:justify-single-word="false"/>
    </style:style>
    <style:style style:name="P45" style:family="paragraph" style:parent-style-name="Standard">
      <style:paragraph-properties fo:break-before="page"/>
      <style:text-properties fo:language="en" fo:country="US"/>
    </style:style>
    <style:style style:name="P46" style:family="paragraph" style:parent-style-name="Standard">
      <style:paragraph-properties fo:break-before="page">
        <style:tab-stops>
          <style:tab-stop style:position="1in"/>
          <style:tab-stop style:position="2in"/>
          <style:tab-stop style:position="3in"/>
        </style:tab-stops>
      </style:paragraph-properties>
      <style:text-properties fo:language="en" fo:country="US"/>
    </style:style>
    <style:style style:name="P47" style:family="paragraph" style:parent-style-name="Standard">
      <style:paragraph-properties fo:break-before="page"/>
      <style:text-properties style:font-name="Arial" fo:language="en" fo:country="US"/>
    </style:style>
    <style:style style:name="P48" style:family="paragraph" style:parent-style-name="Standard">
      <style:paragraph-properties fo:margin-left="0in" fo:margin-right="0.1665in" fo:text-indent="0in" style:auto-text-indent="false"/>
    </style:style>
    <style:style style:name="P49" style:family="paragraph" style:parent-style-name="Standard">
      <style:paragraph-properties fo:margin-left="0in" fo:margin-right="0.1665in" fo:text-indent="0in" style:auto-text-indent="false"/>
      <style:text-properties style:font-name="Times New Roman" fo:font-size="12pt" fo:language="en" fo:country="US" style:font-name-asian="Times New Roman1" style:font-size-asian="12pt" style:font-name-complex="Times New Roman1" style:font-size-complex="12pt"/>
    </style:style>
    <style:style style:name="P50" style:family="paragraph" style:parent-style-name="Standard">
      <style:paragraph-properties fo:margin-top="0.1945in" fo:margin-bottom="0.1945in" loext:contextual-spacing="false"/>
    </style:style>
    <style:style style:name="P51" style:family="paragraph" style:parent-style-name="Standard">
      <style:paragraph-properties fo:margin-left="0.5in" fo:margin-right="0in" fo:text-indent="0in" style:auto-text-indent="false"/>
    </style:style>
    <style:style style:name="P52" style:family="paragraph" style:parent-style-name="Standard">
      <style:paragraph-properties fo:margin-left="0.5in" fo:margin-right="0in" fo:text-indent="0in" style:auto-text-indent="false"/>
      <style:text-properties fo:language="en" fo:country="US"/>
    </style:style>
    <style:style style:name="P53" style:family="paragraph" style:parent-style-name="Standard">
      <style:paragraph-properties fo:margin-left="0.5in" fo:margin-right="0in" fo:text-indent="0in" style:auto-text-indent="false"/>
      <style:text-properties style:font-name="Arial" fo:language="en" fo:country="US"/>
    </style:style>
    <style:style style:name="P54" style:family="paragraph" style:parent-style-name="ScrittaNord">
      <style:text-properties style:font-name="Times New Roman" fo:language="en" fo:country="GB" style:language-asian="nl" style:country-asian="NL" style:font-name-complex="Times New Roman1"/>
    </style:style>
    <style:style style:name="P55" style:family="paragraph" style:parent-style-name="List_20_Paragraph" style:list-style-name="WWNum2">
      <style:text-properties style:font-name="Arial" fo:language="en" fo:country="US"/>
    </style:style>
    <style:style style:name="P56" style:family="paragraph" style:parent-style-name="List_20_Paragraph" style:list-style-name="WWNum1">
      <style:text-properties style:font-name="Arial" fo:language="en" fo:country="US"/>
    </style:style>
    <style:style style:name="P57" style:family="paragraph" style:parent-style-name="List_20_Paragraph" style:list-style-name="WWNum3"/>
    <style:style style:name="P58" style:family="paragraph" style:parent-style-name="Heading_20_1">
      <style:paragraph-properties fo:text-align="center" style:justify-single-word="false"/>
      <style:text-properties fo:font-size="21pt" style:font-size-asian="21pt" style:font-size-complex="21pt"/>
    </style:style>
    <style:style style:name="P59" style:family="paragraph" style:parent-style-name="ScrittaNord">
      <style:text-properties style:font-name="Times New Roman" fo:language="en" fo:country="GB" style:language-asian="nl" style:country-asian="NL" style:font-name-complex="Times New Roman1"/>
    </style:style>
    <style:style style:name="P60" style:family="paragraph" style:parent-style-name="Standard">
      <style:paragraph-properties fo:margin-top="0in" fo:margin-bottom="0.0417in" loext:contextual-spacing="false" fo:text-align="center" style:justify-single-word="false"/>
      <style:text-properties style:font-name="Times New Roman" fo:font-size="14pt" fo:font-weight="bold" style:font-size-asian="14pt" style:font-weight-asian="bold" style:font-name-complex="Times New Roman1" style:font-size-complex="14pt"/>
    </style:style>
    <style:style style:name="P61" style:family="paragraph" style:parent-style-name="Standard">
      <style:text-properties style:font-name="Times New Roman" fo:font-size="12pt" fo:language="en" fo:country="US" style:font-name-asian="Times New Roman1" style:font-size-asian="12pt" style:font-name-complex="Times New Roman1" style:font-size-complex="12pt"/>
    </style:style>
    <style:style style:name="P62" style:family="paragraph" style:parent-style-name="Standard">
      <style:paragraph-properties fo:text-align="center" style:justify-single-word="false"/>
      <style:text-properties style:font-name="Times New Roman" fo:font-size="12pt" fo:language="en" fo:country="US" style:font-name-asian="Times New Roman1" style:font-size-asian="12pt" style:font-name-complex="Times New Roman1" style:font-size-complex="12pt"/>
    </style:style>
    <style:style style:name="P63" style:family="paragraph" style:parent-style-name="Standard">
      <style:text-properties style:font-name="Times New Roman" fo:font-size="12pt" fo:language="en" fo:country="US" fo:font-weight="bold" style:font-size-asian="12pt" style:font-weight-asian="bold" style:font-name-complex="Times New Roman1" style:font-size-complex="12pt" style:font-weight-complex="bold"/>
    </style:style>
    <style:style style:name="P64" style:family="paragraph" style:parent-style-name="Standard">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P65" style:family="paragraph" style:parent-style-name="Standard">
      <style:text-properties style:font-name="Times New Roman" fo:font-size="12pt" style:font-name-asian="Times New Roman1" style:font-size-asian="12pt" style:language-asian="pt" style:country-asian="PT" style:font-name-complex="Times New Roman1" style:font-size-complex="12pt"/>
    </style:style>
    <style:style style:name="P66" style:family="paragraph" style:parent-style-name="Standard">
      <style:paragraph-properties fo:text-align="center" style:justify-single-word="false"/>
      <style:text-properties style:font-name="Times New Roman" fo:font-size="12pt" style:font-name-asian="Times New Roman1" style:font-size-asian="12pt" style:language-asian="pt" style:country-asian="PT" style:font-name-complex="Times New Roman1" style:font-size-complex="12pt"/>
    </style:style>
    <style:style style:name="P67" style:family="paragraph" style:parent-style-name="Standard">
      <style:text-properties style:font-name="Times New Roman" fo:font-size="12pt" fo:font-style="italic" style:font-name-asian="Times New Roman1" style:font-size-asian="12pt" style:language-asian="pt" style:country-asian="PT" style:font-style-asian="italic" style:font-name-complex="Times New Roman1" style:font-size-complex="12pt" style:font-style-complex="italic"/>
    </style:style>
    <style:style style:name="P68" style:family="paragraph" style:parent-style-name="Standard">
      <style:paragraph-properties fo:text-align="center" style:justify-single-word="false"/>
      <style:text-properties fo:color="#ff0000" style:font-name="Times New Roman" fo:font-size="12pt" fo:language="en" fo:country="US" style:font-name-asian="Times New Roman1" style:font-size-asian="12pt" style:font-name-complex="Times New Roman1" style:font-size-complex="12pt"/>
    </style:style>
    <style:style style:name="P69" style:family="paragraph" style:parent-style-name="Standard">
      <style:paragraph-properties fo:text-align="center" style:justify-single-word="false"/>
      <style:text-properties fo:color="#ff0000" style:font-name="Times New Roman" fo:font-size="12pt" style:font-name-asian="Times New Roman1" style:font-size-asian="12pt" style:language-asian="pt" style:country-asian="PT" style:font-name-complex="Times New Roman1" style:font-size-complex="12pt"/>
    </style:style>
    <style:style style:name="P70" style:family="paragraph" style:parent-style-name="Standard">
      <style:text-properties fo:color="#ff0000" style:font-name="Arial" fo:language="en" fo:country="US"/>
    </style:style>
    <style:style style:name="P71" style:family="paragraph" style:parent-style-name="Standard">
      <style:text-properties fo:color="#ff0000" style:font-name="Arial" fo:language="en" fo:country="US" style:language-asian="ko" style:country-asian="KR"/>
    </style:style>
    <style:style style:name="P72" style:family="paragraph" style:parent-style-name="Standard">
      <style:text-properties fo:color="#ff0000" style:font-name="Arial" fo:language="en" fo:country="US" style:language-asian="ko" style:country-asian="KR" style:font-name-complex="Arial1"/>
    </style:style>
    <style:style style:name="P73" style:family="paragraph" style:parent-style-name="Standard">
      <style:paragraph-properties>
        <style:tab-stops>
          <style:tab-stop style:position="1in"/>
          <style:tab-stop style:position="2.0626in"/>
          <style:tab-stop style:position="3in"/>
          <style:tab-stop style:position="4in"/>
        </style:tab-stops>
      </style:paragraph-properties>
      <style:text-properties fo:color="#ff0000" style:font-name="Arial" fo:language="en" fo:country="US" style:language-asian="ko" style:country-asian="KR"/>
    </style:style>
    <style:style style:name="P74" style:family="paragraph" style:parent-style-name="Standard">
      <style:text-properties fo:color="#ff0000" style:font-name="Arial" fo:language="en" fo:country="US" style:font-name-complex="Arial1"/>
    </style:style>
    <style:style style:name="P75" style:family="paragraph" style:parent-style-name="Standard">
      <style:paragraph-properties>
        <style:tab-stops>
          <style:tab-stop style:position="1in"/>
          <style:tab-stop style:position="2in"/>
          <style:tab-stop style:position="3in"/>
        </style:tab-stops>
      </style:paragraph-properties>
      <style:text-properties fo:color="#ff0000" style:font-name="Arial" fo:language="en" fo:country="US" style:font-name-complex="Arial1"/>
    </style:style>
    <style:style style:name="P76" style:family="paragraph" style:parent-style-name="Standard">
      <style:paragraph-properties fo:text-align="center" style:justify-single-word="false"/>
      <style:text-properties fo:color="#ff0000" style:font-name="Arial" fo:language="en" fo:country="US" fo:font-style="italic" style:font-name-asian="Times New Roman1" style:font-style-asian="italic" style:font-style-complex="italic"/>
    </style:style>
    <style:style style:name="P77" style:family="paragraph" style:parent-style-name="Standard">
      <style:text-properties fo:color="#ff0000" style:font-name="Arial" fo:language="en" fo:country="US" style:font-name-asian="Times New Roman1"/>
    </style:style>
    <style:style style:name="P78" style:family="paragraph" style:parent-style-name="Standard">
      <style:paragraph-properties fo:text-align="center" style:justify-single-word="false"/>
      <style:text-properties fo:color="#ff0000" style:font-name="Arial" fo:language="en" fo:country="US" style:font-name-asian="Times New Roman1"/>
    </style:style>
    <style:style style:name="P79" style:family="paragraph" style:parent-style-name="Standard">
      <style:paragraph-properties fo:text-align="center" style:justify-single-word="false"/>
      <style:text-properties fo:color="#ff0000" style:font-name="Arial" fo:language="en" fo:country="US" style:font-name-asian="Times New Roman1" style:font-name-complex="Arial1"/>
    </style:style>
    <style:style style:name="P80" style:family="paragraph" style:parent-style-name="Standard">
      <style:text-properties fo:color="#ff0000" style:font-name="Arial" fo:language="en" fo:country="US" style:font-name-asian="Calibri1" style:language-asian="ko" style:country-asian="KR" style:font-name-complex="Arial1"/>
    </style:style>
    <style:style style:name="P81" style:family="paragraph" style:parent-style-name="Standard">
      <style:text-properties fo:color="#ff0000" style:font-name="Arial" fo:language="en" fo:country="US" fo:font-weight="bold" style:font-weight-asian="bold" style:font-weight-complex="bold"/>
    </style:style>
    <style:style style:name="P82" style:family="paragraph" style:parent-style-name="Standard">
      <style:paragraph-properties fo:text-align="center" style:justify-single-word="false"/>
      <style:text-properties fo:color="#ff0000" style:font-name="Arial" fo:font-size="12pt" fo:language="en" fo:country="US" style:font-name-asian="Times New Roman1" style:font-size-asian="12pt" style:font-size-complex="12pt"/>
    </style:style>
    <style:style style:name="P83" style:family="paragraph" style:parent-style-name="Standard">
      <style:text-properties fo:color="#ff0000" style:font-name="Arial" fo:font-size="12pt" fo:language="en" fo:country="US" style:font-size-asian="12pt" style:font-size-complex="12pt"/>
    </style:style>
    <style:style style:name="P84" style:family="paragraph" style:parent-style-name="Standard">
      <style:text-properties fo:color="#ff0000" style:font-name="Arial" fo:font-size="9.5pt" fo:language="en" fo:country="US" style:font-name-asian="Times New Roman1" style:font-size-asian="9.5pt" style:font-size-complex="9.5pt"/>
    </style:style>
    <style:style style:name="P85" style:family="paragraph" style:parent-style-name="Standard">
      <style:text-properties fo:color="#ffffff" style:font-name="Arial" fo:language="en" fo:country="US" style:font-name-asian="Times New Roman1"/>
    </style:style>
    <style:style style:name="P86" style:family="paragraph" style:parent-style-name="Standard">
      <style:text-properties fo:color="#ffffff" style:font-name="Arial" fo:language="en" fo:country="US" style:font-name-asian="Times New Roman1" style:font-name-complex="Arial1"/>
    </style:style>
    <style:style style:name="P87" style:family="paragraph" style:parent-style-name="Standard">
      <style:paragraph-properties fo:text-align="center" style:justify-single-word="false"/>
      <style:text-properties fo:color="#ffffff" style:font-name="Arial" fo:language="en" fo:country="US" style:font-name-asian="Times New Roman1" style:font-name-complex="Arial1"/>
    </style:style>
    <style:style style:name="P88" style:family="paragraph" style:parent-style-name="Standard">
      <style:paragraph-properties fo:text-align="end" style:justify-single-word="false"/>
      <style:text-properties fo:color="#ffffff" style:font-name="Arial" fo:language="en" fo:country="US" style:font-name-asian="Times New Roman1" style:font-name-complex="Arial1"/>
    </style:style>
    <style:style style:name="P89" style:family="paragraph" style:parent-style-name="Standard">
      <style:paragraph-properties fo:text-align="center" style:justify-single-word="false"/>
      <style:text-properties fo:color="#ffffff" style:font-name="Arial" fo:language="en" fo:country="US" style:font-name-asian="Times New Roman1"/>
    </style:style>
    <style:style style:name="P90" style:family="paragraph" style:parent-style-name="Standard">
      <style:paragraph-properties fo:text-align="end" style:justify-single-word="false"/>
      <style:text-properties fo:color="#ffffff" style:font-name="Arial" fo:language="en" fo:country="US" style:font-name-asian="Times New Roman1"/>
    </style:style>
    <style:style style:name="P91" style:family="paragraph" style:parent-style-name="Standard">
      <style:text-properties fo:color="#ffffff" style:font-name="Arial" style:font-name-asian="Times New Roman1" style:language-asian="pt" style:country-asian="PT" style:font-name-complex="Arial1"/>
    </style:style>
    <style:style style:name="P92" style:family="paragraph" style:parent-style-name="Standard">
      <style:paragraph-properties fo:text-align="center" style:justify-single-word="false"/>
      <style:text-properties fo:color="#ffffff" style:font-name="Arial" style:font-name-asian="Times New Roman1" style:language-asian="pt" style:country-asian="PT" style:font-name-complex="Arial1"/>
    </style:style>
    <style:style style:name="P93" style:family="paragraph" style:parent-style-name="Standard">
      <style:paragraph-properties fo:text-align="end" style:justify-single-word="false"/>
      <style:text-properties fo:color="#ffffff" style:font-name="Arial" style:font-name-asian="Times New Roman1" style:language-asian="pt" style:country-asian="PT" style:font-name-complex="Arial1"/>
    </style:style>
    <style:style style:name="P94" style:family="paragraph" style:parent-style-name="Standard">
      <style:text-properties fo:color="#ffffff" fo:language="en" fo:country="US" style:font-name-asian="Times New Roman1" style:font-name-complex="Calibri1"/>
    </style:style>
    <style:style style:name="P95" style:family="paragraph" style:parent-style-name="Standard">
      <style:paragraph-properties fo:text-align="center" style:justify-single-word="false"/>
      <style:text-properties fo:color="#ffffff" fo:language="en" fo:country="US" style:font-name-asian="Times New Roman1" style:font-name-complex="Calibri1"/>
    </style:style>
    <style:style style:name="P96" style:family="paragraph" style:parent-style-name="Standard">
      <style:paragraph-properties fo:text-align="end" style:justify-single-word="false"/>
      <style:text-properties fo:color="#ffffff" fo:language="en" fo:country="US" style:font-name-asian="Times New Roman1" style:font-name-complex="Calibri1"/>
    </style:style>
    <style:style style:name="P97" style:family="paragraph" style:parent-style-name="Standard">
      <style:text-properties fo:language="en" fo:country="US"/>
    </style:style>
    <style:style style:name="P98" style:family="paragraph" style:parent-style-name="Standard">
      <style:paragraph-properties>
        <style:tab-stops>
          <style:tab-stop style:position="1in"/>
          <style:tab-stop style:position="2in"/>
          <style:tab-stop style:position="3in"/>
        </style:tab-stops>
      </style:paragraph-properties>
      <style:text-properties fo:language="en" fo:country="US"/>
    </style:style>
    <style:style style:name="P99" style:family="paragraph" style:parent-style-name="Standard">
      <style:text-properties fo:language="en" fo:country="US" style:font-name-asian="Times New Roman1" style:font-name-complex="Calibri1"/>
    </style:style>
    <style:style style:name="P100" style:family="paragraph" style:parent-style-name="Standard">
      <style:text-properties style:font-name="Arial" fo:language="en" fo:country="US"/>
    </style:style>
    <style:style style:name="P101" style:family="paragraph" style:parent-style-name="Standard">
      <style:text-properties style:font-name="Arial" fo:language="en" fo:country="US" style:language-asian="ko" style:country-asian="KR"/>
    </style:style>
    <style:style style:name="P102" style:family="paragraph" style:parent-style-name="Standard">
      <style:text-properties style:font-name="Arial" fo:language="en" fo:country="US" style:language-asian="ko" style:country-asian="KR" style:font-name-complex="Arial1"/>
    </style:style>
    <style:style style:name="P103" style:family="paragraph" style:parent-style-name="Standard">
      <style:paragraph-properties>
        <style:tab-stops>
          <style:tab-stop style:position="1in"/>
          <style:tab-stop style:position="2in"/>
          <style:tab-stop style:position="3in"/>
        </style:tab-stops>
      </style:paragraph-properties>
      <style:text-properties style:font-name="Arial" fo:language="en" fo:country="US" style:language-asian="ko" style:country-asian="KR" style:font-name-complex="Arial1"/>
    </style:style>
    <style:style style:name="P104" style:family="paragraph" style:parent-style-name="Standard">
      <style:text-properties style:font-name="Arial" fo:language="en" fo:country="US" fo:font-weight="bold" style:language-asian="ko" style:country-asian="KR" style:font-weight-asian="bold" style:font-name-complex="Arial1" style:font-weight-complex="bold"/>
    </style:style>
    <style:style style:name="P105" style:family="paragraph" style:parent-style-name="Standard">
      <style:text-properties style:font-name="Arial" fo:language="en" fo:country="US" fo:font-weight="bold" style:font-weight-asian="bold" style:font-weight-complex="bold"/>
    </style:style>
    <style:style style:name="P106" style:family="paragraph" style:parent-style-name="Standard">
      <style:text-properties style:font-name="Arial" fo:language="en" fo:country="US" fo:font-weight="bold" style:font-weight-asian="bold" style:font-name-complex="Arial1" style:font-weight-complex="bold"/>
    </style:style>
    <style:style style:name="P107" style:family="paragraph" style:parent-style-name="Standard">
      <style:text-properties style:font-name="Arial" fo:language="en" fo:country="US" fo:font-style="italic" style:font-name-asian="Times New Roman1" style:font-style-asian="italic" style:font-style-complex="italic"/>
    </style:style>
    <style:style style:name="P108" style:family="paragraph" style:parent-style-name="Standard">
      <style:paragraph-properties fo:text-align="center" style:justify-single-word="false"/>
      <style:text-properties style:font-name="Arial" fo:language="en" fo:country="US" fo:font-style="italic" style:font-name-asian="Times New Roman1" style:font-style-asian="italic" style:font-style-complex="italic"/>
    </style:style>
    <style:style style:name="P109" style:family="paragraph" style:parent-style-name="Standard">
      <style:text-properties style:font-name="Arial" fo:language="en" fo:country="US" style:font-name-asian="Times New Roman1"/>
    </style:style>
    <style:style style:name="P110" style:family="paragraph" style:parent-style-name="Standard">
      <style:paragraph-properties fo:text-align="center" style:justify-single-word="false"/>
      <style:text-properties style:font-name="Arial" fo:language="en" fo:country="US" style:font-name-asian="Times New Roman1"/>
    </style:style>
    <style:style style:name="P111" style:family="paragraph" style:parent-style-name="Standard">
      <style:paragraph-properties fo:text-align="center" style:justify-single-word="false"/>
      <style:text-properties style:font-name="Arial" fo:language="en" fo:country="US" style:font-name-asian="Times New Roman1" style:font-name-complex="Arial1"/>
    </style:style>
    <style:style style:name="P112" style:family="paragraph" style:parent-style-name="Standard">
      <style:text-properties style:font-name="Arial" fo:language="en" fo:country="US" style:font-name-complex="Arial1"/>
    </style:style>
    <style:style style:name="P113" style:family="paragraph" style:parent-style-name="Standard">
      <style:paragraph-properties>
        <style:tab-stops>
          <style:tab-stop style:position="1in"/>
          <style:tab-stop style:position="2in"/>
          <style:tab-stop style:position="3in"/>
        </style:tab-stops>
      </style:paragraph-properties>
      <style:text-properties style:font-name="Arial" fo:language="en" fo:country="US" style:font-name-complex="Arial1"/>
    </style:style>
    <style:style style:name="P114" style:family="paragraph" style:parent-style-name="Standard">
      <style:paragraph-properties>
        <style:tab-stops>
          <style:tab-stop style:position="1in"/>
          <style:tab-stop style:position="1.448in"/>
        </style:tab-stops>
      </style:paragraph-properties>
      <style:text-properties style:font-name="Arial" fo:language="en" fo:country="US" style:font-name-complex="Arial1"/>
    </style:style>
    <style:style style:name="P115" style:family="paragraph" style:parent-style-name="Standard">
      <style:paragraph-properties>
        <style:tab-stops>
          <style:tab-stop style:position="1in"/>
          <style:tab-stop style:position="2in"/>
          <style:tab-stop style:position="3in"/>
        </style:tab-stops>
      </style:paragraph-properties>
      <style:text-properties style:font-name="Arial" fo:language="en" fo:country="US"/>
    </style:style>
    <style:style style:name="P116" style:family="paragraph" style:parent-style-name="Standard">
      <style:paragraph-properties>
        <style:tab-stops>
          <style:tab-stop style:position="1in"/>
          <style:tab-stop style:position="2.0626in"/>
          <style:tab-stop style:position="3in"/>
          <style:tab-stop style:position="4in"/>
        </style:tab-stops>
      </style:paragraph-properties>
      <style:text-properties style:font-name="Arial" fo:language="en" fo:country="US"/>
    </style:style>
    <style:style style:name="P117" style:family="paragraph" style:parent-style-name="Standard">
      <style:text-properties style:font-name="Arial" style:language-asian="ko" style:country-asian="KR" style:font-name-complex="Arial1"/>
    </style:style>
    <style:style style:name="P118" style:family="paragraph" style:parent-style-name="Standard">
      <style:paragraph-properties>
        <style:tab-stops>
          <style:tab-stop style:position="1.5in"/>
        </style:tab-stops>
      </style:paragraph-properties>
      <style:text-properties style:font-name="Arial" style:language-asian="ko" style:country-asian="KR" style:font-name-complex="Arial1"/>
    </style:style>
    <style:style style:name="P119" style:family="paragraph" style:parent-style-name="Standard">
      <style:paragraph-properties>
        <style:tab-stops>
          <style:tab-stop style:position="1in"/>
          <style:tab-stop style:position="2.0626in"/>
          <style:tab-stop style:position="3in"/>
          <style:tab-stop style:position="4in"/>
        </style:tab-stops>
      </style:paragraph-properties>
      <style:text-properties style:font-name="Arial" style:language-asian="ko" style:country-asian="KR" style:font-name-complex="Arial1"/>
    </style:style>
    <style:style style:name="P120" style:family="paragraph" style:parent-style-name="Standard">
      <style:text-properties style:font-name="Arial" fo:font-size="12pt" fo:language="en" fo:country="US" style:font-name-asian="Times New Roman1" style:font-size-asian="12pt" style:font-size-complex="12pt"/>
    </style:style>
    <style:style style:name="P121" style:family="paragraph" style:parent-style-name="Standard">
      <style:paragraph-properties fo:text-align="center" style:justify-single-word="false"/>
      <style:text-properties style:font-name="Arial" fo:font-size="12pt" fo:language="en" fo:country="US" style:font-name-asian="Times New Roman1" style:font-size-asian="12pt" style:font-size-complex="12pt"/>
    </style:style>
    <style:style style:name="P122" style:family="paragraph" style:parent-style-name="Standard">
      <style:text-properties style:font-name="Arial" fo:font-size="12pt" fo:language="en" fo:country="US" style:font-size-asian="12pt" style:language-asian="ko" style:country-asian="KR" style:font-size-complex="12pt"/>
    </style:style>
    <style:style style:name="P123" style:family="paragraph" style:parent-style-name="Standard">
      <style:text-properties fo:font-size="12pt" fo:font-weight="bold" style:font-size-asian="12pt" style:font-weight-asian="bold" style:font-size-complex="12pt" style:font-weight-complex="bold"/>
    </style:style>
    <style:style style:name="P124" style:family="paragraph" style:parent-style-name="Standard" style:list-style-name="">
      <style:paragraph-properties fo:margin-top="0.1945in" fo:margin-bottom="0.1945in" loext:contextual-spacing="false"/>
      <style:text-properties style:font-name="Times New Roman" fo:font-size="12pt" fo:language="en" fo:country="US" fo:font-weight="bold" style:letter-kerning="true" style:font-name-asian="Times New Roman1" style:font-size-asian="12pt" style:font-weight-asian="bold" style:font-name-complex="Times New Roman1" style:font-size-complex="12pt" style:font-weight-complex="bold"/>
    </style:style>
    <style:style style:name="P125" style:family="paragraph" style:parent-style-name="Standard" style:list-style-name="">
      <style:paragraph-properties fo:margin-top="0.1945in" fo:margin-bottom="0.1945in" loext:contextual-spacing="false" fo:text-align="center" style:justify-single-word="false"/>
      <style:text-properties style:font-name="Times New Roman" fo:font-size="12pt" fo:language="en" fo:country="US" fo:font-weight="bold" style:letter-kerning="true" style:font-name-asian="Times New Roman1" style:font-size-asian="12pt" style:font-weight-asian="bold" style:font-name-complex="Times New Roman1" style:font-size-complex="12pt" style:font-weight-complex="bold"/>
    </style:style>
    <style:style style:name="P126" style:family="paragraph" style:parent-style-name="Standard">
      <style:paragraph-properties fo:margin-top="0.1945in" fo:margin-bottom="0.1945in" loext:contextual-spacing="false"/>
      <style:text-properties style:font-name="Times New Roman" fo:font-size="14pt" fo:language="en" fo:country="US" fo:font-weight="bold" style:font-name-asian="Times New Roman1" style:font-size-asian="14pt" style:font-weight-asian="bold" style:font-name-complex="Times New Roman1" style:font-size-complex="14pt" style:font-weight-complex="bold"/>
    </style:style>
    <style:style style:name="P127" style:family="paragraph" style:parent-style-name="Standard">
      <style:paragraph-properties fo:margin-top="0.1945in" fo:margin-bottom="0.1945in" loext:contextual-spacing="false"/>
      <style:text-properties style:font-name="Arial" fo:language="en" fo:country="US" style:font-name-asian="Times New Roman1"/>
    </style:style>
    <style:style style:name="P128" style:family="paragraph" style:parent-style-name="Standard">
      <style:paragraph-properties fo:margin-top="0.1945in" fo:margin-bottom="0.1945in" loext:contextual-spacing="false"/>
      <style:text-properties fo:color="#ff0000" style:font-name="Arial" fo:language="en" fo:country="US" style:font-name-asian="Times New Roman1"/>
    </style:style>
    <style:style style:name="P129" style:family="paragraph" style:parent-style-name="Standard" style:list-style-name="">
      <style:paragraph-properties fo:margin-top="0.1945in" fo:margin-bottom="0.1945in" loext:contextual-spacing="false" fo:text-align="center" style:justify-single-word="false"/>
    </style:style>
    <style:style style:name="P130" style:family="paragraph" style:parent-style-name="Standard" style:list-style-name="">
      <style:paragraph-properties fo:margin-top="0.1945in" fo:margin-bottom="0.1945in" loext:contextual-spacing="false" fo:text-align="center" style:justify-single-word="false" fo:break-before="page"/>
      <style:text-properties fo:language="en" fo:country="US"/>
    </style:style>
    <style:style style:name="P131" style:family="paragraph" style:parent-style-name="Standard">
      <style:paragraph-properties fo:margin-left="0in" fo:margin-right="0.1665in" fo:text-indent="0in" style:auto-text-indent="false"/>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132" style:family="paragraph" style:parent-style-name="Standard">
      <style:paragraph-properties fo:margin-left="0in" fo:margin-right="0.1665in" fo:text-indent="0in" style:auto-text-indent="false"/>
      <style:text-properties style:font-name="Times New Roman" fo:font-size="12pt" fo:language="en" fo:country="US" style:font-name-asian="Times New Roman1" style:font-size-asian="12pt" style:font-name-complex="Times New Roman1" style:font-size-complex="12pt"/>
    </style:style>
    <style:style style:name="P133" style:family="paragraph" style:parent-style-name="Standard" style:list-style-name="WWNum4">
      <style:paragraph-properties fo:margin-top="0in" fo:margin-bottom="0in" loext:contextual-spacing="false"/>
      <style:text-properties style:font-name="Times New Roman" fo:font-size="12pt" fo:language="en" fo:country="US" style:font-name-asian="Times New Roman1" style:font-size-asian="12pt" style:font-name-complex="Times New Roman1" style:font-size-complex="12pt"/>
    </style:style>
    <style:style style:name="P134" style:family="paragraph" style:parent-style-name="Standard" style:list-style-name="WWNum5">
      <style:paragraph-properties fo:margin-top="0in" fo:margin-bottom="0in" loext:contextual-spacing="false"/>
      <style:text-properties style:font-name="Times New Roman" fo:font-size="12pt" style:font-name-asian="Times New Roman1" style:font-size-asian="12pt" style:language-asian="pt" style:country-asian="PT" style:font-name-complex="Times New Roman1" style:font-size-complex="12pt"/>
    </style:style>
    <style:style style:name="P135" style:family="paragraph" style:parent-style-name="Standard" style:master-page-name="Standard">
      <style:paragraph-properties fo:text-align="center" style:justify-single-word="false" style:page-number="auto"/>
      <style:text-properties fo:language="en" fo:country="US"/>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language="en" fo:country="US" style:font-name-asian="Times New Roman1" style:font-size-asian="12pt" style:font-name-complex="Times New Roman1" style:font-size-complex="12pt"/>
    </style:style>
    <style:style style:name="T5" style:family="text">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T6" style:family="text">
      <style:text-properties style:font-name="Times New Roman" fo:font-size="12pt" fo:language="en" fo:country="US"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7" style:family="text">
      <style:text-properties style:font-name="Times New Roman" fo:font-size="12pt" fo:language="en" fo:country="US" fo:font-style="italic" fo:font-weight="bold" style:font-name-asian="Times New Roman1" style:font-size-asian="12pt" style:language-asian="pt" style:country-asian="PT" style:font-style-asian="italic" style:font-weight-asian="bold" style:font-name-complex="Times New Roman1" style:font-size-complex="12pt" style:font-style-complex="italic" style:font-weight-complex="bold"/>
    </style:style>
    <style:style style:name="T8" style:family="text">
      <style:text-properties style:font-name="Times New Roman" fo:font-size="12pt" style:font-name-asian="Times New Roman1" style:font-size-asian="12pt" style:language-asian="pt" style:country-asian="PT" style:font-name-complex="Times New Roman1" style:font-size-complex="12pt"/>
    </style:style>
    <style:style style:name="T9" style:family="text">
      <style:text-properties style:font-name="Times New Roman" fo:language="en" fo:country="US" style:language-asian="ko" style:country-asian="KR" style:font-name-complex="Times New Roman1"/>
    </style:style>
    <style:style style:name="T10" style:family="text">
      <style:text-properties style:text-position="super 58%"/>
    </style:style>
    <style:style style:name="T11" style:family="text">
      <style:text-properties style:text-position="super 58%" style:font-name="Times New Roman" fo:font-size="14pt" fo:font-weight="bold" style:font-size-asian="14pt" style:font-weight-asian="bold" style:font-name-complex="Times New Roman1" style:font-size-complex="14pt" style:font-weight-complex="bold"/>
    </style:style>
    <style:style style:name="T12" style:family="text">
      <style:text-properties style:text-position="super 58%" style:font-name="Times New Roman" fo:font-size="8.5pt" fo:language="en" fo:country="US" style:font-name-asian="Times New Roman1" style:font-size-asian="8.5pt" style:font-name-complex="Times New Roman1" style:font-size-complex="8.5pt"/>
    </style:style>
    <style:style style:name="T13" style:family="text">
      <style:text-properties style:text-position="super 58%" style:font-name="Times New Roman" fo:font-size="8.5pt" style:font-name-asian="Times New Roman1" style:font-size-asian="8.5pt" style:language-asian="pt" style:country-asian="PT" style:font-name-complex="Times New Roman1" style:font-size-complex="8.5pt"/>
    </style:style>
    <style:style style:name="T14" style:family="text">
      <style:text-properties style:text-position="super 58%" style:font-name="Arial" fo:language="en" fo:country="US"/>
    </style:style>
    <style:style style:name="T15" style:family="text">
      <style:text-properties style:text-position="super 58%" style:font-name="Arial" fo:language="en" fo:country="US" style:language-asian="ko" style:country-asian="KR" style:font-name-complex="Arial1"/>
    </style:style>
    <style:style style:name="T16" style:family="text">
      <style:text-properties style:text-position="super 58%" style:font-name="Arial" fo:language="en" fo:country="US" style:font-name-asian="Times New Roman1"/>
    </style:style>
    <style:style style:name="T17" style:family="text">
      <style:text-properties style:text-position="super 58%" style:font-name="Arial" fo:language="en" fo:country="US" style:font-name-complex="Arial1"/>
    </style:style>
    <style:style style:name="T18" style:family="text">
      <style:text-properties style:text-position="super 58%" style:font-name="Arial" style:language-asian="ko" style:country-asian="KR" style:font-name-complex="Arial1"/>
    </style:style>
    <style:style style:name="T19" style:family="text">
      <style:text-properties fo:color="#ff0000" style:font-name="Times New Roman" fo:font-size="12pt" fo:language="en" fo:country="US" style:font-name-asian="Times New Roman1" style:font-size-asian="12pt" style:font-name-complex="Times New Roman1" style:font-size-complex="12pt"/>
    </style:style>
    <style:style style:name="T20" style:family="text">
      <style:text-properties fo:color="#ff0000" style:font-name="Arial" fo:language="en" fo:country="US"/>
    </style:style>
    <style:style style:name="T21" style:family="text">
      <style:text-properties fo:color="#ff0000" style:font-name="Arial" fo:language="en" fo:country="US" style:language-asian="ko" style:country-asian="KR"/>
    </style:style>
    <style:style style:name="T22" style:family="text">
      <style:text-properties fo:color="#ff0000" style:font-name="Arial" fo:language="en" fo:country="US" style:language-asian="ko" style:country-asian="KR" style:font-name-complex="Arial1"/>
    </style:style>
    <style:style style:name="T23" style:family="text">
      <style:text-properties fo:color="#ff0000" style:font-name="Arial" fo:language="en" fo:country="US" fo:font-weight="bold" style:language-asian="ko" style:country-asian="KR" style:font-weight-asian="bold" style:font-name-complex="Arial1" style:font-weight-complex="bold"/>
    </style:style>
    <style:style style:name="T24" style:family="text">
      <style:text-properties fo:color="#ff0000" style:font-name="Arial" fo:language="en" fo:country="US" fo:font-style="italic" style:language-asian="ko" style:country-asian="KR" style:font-style-asian="italic" style:font-name-complex="Arial1" style:font-style-complex="italic"/>
    </style:style>
    <style:style style:name="T25" style:family="text">
      <style:text-properties fo:color="#ff0000" style:font-name="Arial" fo:language="en" fo:country="US" fo:font-style="italic" style:font-style-asian="italic" style:font-name-complex="Arial1" style:font-style-complex="italic"/>
    </style:style>
    <style:style style:name="T26" style:family="text">
      <style:text-properties fo:color="#ff0000" style:font-name="Arial" fo:language="en" fo:country="US" style:font-name-complex="Arial1"/>
    </style:style>
    <style:style style:name="T27" style:family="text">
      <style:text-properties fo:color="#ff0000" style:font-name="Arial" fo:language="en" fo:country="US" style:font-name-asian="Times New Roman1"/>
    </style:style>
    <style:style style:name="T28" style:family="text">
      <style:text-properties fo:color="#ff0000" style:font-name="Arial" fo:language="en" fo:country="US" style:font-name-asian="Times New Roman1" style:font-name-complex="Arial1"/>
    </style:style>
    <style:style style:name="T29" style:family="text">
      <style:text-properties fo:color="#ff0000" style:font-name="Arial" fo:language="en" fo:country="US" style:text-underline-style="solid" style:text-underline-width="auto" style:text-underline-color="font-color" style:font-name-complex="Arial1"/>
    </style:style>
    <style:style style:name="T30" style:family="text">
      <style:text-properties fo:color="#ff0000" style:font-name="Arial" fo:font-size="12pt" fo:language="en" fo:country="US" style:font-name-asian="Times New Roman1" style:font-size-asian="12pt" style:font-name-complex="Arial1" style:font-size-complex="12pt"/>
    </style:style>
    <style:style style:name="T31" style:family="text">
      <style:text-properties fo:color="#ff0000" style:font-name="Arial" fo:font-size="12pt" fo:language="en" fo:country="US" style:font-size-asian="12pt" style:language-asian="ko" style:country-asian="KR" style:font-size-complex="12pt"/>
    </style:style>
    <style:style style:name="T32" style:family="text">
      <style:text-properties fo:color="#ff0000" style:font-name="Arial" style:language-asian="ko" style:country-asian="KR" style:font-name-complex="Arial1"/>
    </style:style>
    <style:style style:name="T33" style:family="text">
      <style:text-properties fo:color="#ff0000" style:font-name="Arial" style:font-name-complex="Arial1"/>
    </style:style>
    <style:style style:name="T34" style:family="text">
      <style:text-properties fo:color="#ff0000" style:font-name="Symbol1" fo:language="en" fo:country="US" style:font-name-asian="Symbol2" style:font-name-complex="Symbol2"/>
    </style:style>
    <style:style style:name="T35" style:family="text">
      <style:text-properties style:font-name="Arial" fo:language="en" fo:country="US"/>
    </style:style>
    <style:style style:name="T36" style:family="text">
      <style:text-properties style:font-name="Arial" fo:language="en" fo:country="US" style:language-asian="ko" style:country-asian="KR"/>
    </style:style>
    <style:style style:name="T37" style:family="text">
      <style:text-properties style:font-name="Arial" fo:language="en" fo:country="US" style:language-asian="ko" style:country-asian="KR" style:font-name-complex="Arial1"/>
    </style:style>
    <style:style style:name="T38" style:family="text">
      <style:text-properties style:font-name="Arial" fo:language="en" fo:country="US" fo:font-weight="bold" style:language-asian="ko" style:country-asian="KR" style:font-weight-asian="bold" style:font-name-complex="Arial1" style:font-weight-complex="bold"/>
    </style:style>
    <style:style style:name="T39" style:family="text">
      <style:text-properties style:font-name="Arial" fo:language="en" fo:country="US" fo:font-weight="bold" style:language-asian="ko" style:country-asian="KR" style:font-weight-asian="bold" style:font-weight-complex="bold"/>
    </style:style>
    <style:style style:name="T40" style:family="text">
      <style:text-properties style:font-name="Arial" fo:language="en" fo:country="US" fo:font-weight="bold" style:font-weight-asian="bold"/>
    </style:style>
    <style:style style:name="T41" style:family="text">
      <style:text-properties style:font-name="Arial" fo:language="en" fo:country="US" fo:font-weight="bold" style:font-weight-asian="bold" style:font-weight-complex="bold"/>
    </style:style>
    <style:style style:name="T42" style:family="text">
      <style:text-properties style:font-name="Arial" fo:language="en" fo:country="US" fo:font-weight="bold" style:font-weight-asian="bold" style:font-name-complex="Arial1" style:font-weight-complex="bold"/>
    </style:style>
    <style:style style:name="T43" style:family="text">
      <style:text-properties style:font-name="Arial" fo:language="en" fo:country="US" fo:font-weight="bold" style:font-name-asian="Times New Roman1" style:font-weight-asian="bold" style:font-weight-complex="bold"/>
    </style:style>
    <style:style style:name="T44" style:family="text">
      <style:text-properties style:font-name="Arial" fo:language="en" fo:country="US" fo:font-style="italic" style:language-asian="ko" style:country-asian="KR" style:font-style-asian="italic" style:font-name-complex="Arial1" style:font-style-complex="italic"/>
    </style:style>
    <style:style style:name="T45" style:family="text">
      <style:text-properties style:font-name="Arial" fo:language="en" fo:country="US" fo:font-style="italic" fo:font-weight="bold" style:font-name-asian="Times New Roman1" style:font-style-asian="italic" style:font-weight-asian="bold" style:font-style-complex="italic" style:font-weight-complex="bold"/>
    </style:style>
    <style:style style:name="T46" style:family="text">
      <style:text-properties style:font-name="Arial" fo:language="en" fo:country="US" fo:font-style="italic" style:font-name-asian="Times New Roman1" style:font-style-asian="italic" style:font-style-complex="italic"/>
    </style:style>
    <style:style style:name="T47" style:family="text">
      <style:text-properties style:font-name="Arial" fo:language="en" fo:country="US" fo:font-style="italic" style:font-style-asian="italic" style:font-style-complex="italic"/>
    </style:style>
    <style:style style:name="T48" style:family="text">
      <style:text-properties style:font-name="Arial" fo:language="en" fo:country="US" fo:font-style="italic" style:font-style-asian="italic" style:font-name-complex="Arial1" style:font-style-complex="italic"/>
    </style:style>
    <style:style style:name="T49" style:family="text">
      <style:text-properties style:font-name="Arial" fo:language="en" fo:country="US" style:font-name-asian="Times New Roman1"/>
    </style:style>
    <style:style style:name="T50" style:family="text">
      <style:text-properties style:font-name="Arial" fo:language="en" fo:country="US" style:font-name-asian="Times New Roman1" style:font-name-complex="Arial1"/>
    </style:style>
    <style:style style:name="T51" style:family="text">
      <style:text-properties style:font-name="Arial" fo:language="en" fo:country="US" style:font-name-complex="Arial1"/>
    </style:style>
    <style:style style:name="T52" style:family="text">
      <style:text-properties style:font-name="Arial" fo:language="en" fo:country="US" style:text-underline-style="solid" style:text-underline-width="auto" style:text-underline-color="font-color" style:font-name-complex="Arial1"/>
    </style:style>
    <style:style style:name="T53" style:family="text">
      <style:text-properties style:font-name="Arial" fo:font-size="12pt" fo:language="en" fo:country="US" style:font-name-asian="Times New Roman1" style:font-size-asian="12pt" style:font-name-complex="Arial1" style:font-size-complex="12pt"/>
    </style:style>
    <style:style style:name="T54" style:family="text">
      <style:text-properties style:font-name="Arial" fo:font-size="12pt" fo:language="en" fo:country="US" style:font-name-asian="Times New Roman1" style:font-size-asian="12pt" style:font-size-complex="12pt"/>
    </style:style>
    <style:style style:name="T55" style:family="text">
      <style:text-properties style:font-name="Arial" fo:font-size="12pt" fo:language="en" fo:country="US" fo:font-weight="bold" style:font-name-asian="Times New Roman1" style:font-size-asian="12pt" style:font-weight-asian="bold" style:font-size-complex="12pt" style:font-weight-complex="bold"/>
    </style:style>
    <style:style style:name="T56" style:family="text">
      <style:text-properties style:font-name="Arial" fo:font-size="12pt" fo:language="en" fo:country="US" fo:font-weight="bold" style:font-size-asian="12pt" style:font-weight-asian="bold" style:font-size-complex="12pt" style:font-weight-complex="bold"/>
    </style:style>
    <style:style style:name="T57" style:family="text">
      <style:text-properties style:font-name="Arial" fo:font-size="12pt" fo:language="en" fo:country="US" style:font-size-asian="12pt" style:font-size-complex="12pt"/>
    </style:style>
    <style:style style:name="T58" style:family="text">
      <style:text-properties style:font-name="Arial" fo:font-size="12pt" fo:language="en" fo:country="US" style:font-size-asian="12pt" style:language-asian="ko" style:country-asian="KR" style:font-size-complex="12pt"/>
    </style:style>
    <style:style style:name="T59" style:family="text">
      <style:text-properties style:font-name="Arial" fo:font-size="9pt" fo:language="en" fo:country="US" style:font-name-asian="Times New Roman1" style:font-size-asian="9pt" style:font-name-complex="Arial1" style:font-size-complex="9pt"/>
    </style:style>
    <style:style style:name="T60" style:family="text">
      <style:text-properties style:font-name="Arial" style:language-asian="ko" style:country-asian="KR" style:font-name-complex="Arial1"/>
    </style:style>
    <style:style style:name="T61" style:family="text">
      <style:text-properties style:font-name="Arial" style:font-name-complex="Arial1"/>
    </style:style>
    <style:style style:name="T62" style:family="text">
      <style:text-properties style:font-name="Arial" fo:font-weight="bold" style:language-asian="ko" style:country-asian="KR" style:font-weight-asian="bold" style:font-name-complex="Arial1" style:font-weight-complex="bold"/>
    </style:style>
    <style:style style:name="T63" style:family="text">
      <style:text-properties fo:language="en" fo:country="US"/>
    </style:style>
    <style:style style:name="T64" style:family="text">
      <style:text-properties fo:language="en" fo:country="US" fo:font-weight="bold" style:font-weight-asian="bold" style:font-weight-complex="bold"/>
    </style:style>
    <style:style style:name="T65" style:family="text">
      <style:text-properties fo:language="en" fo:country="US" fo:font-weight="bold" style:font-name-asian="Times New Roman1" style:font-weight-asian="bold" style:font-name-complex="Calibri1" style:font-weight-complex="bold"/>
    </style:style>
    <style:style style:name="T66" style:family="text">
      <style:text-properties fo:language="en" fo:country="US" style:font-name-asian="Times New Roman1" style:font-name-complex="Calibri1"/>
    </style:style>
    <style:style style:name="T67" style:family="text">
      <style:text-properties style:font-name="Symbol1" fo:language="en" fo:country="US" style:font-name-asian="Symbol2" style:font-name-complex="Symbol2"/>
    </style:style>
    <style:style style:name="T68" style:family="text">
      <style:text-properties fo:font-style="italic" style:font-style-asian="italic" style:font-style-complex="italic"/>
    </style:style>
    <style:style style:name="T69" style:family="text">
      <style:text-properties fo:color="#000000" style:text-position="super 58%" style:font-name="Arial"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1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X<text:span text:style-name="T3">Board 1</text:span><text:span text:style-name="T4"><text:line-break/>North Deals<text:line-break/>None Vul</text:span></text:p>
          </table:table-cell>
          <table:table-cell table:style-name="Table8.B1" table:number-columns-spanned="2" office:value-type="string">
            <table:table table:name="Table1" table:style-name="Table1">
              <table:table-column table:style-name="Table1.A"/>
              <table:table-column table:style-name="Table1.B"/>
              <table:table-row table:style-name="Table1.1">
                <table:table-cell table:style-name="Table1.A1" office:value-type="string">
                  <text:p text:style-name="P62">♠</text:p>
                </table:table-cell>
                <table:table-cell table:style-name="Table1.A1" office:value-type="string">
                  <text:p text:style-name="P5">A K 9 6 4</text:p>
                </table:table-cell>
              </table:table-row>
              <table:table-row table:style-name="Table1.1">
                <table:table-cell table:style-name="Table1.A1" office:value-type="string">
                  <text:p text:style-name="P68">♥</text:p>
                </table:table-cell>
                <table:table-cell table:style-name="Table1.A1" office:value-type="string">
                  <text:p text:style-name="P5">K 3</text:p>
                </table:table-cell>
              </table:table-row>
              <table:table-row table:style-name="Table1.1">
                <table:table-cell table:style-name="Table1.A1" office:value-type="string">
                  <text:p text:style-name="P68">♦</text:p>
                </table:table-cell>
                <table:table-cell table:style-name="Table1.A1" office:value-type="string">
                  <text:p text:style-name="P5">A Q J 10 2</text:p>
                </table:table-cell>
              </table:table-row>
              <table:table-row table:style-name="Table1.1">
                <table:table-cell table:style-name="Table1.A1" office:value-type="string">
                  <text:p text:style-name="P62">♣</text:p>
                </table:table-cell>
                <table:table-cell table:style-name="Table1.A1" office:value-type="string">
                  <text:p text:style-name="P5">8</text:p>
                </table:table-cell>
              </table:table-row>
            </table:table>
            <text:p text:style-name="P5"/>
          </table:table-cell>
          <table:covered-table-cell/>
        </table:table-row>
        <table:table-row table:style-name="Table8.1">
          <table:table-cell table:style-name="Table8.B1" office:value-type="string">
            <table:table table:name="Table3" table:style-name="Table3">
              <table:table-column table:style-name="Table3.A"/>
              <table:table-column table:style-name="Table3.B"/>
              <table:table-row table:style-name="Table3.1">
                <table:table-cell table:style-name="Table3.A1" office:value-type="string">
                  <table:table table:name="Table2" table:style-name="Table2">
                    <table:table-column table:style-name="Table2.A"/>
                    <table:table-column table:style-name="Table2.B"/>
                    <table:table-row table:style-name="Table2.1">
                      <table:table-cell table:style-name="Table2.A1" office:value-type="string">
                        <text:p text:style-name="P62">♠</text:p>
                      </table:table-cell>
                      <table:table-cell table:style-name="Table2.A1" office:value-type="string">
                        <text:p text:style-name="P5">10 8 5 3</text:p>
                      </table:table-cell>
                    </table:table-row>
                    <table:table-row table:style-name="Table2.1">
                      <table:table-cell table:style-name="Table2.A1" office:value-type="string">
                        <text:p text:style-name="P68">♥</text:p>
                      </table:table-cell>
                      <table:table-cell table:style-name="Table2.A1" office:value-type="string">
                        <text:p text:style-name="P5">8 7 5</text:p>
                      </table:table-cell>
                    </table:table-row>
                    <table:table-row table:style-name="Table2.1">
                      <table:table-cell table:style-name="Table2.A1" office:value-type="string">
                        <text:p text:style-name="P68">♦</text:p>
                      </table:table-cell>
                      <table:table-cell table:style-name="Table2.A1" office:value-type="string">
                        <text:p text:style-name="P5">9 8</text:p>
                      </table:table-cell>
                    </table:table-row>
                    <table:table-row table:style-name="Table2.1">
                      <table:table-cell table:style-name="Table2.A1" office:value-type="string">
                        <text:p text:style-name="P62">♣</text:p>
                      </table:table-cell>
                      <table:table-cell table:style-name="Table2.A1" office:value-type="string">
                        <text:p text:style-name="P5">K 7 6 4</text:p>
                      </table:table-cell>
                    </table:table-row>
                  </table:table>
                  <text:p text:style-name="P5"/>
                </table:table-cell>
                <table:table-cell table:style-name="Table3.A1" office:value-type="string">
                  <text:p text:style-name="P5"/>
                </table:table-cell>
              </table:table-row>
            </table:table>
            <text:p text:style-name="P5"/>
          </table:table-cell>
          <table:table-cell table:style-name="Table8.B1" office:value-type="string">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87">N</text:p>
                </table:table-cell>
                <table:covered-table-cell/>
                <table:covered-table-cell/>
              </table:table-row>
              <table:table-row table:style-name="Table4.1">
                <table:table-cell table:style-name="Table4.A2" office:value-type="string">
                  <text:p text:style-name="P21">W</text:p>
                </table:table-cell>
                <table:table-cell table:style-name="Table4.B2" office:value-type="string">
                  <text:p text:style-name="P21"/>
                </table:table-cell>
                <table:table-cell table:style-name="Table4.C2" office:value-type="string">
                  <text:p text:style-name="P88">E</text:p>
                </table:table-cell>
              </table:table-row>
              <table:table-row table:style-name="Table4.1">
                <table:table-cell table:style-name="Table4.A3" table:number-columns-spanned="3" office:value-type="string">
                  <text:p text:style-name="P87">S</text:p>
                </table:table-cell>
                <table:covered-table-cell/>
                <table:covered-table-cell/>
              </table:table-row>
            </table:table>
            <text:p text:style-name="P5"/>
          </table:table-cell>
          <table:table-cell table:style-name="Table8.B1" office:value-type="string">
            <table:table table:name="Table6" table:style-name="Table6">
              <table:table-column table:style-name="Table6.A"/>
              <table:table-column table:style-name="Table6.B"/>
              <table:table-row table:style-name="Table6.1">
                <table:table-cell table:style-name="Table6.A1" office:value-type="string">
                  <text:p text:style-name="P5"/>
                </table:table-cell>
                <table:table-cell table:style-name="Table6.A1" office:value-type="string">
                  <table:table table:name="Table5" table:style-name="Table5">
                    <table:table-column table:style-name="Table5.A"/>
                    <table:table-column table:style-name="Table5.B"/>
                    <table:table-row table:style-name="Table5.1">
                      <table:table-cell table:style-name="Table5.A1" office:value-type="string">
                        <text:p text:style-name="P62">♠</text:p>
                      </table:table-cell>
                      <table:table-cell table:style-name="Table5.A1" office:value-type="string">
                        <text:p text:style-name="P5">2</text:p>
                      </table:table-cell>
                    </table:table-row>
                    <table:table-row table:style-name="Table5.1">
                      <table:table-cell table:style-name="Table5.A1" office:value-type="string">
                        <text:p text:style-name="P68">♥</text:p>
                      </table:table-cell>
                      <table:table-cell table:style-name="Table5.A1" office:value-type="string">
                        <text:p text:style-name="P5">A J 10 9 4</text:p>
                      </table:table-cell>
                    </table:table-row>
                    <table:table-row table:style-name="Table5.1">
                      <table:table-cell table:style-name="Table5.A1" office:value-type="string">
                        <text:p text:style-name="P68">♦</text:p>
                      </table:table-cell>
                      <table:table-cell table:style-name="Table5.A1" office:value-type="string">
                        <text:p text:style-name="P5">7 4</text:p>
                      </table:table-cell>
                    </table:table-row>
                    <table:table-row table:style-name="Table5.1">
                      <table:table-cell table:style-name="Table5.A1" office:value-type="string">
                        <text:p text:style-name="P62">♣</text:p>
                      </table:table-cell>
                      <table:table-cell table:style-name="Table5.A1" office:value-type="string">
                        <text:p text:style-name="P5">Q J 10 9 2</text:p>
                      </table:table-cell>
                    </table:table-row>
                  </table:table>
                  <text:p text:style-name="P5"/>
                </table:table-cell>
              </table:table-row>
            </table:table>
            <text:p text:style-name="P5"/>
          </table:table-cell>
        </table:table-row>
        <table:table-row table:style-name="Table8.1">
          <table:table-cell table:style-name="Table8.B1" office:value-type="string">
            <text:p text:style-name="P5"/>
            <text:p text:style-name="P5"/>
          </table:table-cell>
          <table:table-cell table:style-name="Table8.B1" table:number-columns-spanned="2" office:value-type="string">
            <table:table table:name="Table7" table:style-name="Table7">
              <table:table-column table:style-name="Table7.A"/>
              <table:table-column table:style-name="Table7.B"/>
              <table:table-row table:style-name="Table7.1">
                <table:table-cell table:style-name="Table7.A1" office:value-type="string">
                  <text:p text:style-name="P62">♠</text:p>
                </table:table-cell>
                <table:table-cell table:style-name="Table7.A1" office:value-type="string">
                  <text:p text:style-name="P5">Q J 7</text:p>
                </table:table-cell>
              </table:table-row>
              <table:table-row table:style-name="Table7.1">
                <table:table-cell table:style-name="Table7.A1" office:value-type="string">
                  <text:p text:style-name="P68">♥</text:p>
                </table:table-cell>
                <table:table-cell table:style-name="Table7.A1" office:value-type="string">
                  <text:p text:style-name="P5">Q 6 2</text:p>
                </table:table-cell>
              </table:table-row>
              <table:table-row table:style-name="Table7.1">
                <table:table-cell table:style-name="Table7.A1" office:value-type="string">
                  <text:p text:style-name="P68">♦</text:p>
                </table:table-cell>
                <table:table-cell table:style-name="Table7.A1" office:value-type="string">
                  <text:p text:style-name="P5">K 6 5 3</text:p>
                </table:table-cell>
              </table:table-row>
              <table:table-row table:style-name="Table7.1">
                <table:table-cell table:style-name="Table7.A1" office:value-type="string">
                  <text:p text:style-name="P62">♣</text:p>
                </table:table-cell>
                <table:table-cell table:style-name="Table7.A1" office:value-type="string">
                  <text:p text:style-name="P5">A 5 3</text:p>
                </table:table-cell>
              </table:table-row>
            </table:table>
            <text:p text:style-name="P5"/>
          </table:table-cell>
          <table:covered-table-cell/>
        </table:table-row>
      </table:table>
      <text:p text:style-name="P13"/>
      <text:p text:style-name="P13">W<text:tab/><text:tab/>N<text:tab/><text:tab/>E<text:tab/><text:tab/>S</text:p>
      <text:p text:style-name="Standard"><text:span text:style-name="T63"><text:tab/><text:tab/>1</text:span><text:span text:style-name="T37">♠<text:tab/><text:tab/>2♠</text:span><text:span text:style-name="T15">1<text:tab/><text:tab/></text:span><text:span text:style-name="T37">3♠</text:span></text:p>
      <text:p text:style-name="Standard"><text:span text:style-name="T37">4♣<text:tab/><text:tab/>4</text:span><text:span text:style-name="T9">♠</text:span><text:span text:style-name="T37"><text:tab/><text:tab/>5♣<text:tab/><text:tab/>X</text:span><text:span text:style-name="T15">2</text:span></text:p>
      <text:p text:style-name="P27">P<text:tab/><text:tab/>6♠<text:tab/><text:tab/>All Pass</text:p>
      <text:p text:style-name="P27"/>
      <text:p text:style-name="P27">1 = Ghestem hearts and clubs</text:p>
      <text:p text:style-name="P27">2 = control</text:p>
      <text:p text:style-name="P27"/>
      <text:p text:style-name="P27">Free bidding or bidding as shown.</text:p>
      <text:p text:style-name="P27"/>
      <text:p text:style-name="P104">North to play 6♠, lead Q♣ to A♣</text:p>
      <text:p text:style-name="Standard"><text:span text:style-name="T37">North draws 3 rounds of trumps, plays A</text:span><text:span text:style-name="T22">♦</text:span><text:span text:style-name="T37"> all follow.</text:span></text:p>
      <text:p text:style-name="Standard"><text:span text:style-name="T37">North claims “</text:span><text:span text:style-name="T44">Diamonds are good, you get one heart at the end</text:span><text:span text:style-name="T37">”</text:span></text:p>
      <text:p text:style-name="P27"/>
      <text:p text:style-name="Standard"><text:span text:style-name="T37">West says “</text:span><text:span text:style-name="T44">Play on</text:span><text:span text:style-name="T37">!” and all agree to play on.</text:span></text:p>
      <text:p text:style-name="Standard"><text:span text:style-name="T37">Now north draws the last trump and west calls the TD.</text:span><text:span text:style-name="T44"> “He obviously forgot about the trump and when I said ‘play on’ he realized that there was a trump outstanding and because of that he realized I had a trump. After the claim he is not allowed to draw trumps."</text:span></text:p>
      <text:p text:style-name="P18"/>
      <text:p text:style-name="P18"/>
      <text:p text:style-name="P27"/>
      <text:p text:style-name="P13"/>
      <text:p text:style-name="P13"/>
      <text:p text:style-name="P45"/>
      <text:h text:style-name="P124" text:outline-level="1">. </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8"><text:span text:style-name="T3">Board 2</text:span><text:span text:style-name="T4"><text:line-break/>East Deals<text:line-break/>N-S Vul</text:span></text:p>
          </table:table-cell>
          <table:table-cell table:style-name="Table16.B1" table:number-columns-spanned="2" office:value-type="string">
            <table:table table:name="Table9" table:style-name="Table9">
              <table:table-column table:style-name="Table9.A"/>
              <table:table-column table:style-name="Table9.B"/>
              <table:table-row table:style-name="Table9.1">
                <table:table-cell table:style-name="Table9.A1" office:value-type="string">
                  <text:p text:style-name="P62">♠</text:p>
                </table:table-cell>
                <table:table-cell table:style-name="Table9.A1" office:value-type="string">
                  <text:p text:style-name="P5">3 2</text:p>
                </table:table-cell>
              </table:table-row>
              <table:table-row table:style-name="Table9.1">
                <table:table-cell table:style-name="Table9.A1" office:value-type="string">
                  <text:p text:style-name="P68">♥</text:p>
                </table:table-cell>
                <table:table-cell table:style-name="Table9.A1" office:value-type="string">
                  <text:p text:style-name="P5">8 6 2</text:p>
                </table:table-cell>
              </table:table-row>
              <table:table-row table:style-name="Table9.1">
                <table:table-cell table:style-name="Table9.A1" office:value-type="string">
                  <text:p text:style-name="P68">♦</text:p>
                </table:table-cell>
                <table:table-cell table:style-name="Table9.A1" office:value-type="string">
                  <text:p text:style-name="P5">A K 10 6 5 3</text:p>
                </table:table-cell>
              </table:table-row>
              <table:table-row table:style-name="Table9.1">
                <table:table-cell table:style-name="Table9.A1" office:value-type="string">
                  <text:p text:style-name="P62">♣</text:p>
                </table:table-cell>
                <table:table-cell table:style-name="Table9.A1" office:value-type="string">
                  <text:p text:style-name="P5">K 10</text:p>
                </table:table-cell>
              </table:table-row>
            </table:table>
            <text:p text:style-name="P5"/>
          </table:table-cell>
          <table:covered-table-cell/>
        </table:table-row>
        <table:table-row table:style-name="Table16.1">
          <table:table-cell table:style-name="Table16.B1" office:value-type="string">
            <table:table table:name="Table11" table:style-name="Table11">
              <table:table-column table:style-name="Table11.A"/>
              <table:table-column table:style-name="Table11.B"/>
              <table:table-row table:style-name="Table11.1">
                <table:table-cell table:style-name="Table11.A1" office:value-type="string">
                  <table:table table:name="Table10" table:style-name="Table10">
                    <table:table-column table:style-name="Table10.A"/>
                    <table:table-column table:style-name="Table10.B"/>
                    <table:table-row table:style-name="Table10.1">
                      <table:table-cell table:style-name="Table10.A1" office:value-type="string">
                        <text:p text:style-name="P62">♠</text:p>
                      </table:table-cell>
                      <table:table-cell table:style-name="Table10.A1" office:value-type="string">
                        <text:p text:style-name="P5">Q 9 8 7</text:p>
                      </table:table-cell>
                    </table:table-row>
                    <table:table-row table:style-name="Table10.1">
                      <table:table-cell table:style-name="Table10.A1" office:value-type="string">
                        <text:p text:style-name="P68">♥</text:p>
                      </table:table-cell>
                      <table:table-cell table:style-name="Table10.A1" office:value-type="string">
                        <text:p text:style-name="P5">A Q 3</text:p>
                      </table:table-cell>
                    </table:table-row>
                    <table:table-row table:style-name="Table10.1">
                      <table:table-cell table:style-name="Table10.A1" office:value-type="string">
                        <text:p text:style-name="P68">♦</text:p>
                      </table:table-cell>
                      <table:table-cell table:style-name="Table10.A1" office:value-type="string">
                        <text:p text:style-name="P5">Q J</text:p>
                      </table:table-cell>
                    </table:table-row>
                    <table:table-row table:style-name="Table10.1">
                      <table:table-cell table:style-name="Table10.A1" office:value-type="string">
                        <text:p text:style-name="P62">♣</text:p>
                      </table:table-cell>
                      <table:table-cell table:style-name="Table10.A1" office:value-type="string">
                        <text:p text:style-name="P5">Q 8 5 4</text:p>
                      </table:table-cell>
                    </table:table-row>
                  </table:table>
                  <text:p text:style-name="P5"/>
                </table:table-cell>
                <table:table-cell table:style-name="Table11.A1" office:value-type="string">
                  <text:p text:style-name="P5"/>
                </table:table-cell>
              </table:table-row>
            </table:table>
            <text:p text:style-name="P5"/>
          </table:table-cell>
          <table:table-cell table:style-name="Table16.B1" office:value-type="string">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87">N</text:p>
                </table:table-cell>
                <table:covered-table-cell/>
                <table:covered-table-cell/>
              </table:table-row>
              <table:table-row table:style-name="Table12.1">
                <table:table-cell table:style-name="Table12.A2" office:value-type="string">
                  <text:p text:style-name="P21">W</text:p>
                </table:table-cell>
                <table:table-cell table:style-name="Table12.B2" office:value-type="string">
                  <text:p text:style-name="P21"/>
                </table:table-cell>
                <table:table-cell table:style-name="Table12.C2" office:value-type="string">
                  <text:p text:style-name="P88">E</text:p>
                </table:table-cell>
              </table:table-row>
              <table:table-row table:style-name="Table12.1">
                <table:table-cell table:style-name="Table12.A3" table:number-columns-spanned="3" office:value-type="string">
                  <text:p text:style-name="P87">S</text:p>
                </table:table-cell>
                <table:covered-table-cell/>
                <table:covered-table-cell/>
              </table:table-row>
            </table:table>
            <text:p text:style-name="P5"/>
          </table:table-cell>
          <table:table-cell table:style-name="Table16.B1" office:value-type="string">
            <table:table table:name="Table14" table:style-name="Table14">
              <table:table-column table:style-name="Table14.A"/>
              <table:table-column table:style-name="Table14.B"/>
              <table:table-row table:style-name="Table14.1">
                <table:table-cell table:style-name="Table14.A1" office:value-type="string">
                  <text:p text:style-name="P5"/>
                </table:table-cell>
                <table:table-cell table:style-name="Table14.A1" office:value-type="string">
                  <table:table table:name="Table13" table:style-name="Table13">
                    <table:table-column table:style-name="Table13.A"/>
                    <table:table-column table:style-name="Table13.B"/>
                    <table:table-row table:style-name="Table13.1">
                      <table:table-cell table:style-name="Table13.A1" office:value-type="string">
                        <text:p text:style-name="P62">♠</text:p>
                      </table:table-cell>
                      <table:table-cell table:style-name="Table13.A1" office:value-type="string">
                        <text:p text:style-name="P5">A K J 5 4</text:p>
                      </table:table-cell>
                    </table:table-row>
                    <table:table-row table:style-name="Table13.1">
                      <table:table-cell table:style-name="Table13.A1" office:value-type="string">
                        <text:p text:style-name="P68">♥</text:p>
                      </table:table-cell>
                      <table:table-cell table:style-name="Table13.A1" office:value-type="string">
                        <text:p text:style-name="P5">K 7 5 4</text:p>
                      </table:table-cell>
                    </table:table-row>
                    <table:table-row table:style-name="Table13.1">
                      <table:table-cell table:style-name="Table13.A1" office:value-type="string">
                        <text:p text:style-name="P68">♦</text:p>
                      </table:table-cell>
                      <table:table-cell table:style-name="Table13.A1" office:value-type="string">
                        <text:p text:style-name="P5">7 4</text:p>
                      </table:table-cell>
                    </table:table-row>
                    <table:table-row table:style-name="Table13.1">
                      <table:table-cell table:style-name="Table13.A1" office:value-type="string">
                        <text:p text:style-name="P62">♣</text:p>
                      </table:table-cell>
                      <table:table-cell table:style-name="Table13.A1" office:value-type="string">
                        <text:p text:style-name="P5">J 2</text:p>
                      </table:table-cell>
                    </table:table-row>
                  </table:table>
                  <text:p text:style-name="P5"/>
                </table:table-cell>
              </table:table-row>
            </table:table>
            <text:p text:style-name="P5"/>
          </table:table-cell>
        </table:table-row>
        <table:table-row table:style-name="Table16.1">
          <table:table-cell table:style-name="Table16.B1" office:value-type="string">
            <text:p text:style-name="P5"/>
          </table:table-cell>
          <table:table-cell table:style-name="Table16.B1" table:number-columns-spanned="2" office:value-type="string">
            <table:table table:name="Table15" table:style-name="Table15">
              <table:table-column table:style-name="Table15.A"/>
              <table:table-column table:style-name="Table15.B"/>
              <table:table-row table:style-name="Table15.1">
                <table:table-cell table:style-name="Table15.A1" office:value-type="string">
                  <text:p text:style-name="P62">♠</text:p>
                </table:table-cell>
                <table:table-cell table:style-name="Table15.A1" office:value-type="string">
                  <text:p text:style-name="P5">10 6</text:p>
                </table:table-cell>
              </table:table-row>
              <table:table-row table:style-name="Table15.1">
                <table:table-cell table:style-name="Table15.A1" office:value-type="string">
                  <text:p text:style-name="P68">♥</text:p>
                </table:table-cell>
                <table:table-cell table:style-name="Table15.A1" office:value-type="string">
                  <text:p text:style-name="P5">J 10 9</text:p>
                </table:table-cell>
              </table:table-row>
              <table:table-row table:style-name="Table15.1">
                <table:table-cell table:style-name="Table15.A1" office:value-type="string">
                  <text:p text:style-name="P68">♦</text:p>
                </table:table-cell>
                <table:table-cell table:style-name="Table15.A1" office:value-type="string">
                  <text:p text:style-name="P5">9 8 2</text:p>
                </table:table-cell>
              </table:table-row>
              <table:table-row table:style-name="Table15.1">
                <table:table-cell table:style-name="Table15.A1" office:value-type="string">
                  <text:p text:style-name="P62">♣</text:p>
                </table:table-cell>
                <table:table-cell table:style-name="Table15.A1" office:value-type="string">
                  <text:p text:style-name="P5">A 9 7 6 3</text:p>
                </table:table-cell>
              </table:table-row>
            </table:table>
            <text:p text:style-name="P5"/>
          </table:table-cell>
          <table:covered-table-cell/>
        </table:table-row>
      </table:table>
      <text:p text:style-name="P13"/>
      <text:p text:style-name="Standard"><text:span text:style-name="T63">Free bidding but North shouldn't <text:s/>bid diamonds, for example : East opens 1</text:span><text:span text:style-name="T37">♠, West raises to 4♠ </text:span></text:p>
      <text:p text:style-name="P27"/>
      <text:p text:style-name="P104">East to play 4♠</text:p>
      <text:p text:style-name="Standard"><text:span text:style-name="T38">North leads A</text:span><text:span text:style-name="T23">♦</text:span><text:span text:style-name="T38"> OOT </text:span><text:span text:style-name="T37">(if asked, A from AK).</text:span></text:p>
      <text:p text:style-name="P27">TD!</text:p>
      <text:p text:style-name="P27"/>
      <text:p text:style-name="P27">Lead not accepted, and Diamond lead prohibited. ♦A returned to hand</text:p>
      <text:p text:style-name="P27">South leads A♣, sees 10♣, leads another club, North plays ♦A, ♦K, one down.</text:p>
      <text:p text:style-name="P27"/>
      <text:p text:style-name="Standard"><text:span text:style-name="T37">East calls TD. </text:span><text:span text:style-name="T44">“Without information from </text:span><text:span text:style-name="T24">♦</text:span><text:span text:style-name="T44">A lead the normal lead from South is ♥J but knowing his partner has </text:span><text:span text:style-name="T24">♦</text:span><text:span text:style-name="T44">AK makes the club lead easier.”</text:span></text:p>
      <text:p text:style-name="Standard"/>
      <text:p text:style-name="Standard"><field:fieldmark-start text:name="__Fieldmark__13255_114302345" field:type="INCLUDETEXT “Board 2.docx”  \* MERGEFORMAT"/><field:fieldmark-end/></text:p>
      <text:p text:style-name="P74"><text:s/></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8">X<text:span text:style-name="T45">Board 3</text:span><text:span text:style-name="T46"><text:line-break/>South Deals<text:line-break/>E-W Vul</text:span></text:p>
          </table:table-cell>
          <table:table-cell table:style-name="Table24.B1" table:number-columns-spanned="2" office:value-type="string">
            <table:table table:name="Table17" table:style-name="Table17">
              <table:table-column table:style-name="Table17.A"/>
              <table:table-column table:style-name="Table17.B"/>
              <table:table-row table:style-name="Table17.1">
                <table:table-cell table:style-name="Table17.A1" office:value-type="string">
                  <text:p text:style-name="P108">♠</text:p>
                </table:table-cell>
                <table:table-cell table:style-name="Table17.A1" office:value-type="string">
                  <text:p text:style-name="P29">K 10 4 2</text:p>
                </table:table-cell>
              </table:table-row>
              <table:table-row table:style-name="Table17.1">
                <table:table-cell table:style-name="Table17.A1" office:value-type="string">
                  <text:p text:style-name="P76">♥</text:p>
                </table:table-cell>
                <table:table-cell table:style-name="Table17.A1" office:value-type="string">
                  <text:p text:style-name="P29">Q 9</text:p>
                </table:table-cell>
              </table:table-row>
              <table:table-row table:style-name="Table17.1">
                <table:table-cell table:style-name="Table17.A1" office:value-type="string">
                  <text:p text:style-name="P76">♦</text:p>
                </table:table-cell>
                <table:table-cell table:style-name="Table17.A1" office:value-type="string">
                  <text:p text:style-name="P29">9</text:p>
                </table:table-cell>
              </table:table-row>
              <table:table-row table:style-name="Table17.1">
                <table:table-cell table:style-name="Table17.A1" office:value-type="string">
                  <text:p text:style-name="P108">♣</text:p>
                </table:table-cell>
                <table:table-cell table:style-name="Table17.A1" office:value-type="string">
                  <text:p text:style-name="P29">A K Q J 8 5 3</text:p>
                </table:table-cell>
              </table:table-row>
            </table:table>
            <text:p text:style-name="P29"/>
          </table:table-cell>
          <table:covered-table-cell/>
        </table:table-row>
        <table:table-row table:style-name="Table24.1">
          <table:table-cell table:style-name="Table24.B1" office:value-type="string">
            <table:table table:name="Table19" table:style-name="Table19">
              <table:table-column table:style-name="Table19.A"/>
              <table:table-column table:style-name="Table19.B"/>
              <table:table-row table:style-name="Table19.1">
                <table:table-cell table:style-name="Table19.A1" office:value-type="string">
                  <table:table table:name="Table18" table:style-name="Table18">
                    <table:table-column table:style-name="Table18.A"/>
                    <table:table-column table:style-name="Table18.B"/>
                    <table:table-row table:style-name="Table18.1">
                      <table:table-cell table:style-name="Table18.A1" office:value-type="string">
                        <text:p text:style-name="P31">♠</text:p>
                      </table:table-cell>
                      <table:table-cell table:style-name="Table18.A1" office:value-type="string">
                        <text:p text:style-name="P30">9 8 6</text:p>
                      </table:table-cell>
                    </table:table-row>
                    <table:table-row table:style-name="Table18.1">
                      <table:table-cell table:style-name="Table18.A1" office:value-type="string">
                        <text:p text:style-name="P78">♥</text:p>
                      </table:table-cell>
                      <table:table-cell table:style-name="Table18.A1" office:value-type="string">
                        <text:p text:style-name="P30">6 5 3 2</text:p>
                      </table:table-cell>
                    </table:table-row>
                    <table:table-row table:style-name="Table18.1">
                      <table:table-cell table:style-name="Table18.A1" office:value-type="string">
                        <text:p text:style-name="P78">♦</text:p>
                      </table:table-cell>
                      <table:table-cell table:style-name="Table18.A1" office:value-type="string">
                        <text:p text:style-name="P30">10 5 3</text:p>
                      </table:table-cell>
                    </table:table-row>
                    <table:table-row table:style-name="Table18.1">
                      <table:table-cell table:style-name="Table18.A1" office:value-type="string">
                        <text:p text:style-name="P31">♣</text:p>
                      </table:table-cell>
                      <table:table-cell table:style-name="Table18.A1" office:value-type="string">
                        <text:p text:style-name="P30">6 4</text:p>
                      </table:table-cell>
                    </table:table-row>
                  </table:table>
                  <text:p text:style-name="P30"/>
                </table:table-cell>
                <table:table-cell table:style-name="Table19.A1" office:value-type="string">
                  <text:p text:style-name="P30"/>
                </table:table-cell>
              </table:table-row>
            </table:table>
            <text:p text:style-name="P30"/>
          </table:table-cell>
          <table:table-cell table:style-name="Table24.B1" office:value-type="string">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89">N</text:p>
                </table:table-cell>
                <table:covered-table-cell/>
                <table:covered-table-cell/>
              </table:table-row>
              <table:table-row table:style-name="Table20.1">
                <table:table-cell table:style-name="Table20.A2" office:value-type="string">
                  <text:p text:style-name="P20">W</text:p>
                </table:table-cell>
                <table:table-cell table:style-name="Table20.B2" office:value-type="string">
                  <text:p text:style-name="P20"/>
                </table:table-cell>
                <table:table-cell table:style-name="Table20.C2" office:value-type="string">
                  <text:p text:style-name="P90">E</text:p>
                </table:table-cell>
              </table:table-row>
              <table:table-row table:style-name="Table20.1">
                <table:table-cell table:style-name="Table20.A3" table:number-columns-spanned="3" office:value-type="string">
                  <text:p text:style-name="P89">S</text:p>
                </table:table-cell>
                <table:covered-table-cell/>
                <table:covered-table-cell/>
              </table:table-row>
            </table:table>
            <text:p text:style-name="P30"/>
          </table:table-cell>
          <table:table-cell table:style-name="Table24.B1" office:value-type="string">
            <table:table table:name="Table22" table:style-name="Table22">
              <table:table-column table:style-name="Table22.A"/>
              <table:table-column table:style-name="Table22.B"/>
              <table:table-row table:style-name="Table22.1">
                <table:table-cell table:style-name="Table22.A1" office:value-type="string">
                  <text:p text:style-name="P30"/>
                </table:table-cell>
                <table:table-cell table:style-name="Table22.A1" office:value-type="string">
                  <table:table table:name="Table21" table:style-name="Table21">
                    <table:table-column table:style-name="Table21.A"/>
                    <table:table-column table:style-name="Table21.B"/>
                    <table:table-row table:style-name="Table21.1">
                      <table:table-cell table:style-name="Table21.A1" office:value-type="string">
                        <text:p text:style-name="P31">♠</text:p>
                      </table:table-cell>
                      <table:table-cell table:style-name="Table21.A1" office:value-type="string">
                        <text:p text:style-name="P30">A J 7 5 3</text:p>
                      </table:table-cell>
                    </table:table-row>
                    <table:table-row table:style-name="Table21.1">
                      <table:table-cell table:style-name="Table21.A1" office:value-type="string">
                        <text:p text:style-name="P78">♥</text:p>
                      </table:table-cell>
                      <table:table-cell table:style-name="Table21.A1" office:value-type="string">
                        <text:p text:style-name="P30">K 7</text:p>
                      </table:table-cell>
                    </table:table-row>
                    <table:table-row table:style-name="Table21.1">
                      <table:table-cell table:style-name="Table21.A1" office:value-type="string">
                        <text:p text:style-name="P78">♦</text:p>
                      </table:table-cell>
                      <table:table-cell table:style-name="Table21.A1" office:value-type="string">
                        <text:p text:style-name="P30">8 7 4 2</text:p>
                      </table:table-cell>
                    </table:table-row>
                    <table:table-row table:style-name="Table21.1">
                      <table:table-cell table:style-name="Table21.A1" office:value-type="string">
                        <text:p text:style-name="P31">♣</text:p>
                      </table:table-cell>
                      <table:table-cell table:style-name="Table21.A1" office:value-type="string">
                        <text:p text:style-name="P30">10 9</text:p>
                      </table:table-cell>
                    </table:table-row>
                  </table:table>
                  <text:p text:style-name="P30"/>
                </table:table-cell>
              </table:table-row>
            </table:table>
            <text:p text:style-name="P30"/>
          </table:table-cell>
        </table:table-row>
        <table:table-row table:style-name="Table24.1">
          <table:table-cell table:style-name="Table24.B1" office:value-type="string">
            <text:p text:style-name="P30"/>
          </table:table-cell>
          <table:table-cell table:style-name="Table24.B1" table:number-columns-spanned="2" office:value-type="string">
            <table:table table:name="Table23" table:style-name="Table23">
              <table:table-column table:style-name="Table23.A"/>
              <table:table-column table:style-name="Table23.B"/>
              <table:table-row table:style-name="Table23.1">
                <table:table-cell table:style-name="Table23.A1" office:value-type="string">
                  <text:p text:style-name="P31">♠</text:p>
                </table:table-cell>
                <table:table-cell table:style-name="Table23.A1" office:value-type="string">
                  <text:p text:style-name="P30">Q</text:p>
                </table:table-cell>
              </table:table-row>
              <table:table-row table:style-name="Table23.1">
                <table:table-cell table:style-name="Table23.A1" office:value-type="string">
                  <text:p text:style-name="P78">♥</text:p>
                </table:table-cell>
                <table:table-cell table:style-name="Table23.A1" office:value-type="string">
                  <text:p text:style-name="P30">A J 10 8 4</text:p>
                </table:table-cell>
              </table:table-row>
              <table:table-row table:style-name="Table23.1">
                <table:table-cell table:style-name="Table23.A1" office:value-type="string">
                  <text:p text:style-name="P78">♦</text:p>
                </table:table-cell>
                <table:table-cell table:style-name="Table23.A1" office:value-type="string">
                  <text:p text:style-name="P30">A K Q J 6</text:p>
                </table:table-cell>
              </table:table-row>
              <table:table-row table:style-name="Table23.1">
                <table:table-cell table:style-name="Table23.A1" office:value-type="string">
                  <text:p text:style-name="P31">♣</text:p>
                </table:table-cell>
                <table:table-cell table:style-name="Table23.A1" office:value-type="string">
                  <text:p text:style-name="P30">7 2</text:p>
                </table:table-cell>
              </table:table-row>
            </table:table>
            <text:p text:style-name="P30"/>
          </table:table-cell>
          <table:covered-table-cell/>
        </table:table-row>
      </table:table>
      <text:p text:style-name="P31"/>
      <text:p text:style-name="P32"/>
      <text:p text:style-name="P25"/>
      <text:p text:style-name="Standard"><text:span text:style-name="T35">Players take hands from board. </text:span><text:span text:style-name="T41">West calls TD – only 12 cards. <text:s/>North has 14 cards and has seen all his cards. TD determines KC should be with West.</text:span></text:p>
      <text:p text:style-name="P34"/>
      <text:list xml:id="list2421004650006606203" text:style-name="WWNum2">
        <text:list-item>
          <text:p text:style-name="P55">If TD cancels board, then what is the result?</text:p>
        </text:list-item>
        <text:list-item>
          <text:p text:style-name="P55">If TD allows play to continue then </text:p>
        </text:list-item>
      </text:list>
      <text:p text:style-name="P34"/>
      <text:p text:style-name="P34">Bidding :</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0">West</text:p>
          </table:table-cell>
          <table:table-cell table:style-name="Table25.A1" office:value-type="string">
            <text:p text:style-name="P30">North</text:p>
          </table:table-cell>
          <table:table-cell table:style-name="Table25.A1" office:value-type="string">
            <text:p text:style-name="P30">East</text:p>
          </table:table-cell>
          <table:table-cell table:style-name="Table25.A1" office:value-type="string">
            <text:p text:style-name="P30">South</text:p>
          </table:table-cell>
        </table:table-row>
        <table:table-row table:style-name="Table25.1">
          <table:table-cell table:style-name="Table25.A1" office:value-type="string">
            <text:p text:style-name="P30"> </text:p>
          </table:table-cell>
          <table:table-cell table:style-name="Table25.A1" office:value-type="string">
            <text:p text:style-name="P30"> </text:p>
          </table:table-cell>
          <table:table-cell table:style-name="Table25.A1" office:value-type="string">
            <text:p text:style-name="P30"> </text:p>
          </table:table-cell>
          <table:table-cell table:style-name="Table25.A1" office:value-type="string">
            <text:p text:style-name="Standard"><text:span text:style-name="T49">1 </text:span><text:span text:style-name="T27">♥</text:span></text:p>
          </table:table-cell>
        </table:table-row>
        <table:table-row table:style-name="Table25.1">
          <table:table-cell table:style-name="Table25.A1" office:value-type="string">
            <text:p text:style-name="P30">Pass</text:p>
          </table:table-cell>
          <table:table-cell table:style-name="Table25.A1" office:value-type="string">
            <text:p text:style-name="P30">2 ♣</text:p>
          </table:table-cell>
          <table:table-cell table:style-name="Table25.A1" office:value-type="string">
            <text:p text:style-name="P30">Pass</text:p>
          </table:table-cell>
          <table:table-cell table:style-name="Table25.A1" office:value-type="string">
            <text:p text:style-name="Standard"><text:span text:style-name="T49">3 </text:span><text:span text:style-name="T27">♦</text:span></text:p>
          </table:table-cell>
        </table:table-row>
        <table:table-row table:style-name="Table25.1">
          <table:table-cell table:style-name="Table25.A1" office:value-type="string">
            <text:p text:style-name="P30">Pass</text:p>
          </table:table-cell>
          <table:table-cell table:style-name="Table25.A1" office:value-type="string">
            <text:p text:style-name="P30">3 ♠</text:p>
          </table:table-cell>
          <table:table-cell table:style-name="Table25.A1" office:value-type="string">
            <text:p text:style-name="P30">Pass</text:p>
          </table:table-cell>
          <table:table-cell table:style-name="Table25.A1" office:value-type="string">
            <text:p text:style-name="Standard"><text:span text:style-name="T49">4 </text:span><text:span text:style-name="T27">♦</text:span></text:p>
          </table:table-cell>
        </table:table-row>
        <table:table-row table:style-name="Table25.1">
          <table:table-cell table:style-name="Table25.A1" office:value-type="string">
            <text:p text:style-name="P30">Pass</text:p>
          </table:table-cell>
          <table:table-cell table:style-name="Table25.A1" office:value-type="string">
            <text:p text:style-name="P30">4 NT</text:p>
          </table:table-cell>
          <table:table-cell table:style-name="Table25.A1" office:value-type="string">
            <text:p text:style-name="P30">Pass</text:p>
          </table:table-cell>
          <table:table-cell table:style-name="Table25.A1" office:value-type="string">
            <text:p text:style-name="Standard"><text:span text:style-name="T49">5 ♣</text:span><text:span text:style-name="T16">1</text:span></text:p>
          </table:table-cell>
        </table:table-row>
        <table:table-row table:style-name="Table25.1">
          <table:table-cell table:style-name="Table25.A1" office:value-type="string">
            <text:p text:style-name="P30">Pass</text:p>
          </table:table-cell>
          <table:table-cell table:style-name="Table25.A1" office:value-type="string">
            <text:p text:style-name="P30">6 NT</text:p>
          </table:table-cell>
          <table:table-cell table:style-name="Table25.A1" office:value-type="string">
            <text:p text:style-name="P30">All pass</text:p>
          </table:table-cell>
          <table:table-cell table:style-name="Table25.A1" office:value-type="string">
            <text:p text:style-name="P30"> </text:p>
          </table:table-cell>
        </table:table-row>
      </table:table>
      <text:p text:style-name="P34"/>
      <text:list xml:id="list2658210535303311627" text:style-name="WWNum1">
        <text:list-item>
          <text:p text:style-name="P56">5C is 0/5 or 3/5 aces, with diamonds (last suit bid naturally) presumed trump suit.</text:p>
        </text:list-item>
      </text:list>
      <text:p text:style-name="P25"/>
      <text:p text:style-name="P34">North plays 6NT, with any lead, say diamond .</text:p>
      <text:p text:style-name="P25"/>
      <text:p text:style-name="Standard"><text:span text:style-name="T41">Odd tables:</text:span><text:span text:style-name="T35"> North makes <text:s/>12 <text:s/>– via <text:s/>heart finesse without club finesse .</text:span></text:p>
      <text:p text:style-name="Standard"><text:span text:style-name="T41">Even tables</text:span><text:span text:style-name="T35">: North makes 12 tricks via club finesse without heart finesse</text:span></text:p>
      <text:p text:style-name="P25"><text:tab/></text:p>
      <text:p text:style-name="P25"/>
      <text:p text:style-name="P25">West calls TD </text:p>
      <text:p text:style-name="Standard"><text:span text:style-name="T41">All tables </text:span><text:span text:style-name="T35">– </text:span><text:span text:style-name="T47">North knew that West had KC – easier to bid slam.</text:span></text:p>
      <text:p text:style-name="Standard"><text:span text:style-name="T41">Even tables</text:span><text:span text:style-name="T35"> – </text:span><text:span text:style-name="T47">North knew that West had KC – easier to bid slam, and in playing North knew club finesse was right.</text:span></text:p>
      <text:p text:style-name="P25"/>
      <text:p text:style-name="P25"/>
      <text:p text:style-name="P25"/>
      <text:p text:style-name="P47"/>
      <text:p text:style-name="P7"/>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48"><text:span text:style-name="T3">Board 4</text:span><text:span text:style-name="T4"><text:line-break/>West Deals<text:line-break/>Both Vul</text:span></text:p>
          </table:table-cell>
          <table:table-cell table:style-name="Table33.B1" table:number-columns-spanned="2" office:value-type="string">
            <table:table table:name="Table26" table:style-name="Table26">
              <table:table-column table:style-name="Table26.A"/>
              <table:table-column table:style-name="Table26.B"/>
              <table:table-row table:style-name="Table26.1">
                <table:table-cell table:style-name="Table26.A1" office:value-type="string">
                  <text:p text:style-name="P62">♠</text:p>
                </table:table-cell>
                <table:table-cell table:style-name="Table26.A1" office:value-type="string">
                  <text:p text:style-name="P5">10 7 5 4</text:p>
                </table:table-cell>
              </table:table-row>
              <table:table-row table:style-name="Table26.1">
                <table:table-cell table:style-name="Table26.A1" office:value-type="string">
                  <text:p text:style-name="P68">♥</text:p>
                </table:table-cell>
                <table:table-cell table:style-name="Table26.A1" office:value-type="string">
                  <text:p text:style-name="P5">A 6 4</text:p>
                </table:table-cell>
              </table:table-row>
              <table:table-row table:style-name="Table26.1">
                <table:table-cell table:style-name="Table26.A1" office:value-type="string">
                  <text:p text:style-name="P68">♦</text:p>
                </table:table-cell>
                <table:table-cell table:style-name="Table26.A1" office:value-type="string">
                  <text:p text:style-name="P5">J 10 9 7</text:p>
                </table:table-cell>
              </table:table-row>
              <table:table-row table:style-name="Table26.1">
                <table:table-cell table:style-name="Table26.A1" office:value-type="string">
                  <text:p text:style-name="P62">♣</text:p>
                </table:table-cell>
                <table:table-cell table:style-name="Table26.A1" office:value-type="string">
                  <text:p text:style-name="P5">10 9</text:p>
                </table:table-cell>
              </table:table-row>
            </table:table>
            <text:p text:style-name="P5"/>
          </table:table-cell>
          <table:covered-table-cell/>
        </table:table-row>
        <table:table-row table:style-name="Table33.1">
          <table:table-cell table:style-name="Table33.B1" office:value-type="string">
            <table:table table:name="Table28" table:style-name="Table28">
              <table:table-column table:style-name="Table28.A"/>
              <table:table-column table:style-name="Table28.B"/>
              <table:table-row table:style-name="Table28.1">
                <table:table-cell table:style-name="Table28.A1" office:value-type="string">
                  <table:table table:name="Table27" table:style-name="Table27">
                    <table:table-column table:style-name="Table27.A"/>
                    <table:table-column table:style-name="Table27.B"/>
                    <table:table-row table:style-name="Table27.1">
                      <table:table-cell table:style-name="Table27.A1" office:value-type="string">
                        <text:p text:style-name="P62">♠</text:p>
                      </table:table-cell>
                      <table:table-cell table:style-name="Table27.A1" office:value-type="string">
                        <text:p text:style-name="P5">A J 6</text:p>
                      </table:table-cell>
                    </table:table-row>
                    <table:table-row table:style-name="Table27.1">
                      <table:table-cell table:style-name="Table27.A1" office:value-type="string">
                        <text:p text:style-name="P68">♥</text:p>
                      </table:table-cell>
                      <table:table-cell table:style-name="Table27.A1" office:value-type="string">
                        <text:p text:style-name="P5">Q 8 7 2</text:p>
                      </table:table-cell>
                    </table:table-row>
                    <table:table-row table:style-name="Table27.1">
                      <table:table-cell table:style-name="Table27.A1" office:value-type="string">
                        <text:p text:style-name="P68">♦</text:p>
                      </table:table-cell>
                      <table:table-cell table:style-name="Table27.A1" office:value-type="string">
                        <text:p text:style-name="P5">A K 5 4</text:p>
                      </table:table-cell>
                    </table:table-row>
                    <table:table-row table:style-name="Table27.1">
                      <table:table-cell table:style-name="Table27.A1" office:value-type="string">
                        <text:p text:style-name="P62">♣</text:p>
                      </table:table-cell>
                      <table:table-cell table:style-name="Table27.A1" office:value-type="string">
                        <text:p text:style-name="P5">Q 2</text:p>
                      </table:table-cell>
                    </table:table-row>
                  </table:table>
                  <text:p text:style-name="P5"/>
                </table:table-cell>
                <table:table-cell table:style-name="Table28.A1" office:value-type="string">
                  <text:p text:style-name="P5"/>
                </table:table-cell>
              </table:table-row>
            </table:table>
            <text:p text:style-name="P5"/>
          </table:table-cell>
          <table:table-cell table:style-name="Table33.B1" office:value-type="string">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87">N</text:p>
                </table:table-cell>
                <table:covered-table-cell/>
                <table:covered-table-cell/>
              </table:table-row>
              <table:table-row table:style-name="Table29.1">
                <table:table-cell table:style-name="Table29.A2" office:value-type="string">
                  <text:p text:style-name="P21">W</text:p>
                </table:table-cell>
                <table:table-cell table:style-name="Table29.B2" office:value-type="string">
                  <text:p text:style-name="P21"/>
                </table:table-cell>
                <table:table-cell table:style-name="Table29.C2" office:value-type="string">
                  <text:p text:style-name="P88">E</text:p>
                </table:table-cell>
              </table:table-row>
              <table:table-row table:style-name="Table29.1">
                <table:table-cell table:style-name="Table29.A3" table:number-columns-spanned="3" office:value-type="string">
                  <text:p text:style-name="P87">S</text:p>
                </table:table-cell>
                <table:covered-table-cell/>
                <table:covered-table-cell/>
              </table:table-row>
            </table:table>
            <text:p text:style-name="P5"/>
          </table:table-cell>
          <table:table-cell table:style-name="Table33.B1" office:value-type="string">
            <table:table table:name="Table31" table:style-name="Table31">
              <table:table-column table:style-name="Table31.A"/>
              <table:table-column table:style-name="Table31.B"/>
              <table:table-row table:style-name="Table31.1">
                <table:table-cell table:style-name="Table31.A1" office:value-type="string">
                  <text:p text:style-name="P5"/>
                </table:table-cell>
                <table:table-cell table:style-name="Table31.A1" office:value-type="string">
                  <table:table table:name="Table30" table:style-name="Table30">
                    <table:table-column table:style-name="Table30.A"/>
                    <table:table-column table:style-name="Table30.B"/>
                    <table:table-row table:style-name="Table30.1">
                      <table:table-cell table:style-name="Table30.A1" office:value-type="string">
                        <text:p text:style-name="P62">♠</text:p>
                      </table:table-cell>
                      <table:table-cell table:style-name="Table30.A1" office:value-type="string">
                        <text:p text:style-name="P5">K 8</text:p>
                      </table:table-cell>
                    </table:table-row>
                    <table:table-row table:style-name="Table30.1">
                      <table:table-cell table:style-name="Table30.A1" office:value-type="string">
                        <text:p text:style-name="P68">♥</text:p>
                      </table:table-cell>
                      <table:table-cell table:style-name="Table30.A1" office:value-type="string">
                        <text:p text:style-name="P5">9 5</text:p>
                      </table:table-cell>
                    </table:table-row>
                    <table:table-row table:style-name="Table30.1">
                      <table:table-cell table:style-name="Table30.A1" office:value-type="string">
                        <text:p text:style-name="P68">♦</text:p>
                      </table:table-cell>
                      <table:table-cell table:style-name="Table30.A1" office:value-type="string">
                        <text:p text:style-name="P5">Q 8 6</text:p>
                      </table:table-cell>
                    </table:table-row>
                    <table:table-row table:style-name="Table30.1">
                      <table:table-cell table:style-name="Table30.A1" office:value-type="string">
                        <text:p text:style-name="P62">♣</text:p>
                      </table:table-cell>
                      <table:table-cell table:style-name="Table30.A1" office:value-type="string">
                        <text:p text:style-name="P5">A K J 8 5 4</text:p>
                      </table:table-cell>
                    </table:table-row>
                  </table:table>
                  <text:p text:style-name="P5"/>
                </table:table-cell>
              </table:table-row>
            </table:table>
            <text:p text:style-name="P5"/>
          </table:table-cell>
        </table:table-row>
        <table:table-row table:style-name="Table33.1">
          <table:table-cell table:style-name="Table33.B1" office:value-type="string">
            <text:p text:style-name="P5"/>
          </table:table-cell>
          <table:table-cell table:style-name="Table33.B1" table:number-columns-spanned="2" office:value-type="string">
            <table:table table:name="Table32" table:style-name="Table32">
              <table:table-column table:style-name="Table32.A"/>
              <table:table-column table:style-name="Table32.B"/>
              <table:table-row table:style-name="Table32.1">
                <table:table-cell table:style-name="Table32.A1" office:value-type="string">
                  <text:p text:style-name="P62">♠</text:p>
                </table:table-cell>
                <table:table-cell table:style-name="Table32.A1" office:value-type="string">
                  <text:p text:style-name="P5">Q 9 3 2</text:p>
                </table:table-cell>
              </table:table-row>
              <table:table-row table:style-name="Table32.1">
                <table:table-cell table:style-name="Table32.A1" office:value-type="string">
                  <text:p text:style-name="P68">♥</text:p>
                </table:table-cell>
                <table:table-cell table:style-name="Table32.A1" office:value-type="string">
                  <text:p text:style-name="P5">K J 10 3</text:p>
                </table:table-cell>
              </table:table-row>
              <table:table-row table:style-name="Table32.1">
                <table:table-cell table:style-name="Table32.A1" office:value-type="string">
                  <text:p text:style-name="P68">♦</text:p>
                </table:table-cell>
                <table:table-cell table:style-name="Table32.A1" office:value-type="string">
                  <text:p text:style-name="P5">3 2</text:p>
                </table:table-cell>
              </table:table-row>
              <table:table-row table:style-name="Table32.1">
                <table:table-cell table:style-name="Table32.A1" office:value-type="string">
                  <text:p text:style-name="P62">♣</text:p>
                </table:table-cell>
                <table:table-cell table:style-name="Table32.A1" office:value-type="string">
                  <text:p text:style-name="P5">7 6 3</text:p>
                </table:table-cell>
              </table:table-row>
            </table:table>
            <text:p text:style-name="P5"/>
          </table:table-cell>
          <table:covered-table-cell/>
        </table:table-row>
      </table:table>
      <text:p text:style-name="P50"><text:span text:style-name="T4">1 NT - 3 NT <text:line-break/>Lead J</text:span><text:span text:style-name="T53">♦</text:span><text:span text:style-name="T4">, </text:span></text:p>
      <text:p text:style-name="P126">Dummy spreads his hand, spades and clubs adjacent.</text:p>
      <text:p text:style-name="P50"><text:span text:style-name="T49">West takes</text:span><text:span text:style-name="T27"> ♦</text:span><text:span text:style-name="T49">A, then ♣Q, then ♣2 to ♣J in dummy.<text:line-break/>West calls for K spades, but Dummy plays K clubs (he touches and moves ♣K a little) and south "follows" with ♠2, and West and North follow with spades. Dummy turns over.♣K.<text:line-break/>West now plays ♣A from dummy, South follows with ♣7, West and North discard hearts. </text:span></text:p>
      <text:p text:style-name="P30">Declarer now notices the ♣K is not visible and realizes that dummy misplayed to trick 4. TD!<text:line-break/></text:p>
      <text:p text:style-name="Standard"><text:span text:style-name="T43">If TD says continue</text:span><text:span text:style-name="T49">, declarer plays the 2 high clubs, K and Q diamonds and the A and K spades and concedes last two tricks to North (diamond, heart). 11 tricks. <text:s/></text:span></text:p>
      <text:p text:style-name="P50"><text:span text:style-name="T43">If TD says “expose ♣K, turn over ♠K as played card", </text:span><text:span text:style-name="T49">declarer plays the 3 clubs (discarding his hearts), K and Q diamonds, finesses the spade, ♠A, and concedes the last diamond. 12 tricks.</text:span></text:p>
      <text:p text:style-name="P127">What is the final score?</text:p>
      <text:p text:style-name="P128"/>
      <text:p text:style-name="Standard"/>
      <text:p text:style-name="Standard"><field:fieldmark-start text:name="__Fieldmark__13969_114302345" field:type="INCLUDETEXT “Board 4.docx”  \* MERGEFORMAT"/><field:fieldmark-end/></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48"><text:span text:style-name="T3">Board 5</text:span><text:span text:style-name="T4"><text:line-break/>North Deals<text:line-break/>N-S Vul</text:span></text:p>
          </table:table-cell>
          <table:table-cell table:style-name="Table41.B1" table:number-columns-spanned="2" office:value-type="string">
            <table:table table:name="Table34" table:style-name="Table34">
              <table:table-column table:style-name="Table34.A"/>
              <table:table-column table:style-name="Table34.B"/>
              <table:table-row table:style-name="Table34.1">
                <table:table-cell table:style-name="Table34.A1" office:value-type="string">
                  <text:p text:style-name="P62">♠</text:p>
                </table:table-cell>
                <table:table-cell table:style-name="Table34.A1" office:value-type="string">
                  <text:p text:style-name="P5">9 8 5 3 2</text:p>
                </table:table-cell>
              </table:table-row>
              <table:table-row table:style-name="Table34.1">
                <table:table-cell table:style-name="Table34.A1" office:value-type="string">
                  <text:p text:style-name="P68">♥</text:p>
                </table:table-cell>
                <table:table-cell table:style-name="Table34.A1" office:value-type="string">
                  <text:p text:style-name="P5">7 4 3</text:p>
                </table:table-cell>
              </table:table-row>
              <table:table-row table:style-name="Table34.1">
                <table:table-cell table:style-name="Table34.A1" office:value-type="string">
                  <text:p text:style-name="P68">♦</text:p>
                </table:table-cell>
                <table:table-cell table:style-name="Table34.A1" office:value-type="string">
                  <text:p text:style-name="P5">A 7 5 2</text:p>
                </table:table-cell>
              </table:table-row>
              <table:table-row table:style-name="Table34.1">
                <table:table-cell table:style-name="Table34.A1" office:value-type="string">
                  <text:p text:style-name="P62">♣</text:p>
                </table:table-cell>
                <table:table-cell table:style-name="Table34.A1" office:value-type="string">
                  <text:p text:style-name="P5">5</text:p>
                </table:table-cell>
              </table:table-row>
            </table:table>
            <text:p text:style-name="P5"/>
          </table:table-cell>
          <table:covered-table-cell/>
        </table:table-row>
        <table:table-row table:style-name="Table41.1">
          <table:table-cell table:style-name="Table41.B1" office:value-type="string">
            <table:table table:name="Table36" table:style-name="Table36">
              <table:table-column table:style-name="Table36.A"/>
              <table:table-column table:style-name="Table36.B"/>
              <table:table-row table:style-name="Table36.1">
                <table:table-cell table:style-name="Table36.A1" office:value-type="string">
                  <table:table table:name="Table35" table:style-name="Table35">
                    <table:table-column table:style-name="Table35.A"/>
                    <table:table-column table:style-name="Table35.B"/>
                    <table:table-row table:style-name="Table35.1">
                      <table:table-cell table:style-name="Table35.A1" office:value-type="string">
                        <text:p text:style-name="P62">♠</text:p>
                      </table:table-cell>
                      <table:table-cell table:style-name="Table35.A1" office:value-type="string">
                        <text:p text:style-name="P5">J 6</text:p>
                      </table:table-cell>
                    </table:table-row>
                    <table:table-row table:style-name="Table35.1">
                      <table:table-cell table:style-name="Table35.A1" office:value-type="string">
                        <text:p text:style-name="P68">♥</text:p>
                      </table:table-cell>
                      <table:table-cell table:style-name="Table35.A1" office:value-type="string">
                        <text:p text:style-name="P5">A K 10 8 2</text:p>
                      </table:table-cell>
                    </table:table-row>
                    <table:table-row table:style-name="Table35.1">
                      <table:table-cell table:style-name="Table35.A1" office:value-type="string">
                        <text:p text:style-name="P68">♦</text:p>
                      </table:table-cell>
                      <table:table-cell table:style-name="Table35.A1" office:value-type="string">
                        <text:p text:style-name="P5">K 6</text:p>
                      </table:table-cell>
                    </table:table-row>
                    <table:table-row table:style-name="Table35.1">
                      <table:table-cell table:style-name="Table35.A1" office:value-type="string">
                        <text:p text:style-name="P62">♣</text:p>
                      </table:table-cell>
                      <table:table-cell table:style-name="Table35.A1" office:value-type="string">
                        <text:p text:style-name="P5">10 9 3 2</text:p>
                      </table:table-cell>
                    </table:table-row>
                  </table:table>
                  <text:p text:style-name="P5"/>
                </table:table-cell>
                <table:table-cell table:style-name="Table36.A1" office:value-type="string">
                  <text:p text:style-name="P5"/>
                </table:table-cell>
              </table:table-row>
            </table:table>
            <text:p text:style-name="P5"/>
          </table:table-cell>
          <table:table-cell table:style-name="Table41.B1" office:value-type="string">
            <table:table table:name="Table37" table:style-name="Table37">
              <table:table-column table:style-name="Table37.A"/>
              <table:table-column table:style-name="Table37.B"/>
              <table:table-column table:style-name="Table37.C"/>
              <table:table-row table:style-name="Table37.1">
                <table:table-cell table:style-name="Table37.A1" table:number-columns-spanned="3" office:value-type="string">
                  <text:p text:style-name="P87">N</text:p>
                </table:table-cell>
                <table:covered-table-cell/>
                <table:covered-table-cell/>
              </table:table-row>
              <table:table-row table:style-name="Table37.1">
                <table:table-cell table:style-name="Table37.A2" office:value-type="string">
                  <text:p text:style-name="P21">W</text:p>
                </table:table-cell>
                <table:table-cell table:style-name="Table37.B2" office:value-type="string">
                  <text:p text:style-name="P21"/>
                </table:table-cell>
                <table:table-cell table:style-name="Table37.C2" office:value-type="string">
                  <text:p text:style-name="P88">E</text:p>
                </table:table-cell>
              </table:table-row>
              <table:table-row table:style-name="Table37.1">
                <table:table-cell table:style-name="Table37.A3" table:number-columns-spanned="3" office:value-type="string">
                  <text:p text:style-name="P87">S</text:p>
                </table:table-cell>
                <table:covered-table-cell/>
                <table:covered-table-cell/>
              </table:table-row>
            </table:table>
            <text:p text:style-name="P5"/>
          </table:table-cell>
          <table:table-cell table:style-name="Table41.B1" office:value-type="string">
            <table:table table:name="Table39" table:style-name="Table39">
              <table:table-column table:style-name="Table39.A"/>
              <table:table-column table:style-name="Table39.B"/>
              <table:table-row table:style-name="Table39.1">
                <table:table-cell table:style-name="Table39.A1" office:value-type="string">
                  <text:p text:style-name="P5"/>
                </table:table-cell>
                <table:table-cell table:style-name="Table39.A1" office:value-type="string">
                  <table:table table:name="Table38" table:style-name="Table38">
                    <table:table-column table:style-name="Table38.A"/>
                    <table:table-column table:style-name="Table38.B"/>
                    <table:table-row table:style-name="Table38.1">
                      <table:table-cell table:style-name="Table38.A1" office:value-type="string">
                        <text:p text:style-name="P62">♠</text:p>
                      </table:table-cell>
                      <table:table-cell table:style-name="Table38.A1" office:value-type="string">
                        <text:p text:style-name="P5">A Q 7 4</text:p>
                      </table:table-cell>
                    </table:table-row>
                    <table:table-row table:style-name="Table38.1">
                      <table:table-cell table:style-name="Table38.A1" office:value-type="string">
                        <text:p text:style-name="P68">♥</text:p>
                      </table:table-cell>
                      <table:table-cell table:style-name="Table38.A1" office:value-type="string">
                        <text:p text:style-name="P5">Q J 6</text:p>
                      </table:table-cell>
                    </table:table-row>
                    <table:table-row table:style-name="Table38.1">
                      <table:table-cell table:style-name="Table38.A1" office:value-type="string">
                        <text:p text:style-name="P68">♦</text:p>
                      </table:table-cell>
                      <table:table-cell table:style-name="Table38.A1" office:value-type="string">
                        <text:p text:style-name="P5">8 4</text:p>
                      </table:table-cell>
                    </table:table-row>
                    <table:table-row table:style-name="Table38.1">
                      <table:table-cell table:style-name="Table38.A1" office:value-type="string">
                        <text:p text:style-name="P62">♣</text:p>
                      </table:table-cell>
                      <table:table-cell table:style-name="Table38.A1" office:value-type="string">
                        <text:p text:style-name="P5">A K 8 6</text:p>
                      </table:table-cell>
                    </table:table-row>
                  </table:table>
                  <text:p text:style-name="P5"/>
                </table:table-cell>
              </table:table-row>
            </table:table>
            <text:p text:style-name="P5"/>
          </table:table-cell>
        </table:table-row>
        <table:table-row table:style-name="Table41.1">
          <table:table-cell table:style-name="Table41.B1" office:value-type="string">
            <text:p text:style-name="P5"/>
          </table:table-cell>
          <table:table-cell table:style-name="Table41.B1" table:number-columns-spanned="2" office:value-type="string">
            <table:table table:name="Table40" table:style-name="Table40">
              <table:table-column table:style-name="Table40.A"/>
              <table:table-column table:style-name="Table40.B"/>
              <table:table-row table:style-name="Table40.1">
                <table:table-cell table:style-name="Table40.A1" office:value-type="string">
                  <text:p text:style-name="P62">♠</text:p>
                </table:table-cell>
                <table:table-cell table:style-name="Table40.A1" office:value-type="string">
                  <text:p text:style-name="P5">K 10</text:p>
                </table:table-cell>
              </table:table-row>
              <table:table-row table:style-name="Table40.1">
                <table:table-cell table:style-name="Table40.A1" office:value-type="string">
                  <text:p text:style-name="P68">♥</text:p>
                </table:table-cell>
                <table:table-cell table:style-name="Table40.A1" office:value-type="string">
                  <text:p text:style-name="P5">9 5</text:p>
                </table:table-cell>
              </table:table-row>
              <table:table-row table:style-name="Table40.1">
                <table:table-cell table:style-name="Table40.A1" office:value-type="string">
                  <text:p text:style-name="P68">♦</text:p>
                </table:table-cell>
                <table:table-cell table:style-name="Table40.A1" office:value-type="string">
                  <text:p text:style-name="P5">Q J 10 9 3</text:p>
                </table:table-cell>
              </table:table-row>
              <table:table-row table:style-name="Table40.1">
                <table:table-cell table:style-name="Table40.A1" office:value-type="string">
                  <text:p text:style-name="P62">♣</text:p>
                </table:table-cell>
                <table:table-cell table:style-name="Table40.A1" office:value-type="string">
                  <text:p text:style-name="P5">Q J 7 4</text:p>
                </table:table-cell>
              </table:table-row>
            </table:table>
            <text:p text:style-name="P5"/>
          </table:table-cell>
          <table:covered-table-cell/>
        </table:table-row>
      </table:table>
      <text:p text:style-name="P13"/>
      <text:p text:style-name="P13"/>
      <text:p text:style-name="Standard"><text:span text:style-name="T63">North passes and East opens 1NT and West bids 2</text:span><text:span text:style-name="T26">♦</text:span><text:span text:style-name="T51"> OOT.</text:span></text:p>
      <text:p text:style-name="P35">TD!</text:p>
      <text:p text:style-name="Standard"><text:span text:style-name="T51">If asked, 2</text:span><text:span text:style-name="T26">♦</text:span><text:span text:style-name="T51"> is transfer to hearts.</text:span><text:span text:style-name="T17">1</text:span></text:p>
      <text:p text:style-name="P35">After ruling, bidding –</text:p>
      <text:p text:style-name="P35"/>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5">West</text:p>
          </table:table-cell>
          <table:table-cell table:style-name="Table42.A1" office:value-type="string">
            <text:p text:style-name="P5">North</text:p>
          </table:table-cell>
          <table:table-cell table:style-name="Table42.A1" office:value-type="string">
            <text:p text:style-name="P5">East</text:p>
          </table:table-cell>
          <table:table-cell table:style-name="Table42.A1" office:value-type="string">
            <text:p text:style-name="P5">South</text:p>
          </table:table-cell>
        </table:table-row>
        <table:table-row table:style-name="Table42.1">
          <table:table-cell table:style-name="Table42.A1" office:value-type="string">
            <text:p text:style-name="P5"> </text:p>
          </table:table-cell>
          <table:table-cell table:style-name="Table42.A1" office:value-type="string">
            <text:p text:style-name="P5">Pass</text:p>
          </table:table-cell>
          <table:table-cell table:style-name="Table42.A1" office:value-type="string">
            <text:p text:style-name="P5">1NT</text:p>
          </table:table-cell>
          <table:table-cell table:style-name="Table42.A1" office:value-type="string">
            <text:p text:style-name="Standard"><text:span text:style-name="T4">2</text:span><text:span text:style-name="T30">♦ </text:span><text:span text:style-name="T53">(</text:span><text:span text:style-name="T59">natural)</text:span></text:p>
          </table:table-cell>
        </table:table-row>
        <table:table-row table:style-name="Table42.1">
          <table:table-cell table:style-name="Table42.A1" office:value-type="string">
            <text:p text:style-name="Standard"><text:span text:style-name="T4">3</text:span><text:span text:style-name="T30">♥</text:span></text:p>
          </table:table-cell>
          <table:table-cell table:style-name="Table42.A1" office:value-type="string">
            <text:p text:style-name="P5">Pass</text:p>
          </table:table-cell>
          <table:table-cell table:style-name="Table42.A1" office:value-type="string">
            <text:p text:style-name="Standard"><text:span text:style-name="T4">4</text:span><text:span text:style-name="T30">♥</text:span></text:p>
          </table:table-cell>
          <table:table-cell table:style-name="Table42.A1" office:value-type="string">
            <text:p text:style-name="P5">All Pass</text:p>
          </table:table-cell>
        </table:table-row>
      </table:table>
      <text:p text:style-name="P35"><text:s/></text:p>
      <text:p text:style-name="Standard"><text:span text:style-name="T51">West plays 4</text:span><text:span text:style-name="T26">♥</text:span><text:span text:style-name="T51"> and on the lead of Spade, heart or diamond makes 10 tricks. (Club lead may set the contract).</text:span></text:p>
      <text:p text:style-name="P35"/>
      <text:p text:style-name="Standard"><text:span text:style-name="T51">TD called, S says “</text:span><text:span text:style-name="T48">without bid OOT East would play the contract. <text:s/>I only bid 2</text:span><text:span text:style-name="T25">♦</text:span><text:span text:style-name="T48"> to complicate West’s bid. I wouldn’t normally bid 2</text:span><text:span text:style-name="T25">♦</text:span><text:span text:style-name="T48"> vulnerable after a 1NT opening</text:span><text:span text:style-name="T25"> </text:span><text:span text:style-name="T48">and the bidding would be EW only 1NT – 2</text:span><text:span text:style-name="T25">♦</text:span><text:span text:style-name="T48"> - 2</text:span><text:span text:style-name="T25">♥</text:span><text:span text:style-name="T48"> - 3NT – 4</text:span><text:span text:style-name="T25">♥ <text:s/></text:span><text:span text:style-name="T48">and I would lead a Diamond and with simple defence 1 down. West’s infraction gave him a good score</text:span><text:span text:style-name="T51">.”</text:span></text:p>
      <text:p text:style-name="P35"/>
      <text:p text:style-name="P106">TD Decision?</text:p>
      <text:p text:style-name="P35"/>
      <text:p text:style-name="Standard"><text:span text:style-name="T51">Note 1: If asked: After 2</text:span><text:span text:style-name="T26">♦</text:span><text:span text:style-name="T51"> overcall of 1NT EW play <text:tab/>x = penalty</text:span></text:p>
      <text:p text:style-name="Standard"><text:span text:style-name="T51"><text:tab/><text:tab/><text:tab/><text:tab/><text:tab/><text:tab/><text:tab/>2</text:span><text:span text:style-name="T26">♥ </text:span><text:span text:style-name="T51">= natural to play</text:span></text:p>
      <text:p text:style-name="Standard"><text:span text:style-name="T51"><text:tab/><text:tab/><text:tab/><text:tab/><text:tab/><text:tab/><text:tab/>2NT= </text:span><text:span text:style-name="T26">♦</text:span><text:span text:style-name="T51">stopper, asks for 4 card major</text:span></text:p>
      <text:p text:style-name="Standard"><text:span text:style-name="T51"><text:tab/><text:tab/><text:tab/><text:tab/><text:tab/><text:tab/><text:tab/>3</text:span><text:span text:style-name="T26">♦</text:span><text:span text:style-name="T51"> no </text:span><text:span text:style-name="T26">♦</text:span><text:span text:style-name="T51">stopper, asks 4 card major</text:span></text:p>
      <text:p text:style-name="Standard"><text:span text:style-name="T51"><text:tab/><text:tab/><text:tab/><text:tab/><text:tab/><text:tab/><text:tab/>3</text:span><text:span text:style-name="T26">♥</text:span><text:span text:style-name="T51"> = GF, 5 hearts</text:span></text:p>
      <text:p text:style-name="Standard"><text:span text:style-name="T51"><text:tab/><text:tab/><text:tab/><text:tab/><text:tab/><text:tab/><text:tab/>4</text:span><text:span text:style-name="T26">♥ </text:span><text:span text:style-name="T51">= to play</text:span></text:p>
      <text:p text:style-name="P13"/>
      <text:p text:style-name="P80"/>
      <text:p text:style-name="P13"/>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1">Board 6</text:p>
            <text:p text:style-name="P49">East Deals<text:line-break/>N-S Vul</text:p>
          </table:table-cell>
          <table:table-cell table:style-name="Table50.B1" table:number-columns-spanned="2" office:value-type="string">
            <table:table table:name="Table43" table:style-name="Table43">
              <table:table-column table:style-name="Table43.A"/>
              <table:table-column table:style-name="Table43.B"/>
              <table:table-row table:style-name="Table43.1">
                <table:table-cell table:style-name="Table43.A1" office:value-type="string">
                  <text:p text:style-name="P62">♠</text:p>
                </table:table-cell>
                <table:table-cell table:style-name="Table43.A1" office:value-type="string">
                  <text:p text:style-name="P5">J 10 7 3</text:p>
                </table:table-cell>
              </table:table-row>
              <table:table-row table:style-name="Table43.1">
                <table:table-cell table:style-name="Table43.A1" office:value-type="string">
                  <text:p text:style-name="P68">♥</text:p>
                </table:table-cell>
                <table:table-cell table:style-name="Table43.A1" office:value-type="string">
                  <text:p text:style-name="P5">K 5 2</text:p>
                </table:table-cell>
              </table:table-row>
              <table:table-row table:style-name="Table43.1">
                <table:table-cell table:style-name="Table43.A1" office:value-type="string">
                  <text:p text:style-name="P68">♦</text:p>
                </table:table-cell>
                <table:table-cell table:style-name="Table43.A1" office:value-type="string">
                  <text:p text:style-name="P5">K 10 7 2</text:p>
                </table:table-cell>
              </table:table-row>
              <table:table-row table:style-name="Table43.1">
                <table:table-cell table:style-name="Table43.A1" office:value-type="string">
                  <text:p text:style-name="P62">♣</text:p>
                </table:table-cell>
                <table:table-cell table:style-name="Table43.A1" office:value-type="string">
                  <text:p text:style-name="P5">Q 8</text:p>
                </table:table-cell>
              </table:table-row>
            </table:table>
            <text:p text:style-name="P5"/>
          </table:table-cell>
          <table:covered-table-cell/>
        </table:table-row>
        <table:table-row table:style-name="Table50.1">
          <table:table-cell table:style-name="Table50.B1" office:value-type="string">
            <table:table table:name="Table45" table:style-name="Table45">
              <table:table-column table:style-name="Table45.A"/>
              <table:table-column table:style-name="Table45.B"/>
              <table:table-row table:style-name="Table45.1">
                <table:table-cell table:style-name="Table45.A1" office:value-type="string">
                  <table:table table:name="Table44" table:style-name="Table44">
                    <table:table-column table:style-name="Table44.A"/>
                    <table:table-column table:style-name="Table44.B"/>
                    <table:table-row table:style-name="Table44.1">
                      <table:table-cell table:style-name="Table44.A1" office:value-type="string">
                        <text:p text:style-name="P62">♠</text:p>
                      </table:table-cell>
                      <table:table-cell table:style-name="Table44.A1" office:value-type="string">
                        <text:p text:style-name="P5">8</text:p>
                      </table:table-cell>
                    </table:table-row>
                    <table:table-row table:style-name="Table44.1">
                      <table:table-cell table:style-name="Table44.A1" office:value-type="string">
                        <text:p text:style-name="P68">♥</text:p>
                      </table:table-cell>
                      <table:table-cell table:style-name="Table44.A1" office:value-type="string">
                        <text:p text:style-name="P5">Q J 10 6 4 3</text:p>
                      </table:table-cell>
                    </table:table-row>
                    <table:table-row table:style-name="Table44.1">
                      <table:table-cell table:style-name="Table44.A1" office:value-type="string">
                        <text:p text:style-name="P68">♦</text:p>
                      </table:table-cell>
                      <table:table-cell table:style-name="Table44.A1" office:value-type="string">
                        <text:p text:style-name="P5">A J 5 4</text:p>
                      </table:table-cell>
                    </table:table-row>
                    <table:table-row table:style-name="Table44.1">
                      <table:table-cell table:style-name="Table44.A1" office:value-type="string">
                        <text:p text:style-name="P62">♣</text:p>
                      </table:table-cell>
                      <table:table-cell table:style-name="Table44.A1" office:value-type="string">
                        <text:p text:style-name="P5">10 3</text:p>
                      </table:table-cell>
                    </table:table-row>
                  </table:table>
                  <text:p text:style-name="P5"/>
                </table:table-cell>
                <table:table-cell table:style-name="Table45.A1" office:value-type="string">
                  <text:p text:style-name="P5"/>
                </table:table-cell>
              </table:table-row>
            </table:table>
            <text:p text:style-name="P5"/>
          </table:table-cell>
          <table:table-cell table:style-name="Table50.B1" office:value-type="string">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87">N</text:p>
                </table:table-cell>
                <table:covered-table-cell/>
                <table:covered-table-cell/>
              </table:table-row>
              <table:table-row table:style-name="Table46.1">
                <table:table-cell table:style-name="Table46.A2" office:value-type="string">
                  <text:p text:style-name="P21">W</text:p>
                </table:table-cell>
                <table:table-cell table:style-name="Table46.B2" office:value-type="string">
                  <text:p text:style-name="P21"/>
                </table:table-cell>
                <table:table-cell table:style-name="Table46.C2" office:value-type="string">
                  <text:p text:style-name="P88">E</text:p>
                </table:table-cell>
              </table:table-row>
              <table:table-row table:style-name="Table46.1">
                <table:table-cell table:style-name="Table46.A3" table:number-columns-spanned="3" office:value-type="string">
                  <text:p text:style-name="P87">S</text:p>
                </table:table-cell>
                <table:covered-table-cell/>
                <table:covered-table-cell/>
              </table:table-row>
            </table:table>
            <text:p text:style-name="P5"/>
          </table:table-cell>
          <table:table-cell table:style-name="Table50.B1" office:value-type="string">
            <table:table table:name="Table48" table:style-name="Table48">
              <table:table-column table:style-name="Table48.A"/>
              <table:table-column table:style-name="Table48.B"/>
              <table:table-row table:style-name="Table48.1">
                <table:table-cell table:style-name="Table48.A1" office:value-type="string">
                  <text:p text:style-name="P5"/>
                </table:table-cell>
                <table:table-cell table:style-name="Table48.A1" office:value-type="string">
                  <table:table table:name="Table47" table:style-name="Table47">
                    <table:table-column table:style-name="Table47.A"/>
                    <table:table-column table:style-name="Table47.B"/>
                    <table:table-row table:style-name="Table47.1">
                      <table:table-cell table:style-name="Table47.A1" office:value-type="string">
                        <text:p text:style-name="P62">♠</text:p>
                      </table:table-cell>
                      <table:table-cell table:style-name="Table47.A1" office:value-type="string">
                        <text:p text:style-name="P5">A 9 6 5</text:p>
                      </table:table-cell>
                    </table:table-row>
                    <table:table-row table:style-name="Table47.1">
                      <table:table-cell table:style-name="Table47.A1" office:value-type="string">
                        <text:p text:style-name="P68">♥</text:p>
                      </table:table-cell>
                      <table:table-cell table:style-name="Table47.A1" office:value-type="string">
                        <text:p text:style-name="P5">8</text:p>
                      </table:table-cell>
                    </table:table-row>
                    <table:table-row table:style-name="Table47.1">
                      <table:table-cell table:style-name="Table47.A1" office:value-type="string">
                        <text:p text:style-name="P68">♦</text:p>
                      </table:table-cell>
                      <table:table-cell table:style-name="Table47.A1" office:value-type="string">
                        <text:p text:style-name="P5">Q 8</text:p>
                      </table:table-cell>
                    </table:table-row>
                    <table:table-row table:style-name="Table47.1">
                      <table:table-cell table:style-name="Table47.A1" office:value-type="string">
                        <text:p text:style-name="P62">♣</text:p>
                      </table:table-cell>
                      <table:table-cell table:style-name="Table47.A1" office:value-type="string">
                        <text:p text:style-name="P5">A K J 7 6 5</text:p>
                      </table:table-cell>
                    </table:table-row>
                  </table:table>
                  <text:p text:style-name="P5"/>
                </table:table-cell>
              </table:table-row>
            </table:table>
            <text:p text:style-name="P5"/>
          </table:table-cell>
        </table:table-row>
        <table:table-row table:style-name="Table50.1">
          <table:table-cell table:style-name="Table50.B1" office:value-type="string">
            <text:p text:style-name="P5"/>
          </table:table-cell>
          <table:table-cell table:style-name="Table50.B1" table:number-columns-spanned="2" office:value-type="string">
            <table:table table:name="Table49" table:style-name="Table49">
              <table:table-column table:style-name="Table49.A"/>
              <table:table-column table:style-name="Table49.B"/>
              <table:table-row table:style-name="Table49.1">
                <table:table-cell table:style-name="Table49.A1" office:value-type="string">
                  <text:p text:style-name="P62">♠</text:p>
                </table:table-cell>
                <table:table-cell table:style-name="Table49.A1" office:value-type="string">
                  <text:p text:style-name="P5">K Q 4 2</text:p>
                </table:table-cell>
              </table:table-row>
              <table:table-row table:style-name="Table49.1">
                <table:table-cell table:style-name="Table49.A1" office:value-type="string">
                  <text:p text:style-name="P68">♥</text:p>
                </table:table-cell>
                <table:table-cell table:style-name="Table49.A1" office:value-type="string">
                  <text:p text:style-name="P5">A 9 7</text:p>
                </table:table-cell>
              </table:table-row>
              <table:table-row table:style-name="Table49.1">
                <table:table-cell table:style-name="Table49.A1" office:value-type="string">
                  <text:p text:style-name="P68">♦</text:p>
                </table:table-cell>
                <table:table-cell table:style-name="Table49.A1" office:value-type="string">
                  <text:p text:style-name="P5">9 6 3</text:p>
                </table:table-cell>
              </table:table-row>
              <table:table-row table:style-name="Table49.1">
                <table:table-cell table:style-name="Table49.A1" office:value-type="string">
                  <text:p text:style-name="P62">♣</text:p>
                </table:table-cell>
                <table:table-cell table:style-name="Table49.A1" office:value-type="string">
                  <text:p text:style-name="P5">9 4 2</text:p>
                </table:table-cell>
              </table:table-row>
            </table:table>
            <text:p text:style-name="P5"/>
          </table:table-cell>
          <table:covered-table-cell/>
        </table:table-row>
      </table:table>
      <text:p text:style-name="P63">Pairs.</text:p>
      <text:p text:style-name="P8"/>
      <text:p text:style-name="Standard"><text:span text:style-name="T41">&lt;Background</text:span><text:span text:style-name="T35">: EW are sitting out (half-table) and West sits at a table to kibbitz and sees the North and East hands.</text:span></text:p>
      <text:p text:style-name="Standard"><text:span text:style-name="T35">The bidding is 1</text:span><text:span text:style-name="T36">♣ - Pass – 1</text:span><text:span text:style-name="T21">♥</text:span><text:span text:style-name="T36"> - Pass and at this stage he realizes that he has not played this hand and gets up from the table. Two rounds later he is due to play this board and sits West</text:span><text:span text:style-name="T39">&gt;</text:span></text:p>
      <text:p text:style-name="P26"/>
      <text:p text:style-name="Standard"><text:span text:style-name="T36">West takes out the cards and the bidding starts. After 1♣ - Pass – 1</text:span><text:span text:style-name="T21">♥ </text:span><text:span text:style-name="T36">- Pass - 1♠ <text:s/>West realizes that this is the board he saw.</text:span></text:p>
      <text:p text:style-name="Standard"><text:span text:style-name="T36">He </text:span><text:span text:style-name="T39">now</text:span><text:span text:style-name="T36"> calls the TD and explains what has happened.</text:span></text:p>
      <text:p text:style-name="P26"/>
      <text:p text:style-name="P26">TD!</text:p>
      <text:p text:style-name="P26"/>
      <text:p text:style-name="P26">If TD cancels the boards, what is the result?</text:p>
      <text:p text:style-name="P26"/>
      <text:p text:style-name="Standard"><text:span text:style-name="T36">If the TD allows the board to be played the bidding continues 1♣ - 1</text:span><text:span text:style-name="T21">♥</text:span><text:span text:style-name="T36">; 1♠ - 3</text:span><text:span text:style-name="T21">♥</text:span><text:span text:style-name="T36">; 3NT all pass.</text:span></text:p>
      <text:p text:style-name="P26">East play 3NT, a diamond is led and 9 tricks made.</text:p>
      <text:p text:style-name="P26"/>
      <text:p text:style-name="P26">Does the TD adjust? If not, why not, if yes why and to what?</text:p>
      <text:p text:style-name="P26"/>
      <text:p text:style-name="P71"/>
      <text:p text:style-name="P9"/>
      <text:p text:style-name="P13"/>
      <text:p text:style-name="P45"/>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48"><text:span text:style-name="T3">Board 7</text:span><text:span text:style-name="T4"><text:line-break/>South Deals<text:line-break/>Both Vul</text:span></text:p>
          </table:table-cell>
          <table:table-cell table:style-name="Table58.B1" table:number-columns-spanned="2" office:value-type="string">
            <table:table table:name="Table51" table:style-name="Table51">
              <table:table-column table:style-name="Table51.A"/>
              <table:table-column table:style-name="Table51.B"/>
              <table:table-row table:style-name="Table51.1">
                <table:table-cell table:style-name="Table51.A1" office:value-type="string">
                  <text:p text:style-name="P62">♠</text:p>
                </table:table-cell>
                <table:table-cell table:style-name="Table51.A1" office:value-type="string">
                  <text:p text:style-name="P5">A 9 6 3</text:p>
                </table:table-cell>
              </table:table-row>
              <table:table-row table:style-name="Table51.1">
                <table:table-cell table:style-name="Table51.A1" office:value-type="string">
                  <text:p text:style-name="P68">♥</text:p>
                </table:table-cell>
                <table:table-cell table:style-name="Table51.A1" office:value-type="string">
                  <text:p text:style-name="P5">Q 9</text:p>
                </table:table-cell>
              </table:table-row>
              <table:table-row table:style-name="Table51.1">
                <table:table-cell table:style-name="Table51.A1" office:value-type="string">
                  <text:p text:style-name="P68">♦</text:p>
                </table:table-cell>
                <table:table-cell table:style-name="Table51.A1" office:value-type="string">
                  <text:p text:style-name="P5">A 10 7 2</text:p>
                </table:table-cell>
              </table:table-row>
              <table:table-row table:style-name="Table51.1">
                <table:table-cell table:style-name="Table51.A1" office:value-type="string">
                  <text:p text:style-name="P62">♣</text:p>
                </table:table-cell>
                <table:table-cell table:style-name="Table51.A1" office:value-type="string">
                  <text:p text:style-name="P5">Q 10 8</text:p>
                </table:table-cell>
              </table:table-row>
            </table:table>
            <text:p text:style-name="P5"/>
          </table:table-cell>
          <table:covered-table-cell/>
        </table:table-row>
        <table:table-row table:style-name="Table58.1">
          <table:table-cell table:style-name="Table58.B1" office:value-type="string">
            <table:table table:name="Table53" table:style-name="Table53">
              <table:table-column table:style-name="Table53.A"/>
              <table:table-column table:style-name="Table53.B"/>
              <table:table-row table:style-name="Table53.1">
                <table:table-cell table:style-name="Table53.A1" office:value-type="string">
                  <table:table table:name="Table52" table:style-name="Table52">
                    <table:table-column table:style-name="Table52.A"/>
                    <table:table-column table:style-name="Table52.B"/>
                    <table:table-row table:style-name="Table52.1">
                      <table:table-cell table:style-name="Table52.A1" office:value-type="string">
                        <text:p text:style-name="P62">♠</text:p>
                      </table:table-cell>
                      <table:table-cell table:style-name="Table52.A1" office:value-type="string">
                        <text:p text:style-name="P5">Q J 5</text:p>
                      </table:table-cell>
                    </table:table-row>
                    <table:table-row table:style-name="Table52.1">
                      <table:table-cell table:style-name="Table52.A1" office:value-type="string">
                        <text:p text:style-name="P68">♥</text:p>
                      </table:table-cell>
                      <table:table-cell table:style-name="Table52.A1" office:value-type="string">
                        <text:p text:style-name="P5">A J 6</text:p>
                      </table:table-cell>
                    </table:table-row>
                    <table:table-row table:style-name="Table52.1">
                      <table:table-cell table:style-name="Table52.A1" office:value-type="string">
                        <text:p text:style-name="P68">♦</text:p>
                      </table:table-cell>
                      <table:table-cell table:style-name="Table52.A1" office:value-type="string">
                        <text:p text:style-name="P5">K 8 6 3</text:p>
                      </table:table-cell>
                    </table:table-row>
                    <table:table-row table:style-name="Table52.1">
                      <table:table-cell table:style-name="Table52.A1" office:value-type="string">
                        <text:p text:style-name="P62">♣</text:p>
                      </table:table-cell>
                      <table:table-cell table:style-name="Table52.A1" office:value-type="string">
                        <text:p text:style-name="P5">9 6 3 (2)</text:p>
                      </table:table-cell>
                    </table:table-row>
                  </table:table>
                  <text:p text:style-name="P5"/>
                </table:table-cell>
                <table:table-cell table:style-name="Table53.A1" office:value-type="string">
                  <text:p text:style-name="P5"/>
                </table:table-cell>
              </table:table-row>
            </table:table>
            <text:p text:style-name="P5"/>
          </table:table-cell>
          <table:table-cell table:style-name="Table58.B1" office:value-type="string">
            <table:table table:name="Table54" table:style-name="Table54">
              <table:table-column table:style-name="Table54.A"/>
              <table:table-column table:style-name="Table54.B"/>
              <table:table-column table:style-name="Table54.C"/>
              <table:table-row table:style-name="Table54.1">
                <table:table-cell table:style-name="Table54.A1" table:number-columns-spanned="3" office:value-type="string">
                  <text:p text:style-name="P87">N</text:p>
                </table:table-cell>
                <table:covered-table-cell/>
                <table:covered-table-cell/>
              </table:table-row>
              <table:table-row table:style-name="Table54.1">
                <table:table-cell table:style-name="Table54.A2" office:value-type="string">
                  <text:p text:style-name="P21">W</text:p>
                </table:table-cell>
                <table:table-cell table:style-name="Table54.B2" office:value-type="string">
                  <text:p text:style-name="P21"/>
                </table:table-cell>
                <table:table-cell table:style-name="Table54.C2" office:value-type="string">
                  <text:p text:style-name="P88">E</text:p>
                </table:table-cell>
              </table:table-row>
              <table:table-row table:style-name="Table54.1">
                <table:table-cell table:style-name="Table54.A3" table:number-columns-spanned="3" office:value-type="string">
                  <text:p text:style-name="P87">S</text:p>
                </table:table-cell>
                <table:covered-table-cell/>
                <table:covered-table-cell/>
              </table:table-row>
            </table:table>
            <text:p text:style-name="P5"/>
          </table:table-cell>
          <table:table-cell table:style-name="Table58.B1" office:value-type="string">
            <table:table table:name="Table56" table:style-name="Table56">
              <table:table-column table:style-name="Table56.A"/>
              <table:table-column table:style-name="Table56.B"/>
              <table:table-row table:style-name="Table56.1">
                <table:table-cell table:style-name="Table56.A1" office:value-type="string">
                  <text:p text:style-name="P5"/>
                </table:table-cell>
                <table:table-cell table:style-name="Table56.A1" office:value-type="string">
                  <table:table table:name="Table55" table:style-name="Table55">
                    <table:table-column table:style-name="Table55.A"/>
                    <table:table-column table:style-name="Table55.B"/>
                    <table:table-row table:style-name="Table55.1">
                      <table:table-cell table:style-name="Table55.A1" office:value-type="string">
                        <text:p text:style-name="P62">♠</text:p>
                      </table:table-cell>
                      <table:table-cell table:style-name="Table55.A1" office:value-type="string">
                        <text:p text:style-name="P5">K 8 7 4 2</text:p>
                      </table:table-cell>
                    </table:table-row>
                    <table:table-row table:style-name="Table55.1">
                      <table:table-cell table:style-name="Table55.A1" office:value-type="string">
                        <text:p text:style-name="P68">♥</text:p>
                      </table:table-cell>
                      <table:table-cell table:style-name="Table55.A1" office:value-type="string">
                        <text:p text:style-name="P5">K 7 2</text:p>
                      </table:table-cell>
                    </table:table-row>
                    <table:table-row table:style-name="Table55.1">
                      <table:table-cell table:style-name="Table55.A1" office:value-type="string">
                        <text:p text:style-name="P68">♦</text:p>
                      </table:table-cell>
                      <table:table-cell table:style-name="Table55.A1" office:value-type="string">
                        <text:p text:style-name="P5">Q 5 4</text:p>
                      </table:table-cell>
                    </table:table-row>
                    <table:table-row table:style-name="Table55.1">
                      <table:table-cell table:style-name="Table55.A1" office:value-type="string">
                        <text:p text:style-name="P62">♣</text:p>
                      </table:table-cell>
                      <table:table-cell table:style-name="Table55.A1" office:value-type="string">
                        <text:p text:style-name="P5">K 2</text:p>
                      </table:table-cell>
                    </table:table-row>
                  </table:table>
                  <text:p text:style-name="P5"/>
                </table:table-cell>
              </table:table-row>
            </table:table>
            <text:p text:style-name="P5"/>
          </table:table-cell>
        </table:table-row>
        <table:table-row table:style-name="Table58.1">
          <table:table-cell table:style-name="Table58.B1" office:value-type="string">
            <text:p text:style-name="P5"/>
          </table:table-cell>
          <table:table-cell table:style-name="Table58.B1" table:number-columns-spanned="2" office:value-type="string">
            <table:table table:name="Table57" table:style-name="Table57">
              <table:table-column table:style-name="Table57.A"/>
              <table:table-column table:style-name="Table57.B"/>
              <table:table-row table:style-name="Table57.1">
                <table:table-cell table:style-name="Table57.A1" office:value-type="string">
                  <text:p text:style-name="P62">♠</text:p>
                </table:table-cell>
                <table:table-cell table:style-name="Table57.A1" office:value-type="string">
                  <text:p text:style-name="P5">10</text:p>
                </table:table-cell>
              </table:table-row>
              <table:table-row table:style-name="Table57.1">
                <table:table-cell table:style-name="Table57.A1" office:value-type="string">
                  <text:p text:style-name="P68">♥</text:p>
                </table:table-cell>
                <table:table-cell table:style-name="Table57.A1" office:value-type="string">
                  <text:p text:style-name="P5">10 8 5 4 3</text:p>
                </table:table-cell>
              </table:table-row>
              <table:table-row table:style-name="Table57.1">
                <table:table-cell table:style-name="Table57.A1" office:value-type="string">
                  <text:p text:style-name="P68">♦</text:p>
                </table:table-cell>
                <table:table-cell table:style-name="Table57.A1" office:value-type="string">
                  <text:p text:style-name="P5">J 9</text:p>
                </table:table-cell>
              </table:table-row>
              <table:table-row table:style-name="Table57.1">
                <table:table-cell table:style-name="Table57.A1" office:value-type="string">
                  <text:p text:style-name="P62">♣</text:p>
                </table:table-cell>
                <table:table-cell table:style-name="Table57.A1" office:value-type="string">
                  <text:p text:style-name="P5">A J 7 5 4</text:p>
                </table:table-cell>
              </table:table-row>
            </table:table>
            <text:p text:style-name="P5"/>
          </table:table-cell>
          <table:covered-table-cell/>
        </table:table-row>
      </table:table>
      <text:p text:style-name="P14"/>
      <text:p text:style-name="P41"><text:span text:style-name="T63">Note: West has 14 cards, an </text:span><text:span text:style-name="T64">extra</text:span><text:span text:style-name="T63"> </text:span><text:span text:style-name="T37">♣2. (Take ♣2 from South in board 6). The other 3 hands contain 13 cards.</text:span></text:p>
      <text:p text:style-name="P14"/>
      <text:p text:style-name="P14">W<text:tab/>N<text:tab/>E<text:tab/>S</text:p>
      <text:p text:style-name="P14"><text:tab/><text:tab/><text:tab/>P</text:p>
      <text:p text:style-name="P41"><text:span text:style-name="T63">P<text:tab/>1</text:span><text:span text:style-name="T51">♦<text:tab/>P<text:tab/>1♥</text:span></text:p>
      <text:p text:style-name="P36">P<text:tab/>1♠<text:tab/>P<text:tab/>2♣</text:p>
      <text:p text:style-name="P36">P<text:tab/>2NT<text:tab/>P<text:tab/>3♣</text:p>
      <text:p text:style-name="P36">ALL PASS</text:p>
      <text:p text:style-name="P36"/>
      <text:p text:style-name="P114">South plays 3♣, West leads ♠Q</text:p>
      <text:p text:style-name="P36"/>
      <text:p text:style-name="P41"><text:span text:style-name="T51">♠Q<text:tab/></text:span><text:span text:style-name="T52">A♠</text:span><text:span text:style-name="T51"><text:tab/>8♠<text:tab/>10♠</text:span></text:p>
      <text:p text:style-name="P41"><text:span text:style-name="T51">2♣<text:tab/>Q♣<text:tab/>K♣<text:tab/></text:span><text:span text:style-name="T52">A♣</text:span></text:p>
      <text:p text:style-name="P41"><text:span text:style-name="T51">6</text:span><text:span text:style-name="T26">♥</text:span><text:span text:style-name="T51"><text:tab/>Q</text:span><text:span text:style-name="T26">♥</text:span><text:span text:style-name="T51"><text:tab/></text:span><text:span text:style-name="T52">K</text:span><text:span text:style-name="T29">♥</text:span><text:span text:style-name="T51"><text:tab/>3</text:span><text:span text:style-name="T26">♥</text:span></text:p>
      <text:p text:style-name="P41"><text:span text:style-name="T51">3♣<text:tab/></text:span><text:span text:style-name="T52">8♣</text:span><text:span text:style-name="T51"><text:tab/>2♣<text:tab/>4♣<text:tab/></text:span></text:p>
      <text:p text:style-name="P36"/>
      <text:p text:style-name="P41"><text:span text:style-name="T42">ODD TABLES</text:span><text:span text:style-name="T51">: DUMMY now says “the ♣2 has already been played!”</text:span></text:p>
      <text:p text:style-name="P36"/>
      <text:p text:style-name="P41"><text:span text:style-name="T42">EVEN TABLES</text:span><text:span text:style-name="T51">: South (declarer) now says “the ♣2 has already been played!”</text:span></text:p>
      <text:p text:style-name="P36"/>
      <text:p text:style-name="P36">TD!!</text:p>
      <text:p text:style-name="P33"/>
      <text:p text:style-name="P17"/>
      <text:p text:style-name="P13"/>
      <text:p text:style-name="P13"/>
      <text:p text:style-name="P46"/>
      <text:p text:style-name="P14"/>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48"><text:span text:style-name="T3">Board 8</text:span><text:span text:style-name="T4"><text:line-break/>West Deals<text:line-break/>None Vul</text:span></text:p>
          </table:table-cell>
          <table:table-cell table:style-name="Table66.B1" table:number-columns-spanned="2" office:value-type="string">
            <table:table table:name="Table59" table:style-name="Table59">
              <table:table-column table:style-name="Table59.A"/>
              <table:table-column table:style-name="Table59.B"/>
              <table:table-row table:style-name="Table59.1">
                <table:table-cell table:style-name="Table59.A1" office:value-type="string">
                  <text:p text:style-name="P62">♠</text:p>
                </table:table-cell>
                <table:table-cell table:style-name="Table59.A1" office:value-type="string">
                  <text:p text:style-name="P5">A Q J 8 6 5</text:p>
                </table:table-cell>
              </table:table-row>
              <table:table-row table:style-name="Table59.1">
                <table:table-cell table:style-name="Table59.A1" office:value-type="string">
                  <text:p text:style-name="P68">♥</text:p>
                </table:table-cell>
                <table:table-cell table:style-name="Table59.A1" office:value-type="string">
                  <text:p text:style-name="P5">5 4</text:p>
                </table:table-cell>
              </table:table-row>
              <table:table-row table:style-name="Table59.1">
                <table:table-cell table:style-name="Table59.A1" office:value-type="string">
                  <text:p text:style-name="P68">♦</text:p>
                </table:table-cell>
                <table:table-cell table:style-name="Table59.A1" office:value-type="string">
                  <text:p text:style-name="P5">9 7 3</text:p>
                </table:table-cell>
              </table:table-row>
              <table:table-row table:style-name="Table59.1">
                <table:table-cell table:style-name="Table59.A1" office:value-type="string">
                  <text:p text:style-name="P62">♣</text:p>
                </table:table-cell>
                <table:table-cell table:style-name="Table59.A1" office:value-type="string">
                  <text:p text:style-name="P5">8 7</text:p>
                </table:table-cell>
              </table:table-row>
            </table:table>
            <text:p text:style-name="P5"/>
          </table:table-cell>
          <table:covered-table-cell/>
        </table:table-row>
        <table:table-row table:style-name="Table66.1">
          <table:table-cell table:style-name="Table66.B1" office:value-type="string">
            <table:table table:name="Table61" table:style-name="Table61">
              <table:table-column table:style-name="Table61.A"/>
              <table:table-column table:style-name="Table61.B"/>
              <table:table-row table:style-name="Table61.1">
                <table:table-cell table:style-name="Table61.A1" office:value-type="string">
                  <table:table table:name="Table60" table:style-name="Table60">
                    <table:table-column table:style-name="Table60.A"/>
                    <table:table-column table:style-name="Table60.B"/>
                    <table:table-row table:style-name="Table60.1">
                      <table:table-cell table:style-name="Table60.A1" office:value-type="string">
                        <text:p text:style-name="P62">♠</text:p>
                      </table:table-cell>
                      <table:table-cell table:style-name="Table60.A1" office:value-type="string">
                        <text:p text:style-name="P5">9 4 3 2</text:p>
                      </table:table-cell>
                    </table:table-row>
                    <table:table-row table:style-name="Table60.1">
                      <table:table-cell table:style-name="Table60.A1" office:value-type="string">
                        <text:p text:style-name="P68">♥</text:p>
                      </table:table-cell>
                      <table:table-cell table:style-name="Table60.A1" office:value-type="string">
                        <text:p text:style-name="P5">K Q 2</text:p>
                      </table:table-cell>
                    </table:table-row>
                    <table:table-row table:style-name="Table60.1">
                      <table:table-cell table:style-name="Table60.A1" office:value-type="string">
                        <text:p text:style-name="P68">♦</text:p>
                      </table:table-cell>
                      <table:table-cell table:style-name="Table60.A1" office:value-type="string">
                        <text:p text:style-name="P5">Q 2</text:p>
                      </table:table-cell>
                    </table:table-row>
                    <table:table-row table:style-name="Table60.1">
                      <table:table-cell table:style-name="Table60.A1" office:value-type="string">
                        <text:p text:style-name="P62">♣</text:p>
                      </table:table-cell>
                      <table:table-cell table:style-name="Table60.A1" office:value-type="string">
                        <text:p text:style-name="P5">A Q 9 2</text:p>
                      </table:table-cell>
                    </table:table-row>
                  </table:table>
                  <text:p text:style-name="P5"/>
                </table:table-cell>
                <table:table-cell table:style-name="Table61.A1" office:value-type="string">
                  <text:p text:style-name="P5"/>
                </table:table-cell>
              </table:table-row>
            </table:table>
            <text:p text:style-name="P5"/>
          </table:table-cell>
          <table:table-cell table:style-name="Table66.B1" office:value-type="string">
            <table:table table:name="Table62" table:style-name="Table62">
              <table:table-column table:style-name="Table62.A"/>
              <table:table-column table:style-name="Table62.B"/>
              <table:table-column table:style-name="Table62.C"/>
              <table:table-row table:style-name="Table62.1">
                <table:table-cell table:style-name="Table62.A1" table:number-columns-spanned="3" office:value-type="string">
                  <text:p text:style-name="P87">N</text:p>
                </table:table-cell>
                <table:covered-table-cell/>
                <table:covered-table-cell/>
              </table:table-row>
              <table:table-row table:style-name="Table62.1">
                <table:table-cell table:style-name="Table62.A2" office:value-type="string">
                  <text:p text:style-name="P21">W</text:p>
                </table:table-cell>
                <table:table-cell table:style-name="Table62.B2" office:value-type="string">
                  <text:p text:style-name="P21"/>
                </table:table-cell>
                <table:table-cell table:style-name="Table62.C2" office:value-type="string">
                  <text:p text:style-name="P88">E</text:p>
                </table:table-cell>
              </table:table-row>
              <table:table-row table:style-name="Table62.1">
                <table:table-cell table:style-name="Table62.A3" table:number-columns-spanned="3" office:value-type="string">
                  <text:p text:style-name="P87">S</text:p>
                </table:table-cell>
                <table:covered-table-cell/>
                <table:covered-table-cell/>
              </table:table-row>
            </table:table>
            <text:p text:style-name="P5"/>
          </table:table-cell>
          <table:table-cell table:style-name="Table66.B1" office:value-type="string">
            <table:table table:name="Table64" table:style-name="Table64">
              <table:table-column table:style-name="Table64.A"/>
              <table:table-column table:style-name="Table64.B"/>
              <table:table-row table:style-name="Table64.1">
                <table:table-cell table:style-name="Table64.A1" office:value-type="string">
                  <text:p text:style-name="P5"/>
                </table:table-cell>
                <table:table-cell table:style-name="Table64.A1" office:value-type="string">
                  <table:table table:name="Table63" table:style-name="Table63">
                    <table:table-column table:style-name="Table63.A"/>
                    <table:table-column table:style-name="Table63.B"/>
                    <table:table-row table:style-name="Table63.1">
                      <table:table-cell table:style-name="Table63.A1" office:value-type="string">
                        <text:p text:style-name="P62">♠</text:p>
                      </table:table-cell>
                      <table:table-cell table:style-name="Table63.A1" office:value-type="string">
                        <text:p text:style-name="P5">K 10 7</text:p>
                      </table:table-cell>
                    </table:table-row>
                    <table:table-row table:style-name="Table63.1">
                      <table:table-cell table:style-name="Table63.A1" office:value-type="string">
                        <text:p text:style-name="P68">♥</text:p>
                      </table:table-cell>
                      <table:table-cell table:style-name="Table63.A1" office:value-type="string">
                        <text:p text:style-name="P5">A 10 9</text:p>
                      </table:table-cell>
                    </table:table-row>
                    <table:table-row table:style-name="Table63.1">
                      <table:table-cell table:style-name="Table63.A1" office:value-type="string">
                        <text:p text:style-name="P68">♦</text:p>
                      </table:table-cell>
                      <table:table-cell table:style-name="Table63.A1" office:value-type="string">
                        <text:p text:style-name="P5">A K 10 8 6</text:p>
                      </table:table-cell>
                    </table:table-row>
                    <table:table-row table:style-name="Table63.1">
                      <table:table-cell table:style-name="Table63.A1" office:value-type="string">
                        <text:p text:style-name="P62">♣</text:p>
                      </table:table-cell>
                      <table:table-cell table:style-name="Table63.A1" office:value-type="string">
                        <text:p text:style-name="P5">K 5</text:p>
                      </table:table-cell>
                    </table:table-row>
                  </table:table>
                  <text:p text:style-name="P5"/>
                </table:table-cell>
              </table:table-row>
            </table:table>
            <text:p text:style-name="P5"/>
          </table:table-cell>
        </table:table-row>
        <table:table-row table:style-name="Table66.1">
          <table:table-cell table:style-name="Table66.B1" office:value-type="string">
            <text:p text:style-name="P5"/>
          </table:table-cell>
          <table:table-cell table:style-name="Table66.B1" table:number-columns-spanned="2" office:value-type="string">
            <table:table table:name="Table65" table:style-name="Table65">
              <table:table-column table:style-name="Table65.A"/>
              <table:table-column table:style-name="Table65.B"/>
              <table:table-row table:style-name="Table65.1">
                <table:table-cell table:style-name="Table65.A1" office:value-type="string">
                  <text:p text:style-name="P62">♠</text:p>
                </table:table-cell>
                <table:table-cell table:style-name="Table65.A1" office:value-type="string">
                  <text:p text:style-name="P5">—</text:p>
                </table:table-cell>
              </table:table-row>
              <table:table-row table:style-name="Table65.1">
                <table:table-cell table:style-name="Table65.A1" office:value-type="string">
                  <text:p text:style-name="P68">♥</text:p>
                </table:table-cell>
                <table:table-cell table:style-name="Table65.A1" office:value-type="string">
                  <text:p text:style-name="P5">J 8 7 6 3</text:p>
                </table:table-cell>
              </table:table-row>
              <table:table-row table:style-name="Table65.1">
                <table:table-cell table:style-name="Table65.A1" office:value-type="string">
                  <text:p text:style-name="P68">♦</text:p>
                </table:table-cell>
                <table:table-cell table:style-name="Table65.A1" office:value-type="string">
                  <text:p text:style-name="P5">J 5 4</text:p>
                </table:table-cell>
              </table:table-row>
              <table:table-row table:style-name="Table65.1">
                <table:table-cell table:style-name="Table65.A1" office:value-type="string">
                  <text:p text:style-name="P62">♣</text:p>
                </table:table-cell>
                <table:table-cell table:style-name="Table65.A1" office:value-type="string">
                  <text:p text:style-name="P5">J 10 6 4 3</text:p>
                </table:table-cell>
              </table:table-row>
            </table:table>
            <text:p text:style-name="P5"/>
          </table:table-cell>
          <table:covered-table-cell/>
        </table:table-row>
      </table:table>
      <text:p text:style-name="P13"/>
      <text:p text:style-name="P14">W<text:tab/>N<text:tab/>E<text:tab/>S</text:p>
      <text:p text:style-name="P41"><text:span text:style-name="T63">1</text:span><text:span text:style-name="T37">♣<text:tab/>2♠ (weak)<text:tab/>1</text:span><text:span text:style-name="T22">♦</text:span></text:p>
      <text:p text:style-name="P19"/>
      <text:p text:style-name="P41"><text:span text:style-name="T37">ODD TABLES: 1</text:span><text:span text:style-name="T22">♦</text:span><text:span text:style-name="T37"> is natural but denies 4 major; 3</text:span><text:span text:style-name="T22">♦</text:span><text:span text:style-name="T37"> is natural and F1</text:span></text:p>
      <text:p text:style-name="P41"><text:span text:style-name="T37">EVEN TABLES: 1</text:span><text:span text:style-name="T22">♦</text:span><text:span text:style-name="T37"> is natural but denies 4 major; 3</text:span><text:span text:style-name="T22">♦</text:span><text:span text:style-name="T37"> is natural (6 cards), invitational (only force is 3♠)</text:span></text:p>
      <text:p text:style-name="P28"/>
      <text:p text:style-name="P28">TD called and gives ruling, and the bidding continues</text:p>
      <text:p text:style-name="P41"><text:span text:style-name="T37"><text:tab/><text:tab/>3</text:span><text:span text:style-name="T22">♦</text:span><text:span text:style-name="T15">1<text:tab/></text:span><text:span text:style-name="T37">P</text:span></text:p>
      <text:p text:style-name="P41"><text:span text:style-name="T37">3♠</text:span><text:span text:style-name="T15">2<text:tab/></text:span><text:span text:style-name="T37">P<text:tab/>4NT<text:tab/>P</text:span></text:p>
      <text:p text:style-name="P41"><text:span text:style-name="T37">5</text:span><text:span text:style-name="T22">♦</text:span><text:span text:style-name="T15">3<text:tab/></text:span><text:span text:style-name="T37">P<text:tab/>6NT<text:tab/>all pass</text:span></text:p>
      <text:p text:style-name="P28"/>
      <text:p text:style-name="P28">1 – see above</text:p>
      <text:p text:style-name="P28">2 – asks to bid NT with spade stopper</text:p>
      <text:p text:style-name="P28">3 – 1or 4/5 aces</text:p>
      <text:p text:style-name="P28"/>
      <text:p text:style-name="P28">East plays 6NT, South leads ♣, 12 tricks made (either finesse club or ♠A)</text:p>
      <text:p text:style-name="P28"/>
      <text:p text:style-name="P28">NS call TD and want to know if after the insufficient bid the slam is OK. </text:p>
      <text:p text:style-name="P14"/>
      <text:p text:style-name="P75"><text:s text:c="2"/></text:p>
      <text:p text:style-name="P36"/>
      <text:p text:style-name="P13"/>
      <text:p text:style-name="P4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48"><text:span text:style-name="T3">Board 9</text:span><text:span text:style-name="T4"><text:line-break/>North Deals<text:line-break/>E-W Vul</text:span></text:p>
          </table:table-cell>
          <table:table-cell table:style-name="Table74.B1" table:number-columns-spanned="2" office:value-type="string">
            <table:table table:name="Table67" table:style-name="Table67">
              <table:table-column table:style-name="Table67.A"/>
              <table:table-column table:style-name="Table67.B"/>
              <table:table-row table:style-name="Table67.1">
                <table:table-cell table:style-name="Table67.A1" office:value-type="string">
                  <text:p text:style-name="P62">♠</text:p>
                </table:table-cell>
                <table:table-cell table:style-name="Table67.A1" office:value-type="string">
                  <text:p text:style-name="P5">A J 5</text:p>
                </table:table-cell>
              </table:table-row>
              <table:table-row table:style-name="Table67.1">
                <table:table-cell table:style-name="Table67.A1" office:value-type="string">
                  <text:p text:style-name="P68">♥</text:p>
                </table:table-cell>
                <table:table-cell table:style-name="Table67.A1" office:value-type="string">
                  <text:p text:style-name="P5">K J 7 6</text:p>
                </table:table-cell>
              </table:table-row>
              <table:table-row table:style-name="Table67.1">
                <table:table-cell table:style-name="Table67.A1" office:value-type="string">
                  <text:p text:style-name="P68">♦</text:p>
                </table:table-cell>
                <table:table-cell table:style-name="Table67.A1" office:value-type="string">
                  <text:p text:style-name="P5">A 6 3</text:p>
                </table:table-cell>
              </table:table-row>
              <table:table-row table:style-name="Table67.1">
                <table:table-cell table:style-name="Table67.A1" office:value-type="string">
                  <text:p text:style-name="P62">♣</text:p>
                </table:table-cell>
                <table:table-cell table:style-name="Table67.A1" office:value-type="string">
                  <text:p text:style-name="P5">K 6 2</text:p>
                </table:table-cell>
              </table:table-row>
            </table:table>
            <text:p text:style-name="P5"/>
          </table:table-cell>
          <table:covered-table-cell/>
        </table:table-row>
        <table:table-row table:style-name="Table74.1">
          <table:table-cell table:style-name="Table74.B1" office:value-type="string">
            <table:table table:name="Table69" table:style-name="Table69">
              <table:table-column table:style-name="Table69.A"/>
              <table:table-column table:style-name="Table69.B"/>
              <table:table-row table:style-name="Table69.1">
                <table:table-cell table:style-name="Table69.A1" office:value-type="string">
                  <table:table table:name="Table68" table:style-name="Table68">
                    <table:table-column table:style-name="Table68.A"/>
                    <table:table-column table:style-name="Table68.B"/>
                    <table:table-row table:style-name="Table68.1">
                      <table:table-cell table:style-name="Table68.A1" office:value-type="string">
                        <text:p text:style-name="P62">♠</text:p>
                      </table:table-cell>
                      <table:table-cell table:style-name="Table68.A1" office:value-type="string">
                        <text:p text:style-name="P5">4 3</text:p>
                      </table:table-cell>
                    </table:table-row>
                    <table:table-row table:style-name="Table68.1">
                      <table:table-cell table:style-name="Table68.A1" office:value-type="string">
                        <text:p text:style-name="P68">♥</text:p>
                      </table:table-cell>
                      <table:table-cell table:style-name="Table68.A1" office:value-type="string">
                        <text:p text:style-name="P5">A Q 8 3 2</text:p>
                      </table:table-cell>
                    </table:table-row>
                    <table:table-row table:style-name="Table68.1">
                      <table:table-cell table:style-name="Table68.A1" office:value-type="string">
                        <text:p text:style-name="P68">♦</text:p>
                      </table:table-cell>
                      <table:table-cell table:style-name="Table68.A1" office:value-type="string">
                        <text:p text:style-name="P5">8 7 5</text:p>
                      </table:table-cell>
                    </table:table-row>
                    <table:table-row table:style-name="Table68.1">
                      <table:table-cell table:style-name="Table68.A1" office:value-type="string">
                        <text:p text:style-name="P62">♣</text:p>
                      </table:table-cell>
                      <table:table-cell table:style-name="Table68.A1" office:value-type="string">
                        <text:p text:style-name="P5">J 7 5</text:p>
                      </table:table-cell>
                    </table:table-row>
                  </table:table>
                  <text:p text:style-name="P5"/>
                </table:table-cell>
                <table:table-cell table:style-name="Table69.A1" office:value-type="string">
                  <text:p text:style-name="P5"/>
                </table:table-cell>
              </table:table-row>
            </table:table>
            <text:p text:style-name="P5"/>
          </table:table-cell>
          <table:table-cell table:style-name="Table74.B1" office:value-type="string">
            <table:table table:name="Table70" table:style-name="Table70">
              <table:table-column table:style-name="Table70.A"/>
              <table:table-column table:style-name="Table70.B"/>
              <table:table-column table:style-name="Table70.C"/>
              <table:table-row table:style-name="Table70.1">
                <table:table-cell table:style-name="Table70.A1" table:number-columns-spanned="3" office:value-type="string">
                  <text:p text:style-name="P87">N</text:p>
                </table:table-cell>
                <table:covered-table-cell/>
                <table:covered-table-cell/>
              </table:table-row>
              <table:table-row table:style-name="Table70.1">
                <table:table-cell table:style-name="Table70.A2" office:value-type="string">
                  <text:p text:style-name="P21">W</text:p>
                </table:table-cell>
                <table:table-cell table:style-name="Table70.B2" office:value-type="string">
                  <text:p text:style-name="P21"/>
                </table:table-cell>
                <table:table-cell table:style-name="Table70.C2" office:value-type="string">
                  <text:p text:style-name="P88">E</text:p>
                </table:table-cell>
              </table:table-row>
              <table:table-row table:style-name="Table70.1">
                <table:table-cell table:style-name="Table70.A3" table:number-columns-spanned="3" office:value-type="string">
                  <text:p text:style-name="P87">S</text:p>
                </table:table-cell>
                <table:covered-table-cell/>
                <table:covered-table-cell/>
              </table:table-row>
            </table:table>
            <text:p text:style-name="P5"/>
          </table:table-cell>
          <table:table-cell table:style-name="Table74.B1" office:value-type="string">
            <table:table table:name="Table72" table:style-name="Table72">
              <table:table-column table:style-name="Table72.A"/>
              <table:table-column table:style-name="Table72.B"/>
              <table:table-row table:style-name="Table72.1">
                <table:table-cell table:style-name="Table72.A1" office:value-type="string">
                  <text:p text:style-name="P5"/>
                </table:table-cell>
                <table:table-cell table:style-name="Table72.A1" office:value-type="string">
                  <table:table table:name="Table71" table:style-name="Table71">
                    <table:table-column table:style-name="Table71.A"/>
                    <table:table-column table:style-name="Table71.B"/>
                    <table:table-row table:style-name="Table71.1">
                      <table:table-cell table:style-name="Table71.A1" office:value-type="string">
                        <text:p text:style-name="P62">♠</text:p>
                      </table:table-cell>
                      <table:table-cell table:style-name="Table71.A1" office:value-type="string">
                        <text:p text:style-name="P5">K Q 9</text:p>
                      </table:table-cell>
                    </table:table-row>
                    <table:table-row table:style-name="Table71.1">
                      <table:table-cell table:style-name="Table71.A1" office:value-type="string">
                        <text:p text:style-name="P68">♥</text:p>
                      </table:table-cell>
                      <table:table-cell table:style-name="Table71.A1" office:value-type="string">
                        <text:p text:style-name="P5">9 4</text:p>
                      </table:table-cell>
                    </table:table-row>
                    <table:table-row table:style-name="Table71.1">
                      <table:table-cell table:style-name="Table71.A1" office:value-type="string">
                        <text:p text:style-name="P68">♦</text:p>
                      </table:table-cell>
                      <table:table-cell table:style-name="Table71.A1" office:value-type="string">
                        <text:p text:style-name="P5">Q J 10 9</text:p>
                      </table:table-cell>
                    </table:table-row>
                    <table:table-row table:style-name="Table71.1">
                      <table:table-cell table:style-name="Table71.A1" office:value-type="string">
                        <text:p text:style-name="P62">♣</text:p>
                      </table:table-cell>
                      <table:table-cell table:style-name="Table71.A1" office:value-type="string">
                        <text:p text:style-name="P5">Q 10 8 3</text:p>
                      </table:table-cell>
                    </table:table-row>
                  </table:table>
                  <text:p text:style-name="P5"/>
                </table:table-cell>
              </table:table-row>
            </table:table>
            <text:p text:style-name="P5"/>
          </table:table-cell>
        </table:table-row>
        <table:table-row table:style-name="Table74.1">
          <table:table-cell table:style-name="Table74.B1" office:value-type="string">
            <text:p text:style-name="P5"/>
          </table:table-cell>
          <table:table-cell table:style-name="Table74.B1" table:number-columns-spanned="2" office:value-type="string">
            <table:table table:name="Table73" table:style-name="Table73">
              <table:table-column table:style-name="Table73.A"/>
              <table:table-column table:style-name="Table73.B"/>
              <table:table-row table:style-name="Table73.1">
                <table:table-cell table:style-name="Table73.A1" office:value-type="string">
                  <text:p text:style-name="P62">♠</text:p>
                </table:table-cell>
                <table:table-cell table:style-name="Table73.A1" office:value-type="string">
                  <text:p text:style-name="P5">10 8 7 6 2</text:p>
                </table:table-cell>
              </table:table-row>
              <table:table-row table:style-name="Table73.1">
                <table:table-cell table:style-name="Table73.A1" office:value-type="string">
                  <text:p text:style-name="P68">♥</text:p>
                </table:table-cell>
                <table:table-cell table:style-name="Table73.A1" office:value-type="string">
                  <text:p text:style-name="P5">10 5</text:p>
                </table:table-cell>
              </table:table-row>
              <table:table-row table:style-name="Table73.1">
                <table:table-cell table:style-name="Table73.A1" office:value-type="string">
                  <text:p text:style-name="P68">♦</text:p>
                </table:table-cell>
                <table:table-cell table:style-name="Table73.A1" office:value-type="string">
                  <text:p text:style-name="P5">K 4 2</text:p>
                </table:table-cell>
              </table:table-row>
              <table:table-row table:style-name="Table73.1">
                <table:table-cell table:style-name="Table73.A1" office:value-type="string">
                  <text:p text:style-name="P62">♣</text:p>
                </table:table-cell>
                <table:table-cell table:style-name="Table73.A1" office:value-type="string">
                  <text:p text:style-name="P5">A 9 4</text:p>
                </table:table-cell>
              </table:table-row>
            </table:table>
            <text:p text:style-name="P5"/>
          </table:table-cell>
          <table:covered-table-cell/>
        </table:table-row>
      </table:table>
      <text:p text:style-name="P13"/>
      <text:p text:style-name="P42">Bidding (EW silent):<text:tab/> 1NT – 2<text:span text:style-name="T32">♥</text:span><text:span text:style-name="T60"> (transfer)</text:span></text:p>
      <text:p text:style-name="P37"><text:tab/>2♠ all pass</text:p>
      <text:p text:style-name="P37"/>
      <text:p text:style-name="P37">North plays 2♠.</text:p>
      <text:p text:style-name="P42"><text:span text:style-name="T60">Lead </text:span><text:span text:style-name="T32">♦</text:span><text:span text:style-name="T60">Q <text:s/>to </text:span><text:span text:style-name="T32">♦</text:span><text:span text:style-name="T60">K; ♠2 to ♠J and ♠K; </text:span><text:span text:style-name="T32">♦</text:span><text:span text:style-name="T60">J to </text:span><text:span text:style-name="T32">♦</text:span><text:span text:style-name="T60">A; ♠A; ♣K; ♣A leading to this position</text:span></text:p>
      <text:p text:style-name="P37"/>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49"/>
          </table:table-cell>
          <table:table-cell table:style-name="Table82.B1" table:number-columns-spanned="2" office:value-type="string">
            <table:table table:name="Table75" table:style-name="Table75">
              <table:table-column table:style-name="Table75.A"/>
              <table:table-column table:style-name="Table75.B"/>
              <table:table-row table:style-name="Table75.1">
                <table:table-cell table:style-name="Table75.A1" office:value-type="string">
                  <text:p text:style-name="P62">♠</text:p>
                </table:table-cell>
                <table:table-cell table:style-name="Table75.A1" office:value-type="string">
                  <text:p text:style-name="P5">5</text:p>
                </table:table-cell>
              </table:table-row>
              <table:table-row table:style-name="Table75.1">
                <table:table-cell table:style-name="Table75.A1" office:value-type="string">
                  <text:p text:style-name="P68">♥</text:p>
                </table:table-cell>
                <table:table-cell table:style-name="Table75.A1" office:value-type="string">
                  <text:p text:style-name="P5">K J 7 6</text:p>
                </table:table-cell>
              </table:table-row>
              <table:table-row table:style-name="Table75.1">
                <table:table-cell table:style-name="Table75.A1" office:value-type="string">
                  <text:p text:style-name="P68">♦</text:p>
                </table:table-cell>
                <table:table-cell table:style-name="Table75.A1" office:value-type="string">
                  <text:p text:style-name="P5">6</text:p>
                </table:table-cell>
              </table:table-row>
              <table:table-row table:style-name="Table75.1">
                <table:table-cell table:style-name="Table75.A1" office:value-type="string">
                  <text:p text:style-name="P62">♣</text:p>
                </table:table-cell>
                <table:table-cell table:style-name="Table75.A1" office:value-type="string">
                  <text:p text:style-name="P5">6</text:p>
                </table:table-cell>
              </table:table-row>
            </table:table>
            <text:p text:style-name="P5"/>
          </table:table-cell>
          <table:covered-table-cell/>
        </table:table-row>
        <table:table-row table:style-name="Table82.1">
          <table:table-cell table:style-name="Table82.B1" office:value-type="string">
            <table:table table:name="Table77" table:style-name="Table77">
              <table:table-column table:style-name="Table77.A"/>
              <table:table-column table:style-name="Table77.B"/>
              <table:table-row table:style-name="Table77.1">
                <table:table-cell table:style-name="Table77.A1" office:value-type="string">
                  <table:table table:name="Table76" table:style-name="Table76">
                    <table:table-column table:style-name="Table76.A"/>
                    <table:table-column table:style-name="Table76.B"/>
                    <table:table-row table:style-name="Table76.1">
                      <table:table-cell table:style-name="Table76.A1" office:value-type="string">
                        <text:p text:style-name="P62">♠</text:p>
                      </table:table-cell>
                      <table:table-cell table:style-name="Table76.A1" office:value-type="string">
                        <text:p text:style-name="P5">—</text:p>
                      </table:table-cell>
                    </table:table-row>
                    <table:table-row table:style-name="Table76.1">
                      <table:table-cell table:style-name="Table76.A1" office:value-type="string">
                        <text:p text:style-name="P68">♥</text:p>
                      </table:table-cell>
                      <table:table-cell table:style-name="Table76.A1" office:value-type="string">
                        <text:p text:style-name="P5">A Q 8 3 2</text:p>
                      </table:table-cell>
                    </table:table-row>
                    <table:table-row table:style-name="Table76.1">
                      <table:table-cell table:style-name="Table76.A1" office:value-type="string">
                        <text:p text:style-name="P68">♦</text:p>
                      </table:table-cell>
                      <table:table-cell table:style-name="Table76.A1" office:value-type="string">
                        <text:p text:style-name="P5">8</text:p>
                      </table:table-cell>
                    </table:table-row>
                    <table:table-row table:style-name="Table76.1">
                      <table:table-cell table:style-name="Table76.A1" office:value-type="string">
                        <text:p text:style-name="P62">♣</text:p>
                      </table:table-cell>
                      <table:table-cell table:style-name="Table76.A1" office:value-type="string">
                        <text:p text:style-name="P5">J</text:p>
                      </table:table-cell>
                    </table:table-row>
                  </table:table>
                  <text:p text:style-name="P5"/>
                </table:table-cell>
                <table:table-cell table:style-name="Table77.A1" office:value-type="string">
                  <text:p text:style-name="P5"/>
                </table:table-cell>
              </table:table-row>
            </table:table>
            <text:p text:style-name="P5"/>
          </table:table-cell>
          <table:table-cell table:style-name="Table82.B1" office:value-type="string">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87">N</text:p>
                </table:table-cell>
                <table:covered-table-cell/>
                <table:covered-table-cell/>
              </table:table-row>
              <table:table-row table:style-name="Table78.1">
                <table:table-cell table:style-name="Table78.A2" office:value-type="string">
                  <text:p text:style-name="P21">W</text:p>
                </table:table-cell>
                <table:table-cell table:style-name="Table78.B2" office:value-type="string">
                  <text:p text:style-name="P21"/>
                </table:table-cell>
                <table:table-cell table:style-name="Table78.C2" office:value-type="string">
                  <text:p text:style-name="P88">E</text:p>
                </table:table-cell>
              </table:table-row>
              <table:table-row table:style-name="Table78.1">
                <table:table-cell table:style-name="Table78.A3" table:number-columns-spanned="3" office:value-type="string">
                  <text:p text:style-name="P87">S</text:p>
                </table:table-cell>
                <table:covered-table-cell/>
                <table:covered-table-cell/>
              </table:table-row>
            </table:table>
            <text:p text:style-name="P5"/>
          </table:table-cell>
          <table:table-cell table:style-name="Table82.B1" office:value-type="string">
            <table:table table:name="Table80" table:style-name="Table80">
              <table:table-column table:style-name="Table80.A"/>
              <table:table-column table:style-name="Table80.B"/>
              <table:table-row table:style-name="Table80.1">
                <table:table-cell table:style-name="Table80.A1" office:value-type="string">
                  <text:p text:style-name="P5"/>
                </table:table-cell>
                <table:table-cell table:style-name="Table80.A1" office:value-type="string">
                  <table:table table:name="Table79" table:style-name="Table79">
                    <table:table-column table:style-name="Table79.A"/>
                    <table:table-column table:style-name="Table79.B"/>
                    <table:table-row table:style-name="Table79.1">
                      <table:table-cell table:style-name="Table79.A1" office:value-type="string">
                        <text:p text:style-name="P62">♠</text:p>
                      </table:table-cell>
                      <table:table-cell table:style-name="Table79.A1" office:value-type="string">
                        <text:p text:style-name="P5">Q</text:p>
                      </table:table-cell>
                    </table:table-row>
                    <table:table-row table:style-name="Table79.1">
                      <table:table-cell table:style-name="Table79.A1" office:value-type="string">
                        <text:p text:style-name="P68">♥</text:p>
                      </table:table-cell>
                      <table:table-cell table:style-name="Table79.A1" office:value-type="string">
                        <text:p text:style-name="P5">9 4</text:p>
                      </table:table-cell>
                    </table:table-row>
                    <table:table-row table:style-name="Table79.1">
                      <table:table-cell table:style-name="Table79.A1" office:value-type="string">
                        <text:p text:style-name="P68">♦</text:p>
                      </table:table-cell>
                      <table:table-cell table:style-name="Table79.A1" office:value-type="string">
                        <text:p text:style-name="P5">J 10</text:p>
                      </table:table-cell>
                    </table:table-row>
                    <table:table-row table:style-name="Table79.1">
                      <table:table-cell table:style-name="Table79.A1" office:value-type="string">
                        <text:p text:style-name="P62">♣</text:p>
                      </table:table-cell>
                      <table:table-cell table:style-name="Table79.A1" office:value-type="string">
                        <text:p text:style-name="P5">Q 10</text:p>
                      </table:table-cell>
                    </table:table-row>
                  </table:table>
                  <text:p text:style-name="P5"/>
                </table:table-cell>
              </table:table-row>
            </table:table>
            <text:p text:style-name="P5"/>
          </table:table-cell>
        </table:table-row>
        <table:table-row table:style-name="Table82.1">
          <table:table-cell table:style-name="Table82.B1" office:value-type="string">
            <text:p text:style-name="P5"/>
          </table:table-cell>
          <table:table-cell table:style-name="Table82.B1" table:number-columns-spanned="2" office:value-type="string">
            <table:table table:name="Table81" table:style-name="Table81">
              <table:table-column table:style-name="Table81.A"/>
              <table:table-column table:style-name="Table81.B"/>
              <table:table-row table:style-name="Table81.1">
                <table:table-cell table:style-name="Table81.A1" office:value-type="string">
                  <text:p text:style-name="P62">♠</text:p>
                </table:table-cell>
                <table:table-cell table:style-name="Table81.A1" office:value-type="string">
                  <text:p text:style-name="P5">10 8 6</text:p>
                </table:table-cell>
              </table:table-row>
              <table:table-row table:style-name="Table81.1">
                <table:table-cell table:style-name="Table81.A1" office:value-type="string">
                  <text:p text:style-name="P68">♥</text:p>
                </table:table-cell>
                <table:table-cell table:style-name="Table81.A1" office:value-type="string">
                  <text:p text:style-name="P5">10 5</text:p>
                </table:table-cell>
              </table:table-row>
              <table:table-row table:style-name="Table81.1">
                <table:table-cell table:style-name="Table81.A1" office:value-type="string">
                  <text:p text:style-name="P68">♦</text:p>
                </table:table-cell>
                <table:table-cell table:style-name="Table81.A1" office:value-type="string">
                  <text:p text:style-name="P5">4</text:p>
                </table:table-cell>
              </table:table-row>
              <table:table-row table:style-name="Table81.1">
                <table:table-cell table:style-name="Table81.A1" office:value-type="string">
                  <text:p text:style-name="P62">♣</text:p>
                </table:table-cell>
                <table:table-cell table:style-name="Table81.A1" office:value-type="string">
                  <text:p text:style-name="P5">9</text:p>
                </table:table-cell>
              </table:table-row>
            </table:table>
            <text:p text:style-name="P5"/>
          </table:table-cell>
          <table:covered-table-cell/>
        </table:table-row>
      </table:table>
      <text:p text:style-name="Standard"/>
      <text:p text:style-name="Standard">North calls for a diamond from dummy, dummy plays <text:span text:style-name="T33">♦</text:span><text:span text:style-name="T61">4</text:span>, North says “<text:span text:style-name="T68">oops, I meant heart</text:span>”<text:span text:style-name="T10">1</text:span></text:p>
      <text:p text:style-name="P123">TD!</text:p>
      <text:list xml:id="list2491969063089030577" text:style-name="WWNum3">
        <text:list-item>
          <text:p text:style-name="P57">If TD allows change to heart, play continues normally.</text:p>
        </text:list-item>
        <text:list-item>
          <text:p text:style-name="P57">If TD doesn’t allow change</text:p>
        </text:list-item>
      </text:list>
      <text:p text:style-name="P51"><text:span text:style-name="T61">8</text:span><text:span text:style-name="T33">♦</text:span><text:span text:style-name="T61"> from West, trumped by north, overtrumped by East!</text:span></text:p>
      <text:p text:style-name="Standard"><text:span text:style-name="T61"><text:tab/>East plays ♣Q and North says “oops again – I have a diamond!”</text:span><text:tab/></text:p>
      <text:p text:style-name="P123">TD!</text:p>
      <text:p text:style-name="Standard">Note 1: If asked, North will say “<text:span text:style-name="T68">I had a hard day today, I’m tired and wasn’t concentrating”</text:span></text:p>
      <text:p text:style-name="P71"/>
      <text:p text:style-name="P71"/>
      <text:p text:style-name="P71"/>
      <text:p text:style-name="P71"/>
      <text:p text:style-name="P13"/>
      <text:p text:style-name="P13"/>
      <text:p text:style-name="Standard"><text:soft-page-break/>X</text:p>
      <text:p text:style-name="P13"/>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48"><text:span text:style-name="T3">Board 10</text:span><text:span text:style-name="T4"><text:line-break/>East Deals<text:line-break/>Both Vul</text:span></text:p>
          </table:table-cell>
          <table:table-cell table:style-name="Table90.B1" table:number-columns-spanned="2" office:value-type="string">
            <table:table table:name="Table83" table:style-name="Table83">
              <table:table-column table:style-name="Table83.A"/>
              <table:table-column table:style-name="Table83.B"/>
              <table:table-row table:style-name="Table83.1">
                <table:table-cell table:style-name="Table83.A1" office:value-type="string">
                  <text:p text:style-name="P62">♠</text:p>
                </table:table-cell>
                <table:table-cell table:style-name="Table83.A1" office:value-type="string">
                  <text:p text:style-name="P5">K J 6 4 2</text:p>
                </table:table-cell>
              </table:table-row>
              <table:table-row table:style-name="Table83.1">
                <table:table-cell table:style-name="Table83.A1" office:value-type="string">
                  <text:p text:style-name="P68">♥</text:p>
                </table:table-cell>
                <table:table-cell table:style-name="Table83.A1" office:value-type="string">
                  <text:p text:style-name="P5">A 10 7 6</text:p>
                </table:table-cell>
              </table:table-row>
              <table:table-row table:style-name="Table83.1">
                <table:table-cell table:style-name="Table83.A1" office:value-type="string">
                  <text:p text:style-name="P68">♦</text:p>
                </table:table-cell>
                <table:table-cell table:style-name="Table83.A1" office:value-type="string">
                  <text:p text:style-name="P5">9 4</text:p>
                </table:table-cell>
              </table:table-row>
              <table:table-row table:style-name="Table83.1">
                <table:table-cell table:style-name="Table83.A1" office:value-type="string">
                  <text:p text:style-name="P62">♣</text:p>
                </table:table-cell>
                <table:table-cell table:style-name="Table83.A1" office:value-type="string">
                  <text:p text:style-name="P5">A 10</text:p>
                </table:table-cell>
              </table:table-row>
            </table:table>
            <text:p text:style-name="P5"/>
          </table:table-cell>
          <table:covered-table-cell/>
        </table:table-row>
        <table:table-row table:style-name="Table90.1">
          <table:table-cell table:style-name="Table90.B1" office:value-type="string">
            <table:table table:name="Table85" table:style-name="Table85">
              <table:table-column table:style-name="Table85.A"/>
              <table:table-column table:style-name="Table85.B"/>
              <table:table-row table:style-name="Table85.1">
                <table:table-cell table:style-name="Table85.A1" office:value-type="string">
                  <table:table table:name="Table84" table:style-name="Table84">
                    <table:table-column table:style-name="Table84.A"/>
                    <table:table-column table:style-name="Table84.B"/>
                    <table:table-row table:style-name="Table84.1">
                      <table:table-cell table:style-name="Table84.A1" office:value-type="string">
                        <text:p text:style-name="P62">♠</text:p>
                      </table:table-cell>
                      <table:table-cell table:style-name="Table84.A1" office:value-type="string">
                        <text:p text:style-name="P5">5</text:p>
                      </table:table-cell>
                    </table:table-row>
                    <table:table-row table:style-name="Table84.1">
                      <table:table-cell table:style-name="Table84.A1" office:value-type="string">
                        <text:p text:style-name="P68">♥</text:p>
                      </table:table-cell>
                      <table:table-cell table:style-name="Table84.A1" office:value-type="string">
                        <text:p text:style-name="P5">J 5 2</text:p>
                      </table:table-cell>
                    </table:table-row>
                    <table:table-row table:style-name="Table84.1">
                      <table:table-cell table:style-name="Table84.A1" office:value-type="string">
                        <text:p text:style-name="P68">♦</text:p>
                      </table:table-cell>
                      <table:table-cell table:style-name="Table84.A1" office:value-type="string">
                        <text:p text:style-name="P5">Q 8 3 2</text:p>
                      </table:table-cell>
                    </table:table-row>
                    <table:table-row table:style-name="Table84.1">
                      <table:table-cell table:style-name="Table84.A1" office:value-type="string">
                        <text:p text:style-name="P62">♣</text:p>
                      </table:table-cell>
                      <table:table-cell table:style-name="Table84.A1" office:value-type="string">
                        <text:p text:style-name="P5">Q 7 6 4 2</text:p>
                      </table:table-cell>
                    </table:table-row>
                  </table:table>
                  <text:p text:style-name="P5"/>
                </table:table-cell>
                <table:table-cell table:style-name="Table85.A1" office:value-type="string">
                  <text:p text:style-name="P5"/>
                </table:table-cell>
              </table:table-row>
            </table:table>
            <text:p text:style-name="P5"/>
          </table:table-cell>
          <table:table-cell table:style-name="Table90.B1" office:value-type="string">
            <table:table table:name="Table86" table:style-name="Table86">
              <table:table-column table:style-name="Table86.A"/>
              <table:table-column table:style-name="Table86.B"/>
              <table:table-column table:style-name="Table86.C"/>
              <table:table-row table:style-name="Table86.1">
                <table:table-cell table:style-name="Table86.A1" table:number-columns-spanned="3" office:value-type="string">
                  <text:p text:style-name="P87">N</text:p>
                </table:table-cell>
                <table:covered-table-cell/>
                <table:covered-table-cell/>
              </table:table-row>
              <table:table-row table:style-name="Table86.1">
                <table:table-cell table:style-name="Table86.A2" office:value-type="string">
                  <text:p text:style-name="P21">W</text:p>
                </table:table-cell>
                <table:table-cell table:style-name="Table86.B2" office:value-type="string">
                  <text:p text:style-name="P21"/>
                </table:table-cell>
                <table:table-cell table:style-name="Table86.C2" office:value-type="string">
                  <text:p text:style-name="P88">E</text:p>
                </table:table-cell>
              </table:table-row>
              <table:table-row table:style-name="Table86.1">
                <table:table-cell table:style-name="Table86.A3" table:number-columns-spanned="3" office:value-type="string">
                  <text:p text:style-name="P87">S</text:p>
                </table:table-cell>
                <table:covered-table-cell/>
                <table:covered-table-cell/>
              </table:table-row>
            </table:table>
            <text:p text:style-name="P5"/>
          </table:table-cell>
          <table:table-cell table:style-name="Table90.B1" office:value-type="string">
            <table:table table:name="Table88" table:style-name="Table88">
              <table:table-column table:style-name="Table88.A"/>
              <table:table-column table:style-name="Table88.B"/>
              <table:table-row table:style-name="Table88.1">
                <table:table-cell table:style-name="Table88.A1" office:value-type="string">
                  <text:p text:style-name="P5"/>
                </table:table-cell>
                <table:table-cell table:style-name="Table88.A1" office:value-type="string">
                  <table:table table:name="Table87" table:style-name="Table87">
                    <table:table-column table:style-name="Table87.A"/>
                    <table:table-column table:style-name="Table87.B"/>
                    <table:table-row table:style-name="Table87.1">
                      <table:table-cell table:style-name="Table87.A1" office:value-type="string">
                        <text:p text:style-name="P62">♠</text:p>
                      </table:table-cell>
                      <table:table-cell table:style-name="Table87.A1" office:value-type="string">
                        <text:p text:style-name="P5">A Q 10 9</text:p>
                      </table:table-cell>
                    </table:table-row>
                    <table:table-row table:style-name="Table87.1">
                      <table:table-cell table:style-name="Table87.A1" office:value-type="string">
                        <text:p text:style-name="P68">♥</text:p>
                      </table:table-cell>
                      <table:table-cell table:style-name="Table87.A1" office:value-type="string">
                        <text:p text:style-name="P5">K Q 3</text:p>
                      </table:table-cell>
                    </table:table-row>
                    <table:table-row table:style-name="Table87.1">
                      <table:table-cell table:style-name="Table87.A1" office:value-type="string">
                        <text:p text:style-name="P68">♦</text:p>
                      </table:table-cell>
                      <table:table-cell table:style-name="Table87.A1" office:value-type="string">
                        <text:p text:style-name="P5">K J 10 7</text:p>
                      </table:table-cell>
                    </table:table-row>
                    <table:table-row table:style-name="Table87.1">
                      <table:table-cell table:style-name="Table87.A1" office:value-type="string">
                        <text:p text:style-name="P62">♣</text:p>
                      </table:table-cell>
                      <table:table-cell table:style-name="Table87.A1" office:value-type="string">
                        <text:p text:style-name="P5">J 3</text:p>
                      </table:table-cell>
                    </table:table-row>
                  </table:table>
                  <text:p text:style-name="P5"/>
                </table:table-cell>
              </table:table-row>
            </table:table>
            <text:p text:style-name="P5"/>
          </table:table-cell>
        </table:table-row>
        <table:table-row table:style-name="Table90.1">
          <table:table-cell table:style-name="Table90.B1" office:value-type="string">
            <text:p text:style-name="P5"/>
          </table:table-cell>
          <table:table-cell table:style-name="Table90.B1" table:number-columns-spanned="2" office:value-type="string">
            <table:table table:name="Table89" table:style-name="Table89">
              <table:table-column table:style-name="Table89.A"/>
              <table:table-column table:style-name="Table89.B"/>
              <table:table-row table:style-name="Table89.1">
                <table:table-cell table:style-name="Table89.A1" office:value-type="string">
                  <text:p text:style-name="P62">♠</text:p>
                </table:table-cell>
                <table:table-cell table:style-name="Table89.A1" office:value-type="string">
                  <text:p text:style-name="P5">8 7 3</text:p>
                </table:table-cell>
              </table:table-row>
              <table:table-row table:style-name="Table89.1">
                <table:table-cell table:style-name="Table89.A1" office:value-type="string">
                  <text:p text:style-name="P68">♥</text:p>
                </table:table-cell>
                <table:table-cell table:style-name="Table89.A1" office:value-type="string">
                  <text:p text:style-name="P5">9 8 4</text:p>
                </table:table-cell>
              </table:table-row>
              <table:table-row table:style-name="Table89.1">
                <table:table-cell table:style-name="Table89.A1" office:value-type="string">
                  <text:p text:style-name="P68">♦</text:p>
                </table:table-cell>
                <table:table-cell table:style-name="Table89.A1" office:value-type="string">
                  <text:p text:style-name="P5">A 6 5</text:p>
                </table:table-cell>
              </table:table-row>
              <table:table-row table:style-name="Table89.1">
                <table:table-cell table:style-name="Table89.A1" office:value-type="string">
                  <text:p text:style-name="P62">♣</text:p>
                </table:table-cell>
                <table:table-cell table:style-name="Table89.A1" office:value-type="string">
                  <text:p text:style-name="P5">K 9 8 5</text:p>
                </table:table-cell>
              </table:table-row>
            </table:table>
            <text:p text:style-name="P5"/>
          </table:table-cell>
          <table:covered-table-cell/>
        </table:table-row>
      </table:table>
      <text:p text:style-name="P13"/>
      <text:p text:style-name="P13">North opens 2D (11-15 5 spades, 4 hearts) OOT</text:p>
      <text:p text:style-name="P13">TD!</text:p>
      <text:p text:style-name="P13">BOOT not accepted. </text:p>
      <text:p text:style-name="P13">East opens 1NT, all pass.</text:p>
      <text:p text:style-name="P13"/>
      <text:p text:style-name="P13">East calls TD and wants to know if he can demand a diamond lead.</text:p>
      <text:p text:style-name="P13"/>
      <text:p text:style-name="P13">(Note: 2NT makes on any lead)</text:p>
      <text:p text:style-name="Standard"/>
      <text:p text:style-name="P13"/>
      <text:p text:style-name="P71"/>
      <text:p text:style-name="P13"/>
      <text:h text:style-name="P130" text:outline-level="1"/>
      <text:p text:style-name="P13"/>
      <text:p text:style-name="P13"/>
      <text:h text:style-name="P125" text:outline-level="1"/>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48"><text:span text:style-name="T6">Board 11</text:span><text:span text:style-name="T4"><text:line-break/>South Deals<text:line-break/>None Vul</text:span></text:p>
          </table:table-cell>
          <table:table-cell table:style-name="Table98.B1" table:number-columns-spanned="2" office:value-type="string">
            <table:table table:name="Table91" table:style-name="Table91">
              <table:table-column table:style-name="Table91.A"/>
              <table:table-column table:style-name="Table91.B"/>
              <table:table-row table:style-name="Table91.1">
                <table:table-cell table:style-name="Table91.A1" office:value-type="string">
                  <text:p text:style-name="P62">♠</text:p>
                </table:table-cell>
                <table:table-cell table:style-name="Table91.A1" office:value-type="string">
                  <text:p text:style-name="P5">J 8 7 5</text:p>
                </table:table-cell>
              </table:table-row>
              <table:table-row table:style-name="Table91.1">
                <table:table-cell table:style-name="Table91.A1" office:value-type="string">
                  <text:p text:style-name="P68">♥</text:p>
                </table:table-cell>
                <table:table-cell table:style-name="Table91.A1" office:value-type="string">
                  <text:p text:style-name="P5">K 9 7 6</text:p>
                </table:table-cell>
              </table:table-row>
              <table:table-row table:style-name="Table91.1">
                <table:table-cell table:style-name="Table91.A1" office:value-type="string">
                  <text:p text:style-name="P68">♦</text:p>
                </table:table-cell>
                <table:table-cell table:style-name="Table91.A1" office:value-type="string">
                  <text:p text:style-name="P5">Q</text:p>
                </table:table-cell>
              </table:table-row>
              <table:table-row table:style-name="Table91.1">
                <table:table-cell table:style-name="Table91.A1" office:value-type="string">
                  <text:p text:style-name="P62">♣</text:p>
                </table:table-cell>
                <table:table-cell table:style-name="Table91.A1" office:value-type="string">
                  <text:p text:style-name="P5">K J 5 3</text:p>
                </table:table-cell>
              </table:table-row>
            </table:table>
            <text:p text:style-name="P13"/>
          </table:table-cell>
          <table:covered-table-cell/>
        </table:table-row>
        <table:table-row table:style-name="Table98.1">
          <table:table-cell table:style-name="Table98.B1" office:value-type="string">
            <table:table table:name="Table93" table:style-name="Table93">
              <table:table-column table:style-name="Table93.A"/>
              <table:table-column table:style-name="Table93.B"/>
              <table:table-row table:style-name="Table93.1">
                <table:table-cell table:style-name="Table93.A1" office:value-type="string">
                  <table:table table:name="Table92" table:style-name="Table92">
                    <table:table-column table:style-name="Table92.A"/>
                    <table:table-column table:style-name="Table92.B"/>
                    <table:table-row table:style-name="Table92.1">
                      <table:table-cell table:style-name="Table92.A1" office:value-type="string">
                        <text:p text:style-name="P62">♠</text:p>
                      </table:table-cell>
                      <table:table-cell table:style-name="Table92.A1" office:value-type="string">
                        <text:p text:style-name="P5">Q</text:p>
                      </table:table-cell>
                    </table:table-row>
                    <table:table-row table:style-name="Table92.1">
                      <table:table-cell table:style-name="Table92.A1" office:value-type="string">
                        <text:p text:style-name="P68">♥</text:p>
                      </table:table-cell>
                      <table:table-cell table:style-name="Table92.A1" office:value-type="string">
                        <text:p text:style-name="P5">Q 10 5 4</text:p>
                      </table:table-cell>
                    </table:table-row>
                    <table:table-row table:style-name="Table92.1">
                      <table:table-cell table:style-name="Table92.A1" office:value-type="string">
                        <text:p text:style-name="P68">♦</text:p>
                      </table:table-cell>
                      <table:table-cell table:style-name="Table92.A1" office:value-type="string">
                        <text:p text:style-name="P5">A 8</text:p>
                      </table:table-cell>
                    </table:table-row>
                    <table:table-row table:style-name="Table92.1">
                      <table:table-cell table:style-name="Table92.A1" office:value-type="string">
                        <text:p text:style-name="P62">♣</text:p>
                      </table:table-cell>
                      <table:table-cell table:style-name="Table92.A1" office:value-type="string">
                        <text:p text:style-name="P5">10 8 7 6 4 2</text:p>
                      </table:table-cell>
                    </table:table-row>
                  </table:table>
                  <text:p text:style-name="P13"/>
                </table:table-cell>
                <table:table-cell table:style-name="Table93.A1" office:value-type="string">
                  <text:p text:style-name="P13"/>
                </table:table-cell>
              </table:table-row>
            </table:table>
            <text:p text:style-name="P13"/>
          </table:table-cell>
          <table:table-cell table:style-name="Table98.B1" office:value-type="string">
            <table:table table:name="Table94" table:style-name="Table94">
              <table:table-column table:style-name="Table94.A"/>
              <table:table-column table:style-name="Table94.B"/>
              <table:table-column table:style-name="Table94.C"/>
              <table:table-row table:style-name="Table94.1">
                <table:table-cell table:style-name="Table94.A1" table:number-columns-spanned="3" office:value-type="string">
                  <text:p text:style-name="P87">N</text:p>
                </table:table-cell>
                <table:covered-table-cell/>
                <table:covered-table-cell/>
              </table:table-row>
              <table:table-row table:style-name="Table94.1">
                <table:table-cell table:style-name="Table94.A2" office:value-type="string">
                  <text:p text:style-name="P21">W</text:p>
                </table:table-cell>
                <table:table-cell table:style-name="Table94.B2" office:value-type="string">
                  <text:p text:style-name="P13"/>
                </table:table-cell>
                <table:table-cell table:style-name="Table94.C2" office:value-type="string">
                  <text:p text:style-name="P88">E</text:p>
                </table:table-cell>
              </table:table-row>
              <table:table-row table:style-name="Table94.1">
                <table:table-cell table:style-name="Table94.A3" table:number-columns-spanned="3" office:value-type="string">
                  <text:p text:style-name="P87">S</text:p>
                </table:table-cell>
                <table:covered-table-cell/>
                <table:covered-table-cell/>
              </table:table-row>
            </table:table>
            <text:p text:style-name="P13"/>
          </table:table-cell>
          <table:table-cell table:style-name="Table98.B1" office:value-type="string">
            <table:table table:name="Table96" table:style-name="Table96">
              <table:table-column table:style-name="Table96.A"/>
              <table:table-column table:style-name="Table96.B"/>
              <table:table-row table:style-name="Table96.1">
                <table:table-cell table:style-name="Table96.A1" office:value-type="string">
                  <text:p text:style-name="P13"/>
                </table:table-cell>
                <table:table-cell table:style-name="Table96.A1" office:value-type="string">
                  <table:table table:name="Table95" table:style-name="Table95">
                    <table:table-column table:style-name="Table95.A"/>
                    <table:table-column table:style-name="Table95.B"/>
                    <table:table-row table:style-name="Table95.1">
                      <table:table-cell table:style-name="Table95.A1" office:value-type="string">
                        <text:p text:style-name="P62">♠</text:p>
                      </table:table-cell>
                      <table:table-cell table:style-name="Table95.A1" office:value-type="string">
                        <text:p text:style-name="P5">9 3</text:p>
                      </table:table-cell>
                    </table:table-row>
                    <table:table-row table:style-name="Table95.1">
                      <table:table-cell table:style-name="Table95.A1" office:value-type="string">
                        <text:p text:style-name="P68">♥</text:p>
                      </table:table-cell>
                      <table:table-cell table:style-name="Table95.A1" office:value-type="string">
                        <text:p text:style-name="P5">8 3 2</text:p>
                      </table:table-cell>
                    </table:table-row>
                    <table:table-row table:style-name="Table95.1">
                      <table:table-cell table:style-name="Table95.A1" office:value-type="string">
                        <text:p text:style-name="P68">♦</text:p>
                      </table:table-cell>
                      <table:table-cell table:style-name="Table95.A1" office:value-type="string">
                        <text:p text:style-name="P5">K J 9 7 6 5 4 2</text:p>
                      </table:table-cell>
                    </table:table-row>
                    <table:table-row table:style-name="Table95.1">
                      <table:table-cell table:style-name="Table95.A1" office:value-type="string">
                        <text:p text:style-name="P62">♣</text:p>
                      </table:table-cell>
                      <table:table-cell table:style-name="Table95.A1" office:value-type="string">
                        <text:p text:style-name="P5">—</text:p>
                      </table:table-cell>
                    </table:table-row>
                  </table:table>
                  <text:p text:style-name="P13"/>
                </table:table-cell>
              </table:table-row>
            </table:table>
            <text:p text:style-name="P13"/>
          </table:table-cell>
        </table:table-row>
        <table:table-row table:style-name="Table98.1">
          <table:table-cell table:style-name="Table98.B1" office:value-type="string">
            <text:p text:style-name="P13"/>
          </table:table-cell>
          <table:table-cell table:style-name="Table98.B1" table:number-columns-spanned="2" office:value-type="string">
            <table:table table:name="Table97" table:style-name="Table97">
              <table:table-column table:style-name="Table97.A"/>
              <table:table-column table:style-name="Table97.B"/>
              <table:table-row table:style-name="Table97.1">
                <table:table-cell table:style-name="Table97.A1" office:value-type="string">
                  <text:p text:style-name="P62">♠</text:p>
                </table:table-cell>
                <table:table-cell table:style-name="Table97.A1" office:value-type="string">
                  <text:p text:style-name="P5">A K 10 6 4 2</text:p>
                </table:table-cell>
              </table:table-row>
              <table:table-row table:style-name="Table97.1">
                <table:table-cell table:style-name="Table97.A1" office:value-type="string">
                  <text:p text:style-name="P68">♥</text:p>
                </table:table-cell>
                <table:table-cell table:style-name="Table97.A1" office:value-type="string">
                  <text:p text:style-name="P5">A J</text:p>
                </table:table-cell>
              </table:table-row>
              <table:table-row table:style-name="Table97.1">
                <table:table-cell table:style-name="Table97.A1" office:value-type="string">
                  <text:p text:style-name="P68">♦</text:p>
                </table:table-cell>
                <table:table-cell table:style-name="Table97.A1" office:value-type="string">
                  <text:p text:style-name="P5">10 3</text:p>
                </table:table-cell>
              </table:table-row>
              <table:table-row table:style-name="Table97.1">
                <table:table-cell table:style-name="Table97.A1" office:value-type="string">
                  <text:p text:style-name="P62">♣</text:p>
                </table:table-cell>
                <table:table-cell table:style-name="Table97.A1" office:value-type="string">
                  <text:p text:style-name="P5">A Q 9</text:p>
                </table:table-cell>
              </table:table-row>
            </table:table>
            <text:p text:style-name="P13"/>
          </table:table-cell>
          <table:covered-table-cell/>
        </table:table-row>
      </table:table>
      <text:p text:style-name="P6"/>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64">West</text:p>
          </table:table-cell>
          <table:table-cell table:style-name="Table99.A1" office:value-type="string">
            <text:p text:style-name="P64">North</text:p>
          </table:table-cell>
          <table:table-cell table:style-name="Table99.A1" office:value-type="string">
            <text:p text:style-name="P64">East</text:p>
          </table:table-cell>
          <table:table-cell table:style-name="Table99.A1" office:value-type="string">
            <text:p text:style-name="P64">South</text:p>
          </table:table-cell>
        </table:table-row>
        <table:table-row table:style-name="Table99.1">
          <table:table-cell table:style-name="Table99.A1" office:value-type="string">
            <text:p text:style-name="P5"> </text:p>
          </table:table-cell>
          <table:table-cell table:style-name="Table99.A1" office:value-type="string">
            <text:p text:style-name="P5"> </text:p>
          </table:table-cell>
          <table:table-cell table:style-name="Table99.A1" office:value-type="string">
            <text:p text:style-name="P5"> </text:p>
          </table:table-cell>
          <table:table-cell table:style-name="Table99.A1" office:value-type="string">
            <text:p text:style-name="P5">1 ♠</text:p>
          </table:table-cell>
        </table:table-row>
        <table:table-row table:style-name="Table99.1">
          <table:table-cell table:style-name="Table99.A1" office:value-type="string">
            <text:p text:style-name="P5">Pass</text:p>
          </table:table-cell>
          <table:table-cell table:style-name="Table99.A1" office:value-type="string">
            <text:p text:style-name="Standard"><text:span text:style-name="T4">3 ♣</text:span><text:span text:style-name="T12">1</text:span></text:p>
          </table:table-cell>
          <table:table-cell table:style-name="Table99.A1" office:value-type="string">
            <text:p text:style-name="Standard"><text:span text:style-name="T4">4 </text:span><text:span text:style-name="T19">♦</text:span></text:p>
          </table:table-cell>
          <table:table-cell table:style-name="Table99.A1" office:value-type="string">
            <text:p text:style-name="P5">3 N</text:p>
          </table:table-cell>
        </table:table-row>
      </table:table>
      <text:p text:style-name="P6"/>
      <table:table table:name="Table100" table:style-name="Table100">
        <table:table-column table:style-name="Table100.A"/>
        <table:table-row table:style-name="Table100.1">
          <table:table-cell table:style-name="Table100.A1" office:value-type="string">
            <text:list xml:id="list5821296181228622401" text:style-name="WWNum4">
              <text:list-item>
                <text:p text:style-name="P133">Bergen, limit 4 trump raise</text:p>
              </text:list-item>
            </text:list>
          </table:table-cell>
        </table:table-row>
      </table:table>
      <text:p text:style-name="P52"/>
      <text:p text:style-name="P25">TD! </text:p>
      <text:p text:style-name="P25">When asked, South will say that 3NT is a slam try. West will not accept 3NT. </text:p>
      <text:p text:style-name="Standard"><text:span text:style-name="T35">When given the opportunity to continue the auction, South will now bid 4</text:span><text:span text:style-name="T34"></text:span><text:span text:style-name="T35"> (Last Train).</text:span></text:p>
      <text:p text:style-name="P25">TD!</text:p>
      <text:p text:style-name="P53"/>
      <text:p text:style-name="P53"/>
      <text:p text:style-name="P53"/>
      <text:p text:style-name="P25">Last Train: A <text:s/>call that indicates slam interest without raising the partnership's level of commitment. <text:s/>It says nothing about hearts.</text:p>
      <text:p text:style-name="P25">The System Card lists “Last train”</text:p>
      <text:p text:style-name="P25"/>
      <text:p text:style-name="P17"/>
      <text:p text:style-name="P13"/>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48">X<text:span text:style-name="T65">Board 12</text:span><text:span text:style-name="T66"><text:line-break/>West Deals<text:line-break/>N-S Vul</text:span></text:p>
          </table:table-cell>
          <table:table-cell table:style-name="Table108.B1" table:number-columns-spanned="2" office:value-type="string">
            <table:table table:name="Table101" table:style-name="Table101">
              <table:table-column table:style-name="Table101.A"/>
              <table:table-column table:style-name="Table101.B"/>
              <table:table-row table:style-name="Table101.1">
                <table:table-cell table:style-name="Table101.A1" office:value-type="string">
                  <text:p text:style-name="P111">♠</text:p>
                </table:table-cell>
                <table:table-cell table:style-name="Table101.A1" office:value-type="string">
                  <text:p text:style-name="P15">A 8 4</text:p>
                </table:table-cell>
              </table:table-row>
              <table:table-row table:style-name="Table101.1">
                <table:table-cell table:style-name="Table101.A1" office:value-type="string">
                  <text:p text:style-name="P79">♥</text:p>
                </table:table-cell>
                <table:table-cell table:style-name="Table101.A1" office:value-type="string">
                  <text:p text:style-name="P15">9 8</text:p>
                </table:table-cell>
              </table:table-row>
              <table:table-row table:style-name="Table101.1">
                <table:table-cell table:style-name="Table101.A1" office:value-type="string">
                  <text:p text:style-name="P79">♦</text:p>
                </table:table-cell>
                <table:table-cell table:style-name="Table101.A1" office:value-type="string">
                  <text:p text:style-name="P15">J 10 9 5 3 2</text:p>
                </table:table-cell>
              </table:table-row>
              <table:table-row table:style-name="Table101.1">
                <table:table-cell table:style-name="Table101.A1" office:value-type="string">
                  <text:p text:style-name="P111">♣</text:p>
                </table:table-cell>
                <table:table-cell table:style-name="Table101.A1" office:value-type="string">
                  <text:p text:style-name="P15">9 4</text:p>
                </table:table-cell>
              </table:table-row>
            </table:table>
            <text:p text:style-name="P15"/>
          </table:table-cell>
          <table:covered-table-cell/>
        </table:table-row>
        <table:table-row table:style-name="Table108.1">
          <table:table-cell table:style-name="Table108.B1" office:value-type="string">
            <table:table table:name="Table103" table:style-name="Table103">
              <table:table-column table:style-name="Table103.A"/>
              <table:table-column table:style-name="Table103.B"/>
              <table:table-row table:style-name="Table103.1">
                <table:table-cell table:style-name="Table103.A1" office:value-type="string">
                  <table:table table:name="Table102" table:style-name="Table102">
                    <table:table-column table:style-name="Table102.A"/>
                    <table:table-column table:style-name="Table102.B"/>
                    <table:table-row table:style-name="Table102.1">
                      <table:table-cell table:style-name="Table102.A1" office:value-type="string">
                        <text:p text:style-name="P111">♠</text:p>
                      </table:table-cell>
                      <table:table-cell table:style-name="Table102.A1" office:value-type="string">
                        <text:p text:style-name="P15">J 9</text:p>
                      </table:table-cell>
                    </table:table-row>
                    <table:table-row table:style-name="Table102.1">
                      <table:table-cell table:style-name="Table102.A1" office:value-type="string">
                        <text:p text:style-name="P79">♥</text:p>
                      </table:table-cell>
                      <table:table-cell table:style-name="Table102.A1" office:value-type="string">
                        <text:p text:style-name="P15">Q 7 3</text:p>
                      </table:table-cell>
                    </table:table-row>
                    <table:table-row table:style-name="Table102.1">
                      <table:table-cell table:style-name="Table102.A1" office:value-type="string">
                        <text:p text:style-name="P79">♦</text:p>
                      </table:table-cell>
                      <table:table-cell table:style-name="Table102.A1" office:value-type="string">
                        <text:p text:style-name="P15">A Q 7</text:p>
                      </table:table-cell>
                    </table:table-row>
                    <table:table-row table:style-name="Table102.1">
                      <table:table-cell table:style-name="Table102.A1" office:value-type="string">
                        <text:p text:style-name="P111">♣</text:p>
                      </table:table-cell>
                      <table:table-cell table:style-name="Table102.A1" office:value-type="string">
                        <text:p text:style-name="P15">K 8 7 6 3</text:p>
                      </table:table-cell>
                    </table:table-row>
                  </table:table>
                  <text:p text:style-name="P15"/>
                </table:table-cell>
                <table:table-cell table:style-name="Table103.A1" office:value-type="string">
                  <text:p text:style-name="P15"/>
                </table:table-cell>
              </table:table-row>
            </table:table>
            <text:p text:style-name="P15"/>
          </table:table-cell>
          <table:table-cell table:style-name="Table108.B1" office:value-type="string">
            <table:table table:name="Table104" table:style-name="Table104">
              <table:table-column table:style-name="Table104.A"/>
              <table:table-column table:style-name="Table104.B"/>
              <table:table-column table:style-name="Table104.C"/>
              <table:table-row table:style-name="Table104.1">
                <table:table-cell table:style-name="Table104.A1" table:number-columns-spanned="3" office:value-type="string">
                  <text:p text:style-name="P95">N</text:p>
                </table:table-cell>
                <table:covered-table-cell/>
                <table:covered-table-cell/>
              </table:table-row>
              <table:table-row table:style-name="Table104.1">
                <table:table-cell table:style-name="Table104.A2" office:value-type="string">
                  <text:p text:style-name="P24">W</text:p>
                </table:table-cell>
                <table:table-cell table:style-name="Table104.B2" office:value-type="string">
                  <text:p text:style-name="P24"/>
                </table:table-cell>
                <table:table-cell table:style-name="Table104.C2" office:value-type="string">
                  <text:p text:style-name="P96">E</text:p>
                </table:table-cell>
              </table:table-row>
              <table:table-row table:style-name="Table104.1">
                <table:table-cell table:style-name="Table104.A3" table:number-columns-spanned="3" office:value-type="string">
                  <text:p text:style-name="P95">S</text:p>
                </table:table-cell>
                <table:covered-table-cell/>
                <table:covered-table-cell/>
              </table:table-row>
            </table:table>
            <text:p text:style-name="P15"/>
          </table:table-cell>
          <table:table-cell table:style-name="Table108.B1" office:value-type="string">
            <table:table table:name="Table106" table:style-name="Table106">
              <table:table-column table:style-name="Table106.A"/>
              <table:table-column table:style-name="Table106.B"/>
              <table:table-row table:style-name="Table106.1">
                <table:table-cell table:style-name="Table106.A1" office:value-type="string">
                  <text:p text:style-name="P15"/>
                </table:table-cell>
                <table:table-cell table:style-name="Table106.A1" office:value-type="string">
                  <table:table table:name="Table105" table:style-name="Table105">
                    <table:table-column table:style-name="Table105.A"/>
                    <table:table-column table:style-name="Table105.B"/>
                    <table:table-row table:style-name="Table105.1">
                      <table:table-cell table:style-name="Table105.A1" office:value-type="string">
                        <text:p text:style-name="P111">♠</text:p>
                      </table:table-cell>
                      <table:table-cell table:style-name="Table105.A1" office:value-type="string">
                        <text:p text:style-name="P15">K 7 6 5 2</text:p>
                      </table:table-cell>
                    </table:table-row>
                    <table:table-row table:style-name="Table105.1">
                      <table:table-cell table:style-name="Table105.A1" office:value-type="string">
                        <text:p text:style-name="P79">♥</text:p>
                      </table:table-cell>
                      <table:table-cell table:style-name="Table105.A1" office:value-type="string">
                        <text:p text:style-name="P15">J 4 2</text:p>
                      </table:table-cell>
                    </table:table-row>
                    <table:table-row table:style-name="Table105.1">
                      <table:table-cell table:style-name="Table105.A1" office:value-type="string">
                        <text:p text:style-name="P79">♦</text:p>
                      </table:table-cell>
                      <table:table-cell table:style-name="Table105.A1" office:value-type="string">
                        <text:p text:style-name="P15">K 8 6</text:p>
                      </table:table-cell>
                    </table:table-row>
                    <table:table-row table:style-name="Table105.1">
                      <table:table-cell table:style-name="Table105.A1" office:value-type="string">
                        <text:p text:style-name="P111">♣</text:p>
                      </table:table-cell>
                      <table:table-cell table:style-name="Table105.A1" office:value-type="string">
                        <text:p text:style-name="P15">Q 5</text:p>
                      </table:table-cell>
                    </table:table-row>
                  </table:table>
                  <text:p text:style-name="P15"/>
                </table:table-cell>
              </table:table-row>
            </table:table>
            <text:p text:style-name="P15"/>
          </table:table-cell>
        </table:table-row>
        <table:table-row table:style-name="Table108.1">
          <table:table-cell table:style-name="Table108.B1" office:value-type="string">
            <text:p text:style-name="P15"/>
          </table:table-cell>
          <table:table-cell table:style-name="Table108.B1" table:number-columns-spanned="2" office:value-type="string">
            <table:table table:name="Table107" table:style-name="Table107">
              <table:table-column table:style-name="Table107.A"/>
              <table:table-column table:style-name="Table107.B"/>
              <table:table-row table:style-name="Table107.1">
                <table:table-cell table:style-name="Table107.A1" office:value-type="string">
                  <text:p text:style-name="P111">♠</text:p>
                </table:table-cell>
                <table:table-cell table:style-name="Table107.A1" office:value-type="string">
                  <text:p text:style-name="P15">Q 10 3</text:p>
                </table:table-cell>
              </table:table-row>
              <table:table-row table:style-name="Table107.1">
                <table:table-cell table:style-name="Table107.A1" office:value-type="string">
                  <text:p text:style-name="P79">♥</text:p>
                </table:table-cell>
                <table:table-cell table:style-name="Table107.A1" office:value-type="string">
                  <text:p text:style-name="P15">A K 10 6 5</text:p>
                </table:table-cell>
              </table:table-row>
              <table:table-row table:style-name="Table107.1">
                <table:table-cell table:style-name="Table107.A1" office:value-type="string">
                  <text:p text:style-name="P79">♦</text:p>
                </table:table-cell>
                <table:table-cell table:style-name="Table107.A1" office:value-type="string">
                  <text:p text:style-name="P15">4</text:p>
                </table:table-cell>
              </table:table-row>
              <table:table-row table:style-name="Table107.1">
                <table:table-cell table:style-name="Table107.A1" office:value-type="string">
                  <text:p text:style-name="P111">♣</text:p>
                </table:table-cell>
                <table:table-cell table:style-name="Table107.A1" office:value-type="string">
                  <text:p text:style-name="P15">A J 10 2</text:p>
                </table:table-cell>
              </table:table-row>
            </table:table>
            <text:p text:style-name="P15"/>
          </table:table-cell>
          <table:covered-table-cell/>
        </table:table-row>
      </table:table>
      <text:p text:style-name="P16"/>
      <table:table table:name="Table109" table:style-name="Table109">
        <table:table-column table:style-name="Table109.A"/>
        <table:table-column table:style-name="Table109.B"/>
        <table:table-column table:style-name="Table109.C"/>
        <table:table-column table:style-name="Table109.D"/>
        <table:table-row table:style-name="Table109.1">
          <table:table-cell table:style-name="Table109.A1" office:value-type="string">
            <text:p text:style-name="P15">West</text:p>
          </table:table-cell>
          <table:table-cell table:style-name="Table109.A1" office:value-type="string">
            <text:p text:style-name="P15">North</text:p>
          </table:table-cell>
          <table:table-cell table:style-name="Table109.A1" office:value-type="string">
            <text:p text:style-name="P15">East</text:p>
          </table:table-cell>
          <table:table-cell table:style-name="Table109.A1" office:value-type="string">
            <text:p text:style-name="P15">South</text:p>
          </table:table-cell>
        </table:table-row>
        <table:table-row table:style-name="Table109.1">
          <table:table-cell table:style-name="Table109.A1" office:value-type="string">
            <text:p text:style-name="Standard"><text:span text:style-name="T66">1 </text:span><text:span text:style-name="T50">♣</text:span></text:p>
          </table:table-cell>
          <table:table-cell table:style-name="Table109.A1" office:value-type="string">
            <text:p text:style-name="P15">Pass</text:p>
          </table:table-cell>
          <table:table-cell table:style-name="Table109.A1" office:value-type="string">
            <text:p text:style-name="Standard"><text:span text:style-name="T66">1 </text:span><text:span text:style-name="T28">♥</text:span></text:p>
          </table:table-cell>
          <table:table-cell table:style-name="Table109.A1" office:value-type="string">
            <text:p text:style-name="P15">Pass</text:p>
          </table:table-cell>
        </table:table-row>
        <table:table-row table:style-name="Table109.1">
          <table:table-cell table:style-name="Table109.A1" office:value-type="string">
            <text:p text:style-name="P15">1 NT</text:p>
          </table:table-cell>
          <table:table-cell table:style-name="Table109.A1" office:value-type="string">
            <text:p text:style-name="P15">All pass</text:p>
          </table:table-cell>
          <table:table-cell table:style-name="Table109.A1" office:value-type="string">
            <text:p text:style-name="P15"> </text:p>
          </table:table-cell>
          <table:table-cell table:style-name="Table109.A1" office:value-type="string">
            <text:p text:style-name="P15"> </text:p>
          </table:table-cell>
        </table:table-row>
      </table:table>
      <text:p text:style-name="P16"/>
      <table:table table:name="Table110" table:style-name="Table110">
        <table:table-column table:style-name="Table110.A"/>
        <table:table-row table:style-name="Table110.1">
          <table:table-cell table:style-name="Table110.A1" office:value-type="string">
            <text:p text:style-name="P15">1 NT by West</text:p>
          </table:table-cell>
        </table:table-row>
      </table:table>
      <text:p text:style-name="P127">West did not alert East's 1H bid which was <text:s/>transfer Walsh showing spades and <text:s/>points.<text:line-break/>Before north led, east explained the 1H bid. </text:p>
      <text:p text:style-name="P50"><text:span text:style-name="T43">ODD TABLES:</text:span><text:span text:style-name="T49"> The TD is not called. <text:s/>EW make 6 tricks 50 to NS (on any reasonable lead) Now South calls TD saying if he was given the correct explanation he would either double the 1</text:span><text:span text:style-name="T27">♥</text:span><text:span text:style-name="T49"> bid to show hearts (and play 2</text:span><text:span text:style-name="T27">♦ </text:span><text:span text:style-name="T49">or 2</text:span><text:span text:style-name="T27">♥</text:span><text:span text:style-name="T49"> for a plus score</text:span><text:span text:style-name="T16">1</text:span><text:span text:style-name="T49">) or bid 2</text:span><text:span text:style-name="T27">♥</text:span><text:span text:style-name="T49"> after the 1 NT all pass and make 8 tricks for 110 to NS. He didn’t know he was allowed to change his final pass.</text:span></text:p>
      <text:p text:style-name="P128"><text:s/></text:p>
      <text:p text:style-name="Standard"><text:span text:style-name="T43">EVEN TABLES</text:span><text:span text:style-name="T49">: TD is called, and gives South the option of changing his final pass. He doesn’t want to change (if necessary, consulting will confirm that PASS is a possible call).</text:span></text:p>
      <text:p text:style-name="P30"><text:s/>EW make 6 tricks 50 to NS (on any reasonable lead)</text:p>
      <text:p text:style-name="Standard"><text:span text:style-name="T49">Now South calls TD saying if he had been given the correct explanation he would double the 1</text:span><text:span text:style-name="T27">♥</text:span><text:span text:style-name="T49"> bid to show hearts and there was a good chance that they would play 2</text:span><text:span text:style-name="T27">♥</text:span><text:span text:style-name="T49"> and make 8 tricks for 110 to NS (or 2</text:span><text:span text:style-name="T27">♦</text:span><text:span text:style-name="T49"> for 90)</text:span><text:span text:style-name="T16">1</text:span><text:span text:style-name="T49">.</text:span></text:p>
      <text:p text:style-name="P77"/>
      <text:p text:style-name="P30"/>
      <text:p text:style-name="Standard"><text:span text:style-name="T49">(Note 1: 2</text:span><text:span text:style-name="T27">♦</text:span><text:span text:style-name="T49"> and 2</text:span><text:span text:style-name="T27">♥</text:span><text:span text:style-name="T49"> both make).<text:line-break/></text:span></text:p>
      <text:p text:style-name="P45"/>
      <text:h text:style-name="P129" text:outline-level="1"/>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48"><text:span text:style-name="T3">Board 13</text:span><text:span text:style-name="T4"><text:line-break/>North Deals<text:line-break/>Both Vul</text:span></text:p>
          </table:table-cell>
          <table:table-cell table:style-name="Table118.B1" table:number-columns-spanned="2" office:value-type="string">
            <table:table table:name="Table111" table:style-name="Table111">
              <table:table-column table:style-name="Table111.A"/>
              <table:table-column table:style-name="Table111.B"/>
              <table:table-row table:style-name="Table111.1">
                <table:table-cell table:style-name="Table111.A1" office:value-type="string">
                  <text:p text:style-name="P62">♠</text:p>
                </table:table-cell>
                <table:table-cell table:style-name="Table111.A1" office:value-type="string">
                  <text:p text:style-name="P5">A J 6 4 3 2</text:p>
                </table:table-cell>
              </table:table-row>
              <table:table-row table:style-name="Table111.1">
                <table:table-cell table:style-name="Table111.A1" office:value-type="string">
                  <text:p text:style-name="P68">♥</text:p>
                </table:table-cell>
                <table:table-cell table:style-name="Table111.A1" office:value-type="string">
                  <text:p text:style-name="P5">Q 3</text:p>
                </table:table-cell>
              </table:table-row>
              <table:table-row table:style-name="Table111.1">
                <table:table-cell table:style-name="Table111.A1" office:value-type="string">
                  <text:p text:style-name="P68">♦</text:p>
                </table:table-cell>
                <table:table-cell table:style-name="Table111.A1" office:value-type="string">
                  <text:p text:style-name="P5">A Q 10 2</text:p>
                </table:table-cell>
              </table:table-row>
              <table:table-row table:style-name="Table111.1">
                <table:table-cell table:style-name="Table111.A1" office:value-type="string">
                  <text:p text:style-name="P62">♣</text:p>
                </table:table-cell>
                <table:table-cell table:style-name="Table111.A1" office:value-type="string">
                  <text:p text:style-name="P5">8</text:p>
                </table:table-cell>
              </table:table-row>
            </table:table>
            <text:p text:style-name="P5"/>
          </table:table-cell>
          <table:covered-table-cell/>
        </table:table-row>
        <table:table-row table:style-name="Table118.1">
          <table:table-cell table:style-name="Table118.B1" office:value-type="string">
            <table:table table:name="Table113" table:style-name="Table113">
              <table:table-column table:style-name="Table113.A"/>
              <table:table-column table:style-name="Table113.B"/>
              <table:table-row table:style-name="Table113.1">
                <table:table-cell table:style-name="Table113.A1" office:value-type="string">
                  <table:table table:name="Table112" table:style-name="Table112">
                    <table:table-column table:style-name="Table112.A"/>
                    <table:table-column table:style-name="Table112.B"/>
                    <table:table-row table:style-name="Table112.1">
                      <table:table-cell table:style-name="Table112.A1" office:value-type="string">
                        <text:p text:style-name="P62">♠</text:p>
                      </table:table-cell>
                      <table:table-cell table:style-name="Table112.A1" office:value-type="string">
                        <text:p text:style-name="P5">10 9 8 5</text:p>
                      </table:table-cell>
                    </table:table-row>
                    <table:table-row table:style-name="Table112.1">
                      <table:table-cell table:style-name="Table112.A1" office:value-type="string">
                        <text:p text:style-name="P68">♥</text:p>
                      </table:table-cell>
                      <table:table-cell table:style-name="Table112.A1" office:value-type="string">
                        <text:p text:style-name="P5">K 9</text:p>
                      </table:table-cell>
                    </table:table-row>
                    <table:table-row table:style-name="Table112.1">
                      <table:table-cell table:style-name="Table112.A1" office:value-type="string">
                        <text:p text:style-name="P68">♦</text:p>
                      </table:table-cell>
                      <table:table-cell table:style-name="Table112.A1" office:value-type="string">
                        <text:p text:style-name="P5">—</text:p>
                      </table:table-cell>
                    </table:table-row>
                    <table:table-row table:style-name="Table112.1">
                      <table:table-cell table:style-name="Table112.A1" office:value-type="string">
                        <text:p text:style-name="P62">♣</text:p>
                      </table:table-cell>
                      <table:table-cell table:style-name="Table112.A1" office:value-type="string">
                        <text:p text:style-name="P5">Q J 10 9 7 4 2</text:p>
                      </table:table-cell>
                    </table:table-row>
                  </table:table>
                  <text:p text:style-name="P5"/>
                </table:table-cell>
                <table:table-cell table:style-name="Table113.A1" office:value-type="string">
                  <text:p text:style-name="P5"/>
                </table:table-cell>
              </table:table-row>
            </table:table>
            <text:p text:style-name="P5"/>
          </table:table-cell>
          <table:table-cell table:style-name="Table118.B1" office:value-type="string">
            <table:table table:name="Table114" table:style-name="Table114">
              <table:table-column table:style-name="Table114.A"/>
              <table:table-column table:style-name="Table114.B"/>
              <table:table-column table:style-name="Table114.C"/>
              <table:table-row table:style-name="Table114.1">
                <table:table-cell table:style-name="Table114.A1" table:number-columns-spanned="3" office:value-type="string">
                  <text:p text:style-name="P87">N</text:p>
                </table:table-cell>
                <table:covered-table-cell/>
                <table:covered-table-cell/>
              </table:table-row>
              <table:table-row table:style-name="Table114.1">
                <table:table-cell table:style-name="Table114.A2" office:value-type="string">
                  <text:p text:style-name="P21">W</text:p>
                </table:table-cell>
                <table:table-cell table:style-name="Table114.B2" office:value-type="string">
                  <text:p text:style-name="P21"/>
                </table:table-cell>
                <table:table-cell table:style-name="Table114.C2" office:value-type="string">
                  <text:p text:style-name="P88">E</text:p>
                </table:table-cell>
              </table:table-row>
              <table:table-row table:style-name="Table114.1">
                <table:table-cell table:style-name="Table114.A3" table:number-columns-spanned="3" office:value-type="string">
                  <text:p text:style-name="P87">S</text:p>
                </table:table-cell>
                <table:covered-table-cell/>
                <table:covered-table-cell/>
              </table:table-row>
            </table:table>
            <text:p text:style-name="P5"/>
          </table:table-cell>
          <table:table-cell table:style-name="Table118.B1" office:value-type="string">
            <table:table table:name="Table116" table:style-name="Table116">
              <table:table-column table:style-name="Table116.A"/>
              <table:table-column table:style-name="Table116.B"/>
              <table:table-row table:style-name="Table116.1">
                <table:table-cell table:style-name="Table116.A1" office:value-type="string">
                  <text:p text:style-name="P5"/>
                </table:table-cell>
                <table:table-cell table:style-name="Table116.A1" office:value-type="string">
                  <table:table table:name="Table115" table:style-name="Table115">
                    <table:table-column table:style-name="Table115.A"/>
                    <table:table-column table:style-name="Table115.B"/>
                    <table:table-row table:style-name="Table115.1">
                      <table:table-cell table:style-name="Table115.A1" office:value-type="string">
                        <text:p text:style-name="P62">♠</text:p>
                      </table:table-cell>
                      <table:table-cell table:style-name="Table115.A1" office:value-type="string">
                        <text:p text:style-name="P5">Q</text:p>
                      </table:table-cell>
                    </table:table-row>
                    <table:table-row table:style-name="Table115.1">
                      <table:table-cell table:style-name="Table115.A1" office:value-type="string">
                        <text:p text:style-name="P68">♥</text:p>
                      </table:table-cell>
                      <table:table-cell table:style-name="Table115.A1" office:value-type="string">
                        <text:p text:style-name="P5">A 10 8 5 4 2</text:p>
                      </table:table-cell>
                    </table:table-row>
                    <table:table-row table:style-name="Table115.1">
                      <table:table-cell table:style-name="Table115.A1" office:value-type="string">
                        <text:p text:style-name="P68">♦</text:p>
                      </table:table-cell>
                      <table:table-cell table:style-name="Table115.A1" office:value-type="string">
                        <text:p text:style-name="P5">9 8 7 4</text:p>
                      </table:table-cell>
                    </table:table-row>
                    <table:table-row table:style-name="Table115.1">
                      <table:table-cell table:style-name="Table115.A1" office:value-type="string">
                        <text:p text:style-name="P62">♣</text:p>
                      </table:table-cell>
                      <table:table-cell table:style-name="Table115.A1" office:value-type="string">
                        <text:p text:style-name="P5">K 6</text:p>
                      </table:table-cell>
                    </table:table-row>
                  </table:table>
                  <text:p text:style-name="P5"/>
                </table:table-cell>
              </table:table-row>
            </table:table>
            <text:p text:style-name="P5"/>
          </table:table-cell>
        </table:table-row>
        <table:table-row table:style-name="Table118.1">
          <table:table-cell table:style-name="Table118.B1" office:value-type="string">
            <text:p text:style-name="P5"/>
          </table:table-cell>
          <table:table-cell table:style-name="Table118.B1" table:number-columns-spanned="2" office:value-type="string">
            <table:table table:name="Table117" table:style-name="Table117">
              <table:table-column table:style-name="Table117.A"/>
              <table:table-column table:style-name="Table117.B"/>
              <table:table-row table:style-name="Table117.1">
                <table:table-cell table:style-name="Table117.A1" office:value-type="string">
                  <text:p text:style-name="P62">♠</text:p>
                </table:table-cell>
                <table:table-cell table:style-name="Table117.A1" office:value-type="string">
                  <text:p text:style-name="P5">K 7</text:p>
                </table:table-cell>
              </table:table-row>
              <table:table-row table:style-name="Table117.1">
                <table:table-cell table:style-name="Table117.A1" office:value-type="string">
                  <text:p text:style-name="P68">♥</text:p>
                </table:table-cell>
                <table:table-cell table:style-name="Table117.A1" office:value-type="string">
                  <text:p text:style-name="P5">J 7 6</text:p>
                </table:table-cell>
              </table:table-row>
              <table:table-row table:style-name="Table117.1">
                <table:table-cell table:style-name="Table117.A1" office:value-type="string">
                  <text:p text:style-name="P68">♦</text:p>
                </table:table-cell>
                <table:table-cell table:style-name="Table117.A1" office:value-type="string">
                  <text:p text:style-name="P5">K J 6 5 3</text:p>
                </table:table-cell>
              </table:table-row>
              <table:table-row table:style-name="Table117.1">
                <table:table-cell table:style-name="Table117.A1" office:value-type="string">
                  <text:p text:style-name="P62">♣</text:p>
                </table:table-cell>
                <table:table-cell table:style-name="Table117.A1" office:value-type="string">
                  <text:p text:style-name="P5">A 5 3</text:p>
                </table:table-cell>
              </table:table-row>
            </table:table>
            <text:p text:style-name="P5"/>
          </table:table-cell>
          <table:covered-table-cell/>
        </table:table-row>
      </table:table>
      <text:p text:style-name="Standard"/>
      <text:p text:style-name="Standard"/>
      <text:p text:style-name="Standard">North opens 1<text:span text:style-name="T60">♠ and East bids 1♥. </text:span></text:p>
      <text:p text:style-name="P117">TD!</text:p>
      <text:p text:style-name="Standard"><text:span text:style-name="T60">The insufficient bid is not accepted and the TD explains the ruling. East passes (and the TD should remind the players that West must pass throughout – if not remind him! <text:s/>At</text:span><text:span text:style-name="T62"> EVEN</text:span><text:span text:style-name="T60"> tables TD doesn't mention the lead restriction on West)</text:span></text:p>
      <text:p text:style-name="P117">Bidding:</text:p>
      <text:p text:style-name="P38"/>
      <text:p text:style-name="P38">W<text:tab/>N<text:tab/>E<text:tab/>S</text:p>
      <text:p text:style-name="P43"><text:span text:style-name="T60"><text:tab/>1♠<text:tab/>P<text:tab/>2</text:span><text:span text:style-name="T32">♦</text:span></text:p>
      <text:p text:style-name="P38">P<text:tab/>2♠<text:tab/>P<text:tab/>4♠</text:p>
      <text:p text:style-name="P43"><text:span text:style-name="T60">x</text:span><text:span text:style-name="T18">1</text:span><text:span text:style-name="T60"><text:tab/>All pass<text:tab/><text:tab/></text:span></text:p>
      <text:p text:style-name="P38"/>
      <text:p text:style-name="P38">1 = asks for lead of dummy’s first suit</text:p>
      <text:p text:style-name="P38"/>
      <text:p text:style-name="P38">North plays 4♠x</text:p>
      <text:p text:style-name="P43"><text:span text:style-name="T60">Lead </text:span><text:span text:style-name="T32">♦</text:span><text:span text:style-name="T60">8 trumped, heart return to Ace</text:span><text:span text:style-name="T18"> </text:span><text:span text:style-name="T60">and a second diamond trumped, one down.</text:span></text:p>
      <text:p text:style-name="P38"/>
      <text:p text:style-name="P38">North now calls the TD: “West doubled when he was supposed to pass. And West also used the UI information about the heart bid when he returned a heart.”</text:p>
      <text:p text:style-name="P38"/>
      <text:p text:style-name="P43"><text:span text:style-name="T62">ODD TABLES:</text:span><text:span text:style-name="T60"> TD mentioned the lead restriction on West, but declarer forgot or didn’t exercise his right when West was to lead after the first diamond trump. TD Ruling?</text:span></text:p>
      <text:p text:style-name="P38"/>
      <text:p text:style-name="P43"><text:span text:style-name="T62">EVEN TABLES</text:span><text:span text:style-name="T60">: TD forgot to mention the lead restriction on West and now remembers it!</text:span></text:p>
      <text:p text:style-name="P38">TD consults with CTD. CTD ruling?</text:p>
      <text:p text:style-name="P38"/>
      <text:p text:style-name="Standard"/>
      <text:p text:style-name="Standard"><field:fieldmark-start text:name="__Fieldmark__17249_114302345" field:type="INCLUDETEXT “Board 19.docx”  \* MERGEFORMAT"/><field:fieldmark-end/></text:p>
      <text:p text:style-name="P13"/>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48">X<text:span text:style-name="T43">Board 14</text:span><text:span text:style-name="T49"><text:line-break/>East Deals<text:line-break/>None Vul</text:span></text:p>
          </table:table-cell>
          <table:table-cell table:style-name="Table126.B1" office:value-type="string">
            <table:table table:name="Table119" table:style-name="Table119">
              <table:table-column table:style-name="Table119.A"/>
              <table:table-column table:style-name="Table119.B"/>
              <table:table-row table:style-name="Table119.1">
                <table:table-cell table:style-name="Table119.A1" office:value-type="string">
                  <text:p text:style-name="P31">♠</text:p>
                </table:table-cell>
                <table:table-cell table:style-name="Table119.A1" office:value-type="string">
                  <text:p text:style-name="P30">5 4</text:p>
                </table:table-cell>
              </table:table-row>
              <table:table-row table:style-name="Table119.1">
                <table:table-cell table:style-name="Table119.A1" office:value-type="string">
                  <text:p text:style-name="P78">♥</text:p>
                </table:table-cell>
                <table:table-cell table:style-name="Table119.A1" office:value-type="string">
                  <text:p text:style-name="P30">8 7 2</text:p>
                </table:table-cell>
              </table:table-row>
              <table:table-row table:style-name="Table119.1">
                <table:table-cell table:style-name="Table119.A1" office:value-type="string">
                  <text:p text:style-name="P78">♦</text:p>
                </table:table-cell>
                <table:table-cell table:style-name="Table119.A1" office:value-type="string">
                  <text:p text:style-name="P30">A 10 6 4 3 2</text:p>
                </table:table-cell>
              </table:table-row>
              <table:table-row table:style-name="Table119.1">
                <table:table-cell table:style-name="Table119.A1" office:value-type="string">
                  <text:p text:style-name="P31">♣</text:p>
                </table:table-cell>
                <table:table-cell table:style-name="Table119.A1" office:value-type="string">
                  <text:p text:style-name="P30">K 2</text:p>
                </table:table-cell>
              </table:table-row>
            </table:table>
            <text:p text:style-name="P30"/>
          </table:table-cell>
          <table:table-cell table:style-name="Table126.A1" office:value-type="string">
            <text:p text:style-name="Standard"/>
          </table:table-cell>
        </table:table-row>
        <table:table-row table:style-name="Table126.1">
          <table:table-cell table:style-name="Table126.B1" office:value-type="string">
            <table:table table:name="Table121" table:style-name="Table121">
              <table:table-column table:style-name="Table121.A"/>
              <table:table-column table:style-name="Table121.B"/>
              <table:table-row table:style-name="Table121.1">
                <table:table-cell table:style-name="Table121.A1" office:value-type="string">
                  <table:table table:name="Table120" table:style-name="Table120">
                    <table:table-column table:style-name="Table120.A"/>
                    <table:table-column table:style-name="Table120.B"/>
                    <table:table-row table:style-name="Table120.1">
                      <table:table-cell table:style-name="Table120.A1" office:value-type="string">
                        <text:p text:style-name="P31">♠</text:p>
                      </table:table-cell>
                      <table:table-cell table:style-name="Table120.A1" office:value-type="string">
                        <text:p text:style-name="P30">Q 9 8 7</text:p>
                      </table:table-cell>
                    </table:table-row>
                    <table:table-row table:style-name="Table120.1">
                      <table:table-cell table:style-name="Table120.A1" office:value-type="string">
                        <text:p text:style-name="P78">♥</text:p>
                      </table:table-cell>
                      <table:table-cell table:style-name="Table120.A1" office:value-type="string">
                        <text:p text:style-name="P30">A J 3</text:p>
                      </table:table-cell>
                    </table:table-row>
                    <table:table-row table:style-name="Table120.1">
                      <table:table-cell table:style-name="Table120.A1" office:value-type="string">
                        <text:p text:style-name="P78">♦</text:p>
                      </table:table-cell>
                      <table:table-cell table:style-name="Table120.A1" office:value-type="string">
                        <text:p text:style-name="P30">J 9</text:p>
                      </table:table-cell>
                    </table:table-row>
                    <table:table-row table:style-name="Table120.1">
                      <table:table-cell table:style-name="Table120.A1" office:value-type="string">
                        <text:p text:style-name="P31">♣</text:p>
                      </table:table-cell>
                      <table:table-cell table:style-name="Table120.A1" office:value-type="string">
                        <text:p text:style-name="P30">10 8 5 4</text:p>
                      </table:table-cell>
                    </table:table-row>
                  </table:table>
                  <text:p text:style-name="P30"/>
                </table:table-cell>
                <table:table-cell table:style-name="Table121.A1" office:value-type="string">
                  <text:p text:style-name="P30"/>
                </table:table-cell>
              </table:table-row>
            </table:table>
            <text:p text:style-name="P30"/>
          </table:table-cell>
          <table:table-cell table:style-name="Table126.B1" office:value-type="string">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89">N</text:p>
                </table:table-cell>
                <table:covered-table-cell/>
                <table:covered-table-cell/>
              </table:table-row>
              <table:table-row table:style-name="Table122.1">
                <table:table-cell table:style-name="Table122.A2" office:value-type="string">
                  <text:p text:style-name="P20">W</text:p>
                </table:table-cell>
                <table:table-cell table:style-name="Table122.B2" office:value-type="string">
                  <text:p text:style-name="P20"/>
                </table:table-cell>
                <table:table-cell table:style-name="Table122.C2" office:value-type="string">
                  <text:p text:style-name="P90">E</text:p>
                </table:table-cell>
              </table:table-row>
              <table:table-row table:style-name="Table122.1">
                <table:table-cell table:style-name="Table122.A3" table:number-columns-spanned="3" office:value-type="string">
                  <text:p text:style-name="P89">S</text:p>
                </table:table-cell>
                <table:covered-table-cell/>
                <table:covered-table-cell/>
              </table:table-row>
            </table:table>
            <text:p text:style-name="P30"/>
          </table:table-cell>
          <table:table-cell table:style-name="Table126.B1" office:value-type="string">
            <table:table table:name="Table124" table:style-name="Table124">
              <table:table-column table:style-name="Table124.A"/>
              <table:table-column table:style-name="Table124.B"/>
              <table:table-row table:style-name="Table124.1">
                <table:table-cell table:style-name="Table124.A1" office:value-type="string">
                  <text:p text:style-name="P30"/>
                </table:table-cell>
                <table:table-cell table:style-name="Table124.A1" office:value-type="string">
                  <table:table table:name="Table123" table:style-name="Table123">
                    <table:table-column table:style-name="Table123.A"/>
                    <table:table-column table:style-name="Table123.B"/>
                    <table:table-row table:style-name="Table123.1">
                      <table:table-cell table:style-name="Table123.A1" office:value-type="string">
                        <text:p text:style-name="P31">♠</text:p>
                      </table:table-cell>
                      <table:table-cell table:style-name="Table123.A1" office:value-type="string">
                        <text:p text:style-name="P30">A K 6 2</text:p>
                      </table:table-cell>
                    </table:table-row>
                    <table:table-row table:style-name="Table123.1">
                      <table:table-cell table:style-name="Table123.A1" office:value-type="string">
                        <text:p text:style-name="P78">♥</text:p>
                      </table:table-cell>
                      <table:table-cell table:style-name="Table123.A1" office:value-type="string">
                        <text:p text:style-name="P30">K Q 9 4</text:p>
                      </table:table-cell>
                    </table:table-row>
                    <table:table-row table:style-name="Table123.1">
                      <table:table-cell table:style-name="Table123.A1" office:value-type="string">
                        <text:p text:style-name="P78">♦</text:p>
                      </table:table-cell>
                      <table:table-cell table:style-name="Table123.A1" office:value-type="string">
                        <text:p text:style-name="P30">K 7 5</text:p>
                      </table:table-cell>
                    </table:table-row>
                    <table:table-row table:style-name="Table123.1">
                      <table:table-cell table:style-name="Table123.A1" office:value-type="string">
                        <text:p text:style-name="P31">♣</text:p>
                      </table:table-cell>
                      <table:table-cell table:style-name="Table123.A1" office:value-type="string">
                        <text:p text:style-name="P30">6 3</text:p>
                      </table:table-cell>
                    </table:table-row>
                  </table:table>
                  <text:p text:style-name="P30"/>
                </table:table-cell>
              </table:table-row>
            </table:table>
            <text:p text:style-name="P30"/>
          </table:table-cell>
        </table:table-row>
        <table:table-row table:style-name="Table126.1">
          <table:table-cell table:style-name="Table126.B1" office:value-type="string">
            <text:p text:style-name="P30"/>
          </table:table-cell>
          <table:table-cell table:style-name="Table126.B1" office:value-type="string">
            <table:table table:name="Table125" table:style-name="Table125">
              <table:table-column table:style-name="Table125.A"/>
              <table:table-column table:style-name="Table125.B"/>
              <table:table-row table:style-name="Table125.1">
                <table:table-cell table:style-name="Table125.A1" office:value-type="string">
                  <text:p text:style-name="P31">♠</text:p>
                </table:table-cell>
                <table:table-cell table:style-name="Table125.A1" office:value-type="string">
                  <text:p text:style-name="P30">J 10 3</text:p>
                </table:table-cell>
              </table:table-row>
              <table:table-row table:style-name="Table125.1">
                <table:table-cell table:style-name="Table125.A1" office:value-type="string">
                  <text:p text:style-name="P78">♥</text:p>
                </table:table-cell>
                <table:table-cell table:style-name="Table125.A1" office:value-type="string">
                  <text:p text:style-name="P30">10 6 5</text:p>
                </table:table-cell>
              </table:table-row>
              <table:table-row table:style-name="Table125.1">
                <table:table-cell table:style-name="Table125.A1" office:value-type="string">
                  <text:p text:style-name="P78">♦</text:p>
                </table:table-cell>
                <table:table-cell table:style-name="Table125.A1" office:value-type="string">
                  <text:p text:style-name="P30">Q 8</text:p>
                </table:table-cell>
              </table:table-row>
              <table:table-row table:style-name="Table125.1">
                <table:table-cell table:style-name="Table125.A1" office:value-type="string">
                  <text:p text:style-name="P31">♣</text:p>
                </table:table-cell>
                <table:table-cell table:style-name="Table125.A1" office:value-type="string">
                  <text:p text:style-name="P30">A Q J 9 7</text:p>
                </table:table-cell>
              </table:table-row>
            </table:table>
            <text:p text:style-name="P30"/>
          </table:table-cell>
          <table:table-cell table:style-name="Table126.A1" office:value-type="string">
            <text:p text:style-name="Standard"/>
          </table:table-cell>
        </table:table-row>
      </table:table>
      <text:p text:style-name="P33">W<text:tab/>N<text:tab/>E<text:tab/>S</text:p>
      <text:p text:style-name="P41"><text:span text:style-name="T35"><text:tab/><text:tab/>1</text:span><text:span text:style-name="T20">♦</text:span><text:span text:style-name="T14">1<text:tab/><text:tab/><text:tab/></text:span><text:span text:style-name="T35">1</text:span><text:span text:style-name="T20">♦</text:span><text:span text:style-name="T35"> is better minor (1NT=12-14)</text:span></text:p>
      <text:p text:style-name="P33">1♠<text:tab/>TD!</text:p>
      <text:p text:style-name="P33"/>
      <text:p text:style-name="P33">After West’s bid OOT TD gives ruling and bidding continues</text:p>
      <text:p text:style-name="P33"/>
      <text:p text:style-name="P33">W<text:tab/>N<text:tab/>E<text:tab/>S</text:p>
      <text:p text:style-name="P41"><text:span text:style-name="T35"><text:tab/><text:tab/>1</text:span><text:span text:style-name="T20">♦</text:span><text:span text:style-name="T14">1<text:tab/></text:span><text:span text:style-name="T35">2♣</text:span><text:span text:style-name="T14"><text:tab/><text:tab/></text:span><text:span text:style-name="T35">1</text:span><text:span text:style-name="T20">♦</text:span><text:span text:style-name="T35"> is better minor (1NT=12-14)</text:span></text:p>
      <text:p text:style-name="P41"><text:span text:style-name="T35">2♠<text:tab/>3</text:span><text:span text:style-name="T20">♦</text:span><text:span text:style-name="T35"><text:tab/>4♠<text:tab/>all pass</text:span></text:p>
      <text:p text:style-name="P33"/>
      <text:p text:style-name="P41"><text:span text:style-name="T35">South leads </text:span><text:span text:style-name="T20">♦</text:span><text:span text:style-name="T35">Q OOT. TD!</text:span></text:p>
      <text:p text:style-name="P33">TD explains options and West accepts the LOOT and wants East to play the hand.</text:p>
      <text:p text:style-name="P33"/>
      <text:p text:style-name="P33">East plays 4♠ </text:p>
      <text:p text:style-name="P41"><text:span text:style-name="T35">Lead</text:span><text:span text:style-name="T20"> ♦</text:span><text:span text:style-name="T35">Q. Contract made (10 tricks makes unbeatable</text:span><text:span text:style-name="T14">1</text:span><text:span text:style-name="T35">). </text:span></text:p>
      <text:p text:style-name="P33"/>
      <text:p text:style-name="P33">NS call TD “EW reached game on 23 points because West could bid at the 2 level with only 8 points and a 4 card suit”</text:p>
      <text:p text:style-name="P33"/>
      <text:p text:style-name="P41"><text:span text:style-name="T35">NOTE 1: Whether </text:span><text:span text:style-name="T20">♦</text:span><text:span text:style-name="T35">A is taken or not you have 4 tricks in spades, 4 tricks in hearts, 1 ruff <text:s/>and </text:span><text:span text:style-name="T20">♦</text:span><text:span text:style-name="T35">K)</text:span></text:p>
      <text:p text:style-name="P13"/>
      <text:p text:style-name="P47"/>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48"><text:span text:style-name="T55">Board 15</text:span><text:span text:style-name="T54"><text:line-break/>South Deals<text:line-break/>N-S Vul</text:span></text:p>
          </table:table-cell>
          <table:table-cell table:style-name="Table134.B1" table:number-columns-spanned="2" office:value-type="string">
            <table:table table:name="Table127" table:style-name="Table127">
              <table:table-column table:style-name="Table127.A"/>
              <table:table-column table:style-name="Table127.B"/>
              <table:table-row table:style-name="Table127.1">
                <table:table-cell table:style-name="Table127.A1" office:value-type="string">
                  <text:p text:style-name="P121">♠</text:p>
                </table:table-cell>
                <table:table-cell table:style-name="Table127.A1" office:value-type="string">
                  <text:p text:style-name="P39">Q 8 5 2</text:p>
                </table:table-cell>
              </table:table-row>
              <table:table-row table:style-name="Table127.1">
                <table:table-cell table:style-name="Table127.A1" office:value-type="string">
                  <text:p text:style-name="P82">♥</text:p>
                </table:table-cell>
                <table:table-cell table:style-name="Table127.A1" office:value-type="string">
                  <text:p text:style-name="P39">K 8 4</text:p>
                </table:table-cell>
              </table:table-row>
              <table:table-row table:style-name="Table127.1">
                <table:table-cell table:style-name="Table127.A1" office:value-type="string">
                  <text:p text:style-name="P82">♦</text:p>
                </table:table-cell>
                <table:table-cell table:style-name="Table127.A1" office:value-type="string">
                  <text:p text:style-name="P39">A J 8</text:p>
                </table:table-cell>
              </table:table-row>
              <table:table-row table:style-name="Table127.1">
                <table:table-cell table:style-name="Table127.A1" office:value-type="string">
                  <text:p text:style-name="P121">♣</text:p>
                </table:table-cell>
                <table:table-cell table:style-name="Table127.A1" office:value-type="string">
                  <text:p text:style-name="P39">Q 8 2</text:p>
                </table:table-cell>
              </table:table-row>
            </table:table>
            <text:p text:style-name="P39"/>
          </table:table-cell>
          <table:covered-table-cell/>
        </table:table-row>
        <table:table-row table:style-name="Table134.1">
          <table:table-cell table:style-name="Table134.B1" office:value-type="string">
            <table:table table:name="Table129" table:style-name="Table129">
              <table:table-column table:style-name="Table129.A"/>
              <table:table-column table:style-name="Table129.B"/>
              <table:table-row table:style-name="Table129.1">
                <table:table-cell table:style-name="Table129.A1" office:value-type="string">
                  <table:table table:name="Table128" table:style-name="Table128">
                    <table:table-column table:style-name="Table128.A"/>
                    <table:table-column table:style-name="Table128.B"/>
                    <table:table-row table:style-name="Table128.1">
                      <table:table-cell table:style-name="Table128.A1" office:value-type="string">
                        <text:p text:style-name="P121">♠</text:p>
                      </table:table-cell>
                      <table:table-cell table:style-name="Table128.A1" office:value-type="string">
                        <text:p text:style-name="P39">A 9 7 6</text:p>
                      </table:table-cell>
                    </table:table-row>
                    <table:table-row table:style-name="Table128.1">
                      <table:table-cell table:style-name="Table128.A1" office:value-type="string">
                        <text:p text:style-name="P82">♥</text:p>
                      </table:table-cell>
                      <table:table-cell table:style-name="Table128.A1" office:value-type="string">
                        <text:p text:style-name="P39">A Q 5 3 2</text:p>
                      </table:table-cell>
                    </table:table-row>
                    <table:table-row table:style-name="Table128.1">
                      <table:table-cell table:style-name="Table128.A1" office:value-type="string">
                        <text:p text:style-name="P82">♦</text:p>
                      </table:table-cell>
                      <table:table-cell table:style-name="Table128.A1" office:value-type="string">
                        <text:p text:style-name="P39">Q 3 2</text:p>
                      </table:table-cell>
                    </table:table-row>
                    <table:table-row table:style-name="Table128.1">
                      <table:table-cell table:style-name="Table128.A1" office:value-type="string">
                        <text:p text:style-name="P121">♣</text:p>
                      </table:table-cell>
                      <table:table-cell table:style-name="Table128.A1" office:value-type="string">
                        <text:p text:style-name="P39">J</text:p>
                      </table:table-cell>
                    </table:table-row>
                  </table:table>
                  <text:p text:style-name="P39"/>
                </table:table-cell>
                <table:table-cell table:style-name="Table129.A1" office:value-type="string">
                  <text:p text:style-name="P39"/>
                </table:table-cell>
              </table:table-row>
            </table:table>
            <text:p text:style-name="P39"/>
          </table:table-cell>
          <table:table-cell table:style-name="Table134.B1" office:value-type="string">
            <table:table table:name="Table130" table:style-name="Table130">
              <table:table-column table:style-name="Table130.A"/>
              <table:table-column table:style-name="Table130.B"/>
              <table:table-column table:style-name="Table130.C"/>
              <table:table-row table:style-name="Table130.1">
                <table:table-cell table:style-name="Table130.A1" table:number-columns-spanned="3" office:value-type="string">
                  <text:p text:style-name="P89">N</text:p>
                </table:table-cell>
                <table:covered-table-cell/>
                <table:covered-table-cell/>
              </table:table-row>
              <table:table-row table:style-name="Table130.1">
                <table:table-cell table:style-name="Table130.A2" office:value-type="string">
                  <text:p text:style-name="P20">W</text:p>
                </table:table-cell>
                <table:table-cell table:style-name="Table130.B2" office:value-type="string">
                  <text:p text:style-name="P20"/>
                </table:table-cell>
                <table:table-cell table:style-name="Table130.C2" office:value-type="string">
                  <text:p text:style-name="P90">E</text:p>
                </table:table-cell>
              </table:table-row>
              <table:table-row table:style-name="Table130.1">
                <table:table-cell table:style-name="Table130.A3" table:number-columns-spanned="3" office:value-type="string">
                  <text:p text:style-name="P89">S</text:p>
                </table:table-cell>
                <table:covered-table-cell/>
                <table:covered-table-cell/>
              </table:table-row>
            </table:table>
            <text:p text:style-name="P39"/>
          </table:table-cell>
          <table:table-cell table:style-name="Table134.B1" office:value-type="string">
            <table:table table:name="Table132" table:style-name="Table132">
              <table:table-column table:style-name="Table132.A"/>
              <table:table-column table:style-name="Table132.B"/>
              <table:table-row table:style-name="Table132.1">
                <table:table-cell table:style-name="Table132.A1" office:value-type="string">
                  <text:p text:style-name="P39"/>
                </table:table-cell>
                <table:table-cell table:style-name="Table132.A1" office:value-type="string">
                  <table:table table:name="Table131" table:style-name="Table131">
                    <table:table-column table:style-name="Table131.A"/>
                    <table:table-column table:style-name="Table131.B"/>
                    <table:table-row table:style-name="Table131.1">
                      <table:table-cell table:style-name="Table131.A1" office:value-type="string">
                        <text:p text:style-name="P121">♠</text:p>
                      </table:table-cell>
                      <table:table-cell table:style-name="Table131.A1" office:value-type="string">
                        <text:p text:style-name="P39">K 4</text:p>
                      </table:table-cell>
                    </table:table-row>
                    <table:table-row table:style-name="Table131.1">
                      <table:table-cell table:style-name="Table131.A1" office:value-type="string">
                        <text:p text:style-name="P82">♥</text:p>
                      </table:table-cell>
                      <table:table-cell table:style-name="Table131.A1" office:value-type="string">
                        <text:p text:style-name="P39">J 10 9</text:p>
                      </table:table-cell>
                    </table:table-row>
                    <table:table-row table:style-name="Table131.1">
                      <table:table-cell table:style-name="Table131.A1" office:value-type="string">
                        <text:p text:style-name="P82">♦</text:p>
                      </table:table-cell>
                      <table:table-cell table:style-name="Table131.A1" office:value-type="string">
                        <text:p text:style-name="P39">K 9 7 5 4</text:p>
                      </table:table-cell>
                    </table:table-row>
                    <table:table-row table:style-name="Table131.1">
                      <table:table-cell table:style-name="Table131.A1" office:value-type="string">
                        <text:p text:style-name="P121">♣</text:p>
                      </table:table-cell>
                      <table:table-cell table:style-name="Table131.A1" office:value-type="string">
                        <text:p text:style-name="P39">10 5 3</text:p>
                      </table:table-cell>
                    </table:table-row>
                  </table:table>
                  <text:p text:style-name="P39"/>
                </table:table-cell>
              </table:table-row>
            </table:table>
            <text:p text:style-name="P39"/>
          </table:table-cell>
        </table:table-row>
        <table:table-row table:style-name="Table134.1">
          <table:table-cell table:style-name="Table134.B1" office:value-type="string">
            <text:p text:style-name="P39"/>
          </table:table-cell>
          <table:table-cell table:style-name="Table134.B1" table:number-columns-spanned="2" office:value-type="string">
            <table:table table:name="Table133" table:style-name="Table133">
              <table:table-column table:style-name="Table133.A"/>
              <table:table-column table:style-name="Table133.B"/>
              <table:table-row table:style-name="Table133.1">
                <table:table-cell table:style-name="Table133.A1" office:value-type="string">
                  <text:p text:style-name="P121">♠</text:p>
                </table:table-cell>
                <table:table-cell table:style-name="Table133.A1" office:value-type="string">
                  <text:p text:style-name="P39">J 10 3</text:p>
                </table:table-cell>
              </table:table-row>
              <table:table-row table:style-name="Table133.1">
                <table:table-cell table:style-name="Table133.A1" office:value-type="string">
                  <text:p text:style-name="P82">♥</text:p>
                </table:table-cell>
                <table:table-cell table:style-name="Table133.A1" office:value-type="string">
                  <text:p text:style-name="P39">7 6</text:p>
                </table:table-cell>
              </table:table-row>
              <table:table-row table:style-name="Table133.1">
                <table:table-cell table:style-name="Table133.A1" office:value-type="string">
                  <text:p text:style-name="P82">♦</text:p>
                </table:table-cell>
                <table:table-cell table:style-name="Table133.A1" office:value-type="string">
                  <text:p text:style-name="P39">10 6</text:p>
                </table:table-cell>
              </table:table-row>
              <table:table-row table:style-name="Table133.1">
                <table:table-cell table:style-name="Table133.A1" office:value-type="string">
                  <text:p text:style-name="P121">♣</text:p>
                </table:table-cell>
                <table:table-cell table:style-name="Table133.A1" office:value-type="string">
                  <text:p text:style-name="P39">A K 9 7 6 4</text:p>
                </table:table-cell>
              </table:table-row>
            </table:table>
            <text:p text:style-name="P39"/>
          </table:table-cell>
          <table:covered-table-cell/>
        </table:table-row>
      </table:table>
      <text:p text:style-name="P25"/>
      <text:p text:style-name="Standard"><text:span text:style-name="T35">South is dealer but East passed OOT. </text:span><text:span text:style-name="T41">Assume</text:span><text:span text:style-name="T35"> TD has been called. </text:span></text:p>
      <text:p text:style-name="Standard"><text:span text:style-name="T35">The POOT was not accepted and TD (who is not quite sure of the 2017 Laws) gave a ruling</text:span><text:span text:style-name="T14">1</text:span><text:span text:style-name="T35">.</text:span></text:p>
      <text:p text:style-name="P25">The bidding is now:</text:p>
      <text:p text:style-name="P25"/>
      <text:p text:style-name="P34">TABLES 1, 4 and 7: </text:p>
      <text:p text:style-name="Standard"><text:span text:style-name="T69">1</text:span><text:span text:style-name="T20"> </text:span><text:span text:style-name="T41">Say</text:span><text:span text:style-name="T35"> TD rules that East must pass once and West has no restrictions</text:span></text:p>
      <text:p text:style-name="P116">W<text:tab/>N<text:tab/>E<text:tab/>S</text:p>
      <text:p text:style-name="P116"><text:tab/><text:tab/><text:tab/>P</text:p>
      <text:p text:style-name="P43"><text:span text:style-name="T35">1</text:span><text:span text:style-name="T21">♥</text:span><text:span text:style-name="T36"><text:tab/>(x)<text:tab/>P<text:tab/>2♣</text:span></text:p>
      <text:p text:style-name="P43"><text:span text:style-name="T36">2</text:span><text:span text:style-name="T21">♥</text:span><text:span text:style-name="T36"><text:tab/>all pass<text:tab/><text:tab/><text:tab/>West plays 2</text:span><text:span text:style-name="T21">♥</text:span></text:p>
      <text:p text:style-name="P73"/>
      <text:p text:style-name="P25"/>
      <text:p text:style-name="P34">TABLES: 2, 5, 8</text:p>
      <text:p text:style-name="Standard"><text:span text:style-name="T69">1</text:span><text:span text:style-name="T20"> </text:span><text:span text:style-name="T41">Say</text:span><text:span text:style-name="T35"> <text:s/>TD rules that East may make any comparable call and there are no restrictions on West</text:span></text:p>
      <text:p text:style-name="P116">W<text:tab/>N<text:tab/>E<text:tab/>S</text:p>
      <text:p text:style-name="P116"><text:tab/><text:tab/><text:tab/>P</text:p>
      <text:p text:style-name="P43"><text:span text:style-name="T35">1</text:span><text:span text:style-name="T21">♥</text:span><text:span text:style-name="T36"><text:tab/>(x)<text:tab/>2</text:span><text:span text:style-name="T21">♥</text:span><text:span text:style-name="T36"><text:tab/>3♣</text:span></text:p>
      <text:p text:style-name="P43"><text:span text:style-name="T36">3</text:span><text:span text:style-name="T21">♥</text:span><text:span text:style-name="T36"><text:tab/>all pass<text:tab/><text:tab/><text:tab/>West plays 3</text:span><text:span text:style-name="T21">♥</text:span></text:p>
      <text:p text:style-name="P73"/>
      <text:p text:style-name="P25"/>
      <text:p text:style-name="P34">TABLES: 3, 6, 9, 10</text:p>
      <text:p text:style-name="Standard"><text:span text:style-name="T69">1</text:span><text:span text:style-name="T20"> </text:span><text:span text:style-name="T41">Say </text:span><text:span text:style-name="T35">TD rules that East may make any comparable call and there are no restrictions on West</text:span></text:p>
      <text:p text:style-name="P116">W<text:tab/>N<text:tab/>E<text:tab/>S</text:p>
      <text:p text:style-name="P116"><text:tab/><text:tab/><text:tab/>P</text:p>
      <text:p text:style-name="P43"><text:span text:style-name="T35">1</text:span><text:span text:style-name="T21">♥</text:span><text:span text:style-name="T36"><text:tab/>(x)<text:tab/>P<text:tab/>2♣</text:span></text:p>
      <text:p text:style-name="P43"><text:span text:style-name="T36">2</text:span><text:span text:style-name="T21">♥</text:span><text:span text:style-name="T36"><text:tab/>all pass<text:tab/>3</text:span><text:span text:style-name="T21">♥</text:span><text:span text:style-name="T36"><text:tab/>all pass<text:tab/>West plays 3</text:span><text:span text:style-name="T21">♥</text:span></text:p>
      <text:p text:style-name="P83"/>
      <text:p text:style-name="P40"/>
      <text:p text:style-name="Standard"><text:span text:style-name="T56">ALL TABLES</text:span><text:span text:style-name="T57">: Whether NS compete or not (x) the contract is 2</text:span><text:span text:style-name="T31">♥ </text:span><text:span text:style-name="T58">or 3</text:span><text:span text:style-name="T31">♥</text:span><text:span text:style-name="T58"> and 9 tricks are automatic. </text:span></text:p>
      <text:p text:style-name="P122">I</text:p>
      <text:p text:style-name="P27"/>
      <text:p text:style-name="Standard"/>
      <text:p text:style-name="Standard"><field:fieldmark-start text:name="__Fieldmark__18011_114302345" field:type="INCLUDETEXT “Board 15.docx”  \* MERGEFORMAT"/><field:fieldmark-end/></text:p>
      <text:p text:style-name="P13"/>
      <text:p text:style-name="P13"><text:soft-page-break/></text:p>
      <text:p text:style-name="P13"/>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48"><text:span text:style-name="T7">Board 16</text:span><text:span text:style-name="T5"><text:line-break/>West Deals<text:line-break/>E-W Vul</text:span></text:p>
          </table:table-cell>
          <table:table-cell table:style-name="Table142.B1" table:number-columns-spanned="2" office:value-type="string">
            <table:table table:name="Table135" table:style-name="Table135">
              <table:table-column table:style-name="Table135.A"/>
              <table:table-column table:style-name="Table135.B"/>
              <table:table-row table:style-name="Table135.1">
                <table:table-cell table:style-name="Table135.A1" office:value-type="string">
                  <text:p text:style-name="P66">♠</text:p>
                </table:table-cell>
                <table:table-cell table:style-name="Table135.A1" office:value-type="string">
                  <text:p text:style-name="P10">8 6 4 2</text:p>
                </table:table-cell>
              </table:table-row>
              <table:table-row table:style-name="Table135.1">
                <table:table-cell table:style-name="Table135.A1" office:value-type="string">
                  <text:p text:style-name="P69">♥</text:p>
                </table:table-cell>
                <table:table-cell table:style-name="Table135.A1" office:value-type="string">
                  <text:p text:style-name="P10">A 10 4 2</text:p>
                </table:table-cell>
              </table:table-row>
              <table:table-row table:style-name="Table135.1">
                <table:table-cell table:style-name="Table135.A1" office:value-type="string">
                  <text:p text:style-name="P69">♦</text:p>
                </table:table-cell>
                <table:table-cell table:style-name="Table135.A1" office:value-type="string">
                  <text:p text:style-name="P10">J 9 6</text:p>
                </table:table-cell>
              </table:table-row>
              <table:table-row table:style-name="Table135.1">
                <table:table-cell table:style-name="Table135.A1" office:value-type="string">
                  <text:p text:style-name="P66">♣</text:p>
                </table:table-cell>
                <table:table-cell table:style-name="Table135.A1" office:value-type="string">
                  <text:p text:style-name="P10">Q 7</text:p>
                </table:table-cell>
              </table:table-row>
            </table:table>
            <text:p text:style-name="P10"/>
          </table:table-cell>
          <table:covered-table-cell/>
        </table:table-row>
        <table:table-row table:style-name="Table142.1">
          <table:table-cell table:style-name="Table142.B1" office:value-type="string">
            <table:table table:name="Table137" table:style-name="Table137">
              <table:table-column table:style-name="Table137.A"/>
              <table:table-column table:style-name="Table137.B"/>
              <table:table-row table:style-name="Table137.1">
                <table:table-cell table:style-name="Table137.A1" office:value-type="string">
                  <table:table table:name="Table136" table:style-name="Table136">
                    <table:table-column table:style-name="Table136.A"/>
                    <table:table-column table:style-name="Table136.B"/>
                    <table:table-row table:style-name="Table136.1">
                      <table:table-cell table:style-name="Table136.A1" office:value-type="string">
                        <text:p text:style-name="P66">♠</text:p>
                      </table:table-cell>
                      <table:table-cell table:style-name="Table136.A1" office:value-type="string">
                        <text:p text:style-name="P10">5 3</text:p>
                      </table:table-cell>
                    </table:table-row>
                    <table:table-row table:style-name="Table136.1">
                      <table:table-cell table:style-name="Table136.A1" office:value-type="string">
                        <text:p text:style-name="P69">♥</text:p>
                      </table:table-cell>
                      <table:table-cell table:style-name="Table136.A1" office:value-type="string">
                        <text:p text:style-name="P10">6</text:p>
                      </table:table-cell>
                    </table:table-row>
                    <table:table-row table:style-name="Table136.1">
                      <table:table-cell table:style-name="Table136.A1" office:value-type="string">
                        <text:p text:style-name="P69">♦</text:p>
                      </table:table-cell>
                      <table:table-cell table:style-name="Table136.A1" office:value-type="string">
                        <text:p text:style-name="P10">A 10 8 5</text:p>
                      </table:table-cell>
                    </table:table-row>
                    <table:table-row table:style-name="Table136.1">
                      <table:table-cell table:style-name="Table136.A1" office:value-type="string">
                        <text:p text:style-name="P66">♣</text:p>
                      </table:table-cell>
                      <table:table-cell table:style-name="Table136.A1" office:value-type="string">
                        <text:p text:style-name="P10">K 10 9 8 4 3</text:p>
                      </table:table-cell>
                    </table:table-row>
                  </table:table>
                  <text:p text:style-name="P10"/>
                </table:table-cell>
                <table:table-cell table:style-name="Table137.A1" office:value-type="string">
                  <text:p text:style-name="P12"/>
                </table:table-cell>
              </table:table-row>
            </table:table>
            <text:p text:style-name="P10"/>
          </table:table-cell>
          <table:table-cell table:style-name="Table142.B1" office:value-type="string">
            <table:table table:name="Table138" table:style-name="Table138">
              <table:table-column table:style-name="Table138.A"/>
              <table:table-column table:style-name="Table138.B"/>
              <table:table-column table:style-name="Table138.C"/>
              <table:table-row table:style-name="Table138.1">
                <table:table-cell table:style-name="Table138.A1" table:number-columns-spanned="3" office:value-type="string">
                  <text:p text:style-name="P23">N</text:p>
                </table:table-cell>
                <table:covered-table-cell/>
                <table:covered-table-cell/>
              </table:table-row>
              <table:table-row table:style-name="Table138.1">
                <table:table-cell table:style-name="Table138.A2" office:value-type="string">
                  <text:p text:style-name="P22">W</text:p>
                </table:table-cell>
                <table:table-cell table:style-name="Table138.B2" office:value-type="string">
                  <text:p text:style-name="P22"/>
                </table:table-cell>
                <table:table-cell table:style-name="Table138.C2" office:value-type="string">
                  <text:p text:style-name="P93">E</text:p>
                </table:table-cell>
              </table:table-row>
              <table:table-row table:style-name="Table138.1">
                <table:table-cell table:style-name="Table138.A3" table:number-columns-spanned="3" office:value-type="string">
                  <text:p text:style-name="P23">S</text:p>
                </table:table-cell>
                <table:covered-table-cell/>
                <table:covered-table-cell/>
              </table:table-row>
            </table:table>
            <text:p text:style-name="P10"/>
          </table:table-cell>
          <table:table-cell table:style-name="Table142.B1" office:value-type="string">
            <table:table table:name="Table140" table:style-name="Table140">
              <table:table-column table:style-name="Table140.A"/>
              <table:table-column table:style-name="Table140.B"/>
              <table:table-row table:style-name="Table140.1">
                <table:table-cell table:style-name="Table140.A1" office:value-type="string">
                  <text:p text:style-name="P12"/>
                </table:table-cell>
                <table:table-cell table:style-name="Table140.A1" office:value-type="string">
                  <table:table table:name="Table139" table:style-name="Table139">
                    <table:table-column table:style-name="Table139.A"/>
                    <table:table-column table:style-name="Table139.B"/>
                    <table:table-row table:style-name="Table139.1">
                      <table:table-cell table:style-name="Table139.A1" office:value-type="string">
                        <text:p text:style-name="P66">♠</text:p>
                      </table:table-cell>
                      <table:table-cell table:style-name="Table139.A1" office:value-type="string">
                        <text:p text:style-name="P10">A Q 9 7</text:p>
                      </table:table-cell>
                    </table:table-row>
                    <table:table-row table:style-name="Table139.1">
                      <table:table-cell table:style-name="Table139.A1" office:value-type="string">
                        <text:p text:style-name="P69">♥</text:p>
                      </table:table-cell>
                      <table:table-cell table:style-name="Table139.A1" office:value-type="string">
                        <text:p text:style-name="P10">K 5 3</text:p>
                      </table:table-cell>
                    </table:table-row>
                    <table:table-row table:style-name="Table139.1">
                      <table:table-cell table:style-name="Table139.A1" office:value-type="string">
                        <text:p text:style-name="P69">♦</text:p>
                      </table:table-cell>
                      <table:table-cell table:style-name="Table139.A1" office:value-type="string">
                        <text:p text:style-name="P10">Q 7 4 3</text:p>
                      </table:table-cell>
                    </table:table-row>
                    <table:table-row table:style-name="Table139.1">
                      <table:table-cell table:style-name="Table139.A1" office:value-type="string">
                        <text:p text:style-name="P66">♣</text:p>
                      </table:table-cell>
                      <table:table-cell table:style-name="Table139.A1" office:value-type="string">
                        <text:p text:style-name="P10">A 2</text:p>
                      </table:table-cell>
                    </table:table-row>
                  </table:table>
                  <text:p text:style-name="P10"/>
                </table:table-cell>
              </table:table-row>
            </table:table>
            <text:p text:style-name="P10"/>
          </table:table-cell>
        </table:table-row>
        <table:table-row table:style-name="Table142.1">
          <table:table-cell table:style-name="Table142.B1" office:value-type="string">
            <text:p text:style-name="P12"/>
          </table:table-cell>
          <table:table-cell table:style-name="Table142.B1" table:number-columns-spanned="2" office:value-type="string">
            <table:table table:name="Table141" table:style-name="Table141">
              <table:table-column table:style-name="Table141.A"/>
              <table:table-column table:style-name="Table141.B"/>
              <table:table-row table:style-name="Table141.1">
                <table:table-cell table:style-name="Table141.A1" office:value-type="string">
                  <text:p text:style-name="P66">♠</text:p>
                </table:table-cell>
                <table:table-cell table:style-name="Table141.A1" office:value-type="string">
                  <text:p text:style-name="P10">K J 10</text:p>
                </table:table-cell>
              </table:table-row>
              <table:table-row table:style-name="Table141.1">
                <table:table-cell table:style-name="Table141.A1" office:value-type="string">
                  <text:p text:style-name="P69">♥</text:p>
                </table:table-cell>
                <table:table-cell table:style-name="Table141.A1" office:value-type="string">
                  <text:p text:style-name="P10">Q J 9 8 7</text:p>
                </table:table-cell>
              </table:table-row>
              <table:table-row table:style-name="Table141.1">
                <table:table-cell table:style-name="Table141.A1" office:value-type="string">
                  <text:p text:style-name="P69">♦</text:p>
                </table:table-cell>
                <table:table-cell table:style-name="Table141.A1" office:value-type="string">
                  <text:p text:style-name="P10">K 2</text:p>
                </table:table-cell>
              </table:table-row>
              <table:table-row table:style-name="Table141.1">
                <table:table-cell table:style-name="Table141.A1" office:value-type="string">
                  <text:p text:style-name="P66">♣</text:p>
                </table:table-cell>
                <table:table-cell table:style-name="Table141.A1" office:value-type="string">
                  <text:p text:style-name="P10">J 6 5</text:p>
                </table:table-cell>
              </table:table-row>
            </table:table>
            <text:p text:style-name="P10"/>
          </table:table-cell>
          <table:covered-table-cell/>
        </table:table-row>
      </table:table>
      <text:p text:style-name="P13"/>
      <text:p text:style-name="Standard"><text:span text:style-name="T40">Odd tables: </text:span><text:span text:style-name="T35">Everybody has the cards from board 16, but board 15 (South dealer, NS vul) is on the table. South passes, and West bids 3</text:span><text:span text:style-name="T67"></text:span><text:span text:style-name="T35">. The mistake is noticed.</text:span></text:p>
      <text:p text:style-name="P25">TD!</text:p>
      <text:p text:style-name="Standard"><text:span text:style-name="T35">If the auction is allowed to restart, West will open 3</text:span><text:span text:style-name="T67"></text:span><text:span text:style-name="T35"> and all pass. After dummy spreads, South calls the TD again because in his opinion East should bid 3NT, West having opened vulnerable in first seat.</text:span></text:p>
      <text:p text:style-name="P25"/>
      <text:p text:style-name="Standard"><text:span text:style-name="T40">Even tables: </text:span><text:span text:style-name="T35">Board 15 is on the table, everybody has the cards from 15 except West, that has the cards from 16. South passes, and West bids 3</text:span><text:span text:style-name="T67"></text:span><text:span text:style-name="T35">. The mistake is noticed.</text:span></text:p>
      <text:p text:style-name="P25">TD!</text:p>
      <text:p text:style-name="P25">The TD corrects the situation..</text:p>
      <text:p text:style-name="Standard"><text:span text:style-name="T35">NOW, on 16, West opens 3</text:span><text:span text:style-name="T67"></text:span><text:span text:style-name="T35"> again. Same development: All pass. After dummy spreads, South calls the TD again because in his opinion East should bid 3NT, West having opened vulnerable in first seat.</text:span></text:p>
      <text:p text:style-name="P25"/>
      <text:p text:style-name="P17"/>
      <text:p text:style-name="P25"/>
      <text:p text:style-name="P13"/>
      <text:p text:style-name="P13"/>
      <text:p text:style-name="P13"/>
      <text:p text:style-name="P13"/>
      <text:p text:style-name="P45"/>
      <text:p text:style-name="P13"/>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48"><text:span text:style-name="T7">Board 17</text:span><text:span text:style-name="T5"><text:line-break/>North Deals<text:line-break/>None Vul</text:span></text:p>
          </table:table-cell>
          <table:table-cell table:style-name="Table150.B1" table:number-columns-spanned="2" office:value-type="string">
            <table:table table:name="Table143" table:style-name="Table143">
              <table:table-column table:style-name="Table143.A"/>
              <table:table-column table:style-name="Table143.B"/>
              <table:table-row table:style-name="Table143.1">
                <table:table-cell table:style-name="Table143.A1" office:value-type="string">
                  <text:p text:style-name="P66">♠</text:p>
                </table:table-cell>
                <table:table-cell table:style-name="Table143.A1" office:value-type="string">
                  <text:p text:style-name="P10">8</text:p>
                </table:table-cell>
              </table:table-row>
              <table:table-row table:style-name="Table143.1">
                <table:table-cell table:style-name="Table143.A1" office:value-type="string">
                  <text:p text:style-name="P69">♥</text:p>
                </table:table-cell>
                <table:table-cell table:style-name="Table143.A1" office:value-type="string">
                  <text:p text:style-name="P10">Q 8 3</text:p>
                </table:table-cell>
              </table:table-row>
              <table:table-row table:style-name="Table143.1">
                <table:table-cell table:style-name="Table143.A1" office:value-type="string">
                  <text:p text:style-name="P69">♦</text:p>
                </table:table-cell>
                <table:table-cell table:style-name="Table143.B3" office:value-type="string">
                  <text:p text:style-name="P66">Q J 9 7 3 2</text:p>
                </table:table-cell>
              </table:table-row>
              <table:table-row table:style-name="Table143.1">
                <table:table-cell table:style-name="Table143.A1" office:value-type="string">
                  <text:p text:style-name="P66">♣</text:p>
                </table:table-cell>
                <table:table-cell table:style-name="Table143.A1" office:value-type="string">
                  <text:p text:style-name="P10">8 6 4</text:p>
                </table:table-cell>
              </table:table-row>
            </table:table>
            <text:p text:style-name="P10"/>
          </table:table-cell>
          <table:covered-table-cell/>
        </table:table-row>
        <table:table-row table:style-name="Table150.1">
          <table:table-cell table:style-name="Table150.B1" office:value-type="string">
            <table:table table:name="Table145" table:style-name="Table145">
              <table:table-column table:style-name="Table145.A"/>
              <table:table-column table:style-name="Table145.B"/>
              <table:table-row table:style-name="Table145.1">
                <table:table-cell table:style-name="Table145.A1" office:value-type="string">
                  <table:table table:name="Table144" table:style-name="Table144">
                    <table:table-column table:style-name="Table144.A"/>
                    <table:table-column table:style-name="Table144.B"/>
                    <table:table-row table:style-name="Table144.1">
                      <table:table-cell table:style-name="Table144.A1" office:value-type="string">
                        <text:p text:style-name="P66">♠</text:p>
                      </table:table-cell>
                      <table:table-cell table:style-name="Table144.A1" office:value-type="string">
                        <text:p text:style-name="P10">A 10 3 2</text:p>
                      </table:table-cell>
                    </table:table-row>
                    <table:table-row table:style-name="Table144.1">
                      <table:table-cell table:style-name="Table144.A1" office:value-type="string">
                        <text:p text:style-name="P69">♥</text:p>
                      </table:table-cell>
                      <table:table-cell table:style-name="Table144.A1" office:value-type="string">
                        <text:p text:style-name="P10">K J 10 6</text:p>
                      </table:table-cell>
                    </table:table-row>
                    <table:table-row table:style-name="Table144.1">
                      <table:table-cell table:style-name="Table144.A1" office:value-type="string">
                        <text:p text:style-name="P69">♦</text:p>
                      </table:table-cell>
                      <table:table-cell table:style-name="Table144.A1" office:value-type="string">
                        <text:p text:style-name="P10">10 8 4</text:p>
                      </table:table-cell>
                    </table:table-row>
                    <table:table-row table:style-name="Table144.1">
                      <table:table-cell table:style-name="Table144.A1" office:value-type="string">
                        <text:p text:style-name="P66">♣</text:p>
                      </table:table-cell>
                      <table:table-cell table:style-name="Table144.A1" office:value-type="string">
                        <text:p text:style-name="P10">Q 2</text:p>
                      </table:table-cell>
                    </table:table-row>
                  </table:table>
                  <text:p text:style-name="P10"/>
                </table:table-cell>
                <table:table-cell table:style-name="Table145.A1" office:value-type="string">
                  <text:p text:style-name="P12"/>
                </table:table-cell>
              </table:table-row>
            </table:table>
            <text:p text:style-name="P10"/>
          </table:table-cell>
          <table:table-cell table:style-name="Table150.B1" office:value-type="string">
            <table:table table:name="Table146" table:style-name="Table146">
              <table:table-column table:style-name="Table146.A"/>
              <table:table-column table:style-name="Table146.B"/>
              <table:table-column table:style-name="Table146.C"/>
              <table:table-row table:style-name="Table146.1">
                <table:table-cell table:style-name="Table146.A1" table:number-columns-spanned="3" office:value-type="string">
                  <text:p text:style-name="P23">N</text:p>
                </table:table-cell>
                <table:covered-table-cell/>
                <table:covered-table-cell/>
              </table:table-row>
              <table:table-row table:style-name="Table146.1">
                <table:table-cell table:style-name="Table146.A2" office:value-type="string">
                  <text:p text:style-name="P23">W</text:p>
                </table:table-cell>
                <table:table-cell table:style-name="Table146.B2" office:value-type="string">
                  <text:p text:style-name="P23"/>
                </table:table-cell>
                <table:table-cell table:style-name="Table146.C2" office:value-type="string">
                  <text:p text:style-name="P23">E</text:p>
                </table:table-cell>
              </table:table-row>
              <table:table-row table:style-name="Table146.1">
                <table:table-cell table:style-name="Table146.A3" table:number-columns-spanned="3" office:value-type="string">
                  <text:p text:style-name="P23">S</text:p>
                </table:table-cell>
                <table:covered-table-cell/>
                <table:covered-table-cell/>
              </table:table-row>
            </table:table>
            <text:p text:style-name="P10"/>
          </table:table-cell>
          <table:table-cell table:style-name="Table150.B1" office:value-type="string">
            <table:table table:name="Table148" table:style-name="Table148">
              <table:table-column table:style-name="Table148.A"/>
              <table:table-column table:style-name="Table148.B"/>
              <table:table-row table:style-name="Table148.1">
                <table:table-cell table:style-name="Table148.A1" office:value-type="string">
                  <text:p text:style-name="P12"/>
                </table:table-cell>
                <table:table-cell table:style-name="Table148.A1" office:value-type="string">
                  <table:table table:name="Table147" table:style-name="Table147">
                    <table:table-column table:style-name="Table147.A"/>
                    <table:table-column table:style-name="Table147.B"/>
                    <table:table-row table:style-name="Table147.1">
                      <table:table-cell table:style-name="Table147.A1" office:value-type="string">
                        <text:p text:style-name="P66">♠</text:p>
                      </table:table-cell>
                      <table:table-cell table:style-name="Table147.A1" office:value-type="string">
                        <text:p text:style-name="P10">K Q 9 7 5 4</text:p>
                      </table:table-cell>
                    </table:table-row>
                    <table:table-row table:style-name="Table147.1">
                      <table:table-cell table:style-name="Table147.A1" office:value-type="string">
                        <text:p text:style-name="P69">♥</text:p>
                      </table:table-cell>
                      <table:table-cell table:style-name="Table147.A1" office:value-type="string">
                        <text:p text:style-name="P10">5 2</text:p>
                      </table:table-cell>
                    </table:table-row>
                    <table:table-row table:style-name="Table147.1">
                      <table:table-cell table:style-name="Table147.A1" office:value-type="string">
                        <text:p text:style-name="P69">♦</text:p>
                      </table:table-cell>
                      <table:table-cell table:style-name="Table147.A1" office:value-type="string">
                        <text:p text:style-name="P10">K</text:p>
                      </table:table-cell>
                    </table:table-row>
                    <table:table-row table:style-name="Table147.1">
                      <table:table-cell table:style-name="Table147.A1" office:value-type="string">
                        <text:p text:style-name="P66">♣</text:p>
                      </table:table-cell>
                      <table:table-cell table:style-name="Table147.A1" office:value-type="string">
                        <text:p text:style-name="P10">J 9 7 5</text:p>
                      </table:table-cell>
                    </table:table-row>
                  </table:table>
                  <text:p text:style-name="P10"/>
                </table:table-cell>
              </table:table-row>
            </table:table>
            <text:p text:style-name="P10"/>
          </table:table-cell>
        </table:table-row>
        <table:table-row table:style-name="Table150.1">
          <table:table-cell table:style-name="Table150.B1" office:value-type="string">
            <text:p text:style-name="P12"/>
          </table:table-cell>
          <table:table-cell table:style-name="Table150.B1" table:number-columns-spanned="2" office:value-type="string">
            <table:table table:name="Table149" table:style-name="Table149">
              <table:table-column table:style-name="Table149.A"/>
              <table:table-column table:style-name="Table149.B"/>
              <table:table-row table:style-name="Table149.1">
                <table:table-cell table:style-name="Table149.A1" office:value-type="string">
                  <text:p text:style-name="P66">♠</text:p>
                </table:table-cell>
                <table:table-cell table:style-name="Table149.A1" office:value-type="string">
                  <text:p text:style-name="P10">J 6</text:p>
                </table:table-cell>
              </table:table-row>
              <table:table-row table:style-name="Table149.1">
                <table:table-cell table:style-name="Table149.A1" office:value-type="string">
                  <text:p text:style-name="P69">♥</text:p>
                </table:table-cell>
                <table:table-cell table:style-name="Table149.A1" office:value-type="string">
                  <text:p text:style-name="P10">A 9 7 4</text:p>
                </table:table-cell>
              </table:table-row>
              <table:table-row table:style-name="Table149.1">
                <table:table-cell table:style-name="Table149.A1" office:value-type="string">
                  <text:p text:style-name="P69">♦</text:p>
                </table:table-cell>
                <table:table-cell table:style-name="Table149.A1" office:value-type="string">
                  <text:p text:style-name="P10">A 6 5</text:p>
                </table:table-cell>
              </table:table-row>
              <table:table-row table:style-name="Table149.1">
                <table:table-cell table:style-name="Table149.A1" office:value-type="string">
                  <text:p text:style-name="P66">♣</text:p>
                </table:table-cell>
                <table:table-cell table:style-name="Table149.A1" office:value-type="string">
                  <text:p text:style-name="P10">A K 10 3</text:p>
                </table:table-cell>
              </table:table-row>
            </table:table>
            <text:p text:style-name="P10"/>
          </table:table-cell>
          <table:covered-table-cell/>
        </table:table-row>
      </table:table>
      <text:p text:style-name="P13"/>
      <text:p text:style-name="P25">Auction proceeds normally.</text:p>
      <text:p text:style-name="Standard"><text:span text:style-name="T40">Odd tables:</text:span><text:span text:style-name="T35"> Dummy´s LHO will show dummy his hand after dummy spreads. Dummy looks at it.</text:span></text:p>
      <text:p text:style-name="P25">Declarer <text:s/>should revoke on the first opportunity. Before the revoke is established, dummy says to declarer: “Don’t you have (the suit)?” LHO calls TD and says that dummy saw his hand.</text:p>
      <text:p text:style-name="Standard"><text:span text:style-name="T40">Even tables:</text:span><text:span text:style-name="T35"> Dummy looks on his initiative at LHO´s hand. Same developments.</text:span></text:p>
      <text:p text:style-name="P25"/>
      <text:p text:style-name="P25">NOTE: Further exercises <text:s/>can be added with <text:s/>defender (LHO) revoking, and the same develpmen- ats.</text:p>
      <text:p text:style-name="P25"/>
      <text:p text:style-name="P81"/>
      <text:p text:style-name="P13"/>
      <text:p text:style-name="P45"/>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48"><text:span text:style-name="T7">Board 18</text:span><text:span text:style-name="T5"><text:line-break/>East Deals<text:line-break/>N-S Vul</text:span></text:p>
          </table:table-cell>
          <table:table-cell table:style-name="Table158.B1" table:number-columns-spanned="2" office:value-type="string">
            <table:table table:name="Table151" table:style-name="Table151">
              <table:table-column table:style-name="Table151.A"/>
              <table:table-column table:style-name="Table151.B"/>
              <table:table-row table:style-name="Table151.1">
                <table:table-cell table:style-name="Table151.A1" office:value-type="string">
                  <text:p text:style-name="P66">♠</text:p>
                </table:table-cell>
                <table:table-cell table:style-name="Table151.A1" office:value-type="string">
                  <text:p text:style-name="P10">6</text:p>
                </table:table-cell>
              </table:table-row>
              <table:table-row table:style-name="Table151.1">
                <table:table-cell table:style-name="Table151.A1" office:value-type="string">
                  <text:p text:style-name="P69">♥</text:p>
                </table:table-cell>
                <table:table-cell table:style-name="Table151.A1" office:value-type="string">
                  <text:p text:style-name="P10">9 6 4</text:p>
                </table:table-cell>
              </table:table-row>
              <table:table-row table:style-name="Table151.1">
                <table:table-cell table:style-name="Table151.A1" office:value-type="string">
                  <text:p text:style-name="P69">♦</text:p>
                </table:table-cell>
                <table:table-cell table:style-name="Table151.A1" office:value-type="string">
                  <text:p text:style-name="P10">J 10 8</text:p>
                </table:table-cell>
              </table:table-row>
              <table:table-row table:style-name="Table151.1">
                <table:table-cell table:style-name="Table151.A1" office:value-type="string">
                  <text:p text:style-name="P66">♣</text:p>
                </table:table-cell>
                <table:table-cell table:style-name="Table151.A1" office:value-type="string">
                  <text:p text:style-name="P10">K Q 7 6 4 2</text:p>
                </table:table-cell>
              </table:table-row>
            </table:table>
            <text:p text:style-name="P10"/>
          </table:table-cell>
          <table:covered-table-cell/>
        </table:table-row>
        <table:table-row table:style-name="Table158.1">
          <table:table-cell table:style-name="Table158.B1" office:value-type="string">
            <table:table table:name="Table153" table:style-name="Table153">
              <table:table-column table:style-name="Table153.A"/>
              <table:table-column table:style-name="Table153.B"/>
              <table:table-row table:style-name="Table153.1">
                <table:table-cell table:style-name="Table153.A1" office:value-type="string">
                  <table:table table:name="Table152" table:style-name="Table152">
                    <table:table-column table:style-name="Table152.A"/>
                    <table:table-column table:style-name="Table152.B"/>
                    <table:table-row table:style-name="Table152.1">
                      <table:table-cell table:style-name="Table152.A1" office:value-type="string">
                        <text:p text:style-name="P66">♠</text:p>
                      </table:table-cell>
                      <table:table-cell table:style-name="Table152.A1" office:value-type="string">
                        <text:p text:style-name="P10">A K J 7 3</text:p>
                      </table:table-cell>
                    </table:table-row>
                    <table:table-row table:style-name="Table152.1">
                      <table:table-cell table:style-name="Table152.A1" office:value-type="string">
                        <text:p text:style-name="P69">♥</text:p>
                      </table:table-cell>
                      <table:table-cell table:style-name="Table152.A1" office:value-type="string">
                        <text:p text:style-name="P10">A 8 5</text:p>
                      </table:table-cell>
                    </table:table-row>
                    <table:table-row table:style-name="Table152.1">
                      <table:table-cell table:style-name="Table152.A1" office:value-type="string">
                        <text:p text:style-name="P69">♦</text:p>
                      </table:table-cell>
                      <table:table-cell table:style-name="Table152.A1" office:value-type="string">
                        <text:p text:style-name="P10">K 6 2</text:p>
                      </table:table-cell>
                    </table:table-row>
                    <table:table-row table:style-name="Table152.1">
                      <table:table-cell table:style-name="Table152.A1" office:value-type="string">
                        <text:p text:style-name="P66">♣</text:p>
                      </table:table-cell>
                      <table:table-cell table:style-name="Table152.A1" office:value-type="string">
                        <text:p text:style-name="P10">10 9</text:p>
                      </table:table-cell>
                    </table:table-row>
                  </table:table>
                  <text:p text:style-name="P10"/>
                </table:table-cell>
                <table:table-cell table:style-name="Table153.A1" office:value-type="string">
                  <text:p text:style-name="P12"/>
                </table:table-cell>
              </table:table-row>
            </table:table>
            <text:p text:style-name="P10"/>
          </table:table-cell>
          <table:table-cell table:style-name="Table158.B1" office:value-type="string">
            <table:table table:name="Table154" table:style-name="Table154">
              <table:table-column table:style-name="Table154.A"/>
              <table:table-column table:style-name="Table154.B"/>
              <table:table-column table:style-name="Table154.C"/>
              <table:table-row table:style-name="Table154.1">
                <table:table-cell table:style-name="Table154.A1" table:number-columns-spanned="3" office:value-type="string">
                  <text:p text:style-name="P23">N</text:p>
                </table:table-cell>
                <table:covered-table-cell/>
                <table:covered-table-cell/>
              </table:table-row>
              <table:table-row table:style-name="Table154.1">
                <table:table-cell table:style-name="Table154.A2" office:value-type="string">
                  <text:p text:style-name="P22">W</text:p>
                </table:table-cell>
                <table:table-cell table:style-name="Table154.B2" office:value-type="string">
                  <text:p text:style-name="P22"/>
                </table:table-cell>
                <table:table-cell table:style-name="Table154.C2" office:value-type="string">
                  <text:p text:style-name="P93">E</text:p>
                </table:table-cell>
              </table:table-row>
              <table:table-row table:style-name="Table154.1">
                <table:table-cell table:style-name="Table154.A3" table:number-columns-spanned="3" office:value-type="string">
                  <text:p text:style-name="P23">S</text:p>
                </table:table-cell>
                <table:covered-table-cell/>
                <table:covered-table-cell/>
              </table:table-row>
            </table:table>
            <text:p text:style-name="P10"/>
          </table:table-cell>
          <table:table-cell table:style-name="Table158.B1" office:value-type="string">
            <table:table table:name="Table156" table:style-name="Table156">
              <table:table-column table:style-name="Table156.A"/>
              <table:table-column table:style-name="Table156.B"/>
              <table:table-row table:style-name="Table156.1">
                <table:table-cell table:style-name="Table156.A1" office:value-type="string">
                  <text:p text:style-name="P12"/>
                </table:table-cell>
                <table:table-cell table:style-name="Table156.A1" office:value-type="string">
                  <table:table table:name="Table155" table:style-name="Table155">
                    <table:table-column table:style-name="Table155.A"/>
                    <table:table-column table:style-name="Table155.B"/>
                    <table:table-row table:style-name="Table155.1">
                      <table:table-cell table:style-name="Table155.A1" office:value-type="string">
                        <text:p text:style-name="P66">♠</text:p>
                      </table:table-cell>
                      <table:table-cell table:style-name="Table155.A1" office:value-type="string">
                        <text:p text:style-name="P10">Q 10 9 8</text:p>
                      </table:table-cell>
                    </table:table-row>
                    <table:table-row table:style-name="Table155.1">
                      <table:table-cell table:style-name="Table155.A1" office:value-type="string">
                        <text:p text:style-name="P69">♥</text:p>
                      </table:table-cell>
                      <table:table-cell table:style-name="Table155.A1" office:value-type="string">
                        <text:p text:style-name="P10">K Q 10 3</text:p>
                      </table:table-cell>
                    </table:table-row>
                    <table:table-row table:style-name="Table155.1">
                      <table:table-cell table:style-name="Table155.A1" office:value-type="string">
                        <text:p text:style-name="P69">♦</text:p>
                      </table:table-cell>
                      <table:table-cell table:style-name="Table155.A1" office:value-type="string">
                        <text:p text:style-name="P10">Q 9 7 </text:p>
                      </table:table-cell>
                    </table:table-row>
                    <table:table-row table:style-name="Table155.1">
                      <table:table-cell table:style-name="Table155.A1" office:value-type="string">
                        <text:p text:style-name="P66">♣</text:p>
                      </table:table-cell>
                      <table:table-cell table:style-name="Table155.A1" office:value-type="string">
                        <text:p text:style-name="P10">8 3</text:p>
                      </table:table-cell>
                    </table:table-row>
                  </table:table>
                  <text:p text:style-name="P10"/>
                </table:table-cell>
              </table:table-row>
            </table:table>
            <text:p text:style-name="P10"/>
          </table:table-cell>
        </table:table-row>
        <table:table-row table:style-name="Table158.1">
          <table:table-cell table:style-name="Table158.B1" office:value-type="string">
            <text:p text:style-name="P12"/>
          </table:table-cell>
          <table:table-cell table:style-name="Table158.B1" table:number-columns-spanned="2" office:value-type="string">
            <table:table table:name="Table157" table:style-name="Table157">
              <table:table-column table:style-name="Table157.A"/>
              <table:table-column table:style-name="Table157.B"/>
              <table:table-row table:style-name="Table157.1">
                <table:table-cell table:style-name="Table157.A1" office:value-type="string">
                  <text:p text:style-name="P66">♠</text:p>
                </table:table-cell>
                <table:table-cell table:style-name="Table157.A1" office:value-type="string">
                  <text:p text:style-name="P10">5 4 2</text:p>
                </table:table-cell>
              </table:table-row>
              <table:table-row table:style-name="Table157.2">
                <table:table-cell table:style-name="Table157.A1" office:value-type="string">
                  <text:p text:style-name="P69">♥</text:p>
                </table:table-cell>
                <table:table-cell table:style-name="Table157.A1" office:value-type="string">
                  <text:p text:style-name="P10">J 7 2</text:p>
                </table:table-cell>
              </table:table-row>
              <table:table-row table:style-name="Table157.1">
                <table:table-cell table:style-name="Table157.A1" office:value-type="string">
                  <text:p text:style-name="P69">♦</text:p>
                </table:table-cell>
                <table:table-cell table:style-name="Table157.A1" office:value-type="string">
                  <text:p text:style-name="P10">A 5 4 3</text:p>
                </table:table-cell>
              </table:table-row>
              <table:table-row table:style-name="Table157.2">
                <table:table-cell table:style-name="Table157.A1" office:value-type="string">
                  <text:p text:style-name="P66">♣</text:p>
                </table:table-cell>
                <table:table-cell table:style-name="Table157.A1" office:value-type="string">
                  <text:p text:style-name="P10">A J 5 </text:p>
                </table:table-cell>
              </table:table-row>
            </table:table>
            <text:p text:style-name="P10"/>
          </table:table-cell>
          <table:covered-table-cell/>
        </table:table-row>
      </table:table>
      <text:p text:style-name="P11"/>
      <table:table table:name="Table159" table:style-name="Table159">
        <table:table-column table:style-name="Table159.A"/>
        <table:table-column table:style-name="Table159.B"/>
        <table:table-column table:style-name="Table159.C"/>
        <table:table-column table:style-name="Table159.D"/>
        <table:table-row table:style-name="Table159.1">
          <table:table-cell table:style-name="Table159.A1" office:value-type="string">
            <text:p text:style-name="P67">West</text:p>
          </table:table-cell>
          <table:table-cell table:style-name="Table159.A1" office:value-type="string">
            <text:p text:style-name="P67">North</text:p>
          </table:table-cell>
          <table:table-cell table:style-name="Table159.A1" office:value-type="string">
            <text:p text:style-name="P67">East</text:p>
          </table:table-cell>
          <table:table-cell table:style-name="Table159.A1" office:value-type="string">
            <text:p text:style-name="P67">South</text:p>
          </table:table-cell>
        </table:table-row>
        <table:table-row table:style-name="Table159.1">
          <table:table-cell table:style-name="Table159.A1" office:value-type="string">
            <text:p text:style-name="P10"> </text:p>
          </table:table-cell>
          <table:table-cell table:style-name="Table159.A1" office:value-type="string">
            <text:p text:style-name="P10"> </text:p>
          </table:table-cell>
          <table:table-cell table:style-name="Table159.A1" office:value-type="string">
            <text:p text:style-name="P10">Pass</text:p>
          </table:table-cell>
          <table:table-cell table:style-name="Table159.A1" office:value-type="string">
            <text:p text:style-name="P10">Pass</text:p>
          </table:table-cell>
        </table:table-row>
        <table:table-row table:style-name="Table159.1">
          <table:table-cell table:style-name="Table159.A1" office:value-type="string">
            <text:p text:style-name="P10">1 ♠</text:p>
          </table:table-cell>
          <table:table-cell table:style-name="Table159.A1" office:value-type="string">
            <text:p text:style-name="P10">Pass</text:p>
          </table:table-cell>
          <table:table-cell table:style-name="Table159.A1" office:value-type="string">
            <text:p text:style-name="Standard"><text:span text:style-name="T8">3 ♣</text:span><text:span text:style-name="T13">1</text:span></text:p>
          </table:table-cell>
          <table:table-cell table:style-name="Table159.A1" office:value-type="string">
            <text:p text:style-name="P10">Pass</text:p>
          </table:table-cell>
        </table:table-row>
        <table:table-row table:style-name="Table159.1">
          <table:table-cell table:style-name="Table159.A1" office:value-type="string">
            <text:p text:style-name="P10">4 ♠</text:p>
          </table:table-cell>
          <table:table-cell table:style-name="Table159.A1" office:value-type="string">
            <text:p text:style-name="P10">Pass</text:p>
          </table:table-cell>
          <table:table-cell table:style-name="Table159.A1" office:value-type="string">
            <text:p text:style-name="P10">Pass</text:p>
          </table:table-cell>
          <table:table-cell table:style-name="Table159.A1" office:value-type="string">
            <text:p text:style-name="P10">Pass</text:p>
          </table:table-cell>
        </table:table-row>
      </table:table>
      <text:p text:style-name="P11"/>
      <table:table table:name="Table160" table:style-name="Table160">
        <table:table-column table:style-name="Table160.A"/>
        <table:table-row table:style-name="Table160.1">
          <table:table-cell table:style-name="Table160.A1" office:value-type="string">
            <text:list xml:id="list3686837603331820843" text:style-name="WWNum5">
              <text:list-item>
                <text:p text:style-name="P134">Bergen, limit raise</text:p>
              </text:list-item>
            </text:list>
          </table:table-cell>
        </table:table-row>
      </table:table>
      <text:p text:style-name="P13"/>
      <text:p text:style-name="P11"/>
      <text:p text:style-name="P11"/>
      <text:p text:style-name="Standard"><text:span text:style-name="T35">Free auction (North, you´re vulnerable…) <text:s/>West plays 4</text:span><text:span text:style-name="T67"></text:span><text:span text:style-name="T35">. Lead </text:span><text:span text:style-name="T67"></text:span><text:span text:style-name="T35">K. North plays the six of spades next, and when everybody turns their cards on that trick, North will instead put the </text:span><text:span text:style-name="T67"></text:span><text:span text:style-name="T35">6 back in his hand. After removing trumps (North discards clubs), West plays the </text:span><text:span text:style-name="T67"></text:span><text:span text:style-name="T35">9. North takes it with the Queen and continues with the </text:span><text:span text:style-name="T67"></text:span><text:span text:style-name="T35">6. East follows suit, South plays a club, and now East calls the TD. </text:span></text:p>
      <text:p text:style-name="P25">TD!</text:p>
      <text:p text:style-name="P25">If asked <text:s/>East to say that he thought that North revoked and wanted to establish the revoke, and then noticed that North had one quitted card less.</text:p>
      <text:p text:style-name="P17"/>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Batang" style:font-size-asian="11pt" style:language-asian="en" style:country-asian="US"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Batang" style:font-size-asian="11pt" style:language-asian="en" style:country-asian="US" style:font-name-complex="Arial1"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Batang" style:font-family-asian="Batang"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Batang" style:font-family-asian="Batang"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Batang" style:font-family-asian="Batang"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Batang" style:font-family-asian="Batang"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Batang" style:font-family-asian="Batang"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Batang" style:font-family-asian="Batang"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Batang" style:font-family-asian="Batang"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Batang" style:font-family-asian="Batang"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Batang" style:font-family-asian="Batang"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Batang" style:font-family-asian="Batang"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Batang" style:font-family-asian="Batang"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crittaNord" style:family="paragraph" style:parent-style-name="Standard" style:default-outline-level="">
      <style:paragraph-properties fo:text-align="center" style:justify-single-word="false"/>
      <style:text-properties style:font-name="Calibri" fo:font-family="Calibri" style:font-family-generic="roman" style:font-pitch="variable" fo:font-size="16pt" fo:language="it" fo:country="IT" style:font-name-asian="Batang" style:font-family-asian="Batang" style:font-family-generic-asian="system" style:font-pitch-asian="variable" style:font-size-asian="16pt" style:language-asian="it" style:country-asian="IT" style:font-name-complex="Calibri1" style:font-family-complex="Calibri" style:font-family-generic-complex="system" style:font-pitch-complex="variable" style:font-size-complex="16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Batang" style:font-family-asian="Batang"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Batang" style:font-family-asian="Batang"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Batang" style:font-family-asian="Batang"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Batang" style:font-family-asian="Batang"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Batang" style:font-family-asian="Batang"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Batang" style:font-family-asian="Batang"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Batang" style:font-family-asian="Batang"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Batang" style:font-family-asian="Batang"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Batang" style:font-family-asian="Batang"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Batang" style:font-family-asian="Batang"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Batang" style:font-family-asian="Batang"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bclabelboard" style:family="text" style:parent-style-name="Default_20_Paragraph_20_Font"/>
    <style:style style:name="bclabeldealer" style:family="text" style:parent-style-name="Default_20_Paragraph_20_Font"/>
    <style:style style:name="bclabelvul" style:family="text" style:parent-style-name="Default_20_Paragraph_20_Font"/>
    <style:style style:name="bcspades" style:family="text" style:parent-style-name="Default_20_Paragraph_20_Font"/>
    <style:style style:name="bchearts" style:family="text" style:parent-style-name="Default_20_Paragraph_20_Font"/>
    <style:style style:name="bcdiams" style:family="text" style:parent-style-name="Default_20_Paragraph_20_Font"/>
    <style:style style:name="bcclubs" style:family="text" style:parent-style-name="Default_20_Paragraph_20_Font"/>
    <style:style style:name="page_20_number" style:display-name="page numbe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reen and Eitan Levy</meta:initial-creator>
    <meta:editing-cycles>5</meta:editing-cycles>
    <meta:print-date>2017-04-04T11:45:00</meta:print-date>
    <meta:creation-date>2017-06-02T12:33:00</meta:creation-date>
    <dc:date>2017-07-21T16:01:58.948000000</dc:date>
    <meta:editing-duration>PT15M19S</meta:editing-duration>
    <meta:generator>LibreOffice/5.2.5.1$Windows_x86 LibreOffice_project/0312e1a284a7d50ca85a365c316c7abbf20a4d22</meta:generator>
    <meta:document-statistic meta:table-count="160" meta:image-count="0" meta:object-count="0" meta:page-count="18" meta:paragraph-count="977" meta:word-count="3734" meta:character-count="13839" meta:non-whitespace-character-count="10921"/>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